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c40194"/>
    </style:style>
    <style:style style:name="P2" style:family="paragraph" style:parent-style-name="Standard">
      <style:paragraph-properties fo:margin-left="0.4925in" fo:margin-right="0in" fo:text-indent="0in" style:auto-text-indent="false"/>
      <style:text-properties officeooo:paragraph-rsid="00d250a5"/>
    </style:style>
    <style:style style:name="P3" style:family="paragraph" style:parent-style-name="Standard">
      <style:paragraph-properties fo:margin-left="0.4925in" fo:margin-right="0in" fo:text-indent="0in" style:auto-text-indent="false"/>
      <style:text-properties officeooo:paragraph-rsid="00e618b8"/>
    </style:style>
    <style:style style:name="P4" style:family="paragraph" style:parent-style-name="Standard">
      <style:paragraph-properties fo:margin-left="0.4925in" fo:margin-right="0in" fo:text-indent="0in" style:auto-text-indent="false"/>
      <style:text-properties officeooo:paragraph-rsid="01018f09"/>
    </style:style>
    <style:style style:name="P5" style:family="paragraph" style:parent-style-name="Standard">
      <style:paragraph-properties fo:margin-left="0in" fo:margin-right="0in" fo:text-indent="0in" style:auto-text-indent="false"/>
      <style:text-properties officeooo:paragraph-rsid="01018f09"/>
    </style:style>
    <style:style style:name="P6" style:family="paragraph" style:parent-style-name="Standard">
      <style:text-properties officeooo:rsid="00123433" officeooo:paragraph-rsid="00123433"/>
    </style:style>
    <style:style style:name="P7" style:family="paragraph" style:parent-style-name="Standard">
      <style:paragraph-properties fo:margin-left="0.4925in" fo:margin-right="0in" fo:text-indent="0in" style:auto-text-indent="false"/>
      <style:text-properties officeooo:rsid="00123433" officeooo:paragraph-rsid="00123433"/>
    </style:style>
    <style:style style:name="P8" style:family="paragraph" style:parent-style-name="Standard">
      <style:paragraph-properties fo:text-align="center" style:justify-single-word="false"/>
      <style:text-properties officeooo:rsid="00123433" officeooo:paragraph-rsid="00123433"/>
    </style:style>
    <style:style style:name="P9" style:family="paragraph" style:parent-style-name="Standard">
      <style:paragraph-properties fo:margin-left="0.4925in" fo:margin-right="0in" fo:text-indent="0in" style:auto-text-indent="false"/>
      <style:text-properties officeooo:rsid="00123433" officeooo:paragraph-rsid="010af030"/>
    </style:style>
    <style:style style:name="P10" style:family="paragraph" style:parent-style-name="Standard">
      <style:paragraph-properties fo:margin-left="0.4925in" fo:margin-right="0in" fo:text-indent="0in" style:auto-text-indent="false"/>
      <style:text-properties officeooo:rsid="0013180a" officeooo:paragraph-rsid="0013180a"/>
    </style:style>
    <style:style style:name="P11" style:family="paragraph" style:parent-style-name="Standard">
      <style:paragraph-properties fo:margin-left="0.4925in" fo:margin-right="0in" fo:text-indent="0in" style:auto-text-indent="false"/>
      <style:text-properties officeooo:rsid="0013180a" officeooo:paragraph-rsid="01018f09"/>
    </style:style>
    <style:style style:name="P12" style:family="paragraph" style:parent-style-name="Standard">
      <style:paragraph-properties fo:margin-left="0.4925in" fo:margin-right="0in" fo:text-indent="0in" style:auto-text-indent="false"/>
      <style:text-properties officeooo:rsid="0015e616" officeooo:paragraph-rsid="0015e616"/>
    </style:style>
    <style:style style:name="P13" style:family="paragraph" style:parent-style-name="Standard">
      <style:paragraph-properties fo:margin-left="0.4925in" fo:margin-right="0in" fo:text-indent="0in" style:auto-text-indent="false"/>
      <style:text-properties officeooo:rsid="0015e616" officeooo:paragraph-rsid="00166a27"/>
    </style:style>
    <style:style style:name="P14" style:family="paragraph" style:parent-style-name="Standard">
      <style:paragraph-properties fo:margin-left="0.4925in" fo:margin-right="0in" fo:text-indent="0in" style:auto-text-indent="false"/>
      <style:text-properties officeooo:rsid="0015e616" officeooo:paragraph-rsid="00211c87"/>
    </style:style>
    <style:style style:name="P15" style:family="paragraph" style:parent-style-name="Standard">
      <style:paragraph-properties fo:margin-left="0.4925in" fo:margin-right="0in" fo:text-indent="0in" style:auto-text-indent="false"/>
      <style:text-properties officeooo:rsid="0015e616" officeooo:paragraph-rsid="002ec4ce"/>
    </style:style>
    <style:style style:name="P16" style:family="paragraph" style:parent-style-name="Standard">
      <style:paragraph-properties fo:margin-left="0.4925in" fo:margin-right="0in" fo:text-indent="0in" style:auto-text-indent="false"/>
      <style:text-properties officeooo:rsid="0015e616" officeooo:paragraph-rsid="0073db39"/>
    </style:style>
    <style:style style:name="P17" style:family="paragraph" style:parent-style-name="Standard">
      <style:text-properties officeooo:rsid="00166a27" officeooo:paragraph-rsid="001bcab0"/>
    </style:style>
    <style:style style:name="P18" style:family="paragraph" style:parent-style-name="Standard">
      <style:paragraph-properties fo:margin-left="0.4925in" fo:margin-right="0in" fo:text-indent="0in" style:auto-text-indent="false"/>
      <style:text-properties officeooo:rsid="00166a27" officeooo:paragraph-rsid="00211c87"/>
    </style:style>
    <style:style style:name="P19" style:family="paragraph" style:parent-style-name="Standard">
      <style:paragraph-properties fo:margin-left="0.4925in" fo:margin-right="0in" fo:text-indent="0in" style:auto-text-indent="false"/>
      <style:text-properties officeooo:rsid="00166a27" officeooo:paragraph-rsid="002ec4ce"/>
    </style:style>
    <style:style style:name="P20" style:family="paragraph" style:parent-style-name="Standard">
      <style:paragraph-properties fo:margin-left="0.4925in" fo:margin-right="0in" fo:text-indent="0in" style:auto-text-indent="false"/>
      <style:text-properties officeooo:rsid="0016ff2a" officeooo:paragraph-rsid="00211c87"/>
    </style:style>
    <style:style style:name="P21" style:family="paragraph" style:parent-style-name="Standard">
      <style:paragraph-properties fo:margin-left="0.4925in" fo:margin-right="0in" fo:text-indent="0in" style:auto-text-indent="false"/>
      <style:text-properties officeooo:rsid="0016ff2a" officeooo:paragraph-rsid="002ec4ce"/>
    </style:style>
    <style:style style:name="P22" style:family="paragraph" style:parent-style-name="Standard">
      <style:text-properties officeooo:rsid="001a231c" officeooo:paragraph-rsid="001a231c"/>
    </style:style>
    <style:style style:name="P23" style:family="paragraph" style:parent-style-name="Standard">
      <style:paragraph-properties fo:margin-left="0.4925in" fo:margin-right="0in" fo:text-indent="0in" style:auto-text-indent="false"/>
      <style:text-properties officeooo:rsid="001a231c" officeooo:paragraph-rsid="001a231c"/>
    </style:style>
    <style:style style:name="P24" style:family="paragraph" style:parent-style-name="Standard">
      <style:paragraph-properties fo:margin-left="0in" fo:margin-right="0in" fo:text-indent="0in" style:auto-text-indent="false"/>
      <style:text-properties officeooo:rsid="001a231c" officeooo:paragraph-rsid="0053ca22"/>
    </style:style>
    <style:style style:name="P25" style:family="paragraph" style:parent-style-name="Standard">
      <style:paragraph-properties fo:margin-left="0in" fo:margin-right="0in" fo:text-indent="0in" style:auto-text-indent="false"/>
      <style:text-properties officeooo:rsid="001a231c" officeooo:paragraph-rsid="00599b49"/>
    </style:style>
    <style:style style:name="P26" style:family="paragraph" style:parent-style-name="Standard">
      <style:paragraph-properties fo:margin-left="0in" fo:margin-right="0in" fo:text-indent="0in" style:auto-text-indent="false"/>
      <style:text-properties officeooo:rsid="001a231c" officeooo:paragraph-rsid="005aed66"/>
    </style:style>
    <style:style style:name="P27" style:family="paragraph" style:parent-style-name="Standard">
      <style:paragraph-properties fo:margin-left="0in" fo:margin-right="0in" fo:text-indent="0in" style:auto-text-indent="false"/>
      <style:text-properties officeooo:rsid="001a231c" officeooo:paragraph-rsid="01018f09"/>
    </style:style>
    <style:style style:name="P28" style:family="paragraph" style:parent-style-name="Standard">
      <style:paragraph-properties fo:margin-left="0in" fo:margin-right="0in" fo:text-indent="0in" style:auto-text-indent="false"/>
      <style:text-properties officeooo:rsid="001a231c" officeooo:paragraph-rsid="010b63c8"/>
    </style:style>
    <style:style style:name="P29" style:family="paragraph" style:parent-style-name="Standard">
      <style:paragraph-properties fo:margin-left="0in" fo:margin-right="0in" fo:text-indent="0in" style:auto-text-indent="false"/>
      <style:text-properties officeooo:rsid="001a231c" officeooo:paragraph-rsid="011d8fca"/>
    </style:style>
    <style:style style:name="P30" style:family="paragraph" style:parent-style-name="Standard">
      <style:paragraph-properties fo:margin-left="0in" fo:margin-right="0in" fo:text-indent="0in" style:auto-text-indent="false"/>
      <style:text-properties officeooo:rsid="001a231c" officeooo:paragraph-rsid="011eb25b"/>
    </style:style>
    <style:style style:name="P31" style:family="paragraph" style:parent-style-name="Standard">
      <style:paragraph-properties fo:margin-left="0in" fo:margin-right="0in" fo:text-indent="0in" style:auto-text-indent="false"/>
      <style:text-properties officeooo:rsid="001a231c" officeooo:paragraph-rsid="0137ce89"/>
    </style:style>
    <style:style style:name="P32" style:family="paragraph" style:parent-style-name="Standard">
      <style:text-properties officeooo:rsid="001bcab0" officeooo:paragraph-rsid="001bcab0"/>
    </style:style>
    <style:style style:name="P33" style:family="paragraph" style:parent-style-name="Standard">
      <style:text-properties officeooo:rsid="001bcab0" officeooo:paragraph-rsid="001dc69a"/>
    </style:style>
    <style:style style:name="P34" style:family="paragraph" style:parent-style-name="Standard">
      <style:text-properties officeooo:rsid="001bcab0" officeooo:paragraph-rsid="01018f09"/>
    </style:style>
    <style:style style:name="P35" style:family="paragraph" style:parent-style-name="Standard">
      <style:paragraph-properties fo:margin-left="0in" fo:margin-right="0in" fo:text-indent="0in" style:auto-text-indent="false"/>
      <style:text-properties officeooo:rsid="001bcab0" officeooo:paragraph-rsid="01018f09"/>
    </style:style>
    <style:style style:name="P36" style:family="paragraph" style:parent-style-name="Standard">
      <style:text-properties officeooo:rsid="001bcab0" officeooo:paragraph-rsid="010b63c8"/>
    </style:style>
    <style:style style:name="P37" style:family="paragraph" style:parent-style-name="Standard">
      <style:paragraph-properties fo:margin-left="0in" fo:margin-right="0in" fo:text-indent="0in" style:auto-text-indent="false"/>
      <style:text-properties officeooo:rsid="001bcab0" officeooo:paragraph-rsid="010b63c8"/>
    </style:style>
    <style:style style:name="P38" style:family="paragraph" style:parent-style-name="Standard">
      <style:text-properties officeooo:rsid="001bcab0" officeooo:paragraph-rsid="010bbfac"/>
    </style:style>
    <style:style style:name="P39" style:family="paragraph" style:parent-style-name="Standard">
      <style:paragraph-properties fo:margin-left="0in" fo:margin-right="0in" fo:text-indent="0in" style:auto-text-indent="false"/>
      <style:text-properties officeooo:rsid="001bcab0" officeooo:paragraph-rsid="010bbfac"/>
    </style:style>
    <style:style style:name="P40" style:family="paragraph" style:parent-style-name="Standard">
      <style:paragraph-properties fo:margin-left="0in" fo:margin-right="0in" fo:text-indent="0in" style:auto-text-indent="false"/>
      <style:text-properties officeooo:rsid="001bcab0" officeooo:paragraph-rsid="013861d3"/>
    </style:style>
    <style:style style:name="P41" style:family="paragraph" style:parent-style-name="Standard">
      <style:paragraph-properties fo:margin-left="0in" fo:margin-right="0in" fo:text-indent="0in" style:auto-text-indent="false"/>
      <style:text-properties officeooo:rsid="001bcab0" officeooo:paragraph-rsid="017e5110"/>
    </style:style>
    <style:style style:name="P42" style:family="paragraph" style:parent-style-name="Standard">
      <style:paragraph-properties fo:margin-left="0in" fo:margin-right="0in" fo:text-indent="0in" style:auto-text-indent="false"/>
      <style:text-properties officeooo:rsid="001bcab0" officeooo:paragraph-rsid="01a41f01"/>
    </style:style>
    <style:style style:name="P43" style:family="paragraph" style:parent-style-name="Standard">
      <style:paragraph-properties fo:margin-left="0in" fo:margin-right="0in" fo:text-indent="0in" style:auto-text-indent="false"/>
      <style:text-properties officeooo:rsid="001bcab0" officeooo:paragraph-rsid="01bfaa82"/>
    </style:style>
    <style:style style:name="P44" style:family="paragraph" style:parent-style-name="Standard">
      <style:paragraph-properties fo:margin-left="0in" fo:margin-right="0in" fo:text-indent="0in" style:auto-text-indent="false"/>
      <style:text-properties officeooo:rsid="001bcab0" officeooo:paragraph-rsid="01f9d5d2"/>
    </style:style>
    <style:style style:name="P45" style:family="paragraph" style:parent-style-name="Standard">
      <style:text-properties officeooo:rsid="001dc69a" officeooo:paragraph-rsid="001dc69a"/>
    </style:style>
    <style:style style:name="P46" style:family="paragraph" style:parent-style-name="Standard">
      <style:text-properties officeooo:rsid="001dd94a" officeooo:paragraph-rsid="001dd94a"/>
    </style:style>
    <style:style style:name="P47" style:family="paragraph" style:parent-style-name="Standard">
      <style:text-properties officeooo:rsid="001f176f" officeooo:paragraph-rsid="001f176f"/>
    </style:style>
    <style:style style:name="P48" style:family="paragraph" style:parent-style-name="Standard">
      <style:text-properties officeooo:rsid="001f176f" officeooo:paragraph-rsid="00303651"/>
    </style:style>
    <style:style style:name="P49" style:family="paragraph" style:parent-style-name="Standard">
      <style:text-properties officeooo:rsid="001f176f" officeooo:paragraph-rsid="0051e2f6"/>
    </style:style>
    <style:style style:name="P50" style:family="paragraph" style:parent-style-name="Standard">
      <style:text-properties officeooo:rsid="001f176f" officeooo:paragraph-rsid="00599b49"/>
    </style:style>
    <style:style style:name="P51" style:family="paragraph" style:parent-style-name="Standard">
      <style:text-properties officeooo:rsid="001f9169" officeooo:paragraph-rsid="001f9169"/>
    </style:style>
    <style:style style:name="P52" style:family="paragraph" style:parent-style-name="Standard">
      <style:paragraph-properties fo:margin-left="0.4925in" fo:margin-right="0in" fo:text-indent="0in" style:auto-text-indent="false"/>
      <style:text-properties officeooo:rsid="0022d03c" officeooo:paragraph-rsid="00282e55"/>
    </style:style>
    <style:style style:name="P53" style:family="paragraph" style:parent-style-name="Standard">
      <style:paragraph-properties fo:margin-left="0.4925in" fo:margin-right="0in" fo:text-indent="0in" style:auto-text-indent="false"/>
      <style:text-properties officeooo:rsid="0034230c" officeooo:paragraph-rsid="01018f09"/>
    </style:style>
    <style:style style:name="P54" style:family="paragraph" style:parent-style-name="Standard">
      <style:paragraph-properties fo:margin-left="0.4925in" fo:margin-right="0in" fo:text-indent="0in" style:auto-text-indent="false"/>
      <style:text-properties officeooo:rsid="003c3a4d" officeooo:paragraph-rsid="01018f09"/>
    </style:style>
    <style:style style:name="P55" style:family="paragraph" style:parent-style-name="Standard">
      <style:paragraph-properties fo:margin-left="0in" fo:margin-right="0in" fo:text-indent="0in" style:auto-text-indent="false"/>
      <style:text-properties officeooo:rsid="0041608e" officeooo:paragraph-rsid="01018f09"/>
    </style:style>
    <style:style style:name="P56" style:family="paragraph" style:parent-style-name="Standard">
      <style:paragraph-properties fo:margin-left="0in" fo:margin-right="0in" fo:text-indent="0in" style:auto-text-indent="false"/>
      <style:text-properties officeooo:rsid="0041608e" officeooo:paragraph-rsid="010b63c8"/>
    </style:style>
    <style:style style:name="P57" style:family="paragraph" style:parent-style-name="Standard">
      <style:paragraph-properties fo:margin-left="0in" fo:margin-right="0in" fo:text-indent="0in" style:auto-text-indent="false"/>
      <style:text-properties officeooo:rsid="0041608e" officeooo:paragraph-rsid="010bbfac"/>
    </style:style>
    <style:style style:name="P58" style:family="paragraph" style:parent-style-name="Standard">
      <style:paragraph-properties fo:margin-left="0in" fo:margin-right="0in" fo:text-indent="0in" style:auto-text-indent="false"/>
      <style:text-properties officeooo:rsid="0041608e" officeooo:paragraph-rsid="01194816"/>
    </style:style>
    <style:style style:name="P59" style:family="paragraph" style:parent-style-name="Standard">
      <style:paragraph-properties fo:margin-left="0in" fo:margin-right="0in" fo:text-indent="0in" style:auto-text-indent="false"/>
      <style:text-properties officeooo:rsid="0041608e" officeooo:paragraph-rsid="011b227a"/>
    </style:style>
    <style:style style:name="P60" style:family="paragraph" style:parent-style-name="Standard">
      <style:paragraph-properties fo:margin-left="0in" fo:margin-right="0in" fo:text-indent="0in" style:auto-text-indent="false"/>
      <style:text-properties officeooo:rsid="0041608e" officeooo:paragraph-rsid="011d0cf1"/>
    </style:style>
    <style:style style:name="P61" style:family="paragraph" style:parent-style-name="Standard">
      <style:paragraph-properties fo:margin-left="0in" fo:margin-right="0in" fo:text-indent="0in" style:auto-text-indent="false"/>
      <style:text-properties officeooo:rsid="0041608e" officeooo:paragraph-rsid="013865df"/>
    </style:style>
    <style:style style:name="P62" style:family="paragraph" style:parent-style-name="Standard">
      <style:paragraph-properties fo:margin-left="0in" fo:margin-right="0in" fo:text-indent="0in" style:auto-text-indent="false"/>
      <style:text-properties officeooo:rsid="0041608e" officeooo:paragraph-rsid="013892be"/>
    </style:style>
    <style:style style:name="P63" style:family="paragraph" style:parent-style-name="Standard">
      <style:paragraph-properties fo:margin-left="0in" fo:margin-right="0in" fo:text-indent="0in" style:auto-text-indent="false"/>
      <style:text-properties officeooo:rsid="0041608e" officeooo:paragraph-rsid="014deba8"/>
    </style:style>
    <style:style style:name="P64" style:family="paragraph" style:parent-style-name="Standard">
      <style:paragraph-properties fo:margin-left="0in" fo:margin-right="0in" fo:text-indent="0in" style:auto-text-indent="false"/>
      <style:text-properties officeooo:rsid="0041608e" officeooo:paragraph-rsid="014fc060"/>
    </style:style>
    <style:style style:name="P65" style:family="paragraph" style:parent-style-name="Standard">
      <style:paragraph-properties fo:margin-left="0in" fo:margin-right="0in" fo:text-indent="0in" style:auto-text-indent="false"/>
      <style:text-properties officeooo:rsid="0041608e" officeooo:paragraph-rsid="017f4a11"/>
    </style:style>
    <style:style style:name="P66" style:family="paragraph" style:parent-style-name="Standard">
      <style:paragraph-properties fo:margin-left="0in" fo:margin-right="0in" fo:text-indent="0in" style:auto-text-indent="false"/>
      <style:text-properties officeooo:rsid="0041608e" officeooo:paragraph-rsid="01a41f01"/>
    </style:style>
    <style:style style:name="P67" style:family="paragraph" style:parent-style-name="Standard">
      <style:paragraph-properties fo:margin-left="0in" fo:margin-right="0in" fo:text-indent="0in" style:auto-text-indent="false"/>
      <style:text-properties officeooo:rsid="0041608e" officeooo:paragraph-rsid="01a48e07"/>
    </style:style>
    <style:style style:name="P68" style:family="paragraph" style:parent-style-name="Standard">
      <style:paragraph-properties fo:margin-left="0in" fo:margin-right="0in" fo:text-indent="0in" style:auto-text-indent="false"/>
      <style:text-properties officeooo:rsid="0041608e" officeooo:paragraph-rsid="01bfaa82"/>
    </style:style>
    <style:style style:name="P69" style:family="paragraph" style:parent-style-name="Standard">
      <style:paragraph-properties fo:margin-left="0in" fo:margin-right="0in" fo:text-indent="0in" style:auto-text-indent="false"/>
      <style:text-properties officeooo:rsid="0041608e" officeooo:paragraph-rsid="01c19af7"/>
    </style:style>
    <style:style style:name="P70" style:family="paragraph" style:parent-style-name="Standard">
      <style:paragraph-properties fo:margin-left="0in" fo:margin-right="0in" fo:text-indent="0in" style:auto-text-indent="false"/>
      <style:text-properties officeooo:rsid="0041608e" officeooo:paragraph-rsid="01c2d183"/>
    </style:style>
    <style:style style:name="P71" style:family="paragraph" style:parent-style-name="Standard">
      <style:paragraph-properties fo:margin-left="0in" fo:margin-right="0in" fo:text-indent="0in" style:auto-text-indent="false"/>
      <style:text-properties officeooo:rsid="0041608e" officeooo:paragraph-rsid="01f9d5d2"/>
    </style:style>
    <style:style style:name="P72" style:family="paragraph" style:parent-style-name="Standard">
      <style:paragraph-properties fo:margin-left="0in" fo:margin-right="0in" fo:text-indent="0in" style:auto-text-indent="false"/>
      <style:text-properties officeooo:rsid="0041608e" officeooo:paragraph-rsid="01fb8390"/>
    </style:style>
    <style:style style:name="P73" style:family="paragraph" style:parent-style-name="Standard">
      <style:paragraph-properties fo:margin-left="0in" fo:margin-right="0in" fo:text-indent="0in" style:auto-text-indent="false"/>
      <style:text-properties officeooo:rsid="0041608e" officeooo:paragraph-rsid="0216ce87"/>
    </style:style>
    <style:style style:name="P74" style:family="paragraph" style:parent-style-name="Standard">
      <style:paragraph-properties fo:margin-left="0in" fo:margin-right="0in" fo:text-indent="0in" style:auto-text-indent="false"/>
      <style:text-properties officeooo:rsid="0041690c" officeooo:paragraph-rsid="0053ca22"/>
    </style:style>
    <style:style style:name="P75" style:family="paragraph" style:parent-style-name="Standard">
      <style:paragraph-properties fo:margin-left="0in" fo:margin-right="0in" fo:text-indent="0in" style:auto-text-indent="false"/>
      <style:text-properties officeooo:rsid="0041690c" officeooo:paragraph-rsid="00599b49"/>
    </style:style>
    <style:style style:name="P76" style:family="paragraph" style:parent-style-name="Standard">
      <style:paragraph-properties fo:margin-left="0in" fo:margin-right="0in" fo:text-indent="0in" style:auto-text-indent="false"/>
      <style:text-properties officeooo:rsid="0041690c" officeooo:paragraph-rsid="0062435b"/>
    </style:style>
    <style:style style:name="P77" style:family="paragraph" style:parent-style-name="Standard">
      <style:paragraph-properties fo:margin-left="0in" fo:margin-right="0in" fo:text-indent="0in" style:auto-text-indent="false"/>
      <style:text-properties officeooo:rsid="0041690c" officeooo:paragraph-rsid="01018f09"/>
    </style:style>
    <style:style style:name="P78" style:family="paragraph" style:parent-style-name="Standard">
      <style:paragraph-properties fo:margin-left="0in" fo:margin-right="0in" fo:text-indent="0in" style:auto-text-indent="false"/>
      <style:text-properties officeooo:rsid="0041690c" officeooo:paragraph-rsid="010b63c8"/>
    </style:style>
    <style:style style:name="P79" style:family="paragraph" style:parent-style-name="Standard">
      <style:paragraph-properties fo:margin-left="0in" fo:margin-right="0in" fo:text-indent="0in" style:auto-text-indent="false"/>
      <style:text-properties officeooo:rsid="0041690c" officeooo:paragraph-rsid="010bbfac"/>
    </style:style>
    <style:style style:name="P80" style:family="paragraph" style:parent-style-name="Standard">
      <style:paragraph-properties fo:margin-left="0in" fo:margin-right="0in" fo:text-indent="0in" style:auto-text-indent="false"/>
      <style:text-properties officeooo:rsid="0041690c" officeooo:paragraph-rsid="01535125"/>
    </style:style>
    <style:style style:name="P81" style:family="paragraph" style:parent-style-name="Standard">
      <style:paragraph-properties fo:margin-left="0in" fo:margin-right="0in" fo:text-indent="0in" style:auto-text-indent="false"/>
      <style:text-properties officeooo:rsid="0041690c" officeooo:paragraph-rsid="01b9e757"/>
    </style:style>
    <style:style style:name="P82" style:family="paragraph" style:parent-style-name="Standard">
      <style:paragraph-properties fo:margin-left="0.4925in" fo:margin-right="0in" fo:text-indent="0in" style:auto-text-indent="false"/>
      <style:text-properties officeooo:rsid="0046bce0" officeooo:paragraph-rsid="0046bce0"/>
    </style:style>
    <style:style style:name="P83" style:family="paragraph" style:parent-style-name="Standard">
      <style:paragraph-properties fo:margin-left="0.4925in" fo:margin-right="0in" fo:text-indent="0in" style:auto-text-indent="false"/>
      <style:text-properties officeooo:rsid="0046bce0" officeooo:paragraph-rsid="004b204d"/>
    </style:style>
    <style:style style:name="P84"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85"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86" style:family="paragraph" style:parent-style-name="Standard">
      <style:paragraph-properties fo:margin-left="0in" fo:margin-right="0in" fo:text-indent="0in" style:auto-text-indent="false"/>
      <style:text-properties fo:font-weight="bold" officeooo:rsid="0046bce0" officeooo:paragraph-rsid="0053da79" style:font-weight-asian="bold" style:font-weight-complex="bold"/>
    </style:style>
    <style:style style:name="P87"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88" style:family="paragraph" style:parent-style-name="Standard">
      <style:paragraph-properties fo:margin-left="0in" fo:margin-right="0in" fo:text-indent="0in" style:auto-text-indent="false"/>
      <style:text-properties fo:font-weight="bold" officeooo:rsid="004918ac" officeooo:paragraph-rsid="0056d63a" style:font-weight-asian="bold" style:font-weight-complex="bold"/>
    </style:style>
    <style:style style:name="P89"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90" style:family="paragraph" style:parent-style-name="Standard">
      <style:paragraph-properties fo:margin-left="0in" fo:margin-right="0in" fo:text-indent="0in" style:auto-text-indent="false"/>
      <style:text-properties fo:font-weight="bold" officeooo:rsid="0047ef46" officeooo:paragraph-rsid="005429ef" style:font-weight-asian="bold" style:font-weight-complex="bold"/>
    </style:style>
    <style:style style:name="P91" style:family="paragraph" style:parent-style-name="Standard">
      <style:paragraph-properties fo:margin-left="0in" fo:margin-right="0in" fo:text-indent="0in" style:auto-text-indent="false"/>
      <style:text-properties fo:font-weight="bold" officeooo:rsid="0053ca22" officeooo:paragraph-rsid="01018f09" style:font-weight-asian="bold" style:font-weight-complex="bold"/>
    </style:style>
    <style:style style:name="P92" style:family="paragraph" style:parent-style-name="Standard">
      <style:paragraph-properties fo:margin-left="0in" fo:margin-right="0in" fo:text-indent="0in" style:auto-text-indent="false"/>
      <style:text-properties fo:font-weight="bold" officeooo:rsid="0053ca22" officeooo:paragraph-rsid="010b63c8" style:font-weight-asian="bold" style:font-weight-complex="bold"/>
    </style:style>
    <style:style style:name="P93" style:family="paragraph" style:parent-style-name="Standard">
      <style:paragraph-properties fo:margin-left="0.4925in" fo:margin-right="0in" fo:text-indent="0in" style:auto-text-indent="false"/>
      <style:text-properties fo:font-weight="bold" officeooo:rsid="006fe5d1" officeooo:paragraph-rsid="01018f09" style:font-weight-asian="bold" style:font-weight-complex="bold"/>
    </style:style>
    <style:style style:name="P94" style:family="paragraph" style:parent-style-name="Standard">
      <style:paragraph-properties fo:margin-left="0in" fo:margin-right="0in" fo:text-indent="0in" style:auto-text-indent="false"/>
      <style:text-properties fo:font-weight="bold" officeooo:rsid="006fe5d1" officeooo:paragraph-rsid="01018f09" style:font-weight-asian="bold" style:font-weight-complex="bold"/>
    </style:style>
    <style:style style:name="P95" style:family="paragraph" style:parent-style-name="Standard">
      <style:paragraph-properties fo:margin-left="0.4925in" fo:margin-right="0in" fo:text-indent="0in" style:auto-text-indent="false"/>
      <style:text-properties fo:font-weight="bold" officeooo:rsid="0068e52f" officeooo:paragraph-rsid="01018f09"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68e52f" officeooo:paragraph-rsid="01018f09" style:font-weight-asian="bold" style:font-weight-complex="bold"/>
    </style:style>
    <style:style style:name="P97" style:family="paragraph" style:parent-style-name="Standard">
      <style:paragraph-properties fo:margin-left="0in" fo:margin-right="0in" fo:text-indent="0in" style:auto-text-indent="false"/>
      <style:text-properties fo:font-weight="bold" officeooo:rsid="0068e52f" officeooo:paragraph-rsid="0120b884" style:font-weight-asian="bold" style:font-weight-complex="bold"/>
    </style:style>
    <style:style style:name="P98" style:family="paragraph" style:parent-style-name="Standard">
      <style:paragraph-properties fo:margin-left="0.4925in" fo:margin-right="0in" fo:text-indent="0in" style:auto-text-indent="false"/>
      <style:text-properties fo:font-weight="bold" officeooo:rsid="006a6f59" officeooo:paragraph-rsid="01018f09" style:font-weight-asian="bold" style:font-weight-complex="bold"/>
    </style:style>
    <style:style style:name="P99" style:family="paragraph" style:parent-style-name="Standard">
      <style:paragraph-properties fo:margin-left="0in" fo:margin-right="0in" fo:text-indent="0in" style:auto-text-indent="false"/>
      <style:text-properties fo:font-weight="bold" officeooo:rsid="006a6f59" officeooo:paragraph-rsid="01018f09" style:font-weight-asian="bold" style:font-weight-complex="bold"/>
    </style:style>
    <style:style style:name="P100" style:family="paragraph" style:parent-style-name="Standard">
      <style:paragraph-properties fo:margin-left="0.4925in" fo:margin-right="0in" fo:text-indent="0in" style:auto-text-indent="false"/>
      <style:text-properties fo:font-weight="bold" officeooo:rsid="003c3a4d" officeooo:paragraph-rsid="01018f09" style:font-weight-asian="bold" style:font-weight-complex="bold"/>
    </style:style>
    <style:style style:name="P101" style:family="paragraph" style:parent-style-name="Standard">
      <style:paragraph-properties fo:margin-left="0in" fo:margin-right="0in" fo:text-indent="0in" style:auto-text-indent="false"/>
      <style:text-properties fo:font-weight="bold" officeooo:rsid="003c3a4d" officeooo:paragraph-rsid="01018f09" style:font-weight-asian="bold" style:font-weight-complex="bold"/>
    </style:style>
    <style:style style:name="P102" style:family="paragraph" style:parent-style-name="Standard">
      <style:paragraph-properties fo:margin-left="0in" fo:margin-right="0in" fo:text-indent="0in" style:auto-text-indent="false"/>
      <style:text-properties fo:font-weight="bold" officeooo:paragraph-rsid="011d0cf1" style:font-weight-asian="bold" style:font-weight-complex="bold"/>
    </style:style>
    <style:style style:name="P103" style:family="paragraph" style:parent-style-name="Standard">
      <style:paragraph-properties fo:margin-left="0in" fo:margin-right="0in" fo:text-indent="0in" style:auto-text-indent="false"/>
      <style:text-properties fo:font-weight="bold" officeooo:rsid="0093a5a9" officeooo:paragraph-rsid="011d8fca" style:font-weight-asian="bold" style:font-weight-complex="bold"/>
    </style:style>
    <style:style style:name="P104" style:family="paragraph" style:parent-style-name="Standard">
      <style:paragraph-properties fo:margin-left="0in" fo:margin-right="0in" fo:text-indent="0in" style:auto-text-indent="false"/>
      <style:text-properties fo:font-weight="bold" officeooo:rsid="0093a5a9" officeooo:paragraph-rsid="011eb25b" style:font-weight-asian="bold" style:font-weight-complex="bold"/>
    </style:style>
    <style:style style:name="P105" style:family="paragraph" style:parent-style-name="Standard">
      <style:paragraph-properties fo:margin-left="0in" fo:margin-right="0in" fo:text-indent="0in" style:auto-text-indent="false"/>
      <style:text-properties fo:font-weight="bold" officeooo:rsid="0093a5e8" officeooo:paragraph-rsid="011f5ca8" style:font-weight-asian="bold" style:font-weight-complex="bold"/>
    </style:style>
    <style:style style:name="P106" style:family="paragraph" style:parent-style-name="Standard">
      <style:paragraph-properties fo:margin-left="0in" fo:margin-right="0in" fo:text-indent="0in" style:auto-text-indent="false"/>
      <style:text-properties fo:font-weight="bold" officeooo:rsid="0093d3b1" officeooo:paragraph-rsid="012d1084" style:font-weight-asian="bold" style:font-weight-complex="bold"/>
    </style:style>
    <style:style style:name="P107"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108" style:family="paragraph" style:parent-style-name="Standard">
      <style:paragraph-properties fo:margin-left="0in" fo:margin-right="0in" fo:text-indent="0in" style:auto-text-indent="false"/>
      <style:text-properties fo:font-weight="bold" officeooo:rsid="004918ac" officeooo:paragraph-rsid="00599b49" style:font-weight-asian="bold" style:language-complex="he" style:country-complex="IL" style:font-weight-complex="bold"/>
    </style:style>
    <style:style style:name="P109" style:family="paragraph" style:parent-style-name="Standard">
      <style:paragraph-properties fo:margin-left="0.4925in" fo:margin-right="0in" fo:text-indent="0in" style:auto-text-indent="false"/>
      <style:text-properties officeooo:rsid="0047ef46" officeooo:paragraph-rsid="0047ef46"/>
    </style:style>
    <style:style style:name="P110" style:family="paragraph" style:parent-style-name="Standard">
      <style:paragraph-properties fo:margin-left="0in" fo:margin-right="0in" fo:text-indent="0in" style:auto-text-indent="false"/>
      <style:text-properties officeooo:rsid="0047ef46" officeooo:paragraph-rsid="0053ca22"/>
    </style:style>
    <style:style style:name="P111" style:family="paragraph" style:parent-style-name="Standard">
      <style:paragraph-properties fo:margin-left="0.4925in" fo:margin-right="0in" fo:text-indent="0in" style:auto-text-indent="false"/>
      <style:text-properties officeooo:rsid="00481dd8" officeooo:paragraph-rsid="00481dd8"/>
    </style:style>
    <style:style style:name="P112" style:family="paragraph" style:parent-style-name="Standard">
      <style:paragraph-properties fo:margin-left="0in" fo:margin-right="0in" fo:text-indent="0in" style:auto-text-indent="false"/>
      <style:text-properties officeooo:rsid="00481dd8" officeooo:paragraph-rsid="00555e50"/>
    </style:style>
    <style:style style:name="P113" style:family="paragraph" style:parent-style-name="Standard">
      <style:paragraph-properties fo:margin-left="0.4925in" fo:margin-right="0in" fo:text-indent="0in" style:auto-text-indent="false"/>
      <style:text-properties officeooo:rsid="004918ac" officeooo:paragraph-rsid="004918ac"/>
    </style:style>
    <style:style style:name="P114" style:family="paragraph" style:parent-style-name="Standard">
      <style:paragraph-properties fo:margin-left="0in" fo:margin-right="0in" fo:text-indent="0in" style:auto-text-indent="false"/>
      <style:text-properties officeooo:rsid="004918ac" officeooo:paragraph-rsid="00577c3c"/>
    </style:style>
    <style:style style:name="P115" style:family="paragraph" style:parent-style-name="Standard">
      <style:paragraph-properties fo:margin-left="0in" fo:margin-right="0in" fo:text-indent="0in" style:auto-text-indent="false"/>
      <style:text-properties officeooo:rsid="004918ac" officeooo:paragraph-rsid="00599b49"/>
    </style:style>
    <style:style style:name="P116" style:family="paragraph" style:parent-style-name="Standard">
      <style:paragraph-properties fo:margin-left="0in" fo:margin-right="0in" fo:text-indent="0in" style:auto-text-indent="false"/>
      <style:text-properties officeooo:rsid="004918ac" officeooo:paragraph-rsid="0062435b"/>
    </style:style>
    <style:style style:name="P117" style:family="paragraph" style:parent-style-name="Standard">
      <style:paragraph-properties fo:margin-left="0.4925in" fo:margin-right="0in" fo:text-indent="0in" style:auto-text-indent="false"/>
      <style:text-properties officeooo:rsid="004b204d" officeooo:paragraph-rsid="004b204d"/>
    </style:style>
    <style:style style:name="P118"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119"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120"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121" style:family="paragraph" style:parent-style-name="Standard">
      <style:paragraph-properties fo:margin-left="0.4925in" fo:margin-right="0in" fo:text-indent="0in" style:auto-text-indent="false"/>
      <style:text-properties officeooo:rsid="0013180a" officeooo:paragraph-rsid="008b50a2" style:language-complex="he" style:country-complex="IL"/>
    </style:style>
    <style:style style:name="P122" style:family="paragraph" style:parent-style-name="Standard">
      <style:paragraph-properties fo:margin-left="0.4925in" fo:margin-right="0in" fo:text-indent="0in" style:auto-text-indent="false"/>
      <style:text-properties officeooo:rsid="0013180a" officeooo:paragraph-rsid="0099e3e1" style:language-complex="he" style:country-complex="IL"/>
    </style:style>
    <style:style style:name="P123" style:family="paragraph" style:parent-style-name="Standard">
      <style:paragraph-properties fo:margin-left="0.4925in" fo:margin-right="0in" fo:text-indent="0in" style:auto-text-indent="false"/>
      <style:text-properties officeooo:rsid="0013180a" officeooo:paragraph-rsid="00a970b3" style:language-complex="he" style:country-complex="IL"/>
    </style:style>
    <style:style style:name="P124" style:family="paragraph" style:parent-style-name="Standard">
      <style:paragraph-properties fo:margin-left="0.4925in" fo:margin-right="0in" fo:text-indent="0in" style:auto-text-indent="false"/>
      <style:text-properties officeooo:rsid="0013180a" officeooo:paragraph-rsid="01392e52" style:language-complex="he" style:country-complex="IL"/>
    </style:style>
    <style:style style:name="P125" style:family="paragraph" style:parent-style-name="Standard">
      <style:paragraph-properties fo:margin-left="0.4925in" fo:margin-right="0in" fo:text-indent="0in" style:auto-text-indent="false"/>
      <style:text-properties officeooo:rsid="0013180a" officeooo:paragraph-rsid="013ab7cd" style:language-complex="he" style:country-complex="IL"/>
    </style:style>
    <style:style style:name="P126" style:family="paragraph" style:parent-style-name="Standard">
      <style:paragraph-properties fo:margin-left="0.4925in" fo:margin-right="0in" fo:text-indent="0in" style:auto-text-indent="false"/>
      <style:text-properties officeooo:rsid="009d7d97" officeooo:paragraph-rsid="009d7d97" style:language-complex="he" style:country-complex="IL"/>
    </style:style>
    <style:style style:name="P127"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128"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129"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130" style:family="paragraph" style:parent-style-name="Standard">
      <style:paragraph-properties fo:margin-left="0.4925in" fo:margin-right="0in" fo:text-indent="0in" style:auto-text-indent="false"/>
      <style:text-properties officeooo:rsid="00a13133" officeooo:paragraph-rsid="00a96f3f" style:language-complex="he" style:country-complex="IL"/>
    </style:style>
    <style:style style:name="P131"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132"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133" style:family="paragraph" style:parent-style-name="Standard">
      <style:paragraph-properties fo:margin-left="0.4925in" fo:margin-right="0in" fo:text-indent="0in" style:auto-text-indent="false"/>
      <style:text-properties officeooo:rsid="00a3fc41" officeooo:paragraph-rsid="00a96f3f" style:language-complex="he" style:country-complex="IL"/>
    </style:style>
    <style:style style:name="P134"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135"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136" style:family="paragraph" style:parent-style-name="Standard">
      <style:paragraph-properties fo:margin-left="0in" fo:margin-right="0in" fo:text-indent="0in" style:auto-text-indent="false"/>
      <style:text-properties officeooo:rsid="00a7191c" officeooo:paragraph-rsid="00a96f3f" style:language-complex="he" style:country-complex="IL"/>
    </style:style>
    <style:style style:name="P137" style:family="paragraph" style:parent-style-name="Standard">
      <style:paragraph-properties fo:margin-left="0in" fo:margin-right="0in" fo:text-indent="0in" style:auto-text-indent="false"/>
      <style:text-properties officeooo:rsid="0053ca22" officeooo:paragraph-rsid="010b63c8" style:language-complex="he" style:country-complex="IL"/>
    </style:style>
    <style:style style:name="P138"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139" style:family="paragraph" style:parent-style-name="Standard">
      <style:paragraph-properties fo:margin-left="0.4925in" fo:margin-right="0in" fo:text-indent="0in" style:auto-text-indent="false"/>
      <style:text-properties officeooo:rsid="01392e52" officeooo:paragraph-rsid="01392e52" style:language-complex="he" style:country-complex="IL"/>
    </style:style>
    <style:style style:name="P140" style:family="paragraph" style:parent-style-name="Standard">
      <style:paragraph-properties fo:margin-left="0.4925in" fo:margin-right="0in" fo:text-indent="0in" style:auto-text-indent="false"/>
      <style:text-properties officeooo:rsid="013ab7cd" officeooo:paragraph-rsid="013ab7cd" style:language-complex="he" style:country-complex="IL"/>
    </style:style>
    <style:style style:name="P141" style:family="paragraph" style:parent-style-name="Standard">
      <style:paragraph-properties fo:margin-left="0.4925in" fo:margin-right="0in" fo:text-indent="0in" style:auto-text-indent="false"/>
      <style:text-properties officeooo:rsid="004c0fdd" officeooo:paragraph-rsid="004c0fdd"/>
    </style:style>
    <style:style style:name="P142" style:family="paragraph" style:parent-style-name="Standard">
      <style:paragraph-properties fo:margin-left="0.4925in" fo:margin-right="0in" fo:text-indent="0in" style:auto-text-indent="false"/>
      <style:text-properties officeooo:rsid="004d1169" officeooo:paragraph-rsid="004d1169"/>
    </style:style>
    <style:style style:name="P143" style:family="paragraph" style:parent-style-name="Standard">
      <style:paragraph-properties fo:margin-left="0.4925in" fo:margin-right="0in" fo:text-indent="0in" style:auto-text-indent="false"/>
      <style:text-properties officeooo:rsid="004da42e" officeooo:paragraph-rsid="004da42e"/>
    </style:style>
    <style:style style:name="P144" style:family="paragraph" style:parent-style-name="Standard">
      <style:paragraph-properties fo:margin-left="0in" fo:margin-right="0in" fo:text-indent="0in" style:auto-text-indent="false"/>
      <style:text-properties officeooo:rsid="0051e2f6" officeooo:paragraph-rsid="0053ca22"/>
    </style:style>
    <style:style style:name="P145" style:family="paragraph" style:parent-style-name="Standard">
      <style:paragraph-properties fo:margin-left="0in" fo:margin-right="0in" fo:text-indent="0in" style:auto-text-indent="false"/>
      <style:text-properties officeooo:rsid="0051e2f6" officeooo:paragraph-rsid="00599b49"/>
    </style:style>
    <style:style style:name="P146" style:family="paragraph" style:parent-style-name="Standard">
      <style:paragraph-properties fo:margin-left="0in" fo:margin-right="0in" fo:text-indent="0in" style:auto-text-indent="false"/>
      <style:text-properties officeooo:rsid="0051e2f6" officeooo:paragraph-rsid="005ae51d"/>
    </style:style>
    <style:style style:name="P147" style:family="paragraph" style:parent-style-name="Standard">
      <style:paragraph-properties fo:margin-left="0in" fo:margin-right="0in" fo:text-indent="0in" style:auto-text-indent="false"/>
      <style:text-properties officeooo:rsid="0051e2f6" officeooo:paragraph-rsid="005fd762"/>
    </style:style>
    <style:style style:name="P148" style:family="paragraph" style:parent-style-name="Standard">
      <style:paragraph-properties fo:margin-left="0in" fo:margin-right="0in" fo:text-indent="0in" style:auto-text-indent="false"/>
      <style:text-properties officeooo:rsid="0051e2f6" officeooo:paragraph-rsid="0062435b"/>
    </style:style>
    <style:style style:name="P149" style:family="paragraph" style:parent-style-name="Standard">
      <style:paragraph-properties fo:margin-left="0in" fo:margin-right="0in" fo:text-indent="0in" style:auto-text-indent="false"/>
      <style:text-properties officeooo:rsid="0051e2f6" officeooo:paragraph-rsid="01018f09"/>
    </style:style>
    <style:style style:name="P150" style:family="paragraph" style:parent-style-name="Standard">
      <style:paragraph-properties fo:margin-left="0in" fo:margin-right="0in" fo:text-indent="0in" style:auto-text-indent="false"/>
      <style:text-properties officeooo:rsid="0051e2f6" officeooo:paragraph-rsid="010b63c8"/>
    </style:style>
    <style:style style:name="P151" style:family="paragraph" style:parent-style-name="Standard">
      <style:paragraph-properties fo:margin-left="0in" fo:margin-right="0in" fo:text-indent="0in" style:auto-text-indent="false"/>
      <style:text-properties officeooo:rsid="0051e2f6" officeooo:paragraph-rsid="011d0cf1"/>
    </style:style>
    <style:style style:name="P152" style:family="paragraph" style:parent-style-name="Standard">
      <style:paragraph-properties fo:margin-left="0in" fo:margin-right="0in" fo:text-indent="0in" style:auto-text-indent="false"/>
      <style:text-properties officeooo:rsid="0051e2f6" officeooo:paragraph-rsid="01314179"/>
    </style:style>
    <style:style style:name="P153" style:family="paragraph" style:parent-style-name="Standard">
      <style:paragraph-properties fo:margin-left="0in" fo:margin-right="0in" fo:text-indent="0in" style:auto-text-indent="false"/>
      <style:text-properties officeooo:rsid="0051e2f6" officeooo:paragraph-rsid="01b9e757"/>
    </style:style>
    <style:style style:name="P154" style:family="paragraph" style:parent-style-name="Standard">
      <style:paragraph-properties fo:margin-left="0in" fo:margin-right="0in" fo:text-indent="0in" style:auto-text-indent="false"/>
      <style:text-properties officeooo:rsid="0053ca22" officeooo:paragraph-rsid="0053ca22"/>
    </style:style>
    <style:style style:name="P155" style:family="paragraph" style:parent-style-name="Standard">
      <style:paragraph-properties fo:margin-left="0in" fo:margin-right="0in" fo:text-indent="0in" style:auto-text-indent="false"/>
      <style:text-properties officeooo:rsid="0053ca22" officeooo:paragraph-rsid="00599b49"/>
    </style:style>
    <style:style style:name="P156" style:family="paragraph" style:parent-style-name="Standard">
      <style:paragraph-properties fo:margin-left="0in" fo:margin-right="0in" fo:text-indent="0in" style:auto-text-indent="false"/>
      <style:text-properties officeooo:rsid="0053ca22" officeooo:paragraph-rsid="005fd762"/>
    </style:style>
    <style:style style:name="P157" style:family="paragraph" style:parent-style-name="Standard">
      <style:paragraph-properties fo:margin-left="0in" fo:margin-right="0in" fo:text-indent="0in" style:auto-text-indent="false"/>
      <style:text-properties officeooo:rsid="0053ca22" officeooo:paragraph-rsid="0062435b"/>
    </style:style>
    <style:style style:name="P158" style:family="paragraph" style:parent-style-name="Standard">
      <style:paragraph-properties fo:margin-left="0in" fo:margin-right="0in" fo:text-indent="0in" style:auto-text-indent="false"/>
      <style:text-properties officeooo:rsid="0053ca22" officeooo:paragraph-rsid="0068c8f5"/>
    </style:style>
    <style:style style:name="P159" style:family="paragraph" style:parent-style-name="Standard">
      <style:paragraph-properties fo:margin-left="0in" fo:margin-right="0in" fo:text-indent="0in" style:auto-text-indent="false"/>
      <style:text-properties officeooo:rsid="0053ca22" officeooo:paragraph-rsid="01018f09"/>
    </style:style>
    <style:style style:name="P160" style:family="paragraph" style:parent-style-name="Standard">
      <style:paragraph-properties fo:margin-left="0in" fo:margin-right="0in" fo:text-indent="0in" style:auto-text-indent="false"/>
      <style:text-properties officeooo:rsid="0053ca22" officeooo:paragraph-rsid="010b63c8"/>
    </style:style>
    <style:style style:name="P161" style:family="paragraph" style:parent-style-name="Standard">
      <style:paragraph-properties fo:margin-left="0in" fo:margin-right="0in" fo:text-indent="0in" style:auto-text-indent="false"/>
      <style:text-properties officeooo:rsid="0053ca22" officeooo:paragraph-rsid="010bbfac"/>
    </style:style>
    <style:style style:name="P162" style:family="paragraph" style:parent-style-name="Standard">
      <style:paragraph-properties fo:margin-left="0in" fo:margin-right="0in" fo:text-indent="0in" style:auto-text-indent="false"/>
      <style:text-properties officeooo:rsid="0053ca22" officeooo:paragraph-rsid="011f5ca8"/>
    </style:style>
    <style:style style:name="P163" style:family="paragraph" style:parent-style-name="Standard">
      <style:paragraph-properties fo:margin-left="0in" fo:margin-right="0in" fo:text-indent="0in" style:auto-text-indent="false"/>
      <style:text-properties officeooo:rsid="0053ca22" officeooo:paragraph-rsid="01222fe1"/>
    </style:style>
    <style:style style:name="P164" style:family="paragraph" style:parent-style-name="Standard">
      <style:paragraph-properties fo:margin-left="0in" fo:margin-right="0in" fo:text-indent="0in" style:auto-text-indent="false"/>
      <style:text-properties officeooo:rsid="0053ca22" officeooo:paragraph-rsid="0125b8df"/>
    </style:style>
    <style:style style:name="P165" style:family="paragraph" style:parent-style-name="Standard">
      <style:paragraph-properties fo:margin-left="0in" fo:margin-right="0in" fo:text-indent="0in" style:auto-text-indent="false"/>
      <style:text-properties officeooo:rsid="0053ca22" officeooo:paragraph-rsid="01284461"/>
    </style:style>
    <style:style style:name="P166" style:family="paragraph" style:parent-style-name="Standard">
      <style:paragraph-properties fo:margin-left="0in" fo:margin-right="0in" fo:text-indent="0in" style:auto-text-indent="false"/>
      <style:text-properties officeooo:rsid="0053ca22" officeooo:paragraph-rsid="012d1084"/>
    </style:style>
    <style:style style:name="P167" style:family="paragraph" style:parent-style-name="Standard">
      <style:paragraph-properties fo:margin-left="0in" fo:margin-right="0in" fo:text-indent="0in" style:auto-text-indent="false"/>
      <style:text-properties officeooo:rsid="0053ca22" officeooo:paragraph-rsid="01323141"/>
    </style:style>
    <style:style style:name="P168" style:family="paragraph" style:parent-style-name="Standard">
      <style:paragraph-properties fo:margin-left="0in" fo:margin-right="0in" fo:text-indent="0in" style:auto-text-indent="false"/>
      <style:text-properties officeooo:rsid="0053ca22" officeooo:paragraph-rsid="01b9e757"/>
    </style:style>
    <style:style style:name="P169" style:family="paragraph" style:parent-style-name="Standard">
      <style:paragraph-properties fo:margin-left="0.4925in" fo:margin-right="0in" fo:text-indent="0in" style:auto-text-indent="false"/>
      <style:text-properties officeooo:rsid="0068e52f" officeooo:paragraph-rsid="01018f09"/>
    </style:style>
    <style:style style:name="P170" style:family="paragraph" style:parent-style-name="Standard">
      <style:paragraph-properties fo:margin-left="0.4925in" fo:margin-right="0in" fo:text-indent="0in" style:auto-text-indent="false"/>
      <style:text-properties officeooo:rsid="006a6f59" officeooo:paragraph-rsid="01018f09"/>
    </style:style>
    <style:style style:name="P171" style:family="paragraph" style:parent-style-name="Standard">
      <style:paragraph-properties fo:margin-left="0.4925in" fo:margin-right="0in" fo:text-indent="0in" style:auto-text-indent="false"/>
      <style:text-properties officeooo:rsid="006bd47b" officeooo:paragraph-rsid="0090b891"/>
    </style:style>
    <style:style style:name="P172" style:family="paragraph" style:parent-style-name="Standard">
      <style:paragraph-properties fo:margin-left="0.4925in" fo:margin-right="0in" fo:text-indent="0in" style:auto-text-indent="false"/>
      <style:text-properties officeooo:rsid="006bd47b" officeooo:paragraph-rsid="01018f09"/>
    </style:style>
    <style:style style:name="P173" style:family="paragraph" style:parent-style-name="Standard">
      <style:paragraph-properties fo:margin-left="0.4925in" fo:margin-right="0in" fo:text-indent="0in" style:auto-text-indent="false"/>
      <style:text-properties officeooo:rsid="006f1ba5" officeooo:paragraph-rsid="01018f09"/>
    </style:style>
    <style:style style:name="P174" style:family="paragraph" style:parent-style-name="Standard">
      <style:paragraph-properties fo:margin-left="0.4925in" fo:margin-right="0in" fo:text-indent="0in" style:auto-text-indent="false"/>
      <style:text-properties officeooo:rsid="006f5d9d" officeooo:paragraph-rsid="01018f09"/>
    </style:style>
    <style:style style:name="P175" style:family="paragraph" style:parent-style-name="Standard">
      <style:paragraph-properties fo:margin-left="0.4925in" fo:margin-right="0in" fo:text-indent="0in" style:auto-text-indent="false"/>
      <style:text-properties officeooo:rsid="006fe5d1" officeooo:paragraph-rsid="01018f09"/>
    </style:style>
    <style:style style:name="P176" style:family="paragraph" style:parent-style-name="Standard">
      <style:paragraph-properties fo:margin-left="0in" fo:margin-right="0in" fo:text-indent="0in" style:auto-text-indent="false"/>
      <style:text-properties officeooo:rsid="006fe5d1" officeooo:paragraph-rsid="01018f09"/>
    </style:style>
    <style:style style:name="P177" style:family="paragraph" style:parent-style-name="Standard">
      <style:paragraph-properties fo:margin-left="0in" fo:margin-right="0in" fo:text-indent="0in" style:auto-text-indent="false"/>
      <style:text-properties officeooo:rsid="006fe5d1" officeooo:paragraph-rsid="01222fe1"/>
    </style:style>
    <style:style style:name="P178" style:family="paragraph" style:parent-style-name="Standard">
      <style:paragraph-properties fo:margin-left="0.4925in" fo:margin-right="0in" fo:text-indent="0in" style:auto-text-indent="false"/>
      <style:text-properties officeooo:rsid="00714f02" officeooo:paragraph-rsid="01018f09"/>
    </style:style>
    <style:style style:name="P179" style:family="paragraph" style:parent-style-name="Standard">
      <style:paragraph-properties fo:margin-left="0in" fo:margin-right="0in" fo:text-indent="0in" style:auto-text-indent="false"/>
      <style:text-properties officeooo:rsid="00714f02" officeooo:paragraph-rsid="01018f09"/>
    </style:style>
    <style:style style:name="P180" style:family="paragraph" style:parent-style-name="Standard">
      <style:paragraph-properties fo:margin-left="0.4925in" fo:margin-right="0in" fo:text-indent="0in" style:auto-text-indent="false"/>
      <style:text-properties officeooo:rsid="00768d02" officeooo:paragraph-rsid="01018f09"/>
    </style:style>
    <style:style style:name="P181" style:family="paragraph" style:parent-style-name="Standard">
      <style:paragraph-properties fo:margin-left="0in" fo:margin-right="0in" fo:text-indent="0in" style:auto-text-indent="false"/>
      <style:text-properties officeooo:rsid="00768d02" officeooo:paragraph-rsid="01018f09"/>
    </style:style>
    <style:style style:name="P182" style:family="paragraph" style:parent-style-name="Standard">
      <style:paragraph-properties fo:margin-left="0in" fo:margin-right="0in" fo:text-indent="0in" style:auto-text-indent="false"/>
      <style:text-properties officeooo:rsid="00768d02" officeooo:paragraph-rsid="01235e8a"/>
    </style:style>
    <style:style style:name="P183" style:family="paragraph" style:parent-style-name="Standard">
      <style:paragraph-properties fo:margin-left="0.4925in" fo:margin-right="0in" fo:text-indent="0in" style:auto-text-indent="false"/>
      <style:text-properties officeooo:rsid="00780595" officeooo:paragraph-rsid="01018f09"/>
    </style:style>
    <style:style style:name="P184" style:family="paragraph" style:parent-style-name="Standard">
      <style:paragraph-properties fo:margin-left="0in" fo:margin-right="0in" fo:text-indent="0in" style:auto-text-indent="false"/>
      <style:text-properties officeooo:rsid="00780595" officeooo:paragraph-rsid="01018f09"/>
    </style:style>
    <style:style style:name="P185" style:family="paragraph" style:parent-style-name="Standard">
      <style:paragraph-properties fo:margin-left="0in" fo:margin-right="0in" fo:text-indent="0in" style:auto-text-indent="false"/>
      <style:text-properties officeooo:rsid="00780595" officeooo:paragraph-rsid="01235e8a"/>
    </style:style>
    <style:style style:name="P186" style:family="paragraph" style:parent-style-name="Standard">
      <style:paragraph-properties fo:margin-left="0.4925in" fo:margin-right="0in" fo:text-indent="0in" style:auto-text-indent="false"/>
      <style:text-properties officeooo:rsid="00794708" officeooo:paragraph-rsid="01018f09"/>
    </style:style>
    <style:style style:name="P187" style:family="paragraph" style:parent-style-name="Standard">
      <style:paragraph-properties fo:margin-left="0in" fo:margin-right="0in" fo:text-indent="0in" style:auto-text-indent="false"/>
      <style:text-properties officeooo:rsid="00794708" officeooo:paragraph-rsid="01018f09"/>
    </style:style>
    <style:style style:name="P188" style:family="paragraph" style:parent-style-name="Standard">
      <style:paragraph-properties fo:margin-left="0.4925in" fo:margin-right="0in" fo:text-indent="0in" style:auto-text-indent="false"/>
      <style:text-properties officeooo:rsid="00866129" officeooo:paragraph-rsid="01018f09"/>
    </style:style>
    <style:style style:name="P189" style:family="paragraph" style:parent-style-name="Standard">
      <style:paragraph-properties fo:margin-left="0in" fo:margin-right="0in" fo:text-indent="0in" style:auto-text-indent="false"/>
      <style:text-properties officeooo:rsid="00866129" officeooo:paragraph-rsid="01018f09"/>
    </style:style>
    <style:style style:name="P190" style:family="paragraph" style:parent-style-name="Standard">
      <style:paragraph-properties fo:margin-left="0in" fo:margin-right="0in" fo:text-indent="0in" style:auto-text-indent="false"/>
      <style:text-properties officeooo:rsid="0088954e" officeooo:paragraph-rsid="01018f09"/>
    </style:style>
    <style:style style:name="P191" style:family="paragraph" style:parent-style-name="Standard">
      <style:paragraph-properties fo:margin-left="0in" fo:margin-right="0in" fo:text-indent="0in" style:auto-text-indent="false"/>
      <style:text-properties officeooo:rsid="0088954e" officeooo:paragraph-rsid="010b63c8"/>
    </style:style>
    <style:style style:name="P192" style:family="paragraph" style:parent-style-name="Standard">
      <style:paragraph-properties fo:margin-left="0.4925in" fo:margin-right="0in" fo:text-indent="0in" style:auto-text-indent="false"/>
      <style:text-properties officeooo:paragraph-rsid="008dc560"/>
    </style:style>
    <style:style style:name="P193" style:family="paragraph" style:parent-style-name="Standard">
      <style:paragraph-properties fo:margin-left="0.4925in" fo:margin-right="0in" fo:text-indent="0in" style:auto-text-indent="false"/>
      <style:text-properties officeooo:rsid="0090b891" officeooo:paragraph-rsid="0090b891"/>
    </style:style>
    <style:style style:name="P194" style:family="paragraph" style:parent-style-name="Standard">
      <style:paragraph-properties fo:margin-left="0in" fo:margin-right="0in" fo:text-indent="0in" style:auto-text-indent="false"/>
      <style:text-properties officeooo:rsid="0090b891" officeooo:paragraph-rsid="0122bd42"/>
    </style:style>
    <style:style style:name="P195" style:family="paragraph" style:parent-style-name="Standard">
      <style:paragraph-properties fo:margin-left="0in" fo:margin-right="0in" fo:text-indent="0in" style:auto-text-indent="false"/>
      <style:text-properties officeooo:rsid="0090b891" officeooo:paragraph-rsid="0124a26d"/>
    </style:style>
    <style:style style:name="P196" style:family="paragraph" style:parent-style-name="Standard">
      <style:paragraph-properties fo:margin-left="0.4925in" fo:margin-right="0in" fo:text-indent="0in" style:auto-text-indent="false"/>
      <style:text-properties officeooo:rsid="0093653c" officeooo:paragraph-rsid="0093653c"/>
    </style:style>
    <style:style style:name="P197" style:family="paragraph" style:parent-style-name="Standard">
      <style:paragraph-properties fo:margin-left="0in" fo:margin-right="0in" fo:text-indent="0in" style:auto-text-indent="false"/>
      <style:text-properties officeooo:rsid="0093653c" officeooo:paragraph-rsid="0124a26d"/>
    </style:style>
    <style:style style:name="P198" style:family="paragraph" style:parent-style-name="Standard">
      <style:paragraph-properties fo:margin-left="0in" fo:margin-right="0in" fo:text-indent="0in" style:auto-text-indent="false"/>
      <style:text-properties officeooo:rsid="0093653c" officeooo:paragraph-rsid="0127c971"/>
    </style:style>
    <style:style style:name="P199" style:family="paragraph" style:parent-style-name="Standard">
      <style:paragraph-properties fo:margin-left="0.4925in" fo:margin-right="0in" fo:text-indent="0in" style:auto-text-indent="false"/>
      <style:text-properties officeooo:rsid="0093a5a9" officeooo:paragraph-rsid="0093a5a9"/>
    </style:style>
    <style:style style:name="P200" style:family="paragraph" style:parent-style-name="Standard">
      <style:paragraph-properties fo:margin-left="0.4925in" fo:margin-right="0in" fo:text-indent="0in" style:auto-text-indent="false"/>
      <style:text-properties officeooo:rsid="0093a5a9" officeooo:paragraph-rsid="00a51974"/>
    </style:style>
    <style:style style:name="P201" style:family="paragraph" style:parent-style-name="Standard">
      <style:paragraph-properties fo:margin-left="0.4925in" fo:margin-right="0in" fo:text-indent="0in" style:auto-text-indent="false"/>
      <style:text-properties officeooo:rsid="0093a5a9" officeooo:paragraph-rsid="01136350"/>
    </style:style>
    <style:style style:name="P202" style:family="paragraph" style:parent-style-name="Standard">
      <style:paragraph-properties fo:margin-left="0in" fo:margin-right="0in" fo:text-indent="0in" style:auto-text-indent="false"/>
      <style:text-properties officeooo:rsid="0093a5a9" officeooo:paragraph-rsid="011d0cf1"/>
    </style:style>
    <style:style style:name="P203" style:family="paragraph" style:parent-style-name="Standard">
      <style:paragraph-properties fo:margin-left="0in" fo:margin-right="0in" fo:text-indent="0in" style:auto-text-indent="false"/>
      <style:text-properties officeooo:rsid="0093a5a9" officeooo:paragraph-rsid="0127c971"/>
    </style:style>
    <style:style style:name="P204" style:family="paragraph" style:parent-style-name="Standard">
      <style:paragraph-properties fo:margin-left="0in" fo:margin-right="0in" fo:text-indent="0in" style:auto-text-indent="false"/>
      <style:text-properties officeooo:rsid="0093a5a9" officeooo:paragraph-rsid="012b4f78"/>
    </style:style>
    <style:style style:name="P205" style:family="paragraph" style:parent-style-name="Standard">
      <style:paragraph-properties fo:margin-left="0.4925in" fo:margin-right="0in" fo:text-indent="0in" style:auto-text-indent="false"/>
      <style:text-properties officeooo:rsid="0093a5e8" officeooo:paragraph-rsid="0093a5e8"/>
    </style:style>
    <style:style style:name="P206" style:family="paragraph" style:parent-style-name="Standard">
      <style:paragraph-properties fo:margin-left="0.4925in" fo:margin-right="0in" fo:text-indent="0in" style:auto-text-indent="false"/>
      <style:text-properties officeooo:rsid="0093d3b1" officeooo:paragraph-rsid="0093d3b1"/>
    </style:style>
    <style:style style:name="P207" style:family="paragraph" style:parent-style-name="Standard">
      <style:paragraph-properties fo:margin-left="0in" fo:margin-right="0in" fo:text-indent="0in" style:auto-text-indent="false"/>
      <style:text-properties officeooo:rsid="0093d3b1" officeooo:paragraph-rsid="012b4f78"/>
    </style:style>
    <style:style style:name="P208" style:family="paragraph" style:parent-style-name="Standard">
      <style:paragraph-properties fo:margin-left="0in" fo:margin-right="0in" fo:text-indent="0in" style:auto-text-indent="false"/>
      <style:text-properties officeooo:rsid="0093d3b1" officeooo:paragraph-rsid="012d1084"/>
    </style:style>
    <style:style style:name="P209" style:family="paragraph" style:parent-style-name="Standard">
      <style:paragraph-properties fo:margin-left="0in" fo:margin-right="0in" fo:text-indent="0in" style:auto-text-indent="false"/>
      <style:text-properties officeooo:rsid="0093d3b1" officeooo:paragraph-rsid="012daba9"/>
    </style:style>
    <style:style style:name="P210" style:family="paragraph" style:parent-style-name="Standard">
      <style:paragraph-properties fo:margin-left="0in" fo:margin-right="0in" fo:text-indent="0in" style:auto-text-indent="false"/>
      <style:text-properties officeooo:rsid="0093d3b1" officeooo:paragraph-rsid="012fadf1"/>
    </style:style>
    <style:style style:name="P211" style:family="paragraph" style:parent-style-name="Standard">
      <style:paragraph-properties fo:margin-left="0in" fo:margin-right="0in" fo:text-indent="0in" style:auto-text-indent="false"/>
      <style:text-properties officeooo:rsid="0093d3b1" officeooo:paragraph-rsid="01323141"/>
    </style:style>
    <style:style style:name="P212" style:family="paragraph" style:parent-style-name="Standard">
      <style:paragraph-properties fo:margin-left="0.4925in" fo:margin-right="0in" fo:text-indent="0in" style:auto-text-indent="false"/>
      <style:text-properties officeooo:rsid="0094ab04" officeooo:paragraph-rsid="0094ab04"/>
    </style:style>
    <style:style style:name="P213" style:family="paragraph" style:parent-style-name="Standard">
      <style:paragraph-properties fo:margin-left="0in" fo:margin-right="0in" fo:text-indent="0in" style:auto-text-indent="false"/>
      <style:text-properties officeooo:rsid="0094ab04" officeooo:paragraph-rsid="01323141"/>
    </style:style>
    <style:style style:name="P214" style:family="paragraph" style:parent-style-name="Standard">
      <style:paragraph-properties fo:margin-left="0in" fo:margin-right="0in" fo:text-indent="0in" style:auto-text-indent="false"/>
      <style:text-properties officeooo:rsid="0094ab04" officeooo:paragraph-rsid="0134297c"/>
    </style:style>
    <style:style style:name="P215" style:family="paragraph" style:parent-style-name="Standard">
      <style:paragraph-properties fo:margin-left="0.4925in" fo:margin-right="0in" fo:text-indent="0in" style:auto-text-indent="false"/>
      <style:text-properties officeooo:rsid="00964fb5" officeooo:paragraph-rsid="00964fb5"/>
    </style:style>
    <style:style style:name="P216" style:family="paragraph" style:parent-style-name="Standard">
      <style:paragraph-properties fo:margin-left="0in" fo:margin-right="0in" fo:text-indent="0in" style:auto-text-indent="false"/>
      <style:text-properties officeooo:rsid="00964fb5" officeooo:paragraph-rsid="0134297c"/>
    </style:style>
    <style:style style:name="P217" style:family="paragraph" style:parent-style-name="Standard">
      <style:paragraph-properties fo:margin-left="0.4925in" fo:margin-right="0in" fo:text-indent="0in" style:auto-text-indent="false"/>
      <style:text-properties officeooo:rsid="00964fb5" officeooo:paragraph-rsid="01b3ccf6"/>
    </style:style>
    <style:style style:name="P218" style:family="paragraph" style:parent-style-name="Standard">
      <style:paragraph-properties fo:margin-left="0.4925in" fo:margin-right="0in" fo:text-indent="0in" style:auto-text-indent="false"/>
      <style:text-properties officeooo:paragraph-rsid="009bfe69"/>
    </style:style>
    <style:style style:name="P219" style:family="paragraph" style:parent-style-name="Standard">
      <style:paragraph-properties fo:margin-left="0.4925in" fo:margin-right="0in" fo:text-indent="0in" style:auto-text-indent="false"/>
      <style:text-properties officeooo:paragraph-rsid="00ac0c8c"/>
    </style:style>
    <style:style style:name="P220" style:family="paragraph" style:parent-style-name="Standard">
      <style:paragraph-properties fo:margin-left="0.4925in" fo:margin-right="0in" fo:text-indent="0in" style:auto-text-indent="false"/>
      <style:text-properties officeooo:paragraph-rsid="00ad2682"/>
    </style:style>
    <style:style style:name="P221" style:family="paragraph" style:parent-style-name="Standard">
      <style:paragraph-properties fo:margin-left="0.4925in" fo:margin-right="0in" fo:text-indent="0in" style:auto-text-indent="false"/>
      <style:text-properties officeooo:paragraph-rsid="00ade064"/>
    </style:style>
    <style:style style:name="P222" style:family="paragraph" style:parent-style-name="Standard">
      <style:paragraph-properties fo:margin-left="0.4925in" fo:margin-right="0in" fo:text-indent="0in" style:auto-text-indent="false"/>
      <style:text-properties officeooo:paragraph-rsid="00ae2ccd"/>
    </style:style>
    <style:style style:name="P223" style:family="paragraph" style:parent-style-name="Standard">
      <style:paragraph-properties fo:margin-left="0.4925in" fo:margin-right="0in" fo:text-indent="0in" style:auto-text-indent="false"/>
      <style:text-properties officeooo:paragraph-rsid="00afd1fb"/>
    </style:style>
    <style:style style:name="P224" style:family="paragraph" style:parent-style-name="Standard">
      <style:paragraph-properties fo:margin-left="0.4925in" fo:margin-right="0in" fo:text-indent="0in" style:auto-text-indent="false"/>
      <style:text-properties officeooo:paragraph-rsid="00b67788"/>
    </style:style>
    <style:style style:name="P225" style:family="paragraph" style:parent-style-name="Standard">
      <style:paragraph-properties fo:margin-left="0.4925in" fo:margin-right="0in" fo:text-indent="0in" style:auto-text-indent="false"/>
      <style:text-properties officeooo:paragraph-rsid="00bcbe61"/>
    </style:style>
    <style:style style:name="P226" style:family="paragraph" style:parent-style-name="Standard">
      <style:paragraph-properties fo:margin-left="0.4925in" fo:margin-right="0in" fo:text-indent="0in" style:auto-text-indent="false"/>
      <style:text-properties officeooo:paragraph-rsid="00be88dd"/>
    </style:style>
    <style:style style:name="P227" style:family="paragraph" style:parent-style-name="Standard">
      <style:paragraph-properties fo:margin-left="0.4925in" fo:margin-right="0in" fo:text-indent="0in" style:auto-text-indent="false"/>
      <style:text-properties officeooo:paragraph-rsid="00bedaea"/>
    </style:style>
    <style:style style:name="P228" style:family="paragraph" style:parent-style-name="Standard">
      <style:paragraph-properties fo:margin-left="0.4925in" fo:margin-right="0in" fo:text-indent="0in" style:auto-text-indent="false"/>
      <style:text-properties officeooo:paragraph-rsid="00bf2ba0"/>
    </style:style>
    <style:style style:name="P229" style:family="paragraph" style:parent-style-name="Standard">
      <style:paragraph-properties fo:margin-left="0.4925in" fo:margin-right="0in" fo:text-indent="0in" style:auto-text-indent="false"/>
      <style:text-properties officeooo:paragraph-rsid="00c0d6fa"/>
    </style:style>
    <style:style style:name="P230" style:family="paragraph" style:parent-style-name="Standard">
      <style:paragraph-properties fo:margin-left="0.4925in" fo:margin-right="0in" fo:text-indent="0in" style:auto-text-indent="false"/>
      <style:text-properties officeooo:paragraph-rsid="00c3214b"/>
    </style:style>
    <style:style style:name="P231" style:family="paragraph" style:parent-style-name="Standard">
      <style:paragraph-properties fo:margin-left="0.4925in" fo:margin-right="0in" fo:text-indent="0in" style:auto-text-indent="false"/>
      <style:text-properties officeooo:paragraph-rsid="00c3c105"/>
    </style:style>
    <style:style style:name="P232" style:family="paragraph" style:parent-style-name="Standard">
      <style:paragraph-properties fo:margin-left="0in" fo:margin-right="0in" fo:text-indent="0in" style:auto-text-indent="false"/>
      <style:text-properties officeooo:paragraph-rsid="00c3c105"/>
    </style:style>
    <style:style style:name="P233" style:family="paragraph" style:parent-style-name="Standard">
      <style:paragraph-properties fo:margin-left="0.4925in" fo:margin-right="0in" fo:text-indent="0in" style:auto-text-indent="false"/>
      <style:text-properties officeooo:paragraph-rsid="00c889c8"/>
    </style:style>
    <style:style style:name="P234" style:family="paragraph" style:parent-style-name="Standard">
      <style:paragraph-properties fo:margin-left="0.4925in" fo:margin-right="0in" fo:text-indent="0in" style:auto-text-indent="false"/>
      <style:text-properties officeooo:rsid="00ca27ed" officeooo:paragraph-rsid="00ca27ed"/>
    </style:style>
    <style:style style:name="P235" style:family="paragraph" style:parent-style-name="Standard">
      <style:paragraph-properties fo:margin-left="0.4925in" fo:margin-right="0in" fo:text-indent="0in" style:auto-text-indent="false"/>
      <style:text-properties officeooo:paragraph-rsid="00ca27ed"/>
    </style:style>
    <style:style style:name="P236" style:family="paragraph" style:parent-style-name="Standard">
      <style:paragraph-properties fo:margin-left="0.4925in" fo:margin-right="0in" fo:text-indent="0in" style:auto-text-indent="false"/>
      <style:text-properties officeooo:rsid="00cb64d0" officeooo:paragraph-rsid="00cb64d0"/>
    </style:style>
    <style:style style:name="P237" style:family="paragraph" style:parent-style-name="Standard">
      <style:paragraph-properties fo:margin-left="0.4925in" fo:margin-right="0in" fo:text-indent="0in" style:auto-text-indent="false"/>
      <style:text-properties officeooo:paragraph-rsid="00cca3db"/>
    </style:style>
    <style:style style:name="P238" style:family="paragraph" style:parent-style-name="Standard">
      <style:paragraph-properties fo:margin-left="0.4925in" fo:margin-right="0in" fo:text-indent="0in" style:auto-text-indent="false"/>
      <style:text-properties officeooo:paragraph-rsid="00cdbe9e"/>
    </style:style>
    <style:style style:name="P239" style:family="paragraph" style:parent-style-name="Standard">
      <style:paragraph-properties fo:margin-left="0.4925in" fo:margin-right="0in" fo:text-indent="0in" style:auto-text-indent="false"/>
      <style:text-properties officeooo:rsid="00cdbe9e" officeooo:paragraph-rsid="00cdbe9e"/>
    </style:style>
    <style:style style:name="P240" style:family="paragraph" style:parent-style-name="Standard">
      <style:paragraph-properties fo:margin-left="0.4925in" fo:margin-right="0in" fo:text-indent="0in" style:auto-text-indent="false"/>
      <style:text-properties officeooo:rsid="00ce2210" officeooo:paragraph-rsid="00ce2210"/>
    </style:style>
    <style:style style:name="P241" style:family="paragraph" style:parent-style-name="Standard">
      <style:paragraph-properties fo:margin-left="0in" fo:margin-right="0in" fo:text-indent="0in" style:auto-text-indent="false"/>
      <style:text-properties officeooo:rsid="00cfb980" officeooo:paragraph-rsid="00cfb980"/>
    </style:style>
    <style:style style:name="P242" style:family="paragraph" style:parent-style-name="Standard">
      <style:paragraph-properties fo:margin-left="0in" fo:margin-right="0in" fo:text-indent="0in" style:auto-text-indent="false"/>
      <style:text-properties officeooo:rsid="00cfb980" officeooo:paragraph-rsid="010b63c8"/>
    </style:style>
    <style:style style:name="P243" style:family="paragraph" style:parent-style-name="Standard">
      <style:paragraph-properties fo:margin-left="0in" fo:margin-right="0in" fo:text-indent="0in" style:auto-text-indent="false"/>
      <style:text-properties officeooo:rsid="00cfb980" officeooo:paragraph-rsid="01e8ee2c"/>
    </style:style>
    <style:style style:name="P244" style:family="paragraph" style:parent-style-name="Standard">
      <style:paragraph-properties fo:margin-left="0.4925in" fo:margin-right="0in" fo:text-indent="0in" style:auto-text-indent="false"/>
      <style:text-properties officeooo:paragraph-rsid="00d44dbe"/>
    </style:style>
    <style:style style:name="P245" style:family="paragraph" style:parent-style-name="Standard">
      <style:paragraph-properties fo:margin-left="0.4925in" fo:margin-right="0in" fo:text-indent="0in" style:auto-text-indent="false"/>
      <style:text-properties officeooo:paragraph-rsid="00d63df4"/>
    </style:style>
    <style:style style:name="P246" style:family="paragraph" style:parent-style-name="Standard">
      <style:paragraph-properties fo:margin-left="0.4925in" fo:margin-right="0in" fo:text-indent="0in" style:auto-text-indent="false"/>
      <style:text-properties officeooo:paragraph-rsid="00d76f46"/>
    </style:style>
    <style:style style:name="P247" style:family="paragraph" style:parent-style-name="Standard">
      <style:paragraph-properties fo:margin-left="0.4925in" fo:margin-right="0in" fo:text-indent="0in" style:auto-text-indent="false"/>
      <style:text-properties officeooo:paragraph-rsid="00d7b03f"/>
    </style:style>
    <style:style style:name="P248" style:family="paragraph" style:parent-style-name="Standard">
      <style:paragraph-properties fo:margin-left="0.4925in" fo:margin-right="0in" fo:text-indent="0in" style:auto-text-indent="false"/>
      <style:text-properties officeooo:paragraph-rsid="00d80adb"/>
    </style:style>
    <style:style style:name="P249" style:family="paragraph" style:parent-style-name="Standard">
      <style:paragraph-properties fo:margin-left="0in" fo:margin-right="0in" fo:text-indent="0in" style:auto-text-indent="false"/>
      <style:text-properties officeooo:paragraph-rsid="00d80adb"/>
    </style:style>
    <style:style style:name="P250" style:family="paragraph" style:parent-style-name="Standard">
      <style:paragraph-properties fo:margin-left="0.4925in" fo:margin-right="0in" fo:text-indent="0in" style:auto-text-indent="false"/>
      <style:text-properties officeooo:paragraph-rsid="00edcc85"/>
    </style:style>
    <style:style style:name="P251" style:family="paragraph" style:parent-style-name="Standard">
      <style:paragraph-properties fo:margin-left="0.4925in" fo:margin-right="0in" fo:text-indent="0in" style:auto-text-indent="false"/>
      <style:text-properties officeooo:paragraph-rsid="00ee8a2a"/>
    </style:style>
    <style:style style:name="P252" style:family="paragraph" style:parent-style-name="Standard">
      <style:paragraph-properties fo:margin-left="0.4925in" fo:margin-right="0in" fo:text-indent="0in" style:auto-text-indent="false"/>
      <style:text-properties officeooo:paragraph-rsid="00eeb682"/>
    </style:style>
    <style:style style:name="P253" style:family="paragraph" style:parent-style-name="Standard">
      <style:paragraph-properties fo:margin-left="0.4925in" fo:margin-right="0in" fo:text-indent="0in" style:auto-text-indent="false"/>
      <style:text-properties officeooo:paragraph-rsid="00efc93d"/>
    </style:style>
    <style:style style:name="P254" style:family="paragraph" style:parent-style-name="Standard">
      <style:paragraph-properties fo:margin-left="0.4925in" fo:margin-right="0in" fo:text-indent="0in" style:auto-text-indent="false"/>
      <style:text-properties officeooo:paragraph-rsid="00f3a0f1"/>
    </style:style>
    <style:style style:name="P255" style:family="paragraph" style:parent-style-name="Standard">
      <style:paragraph-properties fo:margin-left="0.4925in" fo:margin-right="0in" fo:text-indent="0in" style:auto-text-indent="false"/>
      <style:text-properties officeooo:paragraph-rsid="00f4f3b0"/>
    </style:style>
    <style:style style:name="P256" style:family="paragraph" style:parent-style-name="Standard">
      <style:paragraph-properties fo:margin-left="0.4925in" fo:margin-right="0in" fo:text-indent="0in" style:auto-text-indent="false"/>
      <style:text-properties officeooo:paragraph-rsid="00f6fdd5"/>
    </style:style>
    <style:style style:name="P257" style:family="paragraph" style:parent-style-name="Standard">
      <style:paragraph-properties fo:margin-left="0.4925in" fo:margin-right="0in" fo:text-indent="0in" style:auto-text-indent="false"/>
      <style:text-properties officeooo:rsid="00fa5f98" officeooo:paragraph-rsid="00fa5f98"/>
    </style:style>
    <style:style style:name="P258" style:family="paragraph" style:parent-style-name="Standard">
      <style:paragraph-properties fo:margin-left="0.4925in" fo:margin-right="0in" fo:text-indent="0in" style:auto-text-indent="false"/>
      <style:text-properties officeooo:paragraph-rsid="00fa5f98"/>
    </style:style>
    <style:style style:name="P259" style:family="paragraph" style:parent-style-name="Standard">
      <style:paragraph-properties fo:margin-left="0in" fo:margin-right="0in" fo:text-indent="0in" style:auto-text-indent="false"/>
      <style:text-properties officeooo:paragraph-rsid="00fa5f98"/>
    </style:style>
    <style:style style:name="P260" style:family="paragraph" style:parent-style-name="Standard">
      <style:paragraph-properties fo:margin-left="0in" fo:margin-right="0in" fo:text-indent="0in" style:auto-text-indent="false"/>
      <style:text-properties officeooo:paragraph-rsid="00fd805f"/>
    </style:style>
    <style:style style:name="P261" style:family="paragraph" style:parent-style-name="Standard">
      <style:paragraph-properties fo:margin-left="0.4925in" fo:margin-right="0in" fo:text-indent="0in" style:auto-text-indent="false"/>
      <style:text-properties officeooo:paragraph-rsid="00fece48"/>
    </style:style>
    <style:style style:name="P262" style:family="paragraph" style:parent-style-name="Standard">
      <style:paragraph-properties fo:margin-left="0in" fo:margin-right="0in" fo:text-indent="0in" style:auto-text-indent="false"/>
      <style:text-properties officeooo:paragraph-rsid="00fece48"/>
    </style:style>
    <style:style style:name="P263" style:family="paragraph" style:parent-style-name="Standard">
      <style:paragraph-properties fo:margin-left="0.4925in" fo:margin-right="0in" fo:text-indent="0in" style:auto-text-indent="false"/>
      <style:text-properties officeooo:paragraph-rsid="01036b81"/>
    </style:style>
    <style:style style:name="P264" style:family="paragraph" style:parent-style-name="Standard">
      <style:paragraph-properties fo:margin-left="0.4925in" fo:margin-right="0in" fo:text-indent="0in" style:auto-text-indent="false"/>
      <style:text-properties officeooo:paragraph-rsid="010391c4"/>
    </style:style>
    <style:style style:name="P265" style:family="paragraph" style:parent-style-name="Standard">
      <style:paragraph-properties fo:margin-left="0.4925in" fo:margin-right="0in" fo:text-indent="0in" style:auto-text-indent="false"/>
      <style:text-properties officeooo:paragraph-rsid="01041feb"/>
    </style:style>
    <style:style style:name="P266" style:family="paragraph" style:parent-style-name="Standard">
      <style:paragraph-properties fo:margin-left="0.4925in" fo:margin-right="0in" fo:text-indent="0in" style:auto-text-indent="false"/>
      <style:text-properties officeooo:paragraph-rsid="0104c897"/>
    </style:style>
    <style:style style:name="P267" style:family="paragraph" style:parent-style-name="Standard">
      <style:paragraph-properties fo:margin-left="0.4925in" fo:margin-right="0in" fo:text-indent="0in" style:auto-text-indent="false"/>
      <style:text-properties officeooo:paragraph-rsid="0106db15"/>
    </style:style>
    <style:style style:name="P268" style:family="paragraph" style:parent-style-name="Standard">
      <style:paragraph-properties fo:margin-left="0.4925in" fo:margin-right="0in" fo:text-indent="0in" style:auto-text-indent="false"/>
      <style:text-properties officeooo:paragraph-rsid="0108c34e"/>
    </style:style>
    <style:style style:name="P269" style:family="paragraph" style:parent-style-name="Standard">
      <style:paragraph-properties fo:margin-left="0.4925in" fo:margin-right="0in" fo:text-indent="0in" style:auto-text-indent="false"/>
      <style:text-properties officeooo:paragraph-rsid="0108ec00"/>
    </style:style>
    <style:style style:name="P270" style:family="paragraph" style:parent-style-name="Standard">
      <style:paragraph-properties fo:margin-left="0in" fo:margin-right="0in" fo:text-indent="0in" style:auto-text-indent="false"/>
      <style:text-properties officeooo:paragraph-rsid="010b63c8"/>
    </style:style>
    <style:style style:name="P271" style:family="paragraph" style:parent-style-name="Standard">
      <style:paragraph-properties fo:margin-left="0in" fo:margin-right="0in" fo:text-indent="0in" style:auto-text-indent="false"/>
      <style:text-properties officeooo:paragraph-rsid="010bbfac"/>
    </style:style>
    <style:style style:name="P272" style:family="paragraph" style:parent-style-name="Standard">
      <style:paragraph-properties fo:margin-left="0.4925in" fo:margin-right="0in" fo:text-indent="0in" style:auto-text-indent="false"/>
      <style:text-properties officeooo:rsid="010f2f51" officeooo:paragraph-rsid="010f2f51"/>
    </style:style>
    <style:style style:name="P273" style:family="paragraph" style:parent-style-name="Standard">
      <style:paragraph-properties fo:margin-left="0.4925in" fo:margin-right="0in" fo:text-indent="0in" style:auto-text-indent="false"/>
      <style:text-properties officeooo:rsid="01118c93" officeooo:paragraph-rsid="01118c93"/>
    </style:style>
    <style:style style:name="P274" style:family="paragraph" style:parent-style-name="Standard">
      <style:paragraph-properties fo:margin-left="0.4925in" fo:margin-right="0in" fo:text-indent="0in" style:auto-text-indent="false"/>
      <style:text-properties officeooo:rsid="01136350" officeooo:paragraph-rsid="01136350"/>
    </style:style>
    <style:style style:name="P275" style:family="paragraph" style:parent-style-name="Standard">
      <style:paragraph-properties fo:margin-left="0.4925in" fo:margin-right="0in" fo:text-indent="0in" style:auto-text-indent="false"/>
      <style:text-properties officeooo:rsid="0113cb25" officeooo:paragraph-rsid="0113cb25"/>
    </style:style>
    <style:style style:name="P276" style:family="paragraph" style:parent-style-name="Standard">
      <style:paragraph-properties fo:margin-left="0.4925in" fo:margin-right="0in" fo:text-indent="0in" style:auto-text-indent="false"/>
      <style:text-properties officeooo:rsid="0116f387" officeooo:paragraph-rsid="0116f387"/>
    </style:style>
    <style:style style:name="P277" style:family="paragraph" style:parent-style-name="Standard">
      <style:paragraph-properties fo:margin-left="0.4925in" fo:margin-right="0in" fo:text-indent="0in" style:auto-text-indent="false"/>
      <style:text-properties officeooo:rsid="01175d57" officeooo:paragraph-rsid="01175d57"/>
    </style:style>
    <style:style style:name="P278" style:family="paragraph" style:parent-style-name="Standard">
      <style:paragraph-properties fo:margin-left="0.4925in" fo:margin-right="0in" fo:text-indent="0in" style:auto-text-indent="false"/>
      <style:text-properties officeooo:rsid="011843b8" officeooo:paragraph-rsid="011843b8"/>
    </style:style>
    <style:style style:name="P279" style:family="paragraph" style:parent-style-name="Standard">
      <style:paragraph-properties fo:margin-left="0.4925in" fo:margin-right="0in" fo:text-indent="0in" style:auto-text-indent="false"/>
      <style:text-properties officeooo:rsid="01194816" officeooo:paragraph-rsid="01194816"/>
    </style:style>
    <style:style style:name="P280" style:family="paragraph" style:parent-style-name="Standard">
      <style:paragraph-properties fo:margin-left="0.4925in" fo:margin-right="0in" fo:text-indent="0in" style:auto-text-indent="false"/>
      <style:text-properties officeooo:rsid="01194816" officeooo:paragraph-rsid="01b3ccf6"/>
    </style:style>
    <style:style style:name="P281" style:family="paragraph" style:parent-style-name="Standard">
      <style:paragraph-properties fo:margin-left="0in" fo:margin-right="0in" fo:text-indent="0in" style:auto-text-indent="false"/>
      <style:text-properties officeooo:rsid="01194816" officeooo:paragraph-rsid="01b4531c"/>
    </style:style>
    <style:style style:name="P282" style:family="paragraph" style:parent-style-name="Standard">
      <style:paragraph-properties fo:margin-left="0.4925in" fo:margin-right="0in" fo:text-indent="0in" style:auto-text-indent="false"/>
      <style:text-properties officeooo:rsid="01194816" officeooo:paragraph-rsid="01b887c3"/>
    </style:style>
    <style:style style:name="P283" style:family="paragraph" style:parent-style-name="Standard">
      <style:paragraph-properties fo:margin-left="0.4925in" fo:margin-right="0in" fo:text-indent="0in" style:auto-text-indent="false"/>
      <style:text-properties officeooo:rsid="01194816" officeooo:paragraph-rsid="01b90c3b"/>
    </style:style>
    <style:style style:name="P284" style:family="paragraph" style:parent-style-name="Standard">
      <style:paragraph-properties fo:margin-left="0in" fo:margin-right="0in" fo:text-indent="0in" style:auto-text-indent="false"/>
      <style:text-properties officeooo:paragraph-rsid="011d22f4"/>
    </style:style>
    <style:style style:name="P285" style:family="paragraph" style:parent-style-name="Standard">
      <style:paragraph-properties fo:margin-left="0in" fo:margin-right="0in" fo:text-indent="0in" style:auto-text-indent="false"/>
      <style:text-properties officeooo:rsid="011d22f4" officeooo:paragraph-rsid="011d22f4"/>
    </style:style>
    <style:style style:name="P286" style:family="paragraph" style:parent-style-name="Standard">
      <style:paragraph-properties fo:margin-left="0.4925in" fo:margin-right="0in" fo:text-indent="0in" style:auto-text-indent="false"/>
      <style:text-properties officeooo:paragraph-rsid="014151cf"/>
    </style:style>
    <style:style style:name="P287" style:family="paragraph" style:parent-style-name="Standard">
      <style:paragraph-properties fo:margin-left="0.4925in" fo:margin-right="0in" fo:text-indent="0in" style:auto-text-indent="false"/>
      <style:text-properties officeooo:paragraph-rsid="0145217e"/>
    </style:style>
    <style:style style:name="P288" style:family="paragraph" style:parent-style-name="Standard">
      <style:paragraph-properties fo:margin-left="0.4925in" fo:margin-right="0in" fo:text-indent="0in" style:auto-text-indent="false"/>
      <style:text-properties officeooo:paragraph-rsid="01465f5c"/>
    </style:style>
    <style:style style:name="P289" style:family="paragraph" style:parent-style-name="Standard">
      <style:paragraph-properties fo:margin-left="0.4925in" fo:margin-right="0in" fo:text-indent="0in" style:auto-text-indent="false"/>
      <style:text-properties officeooo:paragraph-rsid="014af795"/>
    </style:style>
    <style:style style:name="P290" style:family="paragraph" style:parent-style-name="Standard">
      <style:paragraph-properties fo:margin-left="0in" fo:margin-right="0in" fo:text-indent="0in" style:auto-text-indent="false"/>
      <style:text-properties officeooo:rsid="018344a5" officeooo:paragraph-rsid="018344a5"/>
    </style:style>
    <style:style style:name="P291" style:family="paragraph" style:parent-style-name="Standard">
      <style:paragraph-properties fo:margin-left="0in" fo:margin-right="0in" fo:text-indent="0in" style:auto-text-indent="false"/>
      <style:text-properties officeooo:rsid="01ac0cc8" officeooo:paragraph-rsid="01ac0cc8"/>
    </style:style>
    <style:style style:name="P292" style:family="paragraph" style:parent-style-name="Standard">
      <style:paragraph-properties fo:margin-left="0.4925in" fo:margin-right="0in" fo:text-indent="0in" style:auto-text-indent="false"/>
      <style:text-properties officeooo:paragraph-rsid="01afb8c6"/>
    </style:style>
    <style:style style:name="P293" style:family="paragraph" style:parent-style-name="Standard">
      <style:paragraph-properties fo:margin-left="0in" fo:margin-right="0in" fo:text-indent="0in" style:auto-text-indent="false"/>
      <style:text-properties officeooo:paragraph-rsid="01b20577"/>
    </style:style>
    <style:style style:name="P294" style:family="paragraph" style:parent-style-name="Standard">
      <style:paragraph-properties fo:margin-left="0in" fo:margin-right="0in" fo:text-indent="0in" style:auto-text-indent="false"/>
      <style:text-properties officeooo:paragraph-rsid="01b4531c"/>
    </style:style>
    <style:style style:name="P295" style:family="paragraph" style:parent-style-name="Standard">
      <style:paragraph-properties fo:margin-left="0.4925in" fo:margin-right="0in" fo:text-indent="0in" style:auto-text-indent="false"/>
      <style:text-properties officeooo:paragraph-rsid="01bd6035"/>
    </style:style>
    <style:style style:name="P296" style:family="paragraph" style:parent-style-name="Standard">
      <style:paragraph-properties fo:margin-left="0in" fo:margin-right="0in" fo:text-indent="0in" style:auto-text-indent="false"/>
      <style:text-properties officeooo:rsid="01c67429" officeooo:paragraph-rsid="01c67429"/>
    </style:style>
    <style:style style:name="P297" style:family="paragraph" style:parent-style-name="Standard">
      <style:paragraph-properties fo:margin-left="0in" fo:margin-right="0in" fo:text-indent="0in" style:auto-text-indent="false"/>
      <style:text-properties officeooo:rsid="01fefc04" officeooo:paragraph-rsid="01fefc04"/>
    </style:style>
    <style:style style:name="P298" style:family="paragraph" style:parent-style-name="Standard">
      <style:paragraph-properties fo:margin-left="0.4925in" fo:margin-right="0in" fo:text-indent="0in" style:auto-text-indent="false"/>
      <style:text-properties officeooo:paragraph-rsid="0203af80"/>
    </style:style>
    <style:style style:name="P299" style:family="paragraph" style:parent-style-name="Standard">
      <style:paragraph-properties fo:margin-left="0in" fo:margin-right="0in" fo:text-indent="0in" style:auto-text-indent="false"/>
      <style:text-properties officeooo:paragraph-rsid="020941b9"/>
    </style:style>
    <style:style style:name="P300" style:family="paragraph" style:parent-style-name="Standard">
      <style:paragraph-properties fo:margin-left="0in" fo:margin-right="0in" fo:text-indent="0in" style:auto-text-indent="false"/>
      <style:text-properties officeooo:paragraph-rsid="020f993a"/>
    </style:style>
    <style:style style:name="P301" style:family="paragraph" style:parent-style-name="Standard">
      <style:paragraph-properties fo:margin-left="0in" fo:margin-right="0in" fo:text-indent="0in" style:auto-text-indent="false"/>
      <style:text-properties officeooo:rsid="021d352d" officeooo:paragraph-rsid="021d352d"/>
    </style:style>
    <style:style style:name="P302" style:family="paragraph" style:parent-style-name="Heading">
      <style:paragraph-properties fo:text-align="center" style:justify-single-word="false"/>
    </style:style>
    <style:style style:name="P303" style:family="paragraph" style:parent-style-name="Heading_20_3">
      <style:paragraph-properties fo:text-align="center" style:justify-single-word="false"/>
    </style:style>
    <style:style style:name="P304" style:family="paragraph" style:parent-style-name="Heading_20_3">
      <style:paragraph-properties fo:text-align="center" style:justify-single-word="false"/>
      <style:text-properties officeooo:paragraph-rsid="0099e3e1"/>
    </style:style>
    <style:style style:name="P305" style:family="paragraph" style:parent-style-name="Heading_20_3">
      <style:paragraph-properties fo:text-align="center" style:justify-single-word="false"/>
      <style:text-properties officeooo:paragraph-rsid="00a970b3"/>
    </style:style>
    <style:style style:name="P306" style:family="paragraph" style:parent-style-name="Heading_20_3">
      <style:paragraph-properties fo:text-align="center" style:justify-single-word="false"/>
      <style:text-properties officeooo:paragraph-rsid="00b14d04"/>
    </style:style>
    <style:style style:name="P307" style:family="paragraph" style:parent-style-name="Heading_20_3">
      <style:paragraph-properties fo:text-align="center" style:justify-single-word="false"/>
      <style:text-properties officeooo:paragraph-rsid="00c40194"/>
    </style:style>
    <style:style style:name="P308" style:family="paragraph" style:parent-style-name="Heading_20_3">
      <style:paragraph-properties fo:text-align="center" style:justify-single-word="false"/>
      <style:text-properties officeooo:paragraph-rsid="00d250a5"/>
    </style:style>
    <style:style style:name="P309" style:family="paragraph" style:parent-style-name="Heading_20_3">
      <style:paragraph-properties fo:text-align="center" style:justify-single-word="false"/>
      <style:text-properties officeooo:paragraph-rsid="00e618b8"/>
    </style:style>
    <style:style style:name="P310" style:family="paragraph" style:parent-style-name="Heading_20_3">
      <style:paragraph-properties fo:text-align="center" style:justify-single-word="false"/>
      <style:text-properties officeooo:paragraph-rsid="00fd71bf"/>
    </style:style>
    <style:style style:name="P311" style:family="paragraph" style:parent-style-name="Heading_20_3">
      <style:paragraph-properties fo:text-align="center" style:justify-single-word="false"/>
      <style:text-properties officeooo:paragraph-rsid="01018f09"/>
    </style:style>
    <style:style style:name="P312" style:family="paragraph" style:parent-style-name="Heading_20_4">
      <style:paragraph-properties fo:text-align="center" style:justify-single-word="false"/>
    </style:style>
    <style:style style:name="P313" style:family="paragraph" style:parent-style-name="Standard">
      <style:paragraph-properties fo:margin-left="0.4925in" fo:margin-right="0in" fo:text-indent="0in" style:auto-text-indent="false"/>
      <style:text-properties officeooo:rsid="00faf656" officeooo:paragraph-rsid="00faf656"/>
    </style:style>
    <style:style style:name="P314" style:family="paragraph" style:parent-style-name="Standard">
      <style:paragraph-properties fo:margin-left="0.4925in" fo:margin-right="0in" fo:text-indent="0in" style:auto-text-indent="false"/>
      <style:text-properties officeooo:paragraph-rsid="022f631e"/>
    </style:style>
    <style:style style:name="P315" style:family="paragraph" style:parent-style-name="Standard">
      <style:paragraph-properties fo:margin-left="0in" fo:margin-right="0in" fo:text-indent="0in" style:auto-text-indent="false"/>
      <style:text-properties officeooo:rsid="001bcab0" officeooo:paragraph-rsid="0231e21f"/>
    </style:style>
    <style:style style:name="P316" style:family="paragraph" style:parent-style-name="Standard">
      <style:paragraph-properties fo:margin-left="0in" fo:margin-right="0in" fo:text-indent="0in" style:auto-text-indent="false"/>
      <style:text-properties officeooo:rsid="001bcab0" officeooo:paragraph-rsid="02fbb5ae"/>
    </style:style>
    <style:style style:name="P317" style:family="paragraph" style:parent-style-name="Standard">
      <style:paragraph-properties fo:margin-left="0in" fo:margin-right="0in" fo:text-indent="0in" style:auto-text-indent="false"/>
      <style:text-properties officeooo:rsid="0041608e" officeooo:paragraph-rsid="0231e21f"/>
    </style:style>
    <style:style style:name="P318" style:family="paragraph" style:parent-style-name="Standard">
      <style:paragraph-properties fo:margin-left="0in" fo:margin-right="0in" fo:text-indent="0in" style:auto-text-indent="false"/>
      <style:text-properties officeooo:rsid="0041608e" officeooo:paragraph-rsid="0233bc9d"/>
    </style:style>
    <style:style style:name="P319" style:family="paragraph" style:parent-style-name="Standard">
      <style:paragraph-properties fo:margin-left="0in" fo:margin-right="0in" fo:text-indent="0in" style:auto-text-indent="false"/>
      <style:text-properties officeooo:rsid="0041608e" officeooo:paragraph-rsid="02385b84"/>
    </style:style>
    <style:style style:name="P320" style:family="paragraph" style:parent-style-name="Standard">
      <style:paragraph-properties fo:margin-left="0in" fo:margin-right="0in" fo:text-indent="0in" style:auto-text-indent="false"/>
      <style:text-properties officeooo:rsid="0041608e" officeooo:paragraph-rsid="02fbb5ae"/>
    </style:style>
    <style:style style:name="P321" style:family="paragraph" style:parent-style-name="Standard">
      <style:paragraph-properties fo:margin-left="0in" fo:margin-right="0in" fo:text-indent="0in" style:auto-text-indent="false"/>
      <style:text-properties officeooo:rsid="0053ca22" officeooo:paragraph-rsid="0231e21f"/>
    </style:style>
    <style:style style:name="P322" style:family="paragraph" style:parent-style-name="Standard">
      <style:paragraph-properties fo:margin-left="0in" fo:margin-right="0in" fo:text-indent="0in" style:auto-text-indent="false"/>
      <style:text-properties officeooo:rsid="0053ca22" officeooo:paragraph-rsid="0231e21f"/>
    </style:style>
    <style:style style:name="P323" style:family="paragraph" style:parent-style-name="Standard">
      <style:paragraph-properties fo:margin-left="0.4925in" fo:margin-right="0in" fo:text-indent="0in" style:auto-text-indent="false"/>
      <style:text-properties officeooo:paragraph-rsid="02321198"/>
    </style:style>
    <style:style style:name="P324" style:family="paragraph" style:parent-style-name="Standard">
      <style:paragraph-properties fo:margin-left="0.4925in" fo:margin-right="0in" fo:text-indent="0in" style:auto-text-indent="false"/>
      <style:text-properties officeooo:paragraph-rsid="02350979"/>
    </style:style>
    <style:style style:name="P325" style:family="paragraph" style:parent-style-name="Standard">
      <style:paragraph-properties fo:margin-left="0.4925in" fo:margin-right="0in" fo:text-indent="0in" style:auto-text-indent="false"/>
      <style:text-properties officeooo:rsid="0024346f" officeooo:paragraph-rsid="00282e55"/>
    </style:style>
    <style:style style:name="P326" style:family="paragraph" style:parent-style-name="Standard">
      <style:paragraph-properties fo:margin-left="0.4925in" fo:margin-right="0in" fo:text-indent="0in" style:auto-text-indent="false"/>
      <style:text-properties officeooo:rsid="00211c87" officeooo:paragraph-rsid="00282e55"/>
    </style:style>
    <style:style style:name="P327" style:family="paragraph" style:parent-style-name="Standard">
      <style:paragraph-properties fo:margin-left="0.4925in" fo:margin-right="0in" fo:text-indent="0in" style:auto-text-indent="false"/>
      <style:text-properties officeooo:rsid="004b52ec" officeooo:paragraph-rsid="004b52ec"/>
    </style:style>
    <style:style style:name="P328" style:family="paragraph" style:parent-style-name="Standard">
      <style:paragraph-properties fo:margin-left="0.4925in" fo:margin-right="0in" fo:text-indent="0in" style:auto-text-indent="false"/>
      <style:text-properties officeooo:rsid="009d7d97" officeooo:paragraph-rsid="00a7191c" style:language-complex="he" style:country-complex="IL"/>
    </style:style>
    <style:style style:name="P329" style:family="paragraph" style:parent-style-name="Standard">
      <style:paragraph-properties fo:margin-left="0.4925in" fo:margin-right="0in" fo:text-indent="0in" style:auto-text-indent="false"/>
      <style:text-properties officeooo:rsid="009d7d97" officeooo:paragraph-rsid="0257ffe0" style:language-complex="he" style:country-complex="IL"/>
    </style:style>
    <style:style style:name="P330" style:family="paragraph" style:parent-style-name="Standard">
      <style:paragraph-properties fo:margin-left="0.4925in" fo:margin-right="0in" fo:text-indent="0in" style:auto-text-indent="false"/>
      <style:text-properties officeooo:rsid="009d7d97" officeooo:paragraph-rsid="02598da8" style:language-complex="he" style:country-complex="IL"/>
    </style:style>
    <style:style style:name="P331" style:family="paragraph" style:parent-style-name="Standard">
      <style:paragraph-properties fo:margin-left="0.4925in" fo:margin-right="0in" fo:text-indent="0in" style:auto-text-indent="false"/>
      <style:text-properties officeooo:rsid="00a7191c" officeooo:paragraph-rsid="00a96f3f" style:language-complex="he" style:country-complex="IL"/>
    </style:style>
    <style:style style:name="P332" style:family="paragraph" style:parent-style-name="Standard">
      <style:paragraph-properties fo:margin-left="0.4925in" fo:margin-right="0in" fo:text-indent="0in" style:auto-text-indent="false"/>
      <style:text-properties officeooo:rsid="00a7191c" officeooo:paragraph-rsid="00a7191c" style:language-complex="he" style:country-complex="IL"/>
    </style:style>
    <style:style style:name="P333" style:family="paragraph" style:parent-style-name="Standard">
      <style:paragraph-properties fo:margin-left="0.4925in" fo:margin-right="0in" fo:text-indent="0in" style:auto-text-indent="false"/>
      <style:text-properties officeooo:rsid="00a7191c" officeooo:paragraph-rsid="00a8cd42" style:language-complex="he" style:country-complex="IL"/>
    </style:style>
    <style:style style:name="P334" style:family="paragraph" style:parent-style-name="Standard">
      <style:paragraph-properties fo:margin-left="0.4925in" fo:margin-right="0in" fo:text-indent="0in" style:auto-text-indent="false"/>
      <style:text-properties officeooo:rsid="00a7191c" officeooo:paragraph-rsid="025b3c6b" style:language-complex="he" style:country-complex="IL"/>
    </style:style>
    <style:style style:name="P335" style:family="paragraph" style:parent-style-name="Standard">
      <style:paragraph-properties fo:margin-left="0.4925in" fo:margin-right="0in" fo:text-indent="0in" style:auto-text-indent="false"/>
      <style:text-properties officeooo:rsid="00a7191c" officeooo:paragraph-rsid="025bdc14" style:language-complex="he" style:country-complex="IL"/>
    </style:style>
    <style:style style:name="P336" style:family="paragraph" style:parent-style-name="Standard">
      <style:paragraph-properties fo:margin-left="0.4925in" fo:margin-right="0in" fo:text-indent="0in" style:auto-text-indent="false"/>
      <style:text-properties officeooo:rsid="00a7191c" officeooo:paragraph-rsid="02654a44" style:language-complex="he" style:country-complex="IL"/>
    </style:style>
    <style:style style:name="P337" style:family="paragraph" style:parent-style-name="Standard">
      <style:paragraph-properties fo:margin-left="0.4925in" fo:margin-right="0in" fo:text-indent="0in" style:auto-text-indent="false"/>
      <style:text-properties officeooo:rsid="00a291a8" officeooo:paragraph-rsid="00a96f3f" style:language-complex="he" style:country-complex="IL"/>
    </style:style>
    <style:style style:name="P338" style:family="paragraph" style:parent-style-name="Standard">
      <style:paragraph-properties fo:margin-left="0.4925in" fo:margin-right="0in" fo:text-indent="0in" style:auto-text-indent="false"/>
      <style:text-properties officeooo:rsid="00a291a8" officeooo:paragraph-rsid="00a291a8" style:language-complex="he" style:country-complex="IL"/>
    </style:style>
    <style:style style:name="P339" style:family="paragraph" style:parent-style-name="Standard">
      <style:paragraph-properties fo:margin-left="0.4925in" fo:margin-right="0in" fo:text-indent="0in" style:auto-text-indent="false"/>
      <style:text-properties officeooo:rsid="00a291a8" officeooo:paragraph-rsid="02654a44" style:language-complex="he" style:country-complex="IL"/>
    </style:style>
    <style:style style:name="P340" style:family="paragraph" style:parent-style-name="Standard">
      <style:paragraph-properties fo:margin-left="0.4925in" fo:margin-right="0in" fo:text-indent="0in" style:auto-text-indent="false"/>
      <style:text-properties officeooo:rsid="009f828b" officeooo:paragraph-rsid="009f828b" style:language-complex="he" style:country-complex="IL"/>
    </style:style>
    <style:style style:name="P341" style:family="paragraph" style:parent-style-name="Standard">
      <style:paragraph-properties fo:margin-left="0.4925in" fo:margin-right="0in" fo:text-indent="0in" style:auto-text-indent="false"/>
      <style:text-properties officeooo:rsid="02598da8" officeooo:paragraph-rsid="02598da8" style:language-complex="he" style:country-complex="IL"/>
    </style:style>
    <style:style style:name="P342" style:family="paragraph" style:parent-style-name="Standard">
      <style:paragraph-properties fo:margin-left="0.4925in" fo:margin-right="0in" fo:text-indent="0in" style:auto-text-indent="false"/>
      <style:text-properties officeooo:rsid="02598da8" officeooo:paragraph-rsid="02654a44" style:language-complex="he" style:country-complex="IL"/>
    </style:style>
    <style:style style:name="P343" style:family="paragraph" style:parent-style-name="Standard">
      <style:paragraph-properties fo:margin-left="0.4925in" fo:margin-right="0in" fo:text-indent="0in" style:auto-text-indent="false"/>
      <style:text-properties officeooo:rsid="00a13133" officeooo:paragraph-rsid="00a13133" style:language-complex="he" style:country-complex="IL"/>
    </style:style>
    <style:style style:name="P344" style:family="paragraph" style:parent-style-name="Standard">
      <style:paragraph-properties fo:margin-left="0.4925in" fo:margin-right="0in" fo:text-indent="0in" style:auto-text-indent="false"/>
      <style:text-properties officeooo:rsid="025ad588" officeooo:paragraph-rsid="025ad588" style:language-complex="he" style:country-complex="IL"/>
    </style:style>
    <style:style style:name="P345" style:family="paragraph" style:parent-style-name="Standard">
      <style:paragraph-properties fo:margin-left="0.4925in" fo:margin-right="0in" fo:text-indent="0in" style:auto-text-indent="false"/>
      <style:text-properties officeooo:rsid="00a3fc41" officeooo:paragraph-rsid="00a3fc41" style:language-complex="he" style:country-complex="IL"/>
    </style:style>
    <style:style style:name="P346" style:family="paragraph" style:parent-style-name="Standard">
      <style:paragraph-properties fo:margin-left="0.4925in" fo:margin-right="0in" fo:text-indent="0in" style:auto-text-indent="false"/>
      <style:text-properties officeooo:rsid="025af210" officeooo:paragraph-rsid="025af210" style:language-complex="he" style:country-complex="IL"/>
    </style:style>
    <style:style style:name="P347" style:family="paragraph" style:parent-style-name="Standard">
      <style:paragraph-properties fo:margin-left="0in" fo:margin-right="0in" fo:text-indent="0in" style:auto-text-indent="false"/>
      <style:text-properties officeooo:rsid="0053ca22" officeooo:paragraph-rsid="01bbd7d0" style:language-complex="he" style:country-complex="IL"/>
    </style:style>
    <style:style style:name="P348" style:family="paragraph" style:parent-style-name="Standard">
      <style:paragraph-properties fo:margin-left="0.4925in" fo:margin-right="0in" fo:text-indent="0in" style:auto-text-indent="false"/>
      <style:text-properties officeooo:paragraph-rsid="02598da8"/>
    </style:style>
    <style:style style:name="P349" style:family="paragraph" style:parent-style-name="Standard">
      <style:paragraph-properties fo:margin-left="0.4925in" fo:margin-right="0in" fo:text-indent="0in" style:auto-text-indent="false"/>
      <style:text-properties officeooo:paragraph-rsid="00ac0c8c"/>
    </style:style>
    <style:style style:name="P350" style:family="paragraph" style:parent-style-name="Standard">
      <style:paragraph-properties fo:margin-left="0.4925in" fo:margin-right="0in" fo:text-indent="0in" style:auto-text-indent="false"/>
      <style:text-properties officeooo:paragraph-rsid="02600945"/>
    </style:style>
    <style:style style:name="P351" style:family="paragraph" style:parent-style-name="Standard">
      <style:paragraph-properties fo:margin-left="0.4925in" fo:margin-right="0in" fo:text-indent="0in" style:auto-text-indent="false"/>
      <style:text-properties officeooo:paragraph-rsid="00ad2682"/>
    </style:style>
    <style:style style:name="P352" style:family="paragraph" style:parent-style-name="Standard">
      <style:paragraph-properties fo:margin-left="0.4925in" fo:margin-right="0in" fo:text-indent="0in" style:auto-text-indent="false"/>
      <style:text-properties officeooo:paragraph-rsid="00ade064"/>
    </style:style>
    <style:style style:name="P353" style:family="paragraph" style:parent-style-name="Standard">
      <style:paragraph-properties fo:margin-left="0.4925in" fo:margin-right="0in" fo:text-indent="0in" style:auto-text-indent="false"/>
      <style:text-properties officeooo:paragraph-rsid="00ae2ccd"/>
    </style:style>
    <style:style style:name="P354" style:family="paragraph" style:parent-style-name="Standard">
      <style:paragraph-properties fo:margin-left="0.4925in" fo:margin-right="0in" fo:text-indent="0in" style:auto-text-indent="false"/>
      <style:text-properties officeooo:paragraph-rsid="00afd1fb"/>
    </style:style>
    <style:style style:name="P355" style:family="paragraph" style:parent-style-name="Standard">
      <style:paragraph-properties fo:margin-left="0.4925in" fo:margin-right="0in" fo:text-indent="0in" style:auto-text-indent="false"/>
      <style:text-properties officeooo:paragraph-rsid="026730bc"/>
    </style:style>
    <style:style style:name="P356" style:family="paragraph" style:parent-style-name="Standard">
      <style:paragraph-properties fo:margin-left="0.4925in" fo:margin-right="0in" fo:text-indent="0in" style:auto-text-indent="false"/>
      <style:text-properties officeooo:paragraph-rsid="026947ef"/>
    </style:style>
    <style:style style:name="P357" style:family="paragraph" style:parent-style-name="Standard">
      <style:paragraph-properties fo:margin-left="0.4925in" fo:margin-right="0in" fo:text-indent="0in" style:auto-text-indent="false"/>
      <style:text-properties officeooo:paragraph-rsid="026db20f"/>
    </style:style>
    <style:style style:name="P358" style:family="paragraph" style:parent-style-name="Standard">
      <style:paragraph-properties fo:margin-left="0.4925in" fo:margin-right="0in" fo:text-indent="0in" style:auto-text-indent="false"/>
      <style:text-properties officeooo:paragraph-rsid="026e55d5"/>
    </style:style>
    <style:style style:name="P359" style:family="paragraph" style:parent-style-name="Standard">
      <style:paragraph-properties fo:margin-left="0.4925in" fo:margin-right="0in" fo:text-indent="0in" style:auto-text-indent="false"/>
      <style:text-properties officeooo:paragraph-rsid="026fa50f"/>
    </style:style>
    <style:style style:name="P360" style:family="paragraph" style:parent-style-name="Standard">
      <style:paragraph-properties fo:margin-left="0.4925in" fo:margin-right="0in" fo:text-indent="0in" style:auto-text-indent="false"/>
      <style:text-properties officeooo:paragraph-rsid="02715f74"/>
    </style:style>
    <style:style style:name="P361" style:family="paragraph" style:parent-style-name="Standard">
      <style:paragraph-properties fo:margin-left="0.4925in" fo:margin-right="0in" fo:text-indent="0in" style:auto-text-indent="false"/>
      <style:text-properties officeooo:paragraph-rsid="02728e49"/>
    </style:style>
    <style:style style:name="P362" style:family="paragraph" style:parent-style-name="Standard">
      <style:paragraph-properties fo:margin-left="0.4925in" fo:margin-right="0in" fo:text-indent="0in" style:auto-text-indent="false"/>
      <style:text-properties officeooo:paragraph-rsid="02743b66"/>
    </style:style>
    <style:style style:name="P363" style:family="paragraph" style:parent-style-name="Standard">
      <style:paragraph-properties fo:margin-left="0.4925in" fo:margin-right="0in" fo:text-indent="0in" style:auto-text-indent="false"/>
      <style:text-properties officeooo:paragraph-rsid="014151cf"/>
    </style:style>
    <style:style style:name="P364" style:family="paragraph" style:parent-style-name="Standard">
      <style:paragraph-properties fo:margin-left="0.4925in" fo:margin-right="0in" fo:text-indent="0in" style:auto-text-indent="false"/>
      <style:text-properties officeooo:paragraph-rsid="027a3b9c"/>
    </style:style>
    <style:style style:name="P365" style:family="paragraph" style:parent-style-name="Standard">
      <style:paragraph-properties fo:margin-left="0.4925in" fo:margin-right="0in" fo:text-indent="0in" style:auto-text-indent="false"/>
      <style:text-properties officeooo:paragraph-rsid="00be88dd"/>
    </style:style>
    <style:style style:name="P366" style:family="paragraph" style:parent-style-name="Standard">
      <style:paragraph-properties fo:margin-left="0.4925in" fo:margin-right="0in" fo:text-indent="0in" style:auto-text-indent="false"/>
      <style:text-properties officeooo:paragraph-rsid="00c3214b"/>
    </style:style>
    <style:style style:name="P367" style:family="paragraph" style:parent-style-name="Standard">
      <style:paragraph-properties fo:margin-left="0.4925in" fo:margin-right="0in" fo:text-indent="0in" style:auto-text-indent="false"/>
      <style:text-properties officeooo:paragraph-rsid="00d63df4"/>
    </style:style>
    <style:style style:name="P368" style:family="paragraph" style:parent-style-name="Standard">
      <style:paragraph-properties fo:margin-left="0.4925in" fo:margin-right="0in" fo:text-indent="0in" style:auto-text-indent="false"/>
      <style:text-properties officeooo:paragraph-rsid="027c5e92"/>
    </style:style>
    <style:style style:name="P369" style:family="paragraph" style:parent-style-name="Standard">
      <style:paragraph-properties fo:margin-left="0.4925in" fo:margin-right="0in" fo:text-indent="0in" style:auto-text-indent="false"/>
      <style:text-properties officeooo:paragraph-rsid="00bf2ba0"/>
    </style:style>
    <style:style style:name="P370" style:family="paragraph" style:parent-style-name="Standard">
      <style:paragraph-properties fo:margin-left="0.4925in" fo:margin-right="0in" fo:text-indent="0in" style:auto-text-indent="false"/>
      <style:text-properties officeooo:paragraph-rsid="027cc13b"/>
    </style:style>
    <style:style style:name="P371" style:family="paragraph" style:parent-style-name="Standard">
      <style:paragraph-properties fo:margin-left="0.4925in" fo:margin-right="0in" fo:text-indent="0in" style:auto-text-indent="false"/>
      <style:text-properties officeooo:paragraph-rsid="00c3c105"/>
    </style:style>
    <style:style style:name="P372" style:family="paragraph" style:parent-style-name="Standard">
      <style:paragraph-properties fo:margin-left="0in" fo:margin-right="0in" fo:text-indent="0in" style:auto-text-indent="false"/>
      <style:text-properties officeooo:paragraph-rsid="00c3c105"/>
    </style:style>
    <style:style style:name="P373" style:family="paragraph" style:parent-style-name="Standard">
      <style:paragraph-properties fo:margin-left="0.4925in" fo:margin-right="0in" fo:text-indent="0in" style:auto-text-indent="false"/>
      <style:text-properties officeooo:paragraph-rsid="027e94c7"/>
    </style:style>
    <style:style style:name="P374" style:family="paragraph" style:parent-style-name="Standard">
      <style:paragraph-properties fo:margin-left="0.4925in" fo:margin-right="0in" fo:text-indent="0in" style:auto-text-indent="false"/>
      <style:text-properties officeooo:paragraph-rsid="027ec0eb"/>
    </style:style>
    <style:style style:name="P375" style:family="paragraph" style:parent-style-name="Standard">
      <style:paragraph-properties fo:margin-left="0.4925in" fo:margin-right="0in" fo:text-indent="0in" style:auto-text-indent="false"/>
      <style:text-properties officeooo:paragraph-rsid="027f27cd"/>
    </style:style>
    <style:style style:name="P376" style:family="paragraph" style:parent-style-name="Standard">
      <style:paragraph-properties fo:margin-left="0.4925in" fo:margin-right="0in" fo:text-indent="0in" style:auto-text-indent="false"/>
      <style:text-properties officeooo:paragraph-rsid="00bedaea"/>
    </style:style>
    <style:style style:name="P377" style:family="paragraph" style:parent-style-name="Standard">
      <style:paragraph-properties fo:margin-left="0.4925in" fo:margin-right="0in" fo:text-indent="0in" style:auto-text-indent="false"/>
      <style:text-properties officeooo:paragraph-rsid="02810233"/>
    </style:style>
    <style:style style:name="P378" style:family="paragraph" style:parent-style-name="Standard">
      <style:paragraph-properties fo:margin-left="0.4925in" fo:margin-right="0in" fo:text-indent="0in" style:auto-text-indent="false"/>
      <style:text-properties officeooo:paragraph-rsid="02818a7c"/>
    </style:style>
    <style:style style:name="P379" style:family="paragraph" style:parent-style-name="Standard">
      <style:paragraph-properties fo:margin-left="0.4925in" fo:margin-right="0in" fo:text-indent="0in" style:auto-text-indent="false"/>
      <style:text-properties officeooo:paragraph-rsid="02827ca9"/>
    </style:style>
    <style:style style:name="P380" style:family="paragraph" style:parent-style-name="Standard">
      <style:paragraph-properties fo:margin-left="0.4925in" fo:margin-right="0in" fo:text-indent="0in" style:auto-text-indent="false"/>
      <style:text-properties officeooo:paragraph-rsid="0284482e"/>
    </style:style>
    <style:style style:name="P381" style:family="paragraph" style:parent-style-name="Standard">
      <style:paragraph-properties fo:margin-left="0.4925in" fo:margin-right="0in" fo:text-indent="0in" style:auto-text-indent="false"/>
      <style:text-properties officeooo:paragraph-rsid="00c0d6fa"/>
    </style:style>
    <style:style style:name="P382" style:family="paragraph" style:parent-style-name="Standard">
      <style:paragraph-properties fo:margin-left="0.4925in" fo:margin-right="0in" fo:text-indent="0in" style:auto-text-indent="false"/>
      <style:text-properties officeooo:paragraph-rsid="02862111"/>
    </style:style>
    <style:style style:name="P383" style:family="paragraph" style:parent-style-name="Standard">
      <style:paragraph-properties fo:margin-left="0.4925in" fo:margin-right="0in" fo:text-indent="0in" style:auto-text-indent="false"/>
      <style:text-properties officeooo:paragraph-rsid="02876167"/>
    </style:style>
    <style:style style:name="P384" style:family="paragraph" style:parent-style-name="Standard">
      <style:paragraph-properties fo:margin-left="0.4925in" fo:margin-right="0in" fo:text-indent="0in" style:auto-text-indent="false"/>
      <style:text-properties officeooo:paragraph-rsid="02890ca1"/>
    </style:style>
    <style:style style:name="P385" style:family="paragraph" style:parent-style-name="Standard">
      <style:paragraph-properties fo:margin-left="0.4925in" fo:margin-right="0in" fo:text-indent="0in" style:auto-text-indent="false"/>
      <style:text-properties officeooo:paragraph-rsid="028ae1ba"/>
    </style:style>
    <style:style style:name="P386" style:family="paragraph" style:parent-style-name="Standard">
      <style:paragraph-properties fo:margin-left="0.4925in" fo:margin-right="0in" fo:text-indent="0in" style:auto-text-indent="false"/>
      <style:text-properties officeooo:rsid="01b31317" officeooo:paragraph-rsid="028bcaa5"/>
    </style:style>
    <style:style style:name="P387" style:family="paragraph" style:parent-style-name="Standard">
      <style:paragraph-properties fo:margin-left="0.4925in" fo:margin-right="0in" fo:text-indent="0in" style:auto-text-indent="false"/>
      <style:text-properties officeooo:paragraph-rsid="0145217e"/>
    </style:style>
    <style:style style:name="P388" style:family="paragraph" style:parent-style-name="Standard">
      <style:paragraph-properties fo:margin-left="0.4925in" fo:margin-right="0in" fo:text-indent="0in" style:auto-text-indent="false"/>
      <style:text-properties officeooo:paragraph-rsid="02901e20"/>
    </style:style>
    <style:style style:name="P389" style:family="paragraph" style:parent-style-name="Standard">
      <style:paragraph-properties fo:margin-left="0.4925in" fo:margin-right="0in" fo:text-indent="0in" style:auto-text-indent="false"/>
      <style:text-properties officeooo:paragraph-rsid="00c889c8"/>
    </style:style>
    <style:style style:name="P390" style:family="paragraph" style:parent-style-name="Standard">
      <style:paragraph-properties fo:margin-left="0.4925in" fo:margin-right="0in" fo:text-indent="0in" style:auto-text-indent="false"/>
      <style:text-properties officeooo:paragraph-rsid="00ca27ed"/>
    </style:style>
    <style:style style:name="P391" style:family="paragraph" style:parent-style-name="Standard">
      <style:paragraph-properties fo:margin-left="0.4925in" fo:margin-right="0in" fo:text-indent="0in" style:auto-text-indent="false"/>
      <style:text-properties officeooo:paragraph-rsid="02904ece"/>
    </style:style>
    <style:style style:name="P392" style:family="paragraph" style:parent-style-name="Standard">
      <style:paragraph-properties fo:margin-left="0.4925in" fo:margin-right="0in" fo:text-indent="0in" style:auto-text-indent="false"/>
      <style:text-properties officeooo:paragraph-rsid="029241a9"/>
    </style:style>
    <style:style style:name="P393" style:family="paragraph" style:parent-style-name="Standard">
      <style:paragraph-properties fo:margin-left="0.4925in" fo:margin-right="0in" fo:text-indent="0in" style:auto-text-indent="false"/>
      <style:text-properties officeooo:paragraph-rsid="029379cf"/>
    </style:style>
    <style:style style:name="P394" style:family="paragraph" style:parent-style-name="Standard">
      <style:paragraph-properties fo:margin-left="0.4925in" fo:margin-right="0in" fo:text-indent="0in" style:auto-text-indent="false"/>
      <style:text-properties officeooo:paragraph-rsid="02953604"/>
    </style:style>
    <style:style style:name="P395" style:family="paragraph" style:parent-style-name="Standard">
      <style:paragraph-properties fo:margin-left="0.4925in" fo:margin-right="0in" fo:text-indent="0in" style:auto-text-indent="false"/>
      <style:text-properties officeooo:rsid="00c889c8" officeooo:paragraph-rsid="00c889c8"/>
    </style:style>
    <style:style style:name="P396" style:family="paragraph" style:parent-style-name="Standard">
      <style:paragraph-properties fo:margin-left="0.4925in" fo:margin-right="0in" fo:text-indent="0in" style:auto-text-indent="false"/>
      <style:text-properties officeooo:rsid="00c889c8" officeooo:paragraph-rsid="0299fa50"/>
    </style:style>
    <style:style style:name="P397" style:family="paragraph" style:parent-style-name="Standard">
      <style:paragraph-properties fo:margin-left="0.4925in" fo:margin-right="0in" fo:text-indent="0in" style:auto-text-indent="false"/>
      <style:text-properties officeooo:rsid="0297f1d9" officeooo:paragraph-rsid="0297f1d9"/>
    </style:style>
    <style:style style:name="P398" style:family="paragraph" style:parent-style-name="Standard">
      <style:paragraph-properties fo:margin-left="0.4925in" fo:margin-right="0in" fo:text-indent="0in" style:auto-text-indent="false"/>
      <style:text-properties officeooo:rsid="00ca27ed" officeooo:paragraph-rsid="00ca27ed"/>
    </style:style>
    <style:style style:name="P399" style:family="paragraph" style:parent-style-name="Standard">
      <style:paragraph-properties fo:margin-left="0.4925in" fo:margin-right="0in" fo:text-indent="0in" style:auto-text-indent="false"/>
      <style:text-properties officeooo:rsid="00ca27ed" officeooo:paragraph-rsid="0299fa50"/>
    </style:style>
    <style:style style:name="P400" style:family="paragraph" style:parent-style-name="Standard">
      <style:paragraph-properties fo:margin-left="0.4925in" fo:margin-right="0in" fo:text-indent="0in" style:auto-text-indent="false"/>
      <style:text-properties officeooo:rsid="00cfb980" officeooo:paragraph-rsid="00cfb980"/>
    </style:style>
    <style:style style:name="P401" style:family="paragraph" style:parent-style-name="Standard">
      <style:paragraph-properties fo:margin-left="0.4925in" fo:margin-right="0in" fo:text-indent="0in" style:auto-text-indent="false"/>
      <style:text-properties officeooo:rsid="0299fa50" officeooo:paragraph-rsid="0299fa50"/>
    </style:style>
    <style:style style:name="P402" style:family="paragraph" style:parent-style-name="Standard">
      <style:paragraph-properties fo:margin-left="0.4925in" fo:margin-right="0in" fo:text-indent="0in" style:auto-text-indent="false"/>
      <style:text-properties officeooo:rsid="00cb64d0" officeooo:paragraph-rsid="00cb64d0"/>
    </style:style>
    <style:style style:name="P403" style:family="paragraph" style:parent-style-name="Standard">
      <style:paragraph-properties fo:margin-left="0.4925in" fo:margin-right="0in" fo:text-indent="0in" style:auto-text-indent="false"/>
      <style:text-properties officeooo:rsid="00cb64d0" officeooo:paragraph-rsid="029c6ec8"/>
    </style:style>
    <style:style style:name="P404" style:family="paragraph" style:parent-style-name="Standard">
      <style:paragraph-properties fo:margin-left="0.4925in" fo:margin-right="0in" fo:text-indent="0in" style:auto-text-indent="false"/>
      <style:text-properties officeooo:rsid="00cb64d0" officeooo:paragraph-rsid="00cca3db"/>
    </style:style>
    <style:style style:name="P405" style:family="paragraph" style:parent-style-name="Standard">
      <style:paragraph-properties fo:margin-left="0.4925in" fo:margin-right="0in" fo:text-indent="0in" style:auto-text-indent="false"/>
      <style:text-properties officeooo:rsid="00cb64d0" officeooo:paragraph-rsid="029eb3c9"/>
    </style:style>
    <style:style style:name="P406" style:family="paragraph" style:parent-style-name="Standard">
      <style:paragraph-properties fo:margin-left="0.4925in" fo:margin-right="0in" fo:text-indent="0in" style:auto-text-indent="false"/>
      <style:text-properties officeooo:rsid="029b4aad" officeooo:paragraph-rsid="029b4aad"/>
    </style:style>
    <style:style style:name="P407" style:family="paragraph" style:parent-style-name="Standard">
      <style:paragraph-properties fo:margin-left="0.4925in" fo:margin-right="0in" fo:text-indent="0in" style:auto-text-indent="false"/>
      <style:text-properties officeooo:rsid="00cdbe9e" officeooo:paragraph-rsid="00cdbe9e"/>
    </style:style>
    <style:style style:name="P408" style:family="paragraph" style:parent-style-name="Standard">
      <style:paragraph-properties fo:margin-left="0.4925in" fo:margin-right="0in" fo:text-indent="0in" style:auto-text-indent="false"/>
      <style:text-properties officeooo:rsid="029fec99" officeooo:paragraph-rsid="029fec99"/>
    </style:style>
    <style:style style:name="P409" style:family="paragraph" style:parent-style-name="Standard">
      <style:paragraph-properties fo:margin-left="0.4925in" fo:margin-right="0in" fo:text-indent="0in" style:auto-text-indent="false"/>
      <style:text-properties officeooo:rsid="02a19205" officeooo:paragraph-rsid="02a19205"/>
    </style:style>
    <style:style style:name="P410" style:family="paragraph" style:parent-style-name="Standard">
      <style:paragraph-properties fo:margin-left="0.4925in" fo:margin-right="0in" fo:text-indent="0in" style:auto-text-indent="false"/>
      <style:text-properties officeooo:rsid="00ce2210" officeooo:paragraph-rsid="00ce2210"/>
    </style:style>
    <style:style style:name="P411" style:family="paragraph" style:parent-style-name="Standard">
      <style:paragraph-properties fo:margin-left="0.4925in" fo:margin-right="0in" fo:text-indent="0in" style:auto-text-indent="false"/>
      <style:text-properties officeooo:rsid="02a1fb7e" officeooo:paragraph-rsid="02a1fb7e"/>
    </style:style>
    <style:style style:name="P412" style:family="paragraph" style:parent-style-name="Standard">
      <style:paragraph-properties fo:margin-left="0.4925in" fo:margin-right="0in" fo:text-indent="0in" style:auto-text-indent="false"/>
      <style:text-properties officeooo:rsid="02a3f5ae" officeooo:paragraph-rsid="02a3f5ae"/>
    </style:style>
    <style:style style:name="P413" style:family="paragraph" style:parent-style-name="Standard">
      <style:paragraph-properties fo:margin-left="0.4925in" fo:margin-right="0in" fo:text-indent="0in" style:auto-text-indent="false"/>
      <style:text-properties officeooo:paragraph-rsid="01465f5c"/>
    </style:style>
    <style:style style:name="P414" style:family="paragraph" style:parent-style-name="Standard">
      <style:paragraph-properties fo:margin-left="0.4925in" fo:margin-right="0in" fo:text-indent="0in" style:auto-text-indent="false"/>
      <style:text-properties officeooo:paragraph-rsid="02a5a53c"/>
    </style:style>
    <style:style style:name="P415" style:family="paragraph" style:parent-style-name="Standard">
      <style:paragraph-properties fo:margin-left="0.4925in" fo:margin-right="0in" fo:text-indent="0in" style:auto-text-indent="false"/>
      <style:text-properties officeooo:paragraph-rsid="00d44dbe"/>
    </style:style>
    <style:style style:name="P416" style:family="paragraph" style:parent-style-name="Standard">
      <style:paragraph-properties fo:margin-left="0.4925in" fo:margin-right="0in" fo:text-indent="0in" style:auto-text-indent="false"/>
      <style:text-properties officeooo:paragraph-rsid="02a73d93"/>
    </style:style>
    <style:style style:name="P417" style:family="paragraph" style:parent-style-name="Standard">
      <style:paragraph-properties fo:margin-left="0.4925in" fo:margin-right="0in" fo:text-indent="0in" style:auto-text-indent="false"/>
      <style:text-properties officeooo:paragraph-rsid="02a7e141"/>
    </style:style>
    <style:style style:name="P418" style:family="paragraph" style:parent-style-name="Standard">
      <style:paragraph-properties fo:margin-left="0.4925in" fo:margin-right="0in" fo:text-indent="0in" style:auto-text-indent="false"/>
      <style:text-properties officeooo:paragraph-rsid="00d76f46"/>
    </style:style>
    <style:style style:name="P419" style:family="paragraph" style:parent-style-name="Standard">
      <style:paragraph-properties fo:margin-left="0.4925in" fo:margin-right="0in" fo:text-indent="0in" style:auto-text-indent="false"/>
      <style:text-properties officeooo:paragraph-rsid="02aa197c"/>
    </style:style>
    <style:style style:name="P420" style:family="paragraph" style:parent-style-name="Standard">
      <style:paragraph-properties fo:margin-left="0.4925in" fo:margin-right="0in" fo:text-indent="0in" style:auto-text-indent="false"/>
      <style:text-properties officeooo:paragraph-rsid="02aa57dd"/>
    </style:style>
    <style:style style:name="P421" style:family="paragraph" style:parent-style-name="Standard">
      <style:paragraph-properties fo:margin-left="0.4925in" fo:margin-right="0in" fo:text-indent="0in" style:auto-text-indent="false"/>
      <style:text-properties officeooo:paragraph-rsid="02ac4a9b"/>
    </style:style>
    <style:style style:name="P422" style:family="paragraph" style:parent-style-name="Standard">
      <style:paragraph-properties fo:margin-left="0.4925in" fo:margin-right="0in" fo:text-indent="0in" style:auto-text-indent="false"/>
      <style:text-properties officeooo:paragraph-rsid="02ae3262"/>
    </style:style>
    <style:style style:name="P423" style:family="paragraph" style:parent-style-name="Standard">
      <style:paragraph-properties fo:margin-left="0.4925in" fo:margin-right="0in" fo:text-indent="0in" style:auto-text-indent="false"/>
      <style:text-properties officeooo:paragraph-rsid="02b09563"/>
    </style:style>
    <style:style style:name="P424" style:family="paragraph" style:parent-style-name="Standard">
      <style:paragraph-properties fo:margin-left="0.4925in" fo:margin-right="0in" fo:text-indent="0in" style:auto-text-indent="false"/>
      <style:text-properties officeooo:paragraph-rsid="02b2501d"/>
    </style:style>
    <style:style style:name="P425" style:family="paragraph" style:parent-style-name="Standard">
      <style:paragraph-properties fo:margin-left="0.4925in" fo:margin-right="0in" fo:text-indent="0in" style:auto-text-indent="false"/>
      <style:text-properties officeooo:paragraph-rsid="02b4037d"/>
    </style:style>
    <style:style style:name="P426" style:family="paragraph" style:parent-style-name="Standard">
      <style:paragraph-properties fo:margin-left="0.4925in" fo:margin-right="0in" fo:text-indent="0in" style:auto-text-indent="false"/>
      <style:text-properties officeooo:paragraph-rsid="00d7b03f"/>
    </style:style>
    <style:style style:name="P427" style:family="paragraph" style:parent-style-name="Standard">
      <style:paragraph-properties fo:margin-left="0in" fo:margin-right="0in" fo:text-indent="0in" style:auto-text-indent="false"/>
      <style:text-properties officeooo:paragraph-rsid="00d7b03f"/>
    </style:style>
    <style:style style:name="P428" style:family="paragraph" style:parent-style-name="Standard">
      <style:paragraph-properties fo:margin-left="0.4925in" fo:margin-right="0in" fo:text-indent="0in" style:auto-text-indent="false"/>
      <style:text-properties officeooo:paragraph-rsid="02b5c65d"/>
    </style:style>
    <style:style style:name="P429" style:family="paragraph" style:parent-style-name="Standard">
      <style:paragraph-properties fo:margin-left="0.4925in" fo:margin-right="0in" fo:text-indent="0in" style:auto-text-indent="false"/>
      <style:text-properties officeooo:paragraph-rsid="02b7caf7"/>
    </style:style>
    <style:style style:name="P430" style:family="paragraph" style:parent-style-name="Standard">
      <style:paragraph-properties fo:margin-left="0.4925in" fo:margin-right="0in" fo:text-indent="0in" style:auto-text-indent="false"/>
      <style:text-properties officeooo:paragraph-rsid="00d80adb"/>
    </style:style>
    <style:style style:name="P431" style:family="paragraph" style:parent-style-name="Standard">
      <style:paragraph-properties fo:margin-left="0.4925in" fo:margin-right="0in" fo:text-indent="0in" style:auto-text-indent="false"/>
      <style:text-properties officeooo:paragraph-rsid="02baf089"/>
    </style:style>
    <style:style style:name="P432" style:family="paragraph" style:parent-style-name="Standard">
      <style:paragraph-properties fo:margin-left="0.4925in" fo:margin-right="0in" fo:text-indent="0in" style:auto-text-indent="false"/>
      <style:text-properties officeooo:paragraph-rsid="02bbbb92"/>
    </style:style>
    <style:style style:name="P433" style:family="paragraph" style:parent-style-name="Standard">
      <style:paragraph-properties fo:margin-left="0.4925in" fo:margin-right="0in" fo:text-indent="0in" style:auto-text-indent="false"/>
      <style:text-properties officeooo:paragraph-rsid="02bda4b9"/>
    </style:style>
    <style:style style:name="P434" style:family="paragraph" style:parent-style-name="Standard">
      <style:paragraph-properties fo:margin-left="0.4925in" fo:margin-right="0in" fo:text-indent="0in" style:auto-text-indent="false"/>
      <style:text-properties officeooo:paragraph-rsid="02c46787"/>
    </style:style>
    <style:style style:name="P435" style:family="paragraph" style:parent-style-name="Standard">
      <style:paragraph-properties fo:margin-left="0in" fo:margin-right="0in" fo:text-indent="0in" style:auto-text-indent="false"/>
      <style:text-properties officeooo:paragraph-rsid="02c46787"/>
    </style:style>
    <style:style style:name="P436" style:family="paragraph" style:parent-style-name="Standard">
      <style:paragraph-properties fo:margin-left="0.4925in" fo:margin-right="0in" fo:text-indent="0in" style:auto-text-indent="false"/>
      <style:text-properties officeooo:paragraph-rsid="02c64380"/>
    </style:style>
    <style:style style:name="P437" style:family="paragraph" style:parent-style-name="Standard">
      <style:paragraph-properties fo:margin-left="0.4925in" fo:margin-right="0in" fo:text-indent="0in" style:auto-text-indent="false"/>
      <style:text-properties officeooo:paragraph-rsid="00eeb682"/>
    </style:style>
    <style:style style:name="P438" style:family="paragraph" style:parent-style-name="Standard">
      <style:paragraph-properties fo:margin-left="0.4925in" fo:margin-right="0in" fo:text-indent="0in" style:auto-text-indent="false"/>
      <style:text-properties officeooo:paragraph-rsid="00edcc85"/>
    </style:style>
    <style:style style:name="P439" style:family="paragraph" style:parent-style-name="Standard">
      <style:paragraph-properties fo:margin-left="0.4925in" fo:margin-right="0in" fo:text-indent="0in" style:auto-text-indent="false"/>
      <style:text-properties officeooo:paragraph-rsid="02ca2d2f"/>
    </style:style>
    <style:style style:name="P440" style:family="paragraph" style:parent-style-name="Standard">
      <style:paragraph-properties fo:margin-left="0.4925in" fo:margin-right="0in" fo:text-indent="0in" style:auto-text-indent="false"/>
      <style:text-properties officeooo:paragraph-rsid="00fa5f98"/>
    </style:style>
    <style:style style:name="P441" style:family="paragraph" style:parent-style-name="Standard">
      <style:paragraph-properties fo:margin-left="0.4925in" fo:margin-right="0in" fo:text-indent="0in" style:auto-text-indent="false"/>
      <style:text-properties officeooo:paragraph-rsid="02ca800d"/>
    </style:style>
    <style:style style:name="P442" style:family="paragraph" style:parent-style-name="Standard">
      <style:paragraph-properties fo:margin-left="0.4925in" fo:margin-right="0in" fo:text-indent="0in" style:auto-text-indent="false"/>
      <style:text-properties officeooo:rsid="02cc60e9" officeooo:paragraph-rsid="02cc60e9"/>
    </style:style>
    <style:style style:name="P443" style:family="paragraph" style:parent-style-name="Standard">
      <style:paragraph-properties fo:margin-left="0.4925in" fo:margin-right="0in" fo:text-indent="0in" style:auto-text-indent="false"/>
      <style:text-properties officeooo:paragraph-rsid="00ee8a2a"/>
    </style:style>
    <style:style style:name="P444" style:family="paragraph" style:parent-style-name="Standard">
      <style:paragraph-properties fo:margin-left="0.4925in" fo:margin-right="0in" fo:text-indent="0in" style:auto-text-indent="false"/>
      <style:text-properties officeooo:paragraph-rsid="02cd4783"/>
    </style:style>
    <style:style style:name="P445" style:family="paragraph" style:parent-style-name="Standard">
      <style:paragraph-properties fo:margin-left="0.4925in" fo:margin-right="0in" fo:text-indent="0in" style:auto-text-indent="false"/>
      <style:text-properties officeooo:paragraph-rsid="00f6fdd5"/>
    </style:style>
    <style:style style:name="P446" style:family="paragraph" style:parent-style-name="Standard">
      <style:paragraph-properties fo:margin-left="0.4925in" fo:margin-right="0in" fo:text-indent="0in" style:auto-text-indent="false"/>
      <style:text-properties officeooo:paragraph-rsid="02cdcf9b"/>
    </style:style>
    <style:style style:name="P447" style:family="paragraph" style:parent-style-name="Standard">
      <style:paragraph-properties fo:margin-left="0.4925in" fo:margin-right="0in" fo:text-indent="0in" style:auto-text-indent="false"/>
      <style:text-properties officeooo:paragraph-rsid="02cedfc0"/>
    </style:style>
    <style:style style:name="P448" style:family="paragraph" style:parent-style-name="Standard">
      <style:paragraph-properties fo:margin-left="0.4925in" fo:margin-right="0in" fo:text-indent="0in" style:auto-text-indent="false"/>
      <style:text-properties officeooo:paragraph-rsid="02d0ad34"/>
    </style:style>
    <style:style style:name="P449" style:family="paragraph" style:parent-style-name="Standard">
      <style:paragraph-properties fo:margin-left="0.4925in" fo:margin-right="0in" fo:text-indent="0in" style:auto-text-indent="false"/>
      <style:text-properties officeooo:paragraph-rsid="00efc93d"/>
    </style:style>
    <style:style style:name="P450" style:family="paragraph" style:parent-style-name="Standard">
      <style:paragraph-properties fo:margin-left="0.4925in" fo:margin-right="0in" fo:text-indent="0in" style:auto-text-indent="false"/>
      <style:text-properties officeooo:paragraph-rsid="02d2a5eb"/>
    </style:style>
    <style:style style:name="P451" style:family="paragraph" style:parent-style-name="Standard">
      <style:paragraph-properties fo:margin-left="0.4925in" fo:margin-right="0in" fo:text-indent="0in" style:auto-text-indent="false"/>
      <style:text-properties officeooo:paragraph-rsid="00f3a0f1"/>
    </style:style>
    <style:style style:name="P452" style:family="paragraph" style:parent-style-name="Standard">
      <style:paragraph-properties fo:margin-left="0.4925in" fo:margin-right="0in" fo:text-indent="0in" style:auto-text-indent="false"/>
      <style:text-properties officeooo:paragraph-rsid="02d633ad"/>
    </style:style>
    <style:style style:name="P453" style:family="paragraph" style:parent-style-name="Standard">
      <style:paragraph-properties fo:margin-left="0.4925in" fo:margin-right="0in" fo:text-indent="0in" style:auto-text-indent="false"/>
      <style:text-properties officeooo:paragraph-rsid="02d8550a"/>
    </style:style>
    <style:style style:name="P454" style:family="paragraph" style:parent-style-name="Standard">
      <style:paragraph-properties fo:margin-left="0.4925in" fo:margin-right="0in" fo:text-indent="0in" style:auto-text-indent="false"/>
      <style:text-properties officeooo:paragraph-rsid="02d86da8"/>
    </style:style>
    <style:style style:name="P455" style:family="paragraph" style:parent-style-name="Standard">
      <style:paragraph-properties fo:margin-left="0.4925in" fo:margin-right="0in" fo:text-indent="0in" style:auto-text-indent="false"/>
      <style:text-properties officeooo:paragraph-rsid="00f4f3b0"/>
    </style:style>
    <style:style style:name="P456" style:family="paragraph" style:parent-style-name="Standard">
      <style:paragraph-properties fo:margin-left="0.4925in" fo:margin-right="0in" fo:text-indent="0in" style:auto-text-indent="false"/>
      <style:text-properties officeooo:paragraph-rsid="02d9ae1f"/>
    </style:style>
    <style:style style:name="P457" style:family="paragraph" style:parent-style-name="Standard">
      <style:paragraph-properties fo:margin-left="0.4925in" fo:margin-right="0in" fo:text-indent="0in" style:auto-text-indent="false"/>
      <style:text-properties officeooo:paragraph-rsid="02dba610"/>
    </style:style>
    <style:style style:name="P458" style:family="paragraph" style:parent-style-name="Standard">
      <style:paragraph-properties fo:margin-left="0.4925in" fo:margin-right="0in" fo:text-indent="0in" style:auto-text-indent="false"/>
      <style:text-properties officeooo:rsid="00f8d35c" officeooo:paragraph-rsid="00f8d35c"/>
    </style:style>
    <style:style style:name="P459" style:family="paragraph" style:parent-style-name="Standard">
      <style:paragraph-properties fo:margin-left="0.4925in" fo:margin-right="0in" fo:text-indent="0in" style:auto-text-indent="false"/>
      <style:text-properties officeooo:rsid="02dd030b" officeooo:paragraph-rsid="02dd030b"/>
    </style:style>
    <style:style style:name="P460" style:family="paragraph" style:parent-style-name="Standard">
      <style:paragraph-properties fo:margin-left="0.4925in" fo:margin-right="0in" fo:text-indent="0in" style:auto-text-indent="false"/>
      <style:text-properties officeooo:rsid="00fa5f98" officeooo:paragraph-rsid="00fa5f98"/>
    </style:style>
    <style:style style:name="P461" style:family="paragraph" style:parent-style-name="Standard">
      <style:paragraph-properties fo:margin-left="0.4925in" fo:margin-right="0in" fo:text-indent="0in" style:auto-text-indent="false"/>
      <style:text-properties officeooo:rsid="02e09ea2" officeooo:paragraph-rsid="02e09ea2"/>
    </style:style>
    <style:style style:name="P462" style:family="paragraph" style:parent-style-name="Standard">
      <style:paragraph-properties fo:margin-left="0.4925in" fo:margin-right="0in" fo:text-indent="0in" style:auto-text-indent="false"/>
      <style:text-properties officeooo:paragraph-rsid="014af795"/>
    </style:style>
    <style:style style:name="P463" style:family="paragraph" style:parent-style-name="Standard">
      <style:paragraph-properties fo:margin-left="0.4925in" fo:margin-right="0in" fo:text-indent="0in" style:auto-text-indent="false"/>
      <style:text-properties officeooo:paragraph-rsid="02e506af"/>
    </style:style>
    <style:style style:name="P464" style:family="paragraph" style:parent-style-name="Standard">
      <style:paragraph-properties fo:margin-left="0.4925in" fo:margin-right="0in" fo:text-indent="0in" style:auto-text-indent="false"/>
      <style:text-properties officeooo:paragraph-rsid="0104c897"/>
    </style:style>
    <style:style style:name="P465" style:family="paragraph" style:parent-style-name="Standard">
      <style:paragraph-properties fo:margin-left="0.4925in" fo:margin-right="0in" fo:text-indent="0in" style:auto-text-indent="false"/>
      <style:text-properties officeooo:paragraph-rsid="02e60c8f"/>
    </style:style>
    <style:style style:name="P466" style:family="paragraph" style:parent-style-name="Standard">
      <style:paragraph-properties fo:margin-left="0.4925in" fo:margin-right="0in" fo:text-indent="0in" style:auto-text-indent="false"/>
      <style:text-properties officeooo:paragraph-rsid="01036b81"/>
    </style:style>
    <style:style style:name="P467" style:family="paragraph" style:parent-style-name="Standard">
      <style:paragraph-properties fo:margin-left="0.4925in" fo:margin-right="0in" fo:text-indent="0in" style:auto-text-indent="false"/>
      <style:text-properties officeooo:paragraph-rsid="02e78e7f"/>
    </style:style>
    <style:style style:name="P468" style:family="paragraph" style:parent-style-name="Standard">
      <style:paragraph-properties fo:margin-left="0.4925in" fo:margin-right="0in" fo:text-indent="0in" style:auto-text-indent="false"/>
      <style:text-properties officeooo:paragraph-rsid="010391c4"/>
    </style:style>
    <style:style style:name="P469" style:family="paragraph" style:parent-style-name="Standard">
      <style:paragraph-properties fo:margin-left="0.4925in" fo:margin-right="0in" fo:text-indent="0in" style:auto-text-indent="false"/>
      <style:text-properties officeooo:paragraph-rsid="02e7b718"/>
    </style:style>
    <style:style style:name="P470" style:family="paragraph" style:parent-style-name="Standard">
      <style:paragraph-properties fo:margin-left="0.4925in" fo:margin-right="0in" fo:text-indent="0in" style:auto-text-indent="false"/>
      <style:text-properties officeooo:paragraph-rsid="02eb90dd"/>
    </style:style>
    <style:style style:name="P471" style:family="paragraph" style:parent-style-name="Standard">
      <style:paragraph-properties fo:margin-left="0.4925in" fo:margin-right="0in" fo:text-indent="0in" style:auto-text-indent="false"/>
      <style:text-properties officeooo:paragraph-rsid="02ec1626"/>
    </style:style>
    <style:style style:name="P472" style:family="paragraph" style:parent-style-name="Standard">
      <style:paragraph-properties fo:margin-left="0.4925in" fo:margin-right="0in" fo:text-indent="0in" style:auto-text-indent="false"/>
      <style:text-properties officeooo:paragraph-rsid="02ec492b"/>
    </style:style>
    <style:style style:name="P473" style:family="paragraph" style:parent-style-name="Standard">
      <style:paragraph-properties fo:margin-left="0.4925in" fo:margin-right="0in" fo:text-indent="0in" style:auto-text-indent="false"/>
      <style:text-properties officeooo:paragraph-rsid="02ec7978"/>
    </style:style>
    <style:style style:name="P474" style:family="paragraph" style:parent-style-name="Standard">
      <style:paragraph-properties fo:margin-left="0.4925in" fo:margin-right="0in" fo:text-indent="0in" style:auto-text-indent="false"/>
      <style:text-properties officeooo:paragraph-rsid="02edca67"/>
    </style:style>
    <style:style style:name="P475" style:family="paragraph" style:parent-style-name="Standard">
      <style:paragraph-properties fo:margin-left="0.4925in" fo:margin-right="0in" fo:text-indent="0in" style:auto-text-indent="false"/>
      <style:text-properties officeooo:paragraph-rsid="01041feb"/>
    </style:style>
    <style:style style:name="P476" style:family="paragraph" style:parent-style-name="Standard">
      <style:paragraph-properties fo:margin-left="0.4925in" fo:margin-right="0in" fo:text-indent="0in" style:auto-text-indent="false"/>
      <style:text-properties officeooo:paragraph-rsid="02efaccc"/>
    </style:style>
    <style:style style:name="P477" style:family="paragraph" style:parent-style-name="Standard">
      <style:paragraph-properties fo:margin-left="0.4925in" fo:margin-right="0in" fo:text-indent="0in" style:auto-text-indent="false"/>
      <style:text-properties officeooo:paragraph-rsid="02f0ddbc"/>
    </style:style>
    <style:style style:name="P478" style:family="paragraph" style:parent-style-name="Standard">
      <style:paragraph-properties fo:margin-left="0.4925in" fo:margin-right="0in" fo:text-indent="0in" style:auto-text-indent="false"/>
      <style:text-properties officeooo:paragraph-rsid="02f22ddf"/>
    </style:style>
    <style:style style:name="P479" style:family="paragraph" style:parent-style-name="Standard">
      <style:paragraph-properties fo:margin-left="0.4925in" fo:margin-right="0in" fo:text-indent="0in" style:auto-text-indent="false"/>
      <style:text-properties officeooo:paragraph-rsid="02f2b5ab"/>
    </style:style>
    <style:style style:name="P480" style:family="paragraph" style:parent-style-name="Standard">
      <style:paragraph-properties fo:margin-left="0.4925in" fo:margin-right="0in" fo:text-indent="0in" style:auto-text-indent="false"/>
      <style:text-properties officeooo:paragraph-rsid="02f56139"/>
    </style:style>
    <style:style style:name="P481" style:family="paragraph" style:parent-style-name="Standard">
      <style:paragraph-properties fo:margin-left="0.4925in" fo:margin-right="0in" fo:text-indent="0in" style:auto-text-indent="false"/>
      <style:text-properties officeooo:paragraph-rsid="0106db15"/>
    </style:style>
    <style:style style:name="P482" style:family="paragraph" style:parent-style-name="Standard">
      <style:paragraph-properties fo:margin-left="0.4925in" fo:margin-right="0in" fo:text-indent="0in" style:auto-text-indent="false"/>
      <style:text-properties officeooo:paragraph-rsid="02f6a2e4"/>
    </style:style>
    <style:style style:name="P483" style:family="paragraph" style:parent-style-name="Standard">
      <style:paragraph-properties fo:margin-left="0.4925in" fo:margin-right="0in" fo:text-indent="0in" style:auto-text-indent="false"/>
      <style:text-properties officeooo:paragraph-rsid="02f96be6"/>
    </style:style>
    <style:style style:name="P484" style:family="paragraph" style:parent-style-name="Standard">
      <style:paragraph-properties fo:margin-left="0.4925in" fo:margin-right="0in" fo:text-indent="0in" style:auto-text-indent="false"/>
      <style:text-properties officeooo:paragraph-rsid="0108c34e"/>
    </style:style>
    <style:style style:name="P485" style:family="paragraph" style:parent-style-name="Standard">
      <style:paragraph-properties fo:margin-left="0.4925in" fo:margin-right="0in" fo:text-indent="0in" style:auto-text-indent="false"/>
      <style:text-properties officeooo:paragraph-rsid="02fa56ec"/>
    </style:style>
    <style:style style:name="P486" style:family="paragraph" style:parent-style-name="Standard">
      <style:paragraph-properties fo:margin-left="0.4925in" fo:margin-right="0in" fo:text-indent="0in" style:auto-text-indent="false"/>
      <style:text-properties officeooo:paragraph-rsid="02fb4cca"/>
    </style:style>
    <style:style style:name="P487" style:family="paragraph" style:parent-style-name="Standard">
      <style:paragraph-properties fo:text-align="center" style:justify-single-word="false"/>
      <style:text-properties officeooo:rsid="00123433" officeooo:paragraph-rsid="00123433"/>
    </style:style>
    <style:style style:name="P488" style:family="paragraph" style:parent-style-name="Standard">
      <style:text-properties officeooo:rsid="02fc9b46" officeooo:paragraph-rsid="02fc9b46"/>
    </style:style>
    <style:style style:name="P489" style:family="paragraph" style:parent-style-name="Standard">
      <style:paragraph-properties fo:margin-left="0.4925in" fo:margin-right="0in" fo:text-indent="0in" style:auto-text-indent="false"/>
      <style:text-properties officeooo:rsid="00166a27" officeooo:paragraph-rsid="00211c87"/>
    </style:style>
    <style:style style:name="P490" style:family="paragraph" style:parent-style-name="Standard">
      <style:paragraph-properties fo:text-align="center" style:justify-single-word="false"/>
      <style:text-properties officeooo:rsid="001f9169" officeooo:paragraph-rsid="001f9169"/>
    </style:style>
    <style:style style:name="P491" style:family="paragraph" style:parent-style-name="Standard">
      <style:paragraph-properties fo:text-align="center" style:justify-single-word="false"/>
      <style:text-properties officeooo:rsid="001f9169" officeooo:paragraph-rsid="008b50a2"/>
    </style:style>
    <style:style style:name="P492" style:family="paragraph" style:parent-style-name="Standard">
      <style:paragraph-properties fo:text-align="center" style:justify-single-word="false"/>
      <style:text-properties officeooo:rsid="001f9169" officeooo:paragraph-rsid="0099e3e1"/>
    </style:style>
    <style:style style:name="P493" style:family="paragraph" style:parent-style-name="Standard">
      <style:paragraph-properties fo:text-align="center" style:justify-single-word="false"/>
      <style:text-properties officeooo:rsid="001f9169" officeooo:paragraph-rsid="00a970b3"/>
    </style:style>
    <style:style style:name="P494" style:family="paragraph" style:parent-style-name="Standard">
      <style:paragraph-properties fo:text-align="center" style:justify-single-word="false"/>
      <style:text-properties officeooo:rsid="001f9169" officeooo:paragraph-rsid="00b14d04"/>
    </style:style>
    <style:style style:name="P495" style:family="paragraph" style:parent-style-name="Standard">
      <style:paragraph-properties fo:text-align="center" style:justify-single-word="false"/>
      <style:text-properties officeooo:rsid="001f9169" officeooo:paragraph-rsid="00c40194"/>
    </style:style>
    <style:style style:name="P496" style:family="paragraph" style:parent-style-name="Standard">
      <style:paragraph-properties fo:text-align="center" style:justify-single-word="false"/>
      <style:text-properties officeooo:rsid="001f9169" officeooo:paragraph-rsid="00d250a5"/>
    </style:style>
    <style:style style:name="P497" style:family="paragraph" style:parent-style-name="Standard">
      <style:paragraph-properties fo:text-align="center" style:justify-single-word="false"/>
      <style:text-properties officeooo:rsid="001f9169" officeooo:paragraph-rsid="00db1601"/>
    </style:style>
    <style:style style:name="P498" style:family="paragraph" style:parent-style-name="Standard">
      <style:paragraph-properties fo:text-align="center" style:justify-single-word="false"/>
      <style:text-properties officeooo:rsid="001f9169" officeooo:paragraph-rsid="00fd71bf"/>
    </style:style>
    <style:style style:name="P499" style:family="paragraph" style:parent-style-name="Standard">
      <style:paragraph-properties fo:text-align="center" style:justify-single-word="false"/>
      <style:text-properties officeooo:rsid="001f9169" officeooo:paragraph-rsid="01018f09"/>
    </style:style>
    <style:style style:name="P500" style:family="paragraph" style:parent-style-name="Standard">
      <style:paragraph-properties fo:margin-left="0.4925in" fo:margin-right="0in" fo:text-indent="0in" style:auto-text-indent="false"/>
      <style:text-properties officeooo:rsid="0022d03c" officeooo:paragraph-rsid="00282e55"/>
    </style:style>
    <style:style style:name="P501" style:family="paragraph" style:parent-style-name="Standard">
      <style:paragraph-properties fo:margin-left="0in" fo:margin-right="0in" fo:text-indent="0in" style:auto-text-indent="false"/>
      <style:text-properties officeooo:rsid="030d1334" officeooo:paragraph-rsid="030d1334"/>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fo:font-weight="bold" style:font-weight-asian="bold" style:language-complex="he" style:country-complex="IL" style:font-weight-complex="bold"/>
    </style:style>
    <style:style style:name="T22" style:family="text">
      <style:text-properties fo:font-weight="bold" officeooo:rsid="004918ac" style:font-weight-asian="bold" style:language-complex="he" style:country-complex="IL" style:font-weight-complex="bold"/>
    </style:style>
    <style:style style:name="T23" style:family="text">
      <style:text-properties fo:font-weight="bold" officeooo:rsid="0046bce0" style:font-weight-asian="bold" style:language-complex="he" style:country-complex="IL" style:font-weight-complex="bold"/>
    </style:style>
    <style:style style:name="T24" style:family="text">
      <style:text-properties fo:font-weight="bold" officeooo:rsid="0047ef46" style:font-weight-asian="bold" style:language-complex="he" style:country-complex="IL" style:font-weight-complex="bold"/>
    </style:style>
    <style:style style:name="T25" style:family="text">
      <style:text-properties fo:font-weight="bold" officeooo:rsid="003c3a4d" style:font-weight-asian="bold" style:language-complex="he" style:country-complex="IL" style:font-weight-complex="bold"/>
    </style:style>
    <style:style style:name="T26" style:family="text">
      <style:text-properties fo:font-weight="bold" officeooo:rsid="00794708" style:font-weight-asian="bold" style:language-complex="he" style:country-complex="IL" style:font-weight-complex="bold"/>
    </style:style>
    <style:style style:name="T27" style:family="text">
      <style:text-properties fo:font-weight="bold" officeooo:rsid="007ae906" style:font-weight-asian="bold" style:language-complex="he" style:country-complex="IL" style:font-weight-complex="bold"/>
    </style:style>
    <style:style style:name="T28" style:family="text">
      <style:text-properties fo:font-weight="bold" officeooo:rsid="0093a5a9" style:font-weight-asian="bold" style:language-complex="he" style:country-complex="IL" style:font-weight-complex="bold"/>
    </style:style>
    <style:style style:name="T29" style:family="text">
      <style:text-properties fo:font-weight="bold" officeooo:rsid="0093a5e8" style:font-weight-asian="bold" style:language-complex="he" style:country-complex="IL" style:font-weight-complex="bold"/>
    </style:style>
    <style:style style:name="T30" style:family="text">
      <style:text-properties officeooo:rsid="002ec4ce"/>
    </style:style>
    <style:style style:name="T31" style:family="text">
      <style:text-properties officeooo:rsid="0031a50e"/>
    </style:style>
    <style:style style:name="T32" style:family="text">
      <style:text-properties officeooo:rsid="0033068a"/>
    </style:style>
    <style:style style:name="T33" style:family="text">
      <style:text-properties officeooo:rsid="0034230c"/>
    </style:style>
    <style:style style:name="T34" style:family="text">
      <style:text-properties officeooo:rsid="0034560e"/>
    </style:style>
    <style:style style:name="T35" style:family="text">
      <style:text-properties officeooo:rsid="0034a883"/>
    </style:style>
    <style:style style:name="T36" style:family="text">
      <style:text-properties officeooo:rsid="003538dd"/>
    </style:style>
    <style:style style:name="T37" style:family="text">
      <style:text-properties officeooo:rsid="00388f8b"/>
    </style:style>
    <style:style style:name="T38" style:family="text">
      <style:text-properties officeooo:rsid="003a33c5"/>
    </style:style>
    <style:style style:name="T39" style:family="text">
      <style:text-properties officeooo:rsid="003c3a4d"/>
    </style:style>
    <style:style style:name="T40" style:family="text">
      <style:text-properties officeooo:rsid="003f6bcb"/>
    </style:style>
    <style:style style:name="T41" style:family="text">
      <style:text-properties officeooo:rsid="0041608e"/>
    </style:style>
    <style:style style:name="T42" style:family="text">
      <style:text-properties officeooo:rsid="0041690c"/>
    </style:style>
    <style:style style:name="T43" style:family="text">
      <style:text-properties officeooo:rsid="0043001f"/>
    </style:style>
    <style:style style:name="T44" style:family="text">
      <style:text-properties officeooo:rsid="004554f7"/>
    </style:style>
    <style:style style:name="T45" style:family="text">
      <style:text-properties style:language-complex="he" style:country-complex="IL"/>
    </style:style>
    <style:style style:name="T46" style:family="text">
      <style:text-properties officeooo:rsid="0047ef46" style:language-complex="he" style:country-complex="IL"/>
    </style:style>
    <style:style style:name="T47" style:family="text">
      <style:text-properties officeooo:rsid="00481dd8" style:language-complex="he" style:country-complex="IL"/>
    </style:style>
    <style:style style:name="T48" style:family="text">
      <style:text-properties officeooo:rsid="005ae51d" style:language-complex="he" style:country-complex="IL"/>
    </style:style>
    <style:style style:name="T49" style:family="text">
      <style:text-properties officeooo:rsid="005aed66" style:language-complex="he" style:country-complex="IL"/>
    </style:style>
    <style:style style:name="T50" style:family="text">
      <style:text-properties officeooo:rsid="0062435b" style:language-complex="he" style:country-complex="IL"/>
    </style:style>
    <style:style style:name="T51" style:family="text">
      <style:text-properties officeooo:rsid="0064c97a" style:language-complex="he" style:country-complex="IL"/>
    </style:style>
    <style:style style:name="T52" style:family="text">
      <style:text-properties officeooo:rsid="00672186" style:language-complex="he" style:country-complex="IL"/>
    </style:style>
    <style:style style:name="T53" style:family="text">
      <style:text-properties officeooo:rsid="00794708" style:language-complex="he" style:country-complex="IL"/>
    </style:style>
    <style:style style:name="T54" style:family="text">
      <style:text-properties officeooo:rsid="007ae906" style:language-complex="he" style:country-complex="IL"/>
    </style:style>
    <style:style style:name="T55" style:family="text">
      <style:text-properties officeooo:rsid="007ddfc8" style:language-complex="he" style:country-complex="IL"/>
    </style:style>
    <style:style style:name="T56" style:family="text">
      <style:text-properties officeooo:rsid="006f1ba5" style:language-complex="he" style:country-complex="IL"/>
    </style:style>
    <style:style style:name="T57" style:family="text">
      <style:text-properties officeooo:rsid="00804b6a" style:language-complex="he" style:country-complex="IL"/>
    </style:style>
    <style:style style:name="T58" style:family="text">
      <style:text-properties officeooo:rsid="00759b4b" style:language-complex="he" style:country-complex="IL"/>
    </style:style>
    <style:style style:name="T59" style:family="text">
      <style:text-properties officeooo:rsid="00866129" style:language-complex="he" style:country-complex="IL"/>
    </style:style>
    <style:style style:name="T60" style:family="text">
      <style:text-properties officeooo:rsid="009d7d97" style:language-complex="he" style:country-complex="IL"/>
    </style:style>
    <style:style style:name="T61" style:family="text">
      <style:text-properties officeooo:rsid="00bdecfd" style:language-complex="he" style:country-complex="IL"/>
    </style:style>
    <style:style style:name="T62" style:family="text">
      <style:text-properties officeooo:rsid="00be88dd" style:language-complex="he" style:country-complex="IL"/>
    </style:style>
    <style:style style:name="T63" style:family="text">
      <style:text-properties officeooo:rsid="00ee8a2a" style:language-complex="he" style:country-complex="IL"/>
    </style:style>
    <style:style style:name="T64" style:family="text">
      <style:text-properties officeooo:rsid="011d8fca" style:language-complex="he" style:country-complex="IL"/>
    </style:style>
    <style:style style:name="T65" style:family="text">
      <style:text-properties officeooo:rsid="01222fe1" style:language-complex="he" style:country-complex="IL"/>
    </style:style>
    <style:style style:name="T66" style:family="text">
      <style:text-properties officeooo:rsid="0090b891" style:language-complex="he" style:country-complex="IL"/>
    </style:style>
    <style:style style:name="T67" style:family="text">
      <style:text-properties officeooo:rsid="01235e8a" style:language-complex="he" style:country-complex="IL"/>
    </style:style>
    <style:style style:name="T68" style:family="text">
      <style:text-properties officeooo:rsid="0093653c" style:language-complex="he" style:country-complex="IL"/>
    </style:style>
    <style:style style:name="T69" style:family="text">
      <style:text-properties officeooo:rsid="0093d3b1" style:language-complex="he" style:country-complex="IL"/>
    </style:style>
    <style:style style:name="T70" style:family="text">
      <style:text-properties officeooo:rsid="0094ab04" style:language-complex="he" style:country-complex="IL"/>
    </style:style>
    <style:style style:name="T71" style:family="text">
      <style:text-properties officeooo:rsid="011843b8" style:language-complex="he" style:country-complex="IL"/>
    </style:style>
    <style:style style:name="T72" style:family="text">
      <style:text-properties officeooo:rsid="00964fb5" style:language-complex="he" style:country-complex="IL"/>
    </style:style>
    <style:style style:name="T73" style:family="text">
      <style:text-properties officeooo:rsid="0134297c" style:language-complex="he" style:country-complex="IL"/>
    </style:style>
    <style:style style:name="T74" style:family="text">
      <style:text-properties officeooo:rsid="0137ce89" style:language-complex="he" style:country-complex="IL"/>
    </style:style>
    <style:style style:name="T75" style:family="text">
      <style:text-properties officeooo:rsid="009ec67b" style:language-complex="he" style:country-complex="IL"/>
    </style:style>
    <style:style style:name="T76" style:family="text">
      <style:text-properties officeooo:rsid="01535125" style:language-complex="he" style:country-complex="IL"/>
    </style:style>
    <style:style style:name="T77" style:family="text">
      <style:text-properties officeooo:rsid="005f4d68" style:language-complex="he" style:country-complex="IL"/>
    </style:style>
    <style:style style:name="T78" style:family="text">
      <style:text-properties officeooo:rsid="00c3c105" style:language-complex="he" style:country-complex="IL"/>
    </style:style>
    <style:style style:name="T79" style:family="text">
      <style:text-properties officeooo:rsid="00d7b03f" style:language-complex="he" style:country-complex="IL"/>
    </style:style>
    <style:style style:name="T80" style:family="text">
      <style:text-properties officeooo:rsid="00481dd8"/>
    </style:style>
    <style:style style:name="T81" style:family="text">
      <style:text-properties officeooo:rsid="0048ce79"/>
    </style:style>
    <style:style style:name="T82" style:family="text">
      <style:text-properties officeooo:rsid="004acca6"/>
    </style:style>
    <style:style style:name="T83" style:family="text">
      <style:text-properties officeooo:rsid="004b52ec"/>
    </style:style>
    <style:style style:name="T84" style:family="text">
      <style:text-properties officeooo:rsid="004c0fdd"/>
    </style:style>
    <style:style style:name="T85" style:family="text">
      <style:text-properties officeooo:rsid="004da42e"/>
    </style:style>
    <style:style style:name="T86" style:family="text">
      <style:text-properties style:text-underline-style="none" fo:font-weight="normal" officeooo:rsid="00f4f3b0" style:font-weight-asian="normal" style:language-complex="he" style:country-complex="IL" style:font-weight-complex="normal"/>
    </style:style>
    <style:style style:name="T87" style:family="text">
      <style:text-properties fo:font-weight="normal" style:font-weight-asian="normal" style:font-weight-complex="normal"/>
    </style:style>
    <style:style style:name="T88" style:family="text">
      <style:text-properties fo:font-weight="normal" officeooo:rsid="00a7191c" style:font-weight-asian="normal" style:font-weight-complex="normal"/>
    </style:style>
    <style:style style:name="T89" style:family="text">
      <style:text-properties fo:font-weight="normal" officeooo:rsid="00a8cd42" style:font-weight-asian="normal" style:font-weight-complex="normal"/>
    </style:style>
    <style:style style:name="T90" style:family="text">
      <style:text-properties fo:font-weight="normal" officeooo:rsid="00a96f3f" style:font-weight-asian="normal" style:font-weight-complex="normal"/>
    </style:style>
    <style:style style:name="T91" style:family="text">
      <style:text-properties fo:font-weight="normal" officeooo:rsid="00a291a8" style:font-weight-asian="normal" style:font-weight-complex="normal"/>
    </style:style>
    <style:style style:name="T92" style:family="text">
      <style:text-properties fo:font-weight="normal" officeooo:rsid="00d80adb" style:font-weight-asian="normal" style:font-weight-complex="normal"/>
    </style:style>
    <style:style style:name="T93" style:family="text">
      <style:text-properties fo:font-weight="normal" officeooo:rsid="005f4d68" style:font-weight-asian="normal" style:font-weight-complex="normal"/>
    </style:style>
    <style:style style:name="T94" style:family="text">
      <style:text-properties fo:font-weight="normal" officeooo:rsid="0157af6e" style:font-weight-asian="normal" style:font-weight-complex="normal"/>
    </style:style>
    <style:style style:name="T95" style:family="text">
      <style:text-properties fo:font-weight="normal" officeooo:rsid="015970eb" style:font-weight-asian="normal" style:font-weight-complex="normal"/>
    </style:style>
    <style:style style:name="T96" style:family="text">
      <style:text-properties fo:font-weight="normal" officeooo:rsid="0159a010" style:font-weight-asian="normal" style:font-weight-complex="normal"/>
    </style:style>
    <style:style style:name="T97" style:family="text">
      <style:text-properties fo:font-weight="normal" officeooo:rsid="0159e8e9" style:font-weight-asian="normal" style:font-weight-complex="normal"/>
    </style:style>
    <style:style style:name="T98" style:family="text">
      <style:text-properties fo:font-weight="normal" officeooo:rsid="015b30f8" style:font-weight-asian="normal" style:font-weight-complex="normal"/>
    </style:style>
    <style:style style:name="T99" style:family="text">
      <style:text-properties fo:font-weight="normal" officeooo:rsid="015d2ab6" style:font-weight-asian="normal" style:font-weight-complex="normal"/>
    </style:style>
    <style:style style:name="T100" style:family="text">
      <style:text-properties fo:font-weight="normal" officeooo:rsid="015e88c1" style:font-weight-asian="normal" style:font-weight-complex="normal"/>
    </style:style>
    <style:style style:name="T101" style:family="text">
      <style:text-properties fo:font-weight="normal" officeooo:rsid="015fc865" style:font-weight-asian="normal" style:font-weight-complex="normal"/>
    </style:style>
    <style:style style:name="T102" style:family="text">
      <style:text-properties fo:font-weight="normal" officeooo:rsid="01607caf" style:font-weight-asian="normal" style:font-weight-complex="normal"/>
    </style:style>
    <style:style style:name="T103" style:family="text">
      <style:text-properties fo:font-weight="normal" officeooo:rsid="0161ae5f" style:font-weight-asian="normal" style:font-weight-complex="normal"/>
    </style:style>
    <style:style style:name="T104" style:family="text">
      <style:text-properties fo:font-weight="normal" officeooo:rsid="016362f4" style:font-weight-asian="normal" style:font-weight-complex="normal"/>
    </style:style>
    <style:style style:name="T105" style:family="text">
      <style:text-properties fo:font-weight="normal" officeooo:rsid="0164078f" style:font-weight-asian="normal" style:font-weight-complex="normal"/>
    </style:style>
    <style:style style:name="T106" style:family="text">
      <style:text-properties fo:font-weight="normal" officeooo:rsid="016513d0" style:font-weight-asian="normal" style:font-weight-complex="normal"/>
    </style:style>
    <style:style style:name="T107" style:family="text">
      <style:text-properties fo:font-weight="normal" officeooo:rsid="0167c4fc" style:font-weight-asian="normal" style:font-weight-complex="normal"/>
    </style:style>
    <style:style style:name="T108" style:family="text">
      <style:text-properties fo:font-weight="normal" officeooo:rsid="01696004" style:font-weight-asian="normal" style:font-weight-complex="normal"/>
    </style:style>
    <style:style style:name="T109" style:family="text">
      <style:text-properties fo:font-weight="normal" officeooo:rsid="016b0552" style:font-weight-asian="normal" style:font-weight-complex="normal"/>
    </style:style>
    <style:style style:name="T110" style:family="text">
      <style:text-properties fo:font-weight="normal" officeooo:rsid="016b4dbe" style:font-weight-asian="normal" style:font-weight-complex="normal"/>
    </style:style>
    <style:style style:name="T111" style:family="text">
      <style:text-properties fo:font-weight="normal" officeooo:rsid="00c85026" style:font-weight-asian="normal" style:font-weight-complex="normal"/>
    </style:style>
    <style:style style:name="T112" style:family="text">
      <style:text-properties fo:font-weight="normal" officeooo:rsid="01bbd7d0" style:font-weight-asian="normal" style:font-weight-complex="normal"/>
    </style:style>
    <style:style style:name="T113" style:family="text">
      <style:text-properties fo:font-weight="normal" officeooo:rsid="0257ffe0" style:font-weight-asian="normal" style:font-weight-complex="normal"/>
    </style:style>
    <style:style style:name="T114" style:family="text">
      <style:text-properties fo:font-weight="normal" officeooo:rsid="02583b35" style:font-weight-asian="normal" style:font-weight-complex="normal"/>
    </style:style>
    <style:style style:name="T115" style:family="text">
      <style:text-properties fo:font-weight="normal" officeooo:rsid="025b3c6b" style:font-weight-asian="normal" style:font-weight-complex="normal"/>
    </style:style>
    <style:style style:name="T116" style:family="text">
      <style:text-properties fo:font-weight="normal" officeooo:rsid="025bdc14" style:font-weight-asian="normal" style:font-weight-complex="normal"/>
    </style:style>
    <style:style style:name="T117" style:family="text">
      <style:text-properties fo:font-weight="normal" officeooo:rsid="02641a25" style:font-weight-asian="normal" style:font-weight-complex="normal"/>
    </style:style>
    <style:style style:name="T118" style:family="text">
      <style:text-properties fo:font-weight="normal" officeooo:rsid="02baf089" style:font-weight-asian="normal" style:font-weight-complex="normal"/>
    </style:style>
    <style:style style:name="T119" style:family="text">
      <style:text-properties fo:font-weight="normal" officeooo:rsid="02bb93a9" style:font-weight-asian="normal" style:font-weight-complex="normal"/>
    </style:style>
    <style:style style:name="T120" style:family="text">
      <style:text-properties fo:font-weight="normal" style:font-weight-asian="normal" style:language-complex="he" style:country-complex="IL" style:font-weight-complex="normal"/>
    </style:style>
    <style:style style:name="T121" style:family="text">
      <style:text-properties fo:font-weight="normal" officeooo:rsid="00794708" style:font-weight-asian="normal" style:language-complex="he" style:country-complex="IL" style:font-weight-complex="normal"/>
    </style:style>
    <style:style style:name="T122" style:family="text">
      <style:text-properties fo:font-weight="normal" officeooo:rsid="007ae906" style:font-weight-asian="normal" style:language-complex="he" style:country-complex="IL" style:font-weight-complex="normal"/>
    </style:style>
    <style:style style:name="T123" style:family="text">
      <style:text-properties fo:font-weight="normal" officeooo:rsid="007ce383" style:font-weight-asian="normal" style:language-complex="he" style:country-complex="IL" style:font-weight-complex="normal"/>
    </style:style>
    <style:style style:name="T124" style:family="text">
      <style:text-properties fo:font-weight="normal" officeooo:rsid="007ddfc8" style:font-weight-asian="normal" style:language-complex="he" style:country-complex="IL" style:font-weight-complex="normal"/>
    </style:style>
    <style:style style:name="T125" style:family="text">
      <style:text-properties fo:font-weight="normal" officeooo:rsid="007dfeb3" style:font-weight-asian="normal" style:language-complex="he" style:country-complex="IL" style:font-weight-complex="normal"/>
    </style:style>
    <style:style style:name="T126" style:family="text">
      <style:text-properties fo:font-weight="normal" officeooo:rsid="007f54db" style:font-weight-asian="normal" style:language-complex="he" style:country-complex="IL" style:font-weight-complex="normal"/>
    </style:style>
    <style:style style:name="T127" style:family="text">
      <style:text-properties fo:font-weight="normal" officeooo:rsid="00866129" style:font-weight-asian="normal" style:language-complex="he" style:country-complex="IL" style:font-weight-complex="normal"/>
    </style:style>
    <style:style style:name="T128" style:family="text">
      <style:text-properties fo:font-weight="normal" officeooo:rsid="00a51974" style:font-weight-asian="normal" style:language-complex="he" style:country-complex="IL" style:font-weight-complex="normal"/>
    </style:style>
    <style:style style:name="T129" style:family="text">
      <style:text-properties fo:font-weight="normal" officeooo:rsid="00a970b3" style:font-weight-asian="normal" style:language-complex="he" style:country-complex="IL" style:font-weight-complex="normal"/>
    </style:style>
    <style:style style:name="T130" style:family="text">
      <style:text-properties fo:font-weight="normal" officeooo:rsid="00aa633c" style:font-weight-asian="normal" style:language-complex="he" style:country-complex="IL" style:font-weight-complex="normal"/>
    </style:style>
    <style:style style:name="T131" style:family="text">
      <style:text-properties fo:font-weight="normal" officeooo:rsid="00aab31f" style:font-weight-asian="normal" style:language-complex="he" style:country-complex="IL" style:font-weight-complex="normal"/>
    </style:style>
    <style:style style:name="T132" style:family="text">
      <style:text-properties fo:font-weight="normal" officeooo:rsid="00ac0c8c" style:font-weight-asian="normal" style:language-complex="he" style:country-complex="IL" style:font-weight-complex="normal"/>
    </style:style>
    <style:style style:name="T133" style:family="text">
      <style:text-properties fo:font-weight="normal" officeooo:rsid="00ad2682" style:font-weight-asian="normal" style:language-complex="he" style:country-complex="IL" style:font-weight-complex="normal"/>
    </style:style>
    <style:style style:name="T134" style:family="text">
      <style:text-properties fo:font-weight="normal" officeooo:rsid="00ade064" style:font-weight-asian="normal" style:language-complex="he" style:country-complex="IL" style:font-weight-complex="normal"/>
    </style:style>
    <style:style style:name="T135" style:family="text">
      <style:text-properties fo:font-weight="normal" officeooo:rsid="00ae2ccd" style:font-weight-asian="normal" style:language-complex="he" style:country-complex="IL" style:font-weight-complex="normal"/>
    </style:style>
    <style:style style:name="T136" style:family="text">
      <style:text-properties fo:font-weight="normal" officeooo:rsid="00afd1fb" style:font-weight-asian="normal" style:language-complex="he" style:country-complex="IL" style:font-weight-complex="normal"/>
    </style:style>
    <style:style style:name="T137" style:family="text">
      <style:text-properties fo:font-weight="normal" officeooo:rsid="00b67788" style:font-weight-asian="normal" style:language-complex="he" style:country-complex="IL" style:font-weight-complex="normal"/>
    </style:style>
    <style:style style:name="T138" style:family="text">
      <style:text-properties fo:font-weight="normal" officeooo:rsid="00b90b13" style:font-weight-asian="normal" style:language-complex="he" style:country-complex="IL" style:font-weight-complex="normal"/>
    </style:style>
    <style:style style:name="T139" style:family="text">
      <style:text-properties fo:font-weight="normal" officeooo:rsid="00bafefd" style:font-weight-asian="normal" style:language-complex="he" style:country-complex="IL" style:font-weight-complex="normal"/>
    </style:style>
    <style:style style:name="T140" style:family="text">
      <style:text-properties fo:font-weight="normal" officeooo:rsid="00bcbe61" style:font-weight-asian="normal" style:language-complex="he" style:country-complex="IL" style:font-weight-complex="normal"/>
    </style:style>
    <style:style style:name="T141" style:family="text">
      <style:text-properties fo:font-weight="normal" officeooo:rsid="00bdecfd" style:font-weight-asian="normal" style:language-complex="he" style:country-complex="IL" style:font-weight-complex="normal"/>
    </style:style>
    <style:style style:name="T142" style:family="text">
      <style:text-properties fo:font-weight="normal" officeooo:rsid="00be88dd" style:font-weight-asian="normal" style:language-complex="he" style:country-complex="IL" style:font-weight-complex="normal"/>
    </style:style>
    <style:style style:name="T143" style:family="text">
      <style:text-properties fo:font-weight="normal" officeooo:rsid="00bedaea" style:font-weight-asian="normal" style:language-complex="he" style:country-complex="IL" style:font-weight-complex="normal"/>
    </style:style>
    <style:style style:name="T144" style:family="text">
      <style:text-properties fo:font-weight="normal" officeooo:rsid="00bf2ba0" style:font-weight-asian="normal" style:language-complex="he" style:country-complex="IL" style:font-weight-complex="normal"/>
    </style:style>
    <style:style style:name="T145" style:family="text">
      <style:text-properties fo:font-weight="normal" officeooo:rsid="00c0d6fa" style:font-weight-asian="normal" style:language-complex="he" style:country-complex="IL" style:font-weight-complex="normal"/>
    </style:style>
    <style:style style:name="T146" style:family="text">
      <style:text-properties fo:font-weight="normal" officeooo:rsid="00c3214b" style:font-weight-asian="normal" style:language-complex="he" style:country-complex="IL" style:font-weight-complex="normal"/>
    </style:style>
    <style:style style:name="T147" style:family="text">
      <style:text-properties fo:font-weight="normal" officeooo:rsid="00c3c105" style:font-weight-asian="normal" style:language-complex="he" style:country-complex="IL" style:font-weight-complex="normal"/>
    </style:style>
    <style:style style:name="T148" style:family="text">
      <style:text-properties fo:font-weight="normal" officeooo:rsid="00c64b01" style:font-weight-asian="normal" style:language-complex="he" style:country-complex="IL" style:font-weight-complex="normal"/>
    </style:style>
    <style:style style:name="T149" style:family="text">
      <style:text-properties fo:font-weight="normal" officeooo:rsid="00c739eb" style:font-weight-asian="normal" style:language-complex="he" style:country-complex="IL" style:font-weight-complex="normal"/>
    </style:style>
    <style:style style:name="T150" style:family="text">
      <style:text-properties fo:font-weight="normal" officeooo:rsid="00c7dfce" style:font-weight-asian="normal" style:language-complex="he" style:country-complex="IL" style:font-weight-complex="normal"/>
    </style:style>
    <style:style style:name="T151" style:family="text">
      <style:text-properties fo:font-weight="normal" officeooo:rsid="00c85026" style:font-weight-asian="normal" style:language-complex="he" style:country-complex="IL" style:font-weight-complex="normal"/>
    </style:style>
    <style:style style:name="T152" style:family="text">
      <style:text-properties fo:font-weight="normal" officeooo:rsid="00c889c8" style:font-weight-asian="normal" style:language-complex="he" style:country-complex="IL" style:font-weight-complex="normal"/>
    </style:style>
    <style:style style:name="T153" style:family="text">
      <style:text-properties fo:font-weight="normal" officeooo:rsid="00ca27ed" style:font-weight-asian="normal" style:language-complex="he" style:country-complex="IL" style:font-weight-complex="normal"/>
    </style:style>
    <style:style style:name="T154" style:family="text">
      <style:text-properties fo:font-weight="normal" officeooo:rsid="00cca3db" style:font-weight-asian="normal" style:language-complex="he" style:country-complex="IL" style:font-weight-complex="normal"/>
    </style:style>
    <style:style style:name="T155" style:family="text">
      <style:text-properties fo:font-weight="normal" officeooo:rsid="00d250a5" style:font-weight-asian="normal" style:language-complex="he" style:country-complex="IL" style:font-weight-complex="normal"/>
    </style:style>
    <style:style style:name="T156" style:family="text">
      <style:text-properties fo:font-weight="normal" officeooo:rsid="00d43f5d" style:font-weight-asian="normal" style:language-complex="he" style:country-complex="IL" style:font-weight-complex="normal"/>
    </style:style>
    <style:style style:name="T157" style:family="text">
      <style:text-properties fo:font-weight="normal" officeooo:rsid="00d44dbe" style:font-weight-asian="normal" style:language-complex="he" style:country-complex="IL" style:font-weight-complex="normal"/>
    </style:style>
    <style:style style:name="T158" style:family="text">
      <style:text-properties fo:font-weight="normal" officeooo:rsid="00d63df4" style:font-weight-asian="normal" style:language-complex="he" style:country-complex="IL" style:font-weight-complex="normal"/>
    </style:style>
    <style:style style:name="T159" style:family="text">
      <style:text-properties fo:font-weight="normal" officeooo:rsid="00d76f46" style:font-weight-asian="normal" style:language-complex="he" style:country-complex="IL" style:font-weight-complex="normal"/>
    </style:style>
    <style:style style:name="T160" style:family="text">
      <style:text-properties fo:font-weight="normal" officeooo:rsid="00d7b03f" style:font-weight-asian="normal" style:language-complex="he" style:country-complex="IL" style:font-weight-complex="normal"/>
    </style:style>
    <style:style style:name="T161" style:family="text">
      <style:text-properties fo:font-weight="normal" officeooo:rsid="00d80adb" style:font-weight-asian="normal" style:language-complex="he" style:country-complex="IL" style:font-weight-complex="normal"/>
    </style:style>
    <style:style style:name="T162" style:family="text">
      <style:text-properties fo:font-weight="normal" officeooo:rsid="00dd6b54" style:font-weight-asian="normal" style:language-complex="he" style:country-complex="IL" style:font-weight-complex="normal"/>
    </style:style>
    <style:style style:name="T163" style:family="text">
      <style:text-properties fo:font-weight="normal" officeooo:rsid="00df6a6d" style:font-weight-asian="normal" style:language-complex="he" style:country-complex="IL" style:font-weight-complex="normal"/>
    </style:style>
    <style:style style:name="T164" style:family="text">
      <style:text-properties fo:font-weight="normal" officeooo:rsid="00e0c5d0" style:font-weight-asian="normal" style:language-complex="he" style:country-complex="IL" style:font-weight-complex="normal"/>
    </style:style>
    <style:style style:name="T165" style:family="text">
      <style:text-properties fo:font-weight="normal" officeooo:rsid="00e40fec" style:font-weight-asian="normal" style:language-complex="he" style:country-complex="IL" style:font-weight-complex="normal"/>
    </style:style>
    <style:style style:name="T166" style:family="text">
      <style:text-properties fo:font-weight="normal" officeooo:rsid="00e4541c" style:font-weight-asian="normal" style:language-complex="he" style:country-complex="IL" style:font-weight-complex="normal"/>
    </style:style>
    <style:style style:name="T167" style:family="text">
      <style:text-properties fo:font-weight="normal" officeooo:rsid="00e618b8" style:font-weight-asian="normal" style:language-complex="he" style:country-complex="IL" style:font-weight-complex="normal"/>
    </style:style>
    <style:style style:name="T168" style:family="text">
      <style:text-properties fo:font-weight="normal" officeooo:rsid="00e756db" style:font-weight-asian="normal" style:language-complex="he" style:country-complex="IL" style:font-weight-complex="normal"/>
    </style:style>
    <style:style style:name="T169" style:family="text">
      <style:text-properties fo:font-weight="normal" officeooo:rsid="00e852e5" style:font-weight-asian="normal" style:language-complex="he" style:country-complex="IL" style:font-weight-complex="normal"/>
    </style:style>
    <style:style style:name="T170" style:family="text">
      <style:text-properties fo:font-weight="normal" officeooo:rsid="00e8e757" style:font-weight-asian="normal" style:language-complex="he" style:country-complex="IL" style:font-weight-complex="normal"/>
    </style:style>
    <style:style style:name="T171" style:family="text">
      <style:text-properties fo:font-weight="normal" officeooo:rsid="00e8fda2" style:font-weight-asian="normal" style:language-complex="he" style:country-complex="IL" style:font-weight-complex="normal"/>
    </style:style>
    <style:style style:name="T172" style:family="text">
      <style:text-properties fo:font-weight="normal" officeooo:rsid="00ea536b" style:font-weight-asian="normal" style:language-complex="he" style:country-complex="IL" style:font-weight-complex="normal"/>
    </style:style>
    <style:style style:name="T173" style:family="text">
      <style:text-properties fo:font-weight="normal" officeooo:rsid="00ec073a" style:font-weight-asian="normal" style:language-complex="he" style:country-complex="IL" style:font-weight-complex="normal"/>
    </style:style>
    <style:style style:name="T174" style:family="text">
      <style:text-properties fo:font-weight="normal" officeooo:rsid="00edcc85" style:font-weight-asian="normal" style:language-complex="he" style:country-complex="IL" style:font-weight-complex="normal"/>
    </style:style>
    <style:style style:name="T175" style:family="text">
      <style:text-properties fo:font-weight="normal" officeooo:rsid="00ee8a2a" style:font-weight-asian="normal" style:language-complex="he" style:country-complex="IL" style:font-weight-complex="normal"/>
    </style:style>
    <style:style style:name="T176" style:family="text">
      <style:text-properties fo:font-weight="normal" officeooo:rsid="00eeb682" style:font-weight-asian="normal" style:language-complex="he" style:country-complex="IL" style:font-weight-complex="normal"/>
    </style:style>
    <style:style style:name="T177" style:family="text">
      <style:text-properties fo:font-weight="normal" officeooo:rsid="00efc93d" style:font-weight-asian="normal" style:language-complex="he" style:country-complex="IL" style:font-weight-complex="normal"/>
    </style:style>
    <style:style style:name="T178" style:family="text">
      <style:text-properties fo:font-weight="normal" officeooo:rsid="00f3a0f1" style:font-weight-asian="normal" style:language-complex="he" style:country-complex="IL" style:font-weight-complex="normal"/>
    </style:style>
    <style:style style:name="T179" style:family="text">
      <style:text-properties fo:font-weight="normal" officeooo:rsid="00f4f3b0" style:font-weight-asian="normal" style:language-complex="he" style:country-complex="IL" style:font-weight-complex="normal"/>
    </style:style>
    <style:style style:name="T180" style:family="text">
      <style:text-properties fo:font-weight="normal" officeooo:rsid="00fa5f98" style:font-weight-asian="normal" style:language-complex="he" style:country-complex="IL" style:font-weight-complex="normal"/>
    </style:style>
    <style:style style:name="T181" style:family="text">
      <style:text-properties fo:font-weight="normal" officeooo:rsid="00fece48" style:font-weight-asian="normal" style:language-complex="he" style:country-complex="IL" style:font-weight-complex="normal"/>
    </style:style>
    <style:style style:name="T182" style:family="text">
      <style:text-properties fo:font-weight="normal" officeooo:rsid="0024346f" style:font-weight-asian="normal" style:language-complex="he" style:country-complex="IL" style:font-weight-complex="normal"/>
    </style:style>
    <style:style style:name="T183" style:family="text">
      <style:text-properties fo:font-weight="normal" officeooo:rsid="00282e55" style:font-weight-asian="normal" style:language-complex="he" style:country-complex="IL" style:font-weight-complex="normal"/>
    </style:style>
    <style:style style:name="T184" style:family="text">
      <style:text-properties fo:font-weight="normal" officeooo:rsid="0053ca22" style:font-weight-asian="normal" style:language-complex="he" style:country-complex="IL" style:font-weight-complex="normal"/>
    </style:style>
    <style:style style:name="T185" style:family="text">
      <style:text-properties fo:font-weight="normal" officeooo:rsid="0056d63a" style:font-weight-asian="normal" style:language-complex="he" style:country-complex="IL" style:font-weight-complex="normal"/>
    </style:style>
    <style:style style:name="T186" style:family="text">
      <style:text-properties fo:font-weight="normal" officeooo:rsid="005f4d68" style:font-weight-asian="normal" style:language-complex="he" style:country-complex="IL" style:font-weight-complex="normal"/>
    </style:style>
    <style:style style:name="T187" style:family="text">
      <style:text-properties fo:font-weight="normal" officeooo:rsid="01036b81" style:font-weight-asian="normal" style:language-complex="he" style:country-complex="IL" style:font-weight-complex="normal"/>
    </style:style>
    <style:style style:name="T188" style:family="text">
      <style:text-properties fo:font-weight="normal" officeooo:rsid="010391c4" style:font-weight-asian="normal" style:language-complex="he" style:country-complex="IL" style:font-weight-complex="normal"/>
    </style:style>
    <style:style style:name="T189" style:family="text">
      <style:text-properties fo:font-weight="normal" officeooo:rsid="01041feb" style:font-weight-asian="normal" style:language-complex="he" style:country-complex="IL" style:font-weight-complex="normal"/>
    </style:style>
    <style:style style:name="T190" style:family="text">
      <style:text-properties fo:font-weight="normal" officeooo:rsid="0104c897" style:font-weight-asian="normal" style:language-complex="he" style:country-complex="IL" style:font-weight-complex="normal"/>
    </style:style>
    <style:style style:name="T191" style:family="text">
      <style:text-properties fo:font-weight="normal" officeooo:rsid="0106db15" style:font-weight-asian="normal" style:language-complex="he" style:country-complex="IL" style:font-weight-complex="normal"/>
    </style:style>
    <style:style style:name="T192" style:family="text">
      <style:text-properties fo:font-weight="normal" officeooo:rsid="0108c34e" style:font-weight-asian="normal" style:language-complex="he" style:country-complex="IL" style:font-weight-complex="normal"/>
    </style:style>
    <style:style style:name="T193" style:family="text">
      <style:text-properties fo:font-weight="normal" officeooo:rsid="0108ec00" style:font-weight-asian="normal" style:language-complex="he" style:country-complex="IL" style:font-weight-complex="normal"/>
    </style:style>
    <style:style style:name="T194" style:family="text">
      <style:text-properties fo:font-weight="normal" officeooo:rsid="01136350" style:font-weight-asian="normal" style:language-complex="he" style:country-complex="IL" style:font-weight-complex="normal"/>
    </style:style>
    <style:style style:name="T195" style:family="text">
      <style:text-properties fo:font-weight="normal" officeooo:rsid="0113cb25" style:font-weight-asian="normal" style:language-complex="he" style:country-complex="IL" style:font-weight-complex="normal"/>
    </style:style>
    <style:style style:name="T196" style:family="text">
      <style:text-properties fo:font-weight="normal" officeooo:rsid="0093a5a9" style:font-weight-asian="normal" style:language-complex="he" style:country-complex="IL" style:font-weight-complex="normal"/>
    </style:style>
    <style:style style:name="T197" style:family="text">
      <style:text-properties fo:font-weight="normal" officeooo:rsid="011eb25b" style:font-weight-asian="normal" style:language-complex="he" style:country-complex="IL" style:font-weight-complex="normal"/>
    </style:style>
    <style:style style:name="T198" style:family="text">
      <style:text-properties fo:font-weight="normal" officeooo:rsid="011f5ca8" style:font-weight-asian="normal" style:language-complex="he" style:country-complex="IL" style:font-weight-complex="normal"/>
    </style:style>
    <style:style style:name="T199" style:family="text">
      <style:text-properties fo:font-weight="normal" officeooo:rsid="0120b884" style:font-weight-asian="normal" style:language-complex="he" style:country-complex="IL" style:font-weight-complex="normal"/>
    </style:style>
    <style:style style:name="T200" style:family="text">
      <style:text-properties fo:font-weight="normal" officeooo:rsid="0093d3b1" style:font-weight-asian="normal" style:language-complex="he" style:country-complex="IL" style:font-weight-complex="normal"/>
    </style:style>
    <style:style style:name="T201" style:family="text">
      <style:text-properties fo:font-weight="normal" officeooo:rsid="012b4f78" style:font-weight-asian="normal" style:language-complex="he" style:country-complex="IL" style:font-weight-complex="normal"/>
    </style:style>
    <style:style style:name="T202" style:family="text">
      <style:text-properties fo:font-weight="normal" officeooo:rsid="0137ce89" style:font-weight-asian="normal" style:language-complex="he" style:country-complex="IL" style:font-weight-complex="normal"/>
    </style:style>
    <style:style style:name="T203" style:family="text">
      <style:text-properties fo:font-weight="normal" officeooo:rsid="014151cf" style:font-weight-asian="normal" style:language-complex="he" style:country-complex="IL" style:font-weight-complex="normal"/>
    </style:style>
    <style:style style:name="T204" style:family="text">
      <style:text-properties fo:font-weight="normal" officeooo:rsid="0145217e" style:font-weight-asian="normal" style:language-complex="he" style:country-complex="IL" style:font-weight-complex="normal"/>
    </style:style>
    <style:style style:name="T205" style:family="text">
      <style:text-properties fo:font-weight="normal" officeooo:rsid="016dbd3e" style:font-weight-asian="normal" style:language-complex="he" style:country-complex="IL" style:font-weight-complex="normal"/>
    </style:style>
    <style:style style:name="T206" style:family="text">
      <style:text-properties fo:font-weight="normal" officeooo:rsid="016f84fa" style:font-weight-asian="normal" style:language-complex="he" style:country-complex="IL" style:font-weight-complex="normal"/>
    </style:style>
    <style:style style:name="T207" style:family="text">
      <style:text-properties fo:font-weight="normal" officeooo:rsid="0170c39e" style:font-weight-asian="normal" style:language-complex="he" style:country-complex="IL" style:font-weight-complex="normal"/>
    </style:style>
    <style:style style:name="T208" style:family="text">
      <style:text-properties fo:font-weight="normal" officeooo:rsid="017140f4" style:font-weight-asian="normal" style:language-complex="he" style:country-complex="IL" style:font-weight-complex="normal"/>
    </style:style>
    <style:style style:name="T209" style:family="text">
      <style:text-properties fo:font-weight="normal" officeooo:rsid="0172533d" style:font-weight-asian="normal" style:language-complex="he" style:country-complex="IL" style:font-weight-complex="normal"/>
    </style:style>
    <style:style style:name="T210" style:family="text">
      <style:text-properties fo:font-weight="normal" officeooo:rsid="01731eab" style:font-weight-asian="normal" style:language-complex="he" style:country-complex="IL" style:font-weight-complex="normal"/>
    </style:style>
    <style:style style:name="T211" style:family="text">
      <style:text-properties fo:font-weight="normal" officeooo:rsid="0173df07" style:font-weight-asian="normal" style:language-complex="he" style:country-complex="IL" style:font-weight-complex="normal"/>
    </style:style>
    <style:style style:name="T212" style:family="text">
      <style:text-properties fo:font-weight="normal" officeooo:rsid="01753bb8" style:font-weight-asian="normal" style:language-complex="he" style:country-complex="IL" style:font-weight-complex="normal"/>
    </style:style>
    <style:style style:name="T213" style:family="text">
      <style:text-properties fo:font-weight="normal" officeooo:rsid="0176f4f5" style:font-weight-asian="normal" style:language-complex="he" style:country-complex="IL" style:font-weight-complex="normal"/>
    </style:style>
    <style:style style:name="T214" style:family="text">
      <style:text-properties fo:font-weight="normal" officeooo:rsid="0177bf12" style:font-weight-asian="normal" style:language-complex="he" style:country-complex="IL" style:font-weight-complex="normal"/>
    </style:style>
    <style:style style:name="T215" style:family="text">
      <style:text-properties fo:font-weight="normal" officeooo:rsid="01797e8f" style:font-weight-asian="normal" style:language-complex="he" style:country-complex="IL" style:font-weight-complex="normal"/>
    </style:style>
    <style:style style:name="T216" style:family="text">
      <style:text-properties fo:font-weight="normal" officeooo:rsid="017a288b" style:font-weight-asian="normal" style:language-complex="he" style:country-complex="IL" style:font-weight-complex="normal"/>
    </style:style>
    <style:style style:name="T217" style:family="text">
      <style:text-properties fo:font-weight="normal" officeooo:rsid="017b3432" style:font-weight-asian="normal" style:language-complex="he" style:country-complex="IL" style:font-weight-complex="normal"/>
    </style:style>
    <style:style style:name="T218" style:family="text">
      <style:text-properties fo:font-weight="normal" officeooo:rsid="017e1064" style:font-weight-asian="normal" style:language-complex="he" style:country-complex="IL" style:font-weight-complex="normal"/>
    </style:style>
    <style:style style:name="T219" style:family="text">
      <style:text-properties fo:font-weight="normal" officeooo:rsid="017f4a11" style:font-weight-asian="normal" style:language-complex="he" style:country-complex="IL" style:font-weight-complex="normal"/>
    </style:style>
    <style:style style:name="T220" style:family="text">
      <style:text-properties fo:font-weight="normal" officeooo:rsid="01832c3f" style:font-weight-asian="normal" style:language-complex="he" style:country-complex="IL" style:font-weight-complex="normal"/>
    </style:style>
    <style:style style:name="T221" style:family="text">
      <style:text-properties fo:font-weight="normal" officeooo:rsid="0183d9b5" style:font-weight-asian="normal" style:language-complex="he" style:country-complex="IL" style:font-weight-complex="normal"/>
    </style:style>
    <style:style style:name="T222" style:family="text">
      <style:text-properties fo:font-weight="normal" officeooo:rsid="0183eea2" style:font-weight-asian="normal" style:language-complex="he" style:country-complex="IL" style:font-weight-complex="normal"/>
    </style:style>
    <style:style style:name="T223" style:family="text">
      <style:text-properties fo:font-weight="normal" officeooo:rsid="0184e457" style:font-weight-asian="normal" style:language-complex="he" style:country-complex="IL" style:font-weight-complex="normal"/>
    </style:style>
    <style:style style:name="T224" style:family="text">
      <style:text-properties fo:font-weight="normal" officeooo:rsid="0185435d" style:font-weight-asian="normal" style:language-complex="he" style:country-complex="IL" style:font-weight-complex="normal"/>
    </style:style>
    <style:style style:name="T225" style:family="text">
      <style:text-properties fo:font-weight="normal" officeooo:rsid="01866413" style:font-weight-asian="normal" style:language-complex="he" style:country-complex="IL" style:font-weight-complex="normal"/>
    </style:style>
    <style:style style:name="T226" style:family="text">
      <style:text-properties fo:font-weight="normal" officeooo:rsid="018853dd" style:font-weight-asian="normal" style:language-complex="he" style:country-complex="IL" style:font-weight-complex="normal"/>
    </style:style>
    <style:style style:name="T227" style:family="text">
      <style:text-properties fo:font-weight="normal" officeooo:rsid="018940b9" style:font-weight-asian="normal" style:language-complex="he" style:country-complex="IL" style:font-weight-complex="normal"/>
    </style:style>
    <style:style style:name="T228" style:family="text">
      <style:text-properties fo:font-weight="normal" officeooo:rsid="018ad89f" style:font-weight-asian="normal" style:language-complex="he" style:country-complex="IL" style:font-weight-complex="normal"/>
    </style:style>
    <style:style style:name="T229" style:family="text">
      <style:text-properties fo:font-weight="normal" officeooo:rsid="018e5d59" style:font-weight-asian="normal" style:language-complex="he" style:country-complex="IL" style:font-weight-complex="normal"/>
    </style:style>
    <style:style style:name="T230" style:family="text">
      <style:text-properties fo:font-weight="normal" officeooo:rsid="018fe0b2" style:font-weight-asian="normal" style:language-complex="he" style:country-complex="IL" style:font-weight-complex="normal"/>
    </style:style>
    <style:style style:name="T231" style:family="text">
      <style:text-properties fo:font-weight="normal" officeooo:rsid="0190fc63" style:font-weight-asian="normal" style:language-complex="he" style:country-complex="IL" style:font-weight-complex="normal"/>
    </style:style>
    <style:style style:name="T232" style:family="text">
      <style:text-properties fo:font-weight="normal" officeooo:rsid="0191b635" style:font-weight-asian="normal" style:language-complex="he" style:country-complex="IL" style:font-weight-complex="normal"/>
    </style:style>
    <style:style style:name="T233" style:family="text">
      <style:text-properties fo:font-weight="normal" officeooo:rsid="0192825c" style:font-weight-asian="normal" style:language-complex="he" style:country-complex="IL" style:font-weight-complex="normal"/>
    </style:style>
    <style:style style:name="T234" style:family="text">
      <style:text-properties fo:font-weight="normal" officeooo:rsid="0193fd0b" style:font-weight-asian="normal" style:language-complex="he" style:country-complex="IL" style:font-weight-complex="normal"/>
    </style:style>
    <style:style style:name="T235" style:family="text">
      <style:text-properties fo:font-weight="normal" officeooo:rsid="01979f17" style:font-weight-asian="normal" style:language-complex="he" style:country-complex="IL" style:font-weight-complex="normal"/>
    </style:style>
    <style:style style:name="T236" style:family="text">
      <style:text-properties fo:font-weight="normal" officeooo:rsid="01989baf" style:font-weight-asian="normal" style:language-complex="he" style:country-complex="IL" style:font-weight-complex="normal"/>
    </style:style>
    <style:style style:name="T237" style:family="text">
      <style:text-properties fo:font-weight="normal" officeooo:rsid="0198e3f2" style:font-weight-asian="normal" style:language-complex="he" style:country-complex="IL" style:font-weight-complex="normal"/>
    </style:style>
    <style:style style:name="T238" style:family="text">
      <style:text-properties fo:font-weight="normal" officeooo:rsid="019a6837" style:font-weight-asian="normal" style:language-complex="he" style:country-complex="IL" style:font-weight-complex="normal"/>
    </style:style>
    <style:style style:name="T239" style:family="text">
      <style:text-properties fo:font-weight="normal" officeooo:rsid="019ac78f" style:font-weight-asian="normal" style:language-complex="he" style:country-complex="IL" style:font-weight-complex="normal"/>
    </style:style>
    <style:style style:name="T240" style:family="text">
      <style:text-properties fo:font-weight="normal" officeooo:rsid="019ad2fa" style:font-weight-asian="normal" style:language-complex="he" style:country-complex="IL" style:font-weight-complex="normal"/>
    </style:style>
    <style:style style:name="T241" style:family="text">
      <style:text-properties fo:font-weight="normal" officeooo:rsid="019cba73" style:font-weight-asian="normal" style:language-complex="he" style:country-complex="IL" style:font-weight-complex="normal"/>
    </style:style>
    <style:style style:name="T242" style:family="text">
      <style:text-properties fo:font-weight="normal" officeooo:rsid="019e8bd6" style:font-weight-asian="normal" style:language-complex="he" style:country-complex="IL" style:font-weight-complex="normal"/>
    </style:style>
    <style:style style:name="T243" style:family="text">
      <style:text-properties fo:font-weight="normal" officeooo:rsid="019f62c5" style:font-weight-asian="normal" style:language-complex="he" style:country-complex="IL" style:font-weight-complex="normal"/>
    </style:style>
    <style:style style:name="T244" style:family="text">
      <style:text-properties fo:font-weight="normal" officeooo:rsid="01a1841d" style:font-weight-asian="normal" style:language-complex="he" style:country-complex="IL" style:font-weight-complex="normal"/>
    </style:style>
    <style:style style:name="T245" style:family="text">
      <style:text-properties fo:font-weight="normal" officeooo:rsid="01a1b895" style:font-weight-asian="normal" style:language-complex="he" style:country-complex="IL" style:font-weight-complex="normal"/>
    </style:style>
    <style:style style:name="T246" style:family="text">
      <style:text-properties fo:font-weight="normal" officeooo:rsid="01a48e07" style:font-weight-asian="normal" style:language-complex="he" style:country-complex="IL" style:font-weight-complex="normal"/>
    </style:style>
    <style:style style:name="T247" style:family="text">
      <style:text-properties fo:font-weight="normal" officeooo:rsid="01a96e11" style:font-weight-asian="normal" style:language-complex="he" style:country-complex="IL" style:font-weight-complex="normal"/>
    </style:style>
    <style:style style:name="T248" style:family="text">
      <style:text-properties fo:font-weight="normal" officeooo:rsid="0041690c" style:font-weight-asian="normal" style:language-complex="he" style:country-complex="IL" style:font-weight-complex="normal"/>
    </style:style>
    <style:style style:name="T249" style:family="text">
      <style:text-properties fo:font-weight="normal" officeooo:rsid="01aec2cf" style:font-weight-asian="normal" style:language-complex="he" style:country-complex="IL" style:font-weight-complex="normal"/>
    </style:style>
    <style:style style:name="T250" style:family="text">
      <style:text-properties fo:font-weight="normal" officeooo:rsid="01afb8c6" style:font-weight-asian="normal" style:language-complex="he" style:country-complex="IL" style:font-weight-complex="normal"/>
    </style:style>
    <style:style style:name="T251" style:family="text">
      <style:text-properties fo:font-weight="normal" officeooo:rsid="01b31317" style:font-weight-asian="normal" style:language-complex="he" style:country-complex="IL" style:font-weight-complex="normal"/>
    </style:style>
    <style:style style:name="T252" style:family="text">
      <style:text-properties fo:font-weight="normal" officeooo:rsid="01b3ccf6" style:font-weight-asian="normal" style:language-complex="he" style:country-complex="IL" style:font-weight-complex="normal"/>
    </style:style>
    <style:style style:name="T253" style:family="text">
      <style:text-properties fo:font-weight="normal" officeooo:rsid="01b4531c" style:font-weight-asian="normal" style:language-complex="he" style:country-complex="IL" style:font-weight-complex="normal"/>
    </style:style>
    <style:style style:name="T254" style:family="text">
      <style:text-properties fo:font-weight="normal" officeooo:rsid="01b887c3" style:font-weight-asian="normal" style:language-complex="he" style:country-complex="IL" style:font-weight-complex="normal"/>
    </style:style>
    <style:style style:name="T255" style:family="text">
      <style:text-properties fo:font-weight="normal" officeooo:rsid="01b90c3b" style:font-weight-asian="normal" style:language-complex="he" style:country-complex="IL" style:font-weight-complex="normal"/>
    </style:style>
    <style:style style:name="T256" style:family="text">
      <style:text-properties fo:font-weight="normal" officeooo:rsid="01b9e757" style:font-weight-asian="normal" style:language-complex="he" style:country-complex="IL" style:font-weight-complex="normal"/>
    </style:style>
    <style:style style:name="T257" style:family="text">
      <style:text-properties fo:font-weight="normal" officeooo:rsid="01c679f3" style:font-weight-asian="normal" style:language-complex="he" style:country-complex="IL" style:font-weight-complex="normal"/>
    </style:style>
    <style:style style:name="T258" style:family="text">
      <style:text-properties fo:font-weight="normal" officeooo:rsid="01f3f2f6" style:font-weight-asian="normal" style:language-complex="he" style:country-complex="IL" style:font-weight-complex="normal"/>
    </style:style>
    <style:style style:name="T259" style:family="text">
      <style:text-properties fo:font-weight="normal" officeooo:rsid="01f5be8f" style:font-weight-asian="normal" style:language-complex="he" style:country-complex="IL" style:font-weight-complex="normal"/>
    </style:style>
    <style:style style:name="T260" style:family="text">
      <style:text-properties fo:font-weight="normal" officeooo:rsid="01f7550e" style:font-weight-asian="normal" style:language-complex="he" style:country-complex="IL" style:font-weight-complex="normal"/>
    </style:style>
    <style:style style:name="T261" style:family="text">
      <style:text-properties fo:font-weight="normal" officeooo:rsid="01f7f29d" style:font-weight-asian="normal" style:language-complex="he" style:country-complex="IL" style:font-weight-complex="normal"/>
    </style:style>
    <style:style style:name="T262" style:family="text">
      <style:text-properties fo:font-weight="normal" officeooo:rsid="01ff0bfc" style:font-weight-asian="normal" style:language-complex="he" style:country-complex="IL" style:font-weight-complex="normal"/>
    </style:style>
    <style:style style:name="T263" style:family="text">
      <style:text-properties fo:font-weight="normal" officeooo:rsid="0200c94f" style:font-weight-asian="normal" style:language-complex="he" style:country-complex="IL" style:font-weight-complex="normal"/>
    </style:style>
    <style:style style:name="T264" style:family="text">
      <style:text-properties fo:font-weight="normal" officeooo:rsid="0202c302" style:font-weight-asian="normal" style:language-complex="he" style:country-complex="IL" style:font-weight-complex="normal"/>
    </style:style>
    <style:style style:name="T265" style:family="text">
      <style:text-properties fo:font-weight="normal" officeooo:rsid="0203074f" style:font-weight-asian="normal" style:language-complex="he" style:country-complex="IL" style:font-weight-complex="normal"/>
    </style:style>
    <style:style style:name="T266" style:family="text">
      <style:text-properties fo:font-weight="normal" officeooo:rsid="0204901b" style:font-weight-asian="normal" style:language-complex="he" style:country-complex="IL" style:font-weight-complex="normal"/>
    </style:style>
    <style:style style:name="T267" style:family="text">
      <style:text-properties fo:font-weight="normal" officeooo:rsid="0204c580" style:font-weight-asian="normal" style:language-complex="he" style:country-complex="IL" style:font-weight-complex="normal"/>
    </style:style>
    <style:style style:name="T268" style:family="text">
      <style:text-properties fo:font-weight="normal" officeooo:rsid="0206c065" style:font-weight-asian="normal" style:language-complex="he" style:country-complex="IL" style:font-weight-complex="normal"/>
    </style:style>
    <style:style style:name="T269" style:family="text">
      <style:text-properties fo:font-weight="normal" officeooo:rsid="0207011b" style:font-weight-asian="normal" style:language-complex="he" style:country-complex="IL" style:font-weight-complex="normal"/>
    </style:style>
    <style:style style:name="T270" style:family="text">
      <style:text-properties fo:font-weight="normal" officeooo:rsid="020b2049" style:font-weight-asian="normal" style:language-complex="he" style:country-complex="IL" style:font-weight-complex="normal"/>
    </style:style>
    <style:style style:name="T271" style:family="text">
      <style:text-properties fo:font-weight="normal" officeooo:rsid="020bd3d3" style:font-weight-asian="normal" style:language-complex="he" style:country-complex="IL" style:font-weight-complex="normal"/>
    </style:style>
    <style:style style:name="T272" style:family="text">
      <style:text-properties fo:font-weight="normal" officeooo:rsid="020c409f" style:font-weight-asian="normal" style:language-complex="he" style:country-complex="IL" style:font-weight-complex="normal"/>
    </style:style>
    <style:style style:name="T273" style:family="text">
      <style:text-properties fo:font-weight="normal" officeooo:rsid="020c533e" style:font-weight-asian="normal" style:language-complex="he" style:country-complex="IL" style:font-weight-complex="normal"/>
    </style:style>
    <style:style style:name="T274" style:family="text">
      <style:text-properties fo:font-weight="normal" officeooo:rsid="020c86c8" style:font-weight-asian="normal" style:language-complex="he" style:country-complex="IL" style:font-weight-complex="normal"/>
    </style:style>
    <style:style style:name="T275" style:family="text">
      <style:text-properties fo:font-weight="normal" officeooo:rsid="020e4e88" style:font-weight-asian="normal" style:language-complex="he" style:country-complex="IL" style:font-weight-complex="normal"/>
    </style:style>
    <style:style style:name="T276" style:family="text">
      <style:text-properties fo:font-weight="normal" officeooo:rsid="020f1534" style:font-weight-asian="normal" style:language-complex="he" style:country-complex="IL" style:font-weight-complex="normal"/>
    </style:style>
    <style:style style:name="T277" style:family="text">
      <style:text-properties fo:font-weight="normal" officeooo:rsid="020f993a" style:font-weight-asian="normal" style:language-complex="he" style:country-complex="IL" style:font-weight-complex="normal"/>
    </style:style>
    <style:style style:name="T278" style:family="text">
      <style:text-properties fo:font-weight="normal" officeooo:rsid="021110b4" style:font-weight-asian="normal" style:language-complex="he" style:country-complex="IL" style:font-weight-complex="normal"/>
    </style:style>
    <style:style style:name="T279" style:family="text">
      <style:text-properties fo:font-weight="normal" officeooo:rsid="0211690e" style:font-weight-asian="normal" style:language-complex="he" style:country-complex="IL" style:font-weight-complex="normal"/>
    </style:style>
    <style:style style:name="T280" style:family="text">
      <style:text-properties fo:font-weight="normal" officeooo:rsid="02133309" style:font-weight-asian="normal" style:language-complex="he" style:country-complex="IL" style:font-weight-complex="normal"/>
    </style:style>
    <style:style style:name="T281" style:family="text">
      <style:text-properties fo:font-weight="normal" officeooo:rsid="0213f6a4" style:font-weight-asian="normal" style:language-complex="he" style:country-complex="IL" style:font-weight-complex="normal"/>
    </style:style>
    <style:style style:name="T282" style:family="text">
      <style:text-properties fo:font-weight="normal" officeooo:rsid="0214f6d6" style:font-weight-asian="normal" style:language-complex="he" style:country-complex="IL" style:font-weight-complex="normal"/>
    </style:style>
    <style:style style:name="T283" style:family="text">
      <style:text-properties fo:font-weight="normal" officeooo:rsid="0216ce87" style:font-weight-asian="normal" style:language-complex="he" style:country-complex="IL" style:font-weight-complex="normal"/>
    </style:style>
    <style:style style:name="T284" style:family="text">
      <style:text-properties fo:font-weight="normal" officeooo:rsid="0218968f" style:font-weight-asian="normal" style:language-complex="he" style:country-complex="IL" style:font-weight-complex="normal"/>
    </style:style>
    <style:style style:name="T285" style:family="text">
      <style:text-properties fo:font-weight="normal" officeooo:rsid="021a0f09" style:font-weight-asian="normal" style:language-complex="he" style:country-complex="IL" style:font-weight-complex="normal"/>
    </style:style>
    <style:style style:name="T286" style:family="text">
      <style:text-properties fo:font-weight="normal" officeooo:rsid="021eea45" style:font-weight-asian="normal" style:language-complex="he" style:country-complex="IL" style:font-weight-complex="normal"/>
    </style:style>
    <style:style style:name="T287" style:family="text">
      <style:text-properties fo:font-weight="normal" officeooo:rsid="0220fc3c" style:font-weight-asian="normal" style:language-complex="he" style:country-complex="IL" style:font-weight-complex="normal"/>
    </style:style>
    <style:style style:name="T288" style:family="text">
      <style:text-properties fo:font-weight="normal" officeooo:rsid="0222b218" style:font-weight-asian="normal" style:language-complex="he" style:country-complex="IL" style:font-weight-complex="normal"/>
    </style:style>
    <style:style style:name="T289" style:family="text">
      <style:text-properties fo:font-weight="normal" officeooo:rsid="0222d5f4" style:font-weight-asian="normal" style:language-complex="he" style:country-complex="IL" style:font-weight-complex="normal"/>
    </style:style>
    <style:style style:name="T290" style:family="text">
      <style:text-properties fo:font-weight="normal" officeooo:rsid="0223c19d" style:font-weight-asian="normal" style:language-complex="he" style:country-complex="IL" style:font-weight-complex="normal"/>
    </style:style>
    <style:style style:name="T291" style:family="text">
      <style:text-properties fo:font-weight="normal" officeooo:rsid="02243672" style:font-weight-asian="normal" style:language-complex="he" style:country-complex="IL" style:font-weight-complex="normal"/>
    </style:style>
    <style:style style:name="T292" style:family="text">
      <style:text-properties fo:font-weight="normal" officeooo:rsid="0225459a" style:font-weight-asian="normal" style:language-complex="he" style:country-complex="IL" style:font-weight-complex="normal"/>
    </style:style>
    <style:style style:name="T293" style:family="text">
      <style:text-properties fo:font-weight="normal" officeooo:rsid="02255512" style:font-weight-asian="normal" style:language-complex="he" style:country-complex="IL" style:font-weight-complex="normal"/>
    </style:style>
    <style:style style:name="T294" style:family="text">
      <style:text-properties fo:font-weight="normal" officeooo:rsid="02267244" style:font-weight-asian="normal" style:language-complex="he" style:country-complex="IL" style:font-weight-complex="normal"/>
    </style:style>
    <style:style style:name="T295" style:family="text">
      <style:text-properties fo:font-weight="normal" officeooo:rsid="02277174" style:font-weight-asian="normal" style:language-complex="he" style:country-complex="IL" style:font-weight-complex="normal"/>
    </style:style>
    <style:style style:name="T296" style:family="text">
      <style:text-properties fo:font-weight="normal" officeooo:rsid="02283e06" style:font-weight-asian="normal" style:language-complex="he" style:country-complex="IL" style:font-weight-complex="normal"/>
    </style:style>
    <style:style style:name="T297" style:family="text">
      <style:text-properties fo:font-weight="normal" officeooo:rsid="02285e52" style:font-weight-asian="normal" style:language-complex="he" style:country-complex="IL" style:font-weight-complex="normal"/>
    </style:style>
    <style:style style:name="T298" style:family="text">
      <style:text-properties fo:font-weight="normal" officeooo:rsid="022a3220" style:font-weight-asian="normal" style:language-complex="he" style:country-complex="IL" style:font-weight-complex="normal"/>
    </style:style>
    <style:style style:name="T299" style:family="text">
      <style:text-properties fo:font-weight="normal" officeooo:rsid="022c1f1b" style:font-weight-asian="normal" style:language-complex="he" style:country-complex="IL" style:font-weight-complex="normal"/>
    </style:style>
    <style:style style:name="T300" style:family="text">
      <style:text-properties fo:font-weight="normal" officeooo:rsid="022e534d" style:font-weight-asian="normal" style:language-complex="he" style:country-complex="IL" style:font-weight-complex="normal"/>
    </style:style>
    <style:style style:name="T301" style:family="text">
      <style:text-properties fo:font-weight="normal" officeooo:rsid="022f631e" style:font-weight-asian="normal" style:language-complex="he" style:country-complex="IL" style:font-weight-complex="normal"/>
    </style:style>
    <style:style style:name="T302" style:family="text">
      <style:text-properties fo:font-weight="normal" officeooo:rsid="0231e21f" style:font-weight-asian="normal" style:language-complex="he" style:country-complex="IL" style:font-weight-complex="normal"/>
    </style:style>
    <style:style style:name="T303" style:family="text">
      <style:text-properties fo:font-weight="normal" officeooo:rsid="02321198" style:font-weight-asian="normal" style:language-complex="he" style:country-complex="IL" style:font-weight-complex="normal"/>
    </style:style>
    <style:style style:name="T304" style:family="text">
      <style:text-properties fo:font-weight="normal" officeooo:rsid="0233bc9d" style:font-weight-asian="normal" style:language-complex="he" style:country-complex="IL" style:font-weight-complex="normal"/>
    </style:style>
    <style:style style:name="T305" style:family="text">
      <style:text-properties fo:font-weight="normal" officeooo:rsid="0234ba7c" style:font-weight-asian="normal" style:language-complex="he" style:country-complex="IL" style:font-weight-complex="normal"/>
    </style:style>
    <style:style style:name="T306" style:family="text">
      <style:text-properties fo:font-weight="normal" officeooo:rsid="02350979" style:font-weight-asian="normal" style:language-complex="he" style:country-complex="IL" style:font-weight-complex="normal"/>
    </style:style>
    <style:style style:name="T307" style:family="text">
      <style:text-properties fo:font-weight="normal" officeooo:rsid="02369cb6" style:font-weight-asian="normal" style:language-complex="he" style:country-complex="IL" style:font-weight-complex="normal"/>
    </style:style>
    <style:style style:name="T308" style:family="text">
      <style:text-properties fo:font-weight="normal" officeooo:rsid="02385b84" style:font-weight-asian="normal" style:language-complex="he" style:country-complex="IL" style:font-weight-complex="normal"/>
    </style:style>
    <style:style style:name="T309" style:family="text">
      <style:text-properties fo:font-weight="normal" officeooo:rsid="02389972" style:font-weight-asian="normal" style:language-complex="he" style:country-complex="IL" style:font-weight-complex="normal"/>
    </style:style>
    <style:style style:name="T310" style:family="text">
      <style:text-properties fo:font-weight="normal" officeooo:rsid="02389fbb" style:font-weight-asian="normal" style:language-complex="he" style:country-complex="IL" style:font-weight-complex="normal"/>
    </style:style>
    <style:style style:name="T311" style:family="text">
      <style:text-properties fo:font-weight="normal" officeooo:rsid="0239f118" style:font-weight-asian="normal" style:language-complex="he" style:country-complex="IL" style:font-weight-complex="normal"/>
    </style:style>
    <style:style style:name="T312" style:family="text">
      <style:text-properties fo:font-weight="normal" officeooo:rsid="023ace95" style:font-weight-asian="normal" style:language-complex="he" style:country-complex="IL" style:font-weight-complex="normal"/>
    </style:style>
    <style:style style:name="T313" style:family="text">
      <style:text-properties fo:font-weight="normal" officeooo:rsid="023b33d7" style:font-weight-asian="normal" style:language-complex="he" style:country-complex="IL" style:font-weight-complex="normal"/>
    </style:style>
    <style:style style:name="T314" style:family="text">
      <style:text-properties fo:font-weight="normal" officeooo:rsid="023d03e1" style:font-weight-asian="normal" style:language-complex="he" style:country-complex="IL" style:font-weight-complex="normal"/>
    </style:style>
    <style:style style:name="T315" style:family="text">
      <style:text-properties fo:font-weight="normal" officeooo:rsid="023e54c6" style:font-weight-asian="normal" style:language-complex="he" style:country-complex="IL" style:font-weight-complex="normal"/>
    </style:style>
    <style:style style:name="T316" style:family="text">
      <style:text-properties fo:font-weight="normal" officeooo:rsid="023fb8e9" style:font-weight-asian="normal" style:language-complex="he" style:country-complex="IL" style:font-weight-complex="normal"/>
    </style:style>
    <style:style style:name="T317" style:family="text">
      <style:text-properties fo:font-weight="normal" officeooo:rsid="0240fb8e" style:font-weight-asian="normal" style:language-complex="he" style:country-complex="IL" style:font-weight-complex="normal"/>
    </style:style>
    <style:style style:name="T318" style:family="text">
      <style:text-properties fo:font-weight="normal" officeooo:rsid="0242856d" style:font-weight-asian="normal" style:language-complex="he" style:country-complex="IL" style:font-weight-complex="normal"/>
    </style:style>
    <style:style style:name="T319" style:family="text">
      <style:text-properties fo:font-weight="normal" officeooo:rsid="0244679f" style:font-weight-asian="normal" style:language-complex="he" style:country-complex="IL" style:font-weight-complex="normal"/>
    </style:style>
    <style:style style:name="T320" style:family="text">
      <style:text-properties fo:font-weight="normal" officeooo:rsid="0245adba" style:font-weight-asian="normal" style:language-complex="he" style:country-complex="IL" style:font-weight-complex="normal"/>
    </style:style>
    <style:style style:name="T321" style:family="text">
      <style:text-properties fo:font-weight="normal" officeooo:rsid="024751fe" style:font-weight-asian="normal" style:language-complex="he" style:country-complex="IL" style:font-weight-complex="normal"/>
    </style:style>
    <style:style style:name="T322" style:family="text">
      <style:text-properties fo:font-weight="normal" officeooo:rsid="0247a323" style:font-weight-asian="normal" style:language-complex="he" style:country-complex="IL" style:font-weight-complex="normal"/>
    </style:style>
    <style:style style:name="T323" style:family="text">
      <style:text-properties fo:font-weight="normal" officeooo:rsid="024abbc7" style:font-weight-asian="normal" style:language-complex="he" style:country-complex="IL" style:font-weight-complex="normal"/>
    </style:style>
    <style:style style:name="T324" style:family="text">
      <style:text-properties fo:font-weight="normal" officeooo:rsid="024c6bb3" style:font-weight-asian="normal" style:language-complex="he" style:country-complex="IL" style:font-weight-complex="normal"/>
    </style:style>
    <style:style style:name="T325" style:family="text">
      <style:text-properties fo:font-weight="normal" officeooo:rsid="024db3c2" style:font-weight-asian="normal" style:language-complex="he" style:country-complex="IL" style:font-weight-complex="normal"/>
    </style:style>
    <style:style style:name="T326" style:family="text">
      <style:text-properties fo:font-weight="normal" officeooo:rsid="024e7645" style:font-weight-asian="normal" style:language-complex="he" style:country-complex="IL" style:font-weight-complex="normal"/>
    </style:style>
    <style:style style:name="T327" style:family="text">
      <style:text-properties fo:font-weight="normal" officeooo:rsid="02563d8d" style:font-weight-asian="normal" style:language-complex="he" style:country-complex="IL" style:font-weight-complex="normal"/>
    </style:style>
    <style:style style:name="T328" style:family="text">
      <style:text-properties fo:font-weight="normal" officeooo:rsid="02600945" style:font-weight-asian="normal" style:language-complex="he" style:country-complex="IL" style:font-weight-complex="normal"/>
    </style:style>
    <style:style style:name="T329" style:family="text">
      <style:text-properties fo:font-weight="normal" officeooo:rsid="0261c7fc" style:font-weight-asian="normal" style:language-complex="he" style:country-complex="IL" style:font-weight-complex="normal"/>
    </style:style>
    <style:style style:name="T330" style:family="text">
      <style:text-properties fo:font-weight="normal" officeooo:rsid="02654a44" style:font-weight-asian="normal" style:language-complex="he" style:country-complex="IL" style:font-weight-complex="normal"/>
    </style:style>
    <style:style style:name="T331" style:family="text">
      <style:text-properties fo:font-weight="normal" officeooo:rsid="026730bc" style:font-weight-asian="normal" style:language-complex="he" style:country-complex="IL" style:font-weight-complex="normal"/>
    </style:style>
    <style:style style:name="T332" style:family="text">
      <style:text-properties fo:font-weight="normal" officeooo:rsid="026947ef" style:font-weight-asian="normal" style:language-complex="he" style:country-complex="IL" style:font-weight-complex="normal"/>
    </style:style>
    <style:style style:name="T333" style:family="text">
      <style:text-properties fo:font-weight="normal" officeooo:rsid="026a0a15" style:font-weight-asian="normal" style:language-complex="he" style:country-complex="IL" style:font-weight-complex="normal"/>
    </style:style>
    <style:style style:name="T334" style:family="text">
      <style:text-properties fo:font-weight="normal" officeooo:rsid="026bd3a1" style:font-weight-asian="normal" style:language-complex="he" style:country-complex="IL" style:font-weight-complex="normal"/>
    </style:style>
    <style:style style:name="T335" style:family="text">
      <style:text-properties fo:font-weight="normal" officeooo:rsid="026db20f" style:font-weight-asian="normal" style:language-complex="he" style:country-complex="IL" style:font-weight-complex="normal"/>
    </style:style>
    <style:style style:name="T336" style:family="text">
      <style:text-properties fo:font-weight="normal" officeooo:rsid="026e55d5" style:font-weight-asian="normal" style:language-complex="he" style:country-complex="IL" style:font-weight-complex="normal"/>
    </style:style>
    <style:style style:name="T337" style:family="text">
      <style:text-properties fo:font-weight="normal" officeooo:rsid="026fa50f" style:font-weight-asian="normal" style:language-complex="he" style:country-complex="IL" style:font-weight-complex="normal"/>
    </style:style>
    <style:style style:name="T338" style:family="text">
      <style:text-properties fo:font-weight="normal" officeooo:rsid="02715f74" style:font-weight-asian="normal" style:language-complex="he" style:country-complex="IL" style:font-weight-complex="normal"/>
    </style:style>
    <style:style style:name="T339" style:family="text">
      <style:text-properties fo:font-weight="normal" officeooo:rsid="02728e49" style:font-weight-asian="normal" style:language-complex="he" style:country-complex="IL" style:font-weight-complex="normal"/>
    </style:style>
    <style:style style:name="T340" style:family="text">
      <style:text-properties fo:font-weight="normal" officeooo:rsid="02743b66" style:font-weight-asian="normal" style:language-complex="he" style:country-complex="IL" style:font-weight-complex="normal"/>
    </style:style>
    <style:style style:name="T341" style:family="text">
      <style:text-properties fo:font-weight="normal" officeooo:rsid="027645d6" style:font-weight-asian="normal" style:language-complex="he" style:country-complex="IL" style:font-weight-complex="normal"/>
    </style:style>
    <style:style style:name="T342" style:family="text">
      <style:text-properties fo:font-weight="normal" officeooo:rsid="02770b78" style:font-weight-asian="normal" style:language-complex="he" style:country-complex="IL" style:font-weight-complex="normal"/>
    </style:style>
    <style:style style:name="T343" style:family="text">
      <style:text-properties fo:font-weight="normal" officeooo:rsid="027a3b9c" style:font-weight-asian="normal" style:language-complex="he" style:country-complex="IL" style:font-weight-complex="normal"/>
    </style:style>
    <style:style style:name="T344" style:family="text">
      <style:text-properties fo:font-weight="normal" officeooo:rsid="027bd8db" style:font-weight-asian="normal" style:language-complex="he" style:country-complex="IL" style:font-weight-complex="normal"/>
    </style:style>
    <style:style style:name="T345" style:family="text">
      <style:text-properties fo:font-weight="normal" officeooo:rsid="027c5e92" style:font-weight-asian="normal" style:language-complex="he" style:country-complex="IL" style:font-weight-complex="normal"/>
    </style:style>
    <style:style style:name="T346" style:family="text">
      <style:text-properties fo:font-weight="normal" officeooo:rsid="027cc13b" style:font-weight-asian="normal" style:language-complex="he" style:country-complex="IL" style:font-weight-complex="normal"/>
    </style:style>
    <style:style style:name="T347" style:family="text">
      <style:text-properties fo:font-weight="normal" officeooo:rsid="027e94c7" style:font-weight-asian="normal" style:language-complex="he" style:country-complex="IL" style:font-weight-complex="normal"/>
    </style:style>
    <style:style style:name="T348" style:family="text">
      <style:text-properties fo:font-weight="normal" officeooo:rsid="027ec0eb" style:font-weight-asian="normal" style:language-complex="he" style:country-complex="IL" style:font-weight-complex="normal"/>
    </style:style>
    <style:style style:name="T349" style:family="text">
      <style:text-properties fo:font-weight="normal" officeooo:rsid="027f27cd" style:font-weight-asian="normal" style:language-complex="he" style:country-complex="IL" style:font-weight-complex="normal"/>
    </style:style>
    <style:style style:name="T350" style:family="text">
      <style:text-properties fo:font-weight="normal" officeooo:rsid="0280004e" style:font-weight-asian="normal" style:language-complex="he" style:country-complex="IL" style:font-weight-complex="normal"/>
    </style:style>
    <style:style style:name="T351" style:family="text">
      <style:text-properties fo:font-weight="normal" officeooo:rsid="02810233" style:font-weight-asian="normal" style:language-complex="he" style:country-complex="IL" style:font-weight-complex="normal"/>
    </style:style>
    <style:style style:name="T352" style:family="text">
      <style:text-properties fo:font-weight="normal" officeooo:rsid="02818a7c" style:font-weight-asian="normal" style:language-complex="he" style:country-complex="IL" style:font-weight-complex="normal"/>
    </style:style>
    <style:style style:name="T353" style:family="text">
      <style:text-properties fo:font-weight="normal" officeooo:rsid="02827ca9" style:font-weight-asian="normal" style:language-complex="he" style:country-complex="IL" style:font-weight-complex="normal"/>
    </style:style>
    <style:style style:name="T354" style:family="text">
      <style:text-properties fo:font-weight="normal" officeooo:rsid="0284482e" style:font-weight-asian="normal" style:language-complex="he" style:country-complex="IL" style:font-weight-complex="normal"/>
    </style:style>
    <style:style style:name="T355" style:family="text">
      <style:text-properties fo:font-weight="normal" officeooo:rsid="02855980" style:font-weight-asian="normal" style:language-complex="he" style:country-complex="IL" style:font-weight-complex="normal"/>
    </style:style>
    <style:style style:name="T356" style:family="text">
      <style:text-properties fo:font-weight="normal" officeooo:rsid="02862111" style:font-weight-asian="normal" style:language-complex="he" style:country-complex="IL" style:font-weight-complex="normal"/>
    </style:style>
    <style:style style:name="T357" style:family="text">
      <style:text-properties fo:font-weight="normal" officeooo:rsid="02876167" style:font-weight-asian="normal" style:language-complex="he" style:country-complex="IL" style:font-weight-complex="normal"/>
    </style:style>
    <style:style style:name="T358" style:family="text">
      <style:text-properties fo:font-weight="normal" officeooo:rsid="02890ca1" style:font-weight-asian="normal" style:language-complex="he" style:country-complex="IL" style:font-weight-complex="normal"/>
    </style:style>
    <style:style style:name="T359" style:family="text">
      <style:text-properties fo:font-weight="normal" officeooo:rsid="028ae1ba" style:font-weight-asian="normal" style:language-complex="he" style:country-complex="IL" style:font-weight-complex="normal"/>
    </style:style>
    <style:style style:name="T360" style:family="text">
      <style:text-properties fo:font-weight="normal" officeooo:rsid="028bcaa5" style:font-weight-asian="normal" style:language-complex="he" style:country-complex="IL" style:font-weight-complex="normal"/>
    </style:style>
    <style:style style:name="T361" style:family="text">
      <style:text-properties fo:font-weight="normal" officeooo:rsid="02901e20" style:font-weight-asian="normal" style:language-complex="he" style:country-complex="IL" style:font-weight-complex="normal"/>
    </style:style>
    <style:style style:name="T362" style:family="text">
      <style:text-properties fo:font-weight="normal" officeooo:rsid="02904ece" style:font-weight-asian="normal" style:language-complex="he" style:country-complex="IL" style:font-weight-complex="normal"/>
    </style:style>
    <style:style style:name="T363" style:family="text">
      <style:text-properties fo:font-weight="normal" officeooo:rsid="029241a9" style:font-weight-asian="normal" style:language-complex="he" style:country-complex="IL" style:font-weight-complex="normal"/>
    </style:style>
    <style:style style:name="T364" style:family="text">
      <style:text-properties fo:font-weight="normal" officeooo:rsid="029379cf" style:font-weight-asian="normal" style:language-complex="he" style:country-complex="IL" style:font-weight-complex="normal"/>
    </style:style>
    <style:style style:name="T365" style:family="text">
      <style:text-properties fo:font-weight="normal" officeooo:rsid="02953604" style:font-weight-asian="normal" style:language-complex="he" style:country-complex="IL" style:font-weight-complex="normal"/>
    </style:style>
    <style:style style:name="T366" style:family="text">
      <style:text-properties fo:font-weight="normal" officeooo:rsid="029c6ec8" style:font-weight-asian="normal" style:language-complex="he" style:country-complex="IL" style:font-weight-complex="normal"/>
    </style:style>
    <style:style style:name="T367" style:family="text">
      <style:text-properties fo:font-weight="normal" officeooo:rsid="029d5ef8" style:font-weight-asian="normal" style:language-complex="he" style:country-complex="IL" style:font-weight-complex="normal"/>
    </style:style>
    <style:style style:name="T368" style:family="text">
      <style:text-properties fo:font-weight="normal" officeooo:rsid="029eb3c9" style:font-weight-asian="normal" style:language-complex="he" style:country-complex="IL" style:font-weight-complex="normal"/>
    </style:style>
    <style:style style:name="T369" style:family="text">
      <style:text-properties fo:font-weight="normal" officeooo:rsid="02a5a53c" style:font-weight-asian="normal" style:language-complex="he" style:country-complex="IL" style:font-weight-complex="normal"/>
    </style:style>
    <style:style style:name="T370" style:family="text">
      <style:text-properties fo:font-weight="normal" officeooo:rsid="02a73d93" style:font-weight-asian="normal" style:language-complex="he" style:country-complex="IL" style:font-weight-complex="normal"/>
    </style:style>
    <style:style style:name="T371" style:family="text">
      <style:text-properties fo:font-weight="normal" officeooo:rsid="02a7e141" style:font-weight-asian="normal" style:language-complex="he" style:country-complex="IL" style:font-weight-complex="normal"/>
    </style:style>
    <style:style style:name="T372" style:family="text">
      <style:text-properties fo:font-weight="normal" officeooo:rsid="02aa197c" style:font-weight-asian="normal" style:language-complex="he" style:country-complex="IL" style:font-weight-complex="normal"/>
    </style:style>
    <style:style style:name="T373" style:family="text">
      <style:text-properties fo:font-weight="normal" officeooo:rsid="02aa57dd" style:font-weight-asian="normal" style:language-complex="he" style:country-complex="IL" style:font-weight-complex="normal"/>
    </style:style>
    <style:style style:name="T374" style:family="text">
      <style:text-properties fo:font-weight="normal" officeooo:rsid="02ac4a9b" style:font-weight-asian="normal" style:language-complex="he" style:country-complex="IL" style:font-weight-complex="normal"/>
    </style:style>
    <style:style style:name="T375" style:family="text">
      <style:text-properties fo:font-weight="normal" officeooo:rsid="02ae3262" style:font-weight-asian="normal" style:language-complex="he" style:country-complex="IL" style:font-weight-complex="normal"/>
    </style:style>
    <style:style style:name="T376" style:family="text">
      <style:text-properties fo:font-weight="normal" officeooo:rsid="02b09563" style:font-weight-asian="normal" style:language-complex="he" style:country-complex="IL" style:font-weight-complex="normal"/>
    </style:style>
    <style:style style:name="T377" style:family="text">
      <style:text-properties fo:font-weight="normal" officeooo:rsid="02b2501d" style:font-weight-asian="normal" style:language-complex="he" style:country-complex="IL" style:font-weight-complex="normal"/>
    </style:style>
    <style:style style:name="T378" style:family="text">
      <style:text-properties fo:font-weight="normal" officeooo:rsid="02b2a858" style:font-weight-asian="normal" style:language-complex="he" style:country-complex="IL" style:font-weight-complex="normal"/>
    </style:style>
    <style:style style:name="T379" style:family="text">
      <style:text-properties fo:font-weight="normal" officeooo:rsid="02b4037d" style:font-weight-asian="normal" style:language-complex="he" style:country-complex="IL" style:font-weight-complex="normal"/>
    </style:style>
    <style:style style:name="T380" style:family="text">
      <style:text-properties fo:font-weight="normal" officeooo:rsid="02b5c65d" style:font-weight-asian="normal" style:language-complex="he" style:country-complex="IL" style:font-weight-complex="normal"/>
    </style:style>
    <style:style style:name="T381" style:family="text">
      <style:text-properties fo:font-weight="normal" officeooo:rsid="02b7caf7" style:font-weight-asian="normal" style:language-complex="he" style:country-complex="IL" style:font-weight-complex="normal"/>
    </style:style>
    <style:style style:name="T382" style:family="text">
      <style:text-properties fo:font-weight="normal" officeooo:rsid="02bbbb92" style:font-weight-asian="normal" style:language-complex="he" style:country-complex="IL" style:font-weight-complex="normal"/>
    </style:style>
    <style:style style:name="T383" style:family="text">
      <style:text-properties fo:font-weight="normal" officeooo:rsid="02bda4b9" style:font-weight-asian="normal" style:language-complex="he" style:country-complex="IL" style:font-weight-complex="normal"/>
    </style:style>
    <style:style style:name="T384" style:family="text">
      <style:text-properties fo:font-weight="normal" officeooo:rsid="02bf3e67" style:font-weight-asian="normal" style:language-complex="he" style:country-complex="IL" style:font-weight-complex="normal"/>
    </style:style>
    <style:style style:name="T385" style:family="text">
      <style:text-properties fo:font-weight="normal" officeooo:rsid="02c412a1" style:font-weight-asian="normal" style:language-complex="he" style:country-complex="IL" style:font-weight-complex="normal"/>
    </style:style>
    <style:style style:name="T386" style:family="text">
      <style:text-properties fo:font-weight="normal" officeooo:rsid="02c64380" style:font-weight-asian="normal" style:language-complex="he" style:country-complex="IL" style:font-weight-complex="normal"/>
    </style:style>
    <style:style style:name="T387" style:family="text">
      <style:text-properties fo:font-weight="normal" officeooo:rsid="02c65156" style:font-weight-asian="normal" style:language-complex="he" style:country-complex="IL" style:font-weight-complex="normal"/>
    </style:style>
    <style:style style:name="T388" style:family="text">
      <style:text-properties fo:font-weight="normal" officeooo:rsid="02c67972" style:font-weight-asian="normal" style:language-complex="he" style:country-complex="IL" style:font-weight-complex="normal"/>
    </style:style>
    <style:style style:name="T389" style:family="text">
      <style:text-properties fo:font-weight="normal" officeooo:rsid="02ca2d2f" style:font-weight-asian="normal" style:language-complex="he" style:country-complex="IL" style:font-weight-complex="normal"/>
    </style:style>
    <style:style style:name="T390" style:family="text">
      <style:text-properties fo:font-weight="normal" officeooo:rsid="02ca800d" style:font-weight-asian="normal" style:language-complex="he" style:country-complex="IL" style:font-weight-complex="normal"/>
    </style:style>
    <style:style style:name="T391" style:family="text">
      <style:text-properties fo:font-weight="normal" officeooo:rsid="02cd4783" style:font-weight-asian="normal" style:language-complex="he" style:country-complex="IL" style:font-weight-complex="normal"/>
    </style:style>
    <style:style style:name="T392" style:family="text">
      <style:text-properties fo:font-weight="normal" officeooo:rsid="02cdcf9b" style:font-weight-asian="normal" style:language-complex="he" style:country-complex="IL" style:font-weight-complex="normal"/>
    </style:style>
    <style:style style:name="T393" style:family="text">
      <style:text-properties fo:font-weight="normal" officeooo:rsid="02cead26" style:font-weight-asian="normal" style:language-complex="he" style:country-complex="IL" style:font-weight-complex="normal"/>
    </style:style>
    <style:style style:name="T394" style:family="text">
      <style:text-properties fo:font-weight="normal" officeooo:rsid="02cedfc0" style:font-weight-asian="normal" style:language-complex="he" style:country-complex="IL" style:font-weight-complex="normal"/>
    </style:style>
    <style:style style:name="T395" style:family="text">
      <style:text-properties fo:font-weight="normal" officeooo:rsid="02d0ad34" style:font-weight-asian="normal" style:language-complex="he" style:country-complex="IL" style:font-weight-complex="normal"/>
    </style:style>
    <style:style style:name="T396" style:family="text">
      <style:text-properties fo:font-weight="normal" officeooo:rsid="02d2a5eb" style:font-weight-asian="normal" style:language-complex="he" style:country-complex="IL" style:font-weight-complex="normal"/>
    </style:style>
    <style:style style:name="T397" style:family="text">
      <style:text-properties fo:font-weight="normal" officeooo:rsid="02d633ad" style:font-weight-asian="normal" style:language-complex="he" style:country-complex="IL" style:font-weight-complex="normal"/>
    </style:style>
    <style:style style:name="T398" style:family="text">
      <style:text-properties fo:font-weight="normal" officeooo:rsid="02d7d407" style:font-weight-asian="normal" style:language-complex="he" style:country-complex="IL" style:font-weight-complex="normal"/>
    </style:style>
    <style:style style:name="T399" style:family="text">
      <style:text-properties fo:font-weight="normal" officeooo:rsid="02d8550a" style:font-weight-asian="normal" style:language-complex="he" style:country-complex="IL" style:font-weight-complex="normal"/>
    </style:style>
    <style:style style:name="T400" style:family="text">
      <style:text-properties fo:font-weight="normal" officeooo:rsid="02d86da8" style:font-weight-asian="normal" style:language-complex="he" style:country-complex="IL" style:font-weight-complex="normal"/>
    </style:style>
    <style:style style:name="T401" style:family="text">
      <style:text-properties fo:font-weight="normal" officeooo:rsid="02d9ae1f" style:font-weight-asian="normal" style:language-complex="he" style:country-complex="IL" style:font-weight-complex="normal"/>
    </style:style>
    <style:style style:name="T402" style:family="text">
      <style:text-properties fo:font-weight="normal" officeooo:rsid="02dba610" style:font-weight-asian="normal" style:language-complex="he" style:country-complex="IL" style:font-weight-complex="normal"/>
    </style:style>
    <style:style style:name="T403" style:family="text">
      <style:text-properties fo:font-weight="normal" officeooo:rsid="02df66fd" style:font-weight-asian="normal" style:language-complex="he" style:country-complex="IL" style:font-weight-complex="normal"/>
    </style:style>
    <style:style style:name="T404" style:family="text">
      <style:text-properties fo:font-weight="normal" officeooo:rsid="02e506af" style:font-weight-asian="normal" style:language-complex="he" style:country-complex="IL" style:font-weight-complex="normal"/>
    </style:style>
    <style:style style:name="T405" style:family="text">
      <style:text-properties fo:font-weight="normal" officeooo:rsid="02e60c8f" style:font-weight-asian="normal" style:language-complex="he" style:country-complex="IL" style:font-weight-complex="normal"/>
    </style:style>
    <style:style style:name="T406" style:family="text">
      <style:text-properties fo:font-weight="normal" officeooo:rsid="02e78e7f" style:font-weight-asian="normal" style:language-complex="he" style:country-complex="IL" style:font-weight-complex="normal"/>
    </style:style>
    <style:style style:name="T407" style:family="text">
      <style:text-properties fo:font-weight="normal" officeooo:rsid="02e7b718" style:font-weight-asian="normal" style:language-complex="he" style:country-complex="IL" style:font-weight-complex="normal"/>
    </style:style>
    <style:style style:name="T408" style:family="text">
      <style:text-properties fo:font-weight="normal" officeooo:rsid="02eb90dd" style:font-weight-asian="normal" style:language-complex="he" style:country-complex="IL" style:font-weight-complex="normal"/>
    </style:style>
    <style:style style:name="T409" style:family="text">
      <style:text-properties fo:font-weight="normal" officeooo:rsid="02ec1626" style:font-weight-asian="normal" style:language-complex="he" style:country-complex="IL" style:font-weight-complex="normal"/>
    </style:style>
    <style:style style:name="T410" style:family="text">
      <style:text-properties fo:font-weight="normal" officeooo:rsid="02ec492b" style:font-weight-asian="normal" style:language-complex="he" style:country-complex="IL" style:font-weight-complex="normal"/>
    </style:style>
    <style:style style:name="T411" style:family="text">
      <style:text-properties fo:font-weight="normal" officeooo:rsid="02ec7978" style:font-weight-asian="normal" style:language-complex="he" style:country-complex="IL" style:font-weight-complex="normal"/>
    </style:style>
    <style:style style:name="T412" style:family="text">
      <style:text-properties fo:font-weight="normal" officeooo:rsid="02edca67" style:font-weight-asian="normal" style:language-complex="he" style:country-complex="IL" style:font-weight-complex="normal"/>
    </style:style>
    <style:style style:name="T413" style:family="text">
      <style:text-properties fo:font-weight="normal" officeooo:rsid="02efaccc" style:font-weight-asian="normal" style:language-complex="he" style:country-complex="IL" style:font-weight-complex="normal"/>
    </style:style>
    <style:style style:name="T414" style:family="text">
      <style:text-properties fo:font-weight="normal" officeooo:rsid="02f0dabf" style:font-weight-asian="normal" style:language-complex="he" style:country-complex="IL" style:font-weight-complex="normal"/>
    </style:style>
    <style:style style:name="T415" style:family="text">
      <style:text-properties fo:font-weight="normal" officeooo:rsid="02f22ddf" style:font-weight-asian="normal" style:language-complex="he" style:country-complex="IL" style:font-weight-complex="normal"/>
    </style:style>
    <style:style style:name="T416" style:family="text">
      <style:text-properties fo:font-weight="normal" officeooo:rsid="02f2b5ab" style:font-weight-asian="normal" style:language-complex="he" style:country-complex="IL" style:font-weight-complex="normal"/>
    </style:style>
    <style:style style:name="T417" style:family="text">
      <style:text-properties fo:font-weight="normal" officeooo:rsid="02f3cca9" style:font-weight-asian="normal" style:language-complex="he" style:country-complex="IL" style:font-weight-complex="normal"/>
    </style:style>
    <style:style style:name="T418" style:family="text">
      <style:text-properties fo:font-weight="normal" officeooo:rsid="02f56139" style:font-weight-asian="normal" style:language-complex="he" style:country-complex="IL" style:font-weight-complex="normal"/>
    </style:style>
    <style:style style:name="T419" style:family="text">
      <style:text-properties fo:font-weight="normal" officeooo:rsid="02f6a2e4" style:font-weight-asian="normal" style:language-complex="he" style:country-complex="IL" style:font-weight-complex="normal"/>
    </style:style>
    <style:style style:name="T420" style:family="text">
      <style:text-properties fo:font-weight="normal" officeooo:rsid="02f96be6" style:font-weight-asian="normal" style:language-complex="he" style:country-complex="IL" style:font-weight-complex="normal"/>
    </style:style>
    <style:style style:name="T421" style:family="text">
      <style:text-properties fo:font-weight="normal" officeooo:rsid="02fa56ec" style:font-weight-asian="normal" style:language-complex="he" style:country-complex="IL" style:font-weight-complex="normal"/>
    </style:style>
    <style:style style:name="T422" style:family="text">
      <style:text-properties fo:font-weight="normal" officeooo:rsid="02fb4cca" style:font-weight-asian="normal" style:language-complex="he" style:country-complex="IL" style:font-weight-complex="normal"/>
    </style:style>
    <style:style style:name="T423" style:family="text">
      <style:text-properties fo:font-weight="normal" officeooo:rsid="02fbb5ae" style:font-weight-asian="normal" style:language-complex="he" style:country-complex="IL" style:font-weight-complex="normal"/>
    </style:style>
    <style:style style:name="T424" style:family="text">
      <style:text-properties fo:font-weight="normal" officeooo:rsid="00c7dfce" style:font-weight-asian="normal" style:language-complex="en" style:country-complex="US" style:font-weight-complex="normal"/>
    </style:style>
    <style:style style:name="T425" style:family="text">
      <style:text-properties fo:color="#000000" loext:opacity="100%" style:text-underline-style="none" fo:font-weight="bold" style:font-weight-asian="bold" style:language-complex="he" style:country-complex="IL" style:font-weight-complex="bold"/>
    </style:style>
    <style:style style:name="T426" style:family="text">
      <style:text-properties fo:color="#000000" loext:opacity="100%" style:text-underline-style="none" fo:font-weight="bold" officeooo:rsid="004918ac" style:font-weight-asian="bold" style:language-complex="he" style:country-complex="IL" style:font-weight-complex="bold"/>
    </style:style>
    <style:style style:name="T427" style:family="text">
      <style:text-properties fo:color="#000000" loext:opacity="100%" style:text-underline-style="none" fo:font-weight="bold" officeooo:rsid="0090b891" style:font-weight-asian="bold" style:language-complex="he" style:country-complex="IL" style:font-weight-complex="bold"/>
    </style:style>
    <style:style style:name="T428" style:family="text">
      <style:text-properties fo:color="#000000" loext:opacity="100%" style:text-underline-style="none" officeooo:rsid="003c3a4d" style:language-complex="he" style:country-complex="IL"/>
    </style:style>
    <style:style style:name="T429" style:family="text">
      <style:text-properties officeooo:rsid="004e927e"/>
    </style:style>
    <style:style style:name="T430" style:family="text">
      <style:text-properties officeooo:rsid="004f1d7e"/>
    </style:style>
    <style:style style:name="T431" style:family="text">
      <style:text-properties officeooo:rsid="0051e2f6"/>
    </style:style>
    <style:style style:name="T432" style:family="text">
      <style:text-properties officeooo:rsid="0053ca22"/>
    </style:style>
    <style:style style:name="T433" style:family="text">
      <style:text-properties officeooo:rsid="0053da79"/>
    </style:style>
    <style:style style:name="T434" style:family="text">
      <style:text-properties officeooo:rsid="005429ef"/>
    </style:style>
    <style:style style:name="T435" style:family="text">
      <style:text-properties officeooo:rsid="00555e50"/>
    </style:style>
    <style:style style:name="T436" style:family="text">
      <style:text-properties officeooo:rsid="0056d63a"/>
    </style:style>
    <style:style style:name="T437" style:family="text">
      <style:text-properties officeooo:rsid="00578b2a"/>
    </style:style>
    <style:style style:name="T438" style:family="text">
      <style:text-properties officeooo:rsid="00599b49"/>
    </style:style>
    <style:style style:name="T439" style:family="text">
      <style:text-properties officeooo:rsid="005ae51d"/>
    </style:style>
    <style:style style:name="T440" style:family="text">
      <style:text-properties officeooo:rsid="005cc456"/>
    </style:style>
    <style:style style:name="T441" style:family="text">
      <style:text-properties officeooo:rsid="005d6227"/>
    </style:style>
    <style:style style:name="T442" style:family="text">
      <style:text-properties officeooo:rsid="005f4d68"/>
    </style:style>
    <style:style style:name="T443" style:family="text">
      <style:text-properties officeooo:rsid="005fd762"/>
    </style:style>
    <style:style style:name="T444" style:family="text">
      <style:text-properties officeooo:rsid="0060bc78"/>
    </style:style>
    <style:style style:name="T445" style:family="text">
      <style:text-properties officeooo:rsid="0062435b"/>
    </style:style>
    <style:style style:name="T446" style:family="text">
      <style:text-properties officeooo:rsid="0063eabe"/>
    </style:style>
    <style:style style:name="T447" style:family="text">
      <style:text-properties officeooo:rsid="0064e53d"/>
    </style:style>
    <style:style style:name="T448" style:family="text">
      <style:text-properties officeooo:rsid="0066504a"/>
    </style:style>
    <style:style style:name="T449" style:family="text">
      <style:text-properties officeooo:rsid="0068c8f5"/>
    </style:style>
    <style:style style:name="T450" style:family="text">
      <style:text-properties officeooo:rsid="0068e52f"/>
    </style:style>
    <style:style style:name="T451" style:family="text">
      <style:text-properties officeooo:rsid="0069763d"/>
    </style:style>
    <style:style style:name="T452" style:family="text">
      <style:text-properties officeooo:rsid="006a6f59"/>
    </style:style>
    <style:style style:name="T453" style:family="text">
      <style:text-properties officeooo:rsid="006bd47b"/>
    </style:style>
    <style:style style:name="T454" style:family="text">
      <style:text-properties officeooo:rsid="006d205e"/>
    </style:style>
    <style:style style:name="T455" style:family="text">
      <style:text-properties officeooo:rsid="006f1ba5"/>
    </style:style>
    <style:style style:name="T456" style:family="text">
      <style:text-properties officeooo:rsid="006fe5d1"/>
    </style:style>
    <style:style style:name="T457" style:family="text">
      <style:text-properties officeooo:rsid="00711c44"/>
    </style:style>
    <style:style style:name="T458" style:family="text">
      <style:text-properties officeooo:rsid="0073db39"/>
    </style:style>
    <style:style style:name="T459" style:family="text">
      <style:text-properties officeooo:rsid="00759b4b"/>
    </style:style>
    <style:style style:name="T460" style:family="text">
      <style:text-properties officeooo:rsid="00768d02"/>
    </style:style>
    <style:style style:name="T461" style:family="text">
      <style:text-properties officeooo:rsid="00794708"/>
    </style:style>
    <style:style style:name="T462" style:family="text">
      <style:text-properties officeooo:rsid="00866129"/>
    </style:style>
    <style:style style:name="T463" style:family="text">
      <style:text-properties officeooo:rsid="0087d264"/>
    </style:style>
    <style:style style:name="T464" style:family="text">
      <style:text-properties officeooo:rsid="0088954e"/>
    </style:style>
    <style:style style:name="T465" style:family="text">
      <style:text-properties officeooo:rsid="008961d8"/>
    </style:style>
    <style:style style:name="T466" style:family="text">
      <style:text-properties officeooo:rsid="0089cc7f"/>
    </style:style>
    <style:style style:name="T467" style:family="text">
      <style:text-properties officeooo:rsid="008b50a2"/>
    </style:style>
    <style:style style:name="T468" style:family="text">
      <style:text-properties officeooo:rsid="008dc560"/>
    </style:style>
    <style:style style:name="T469" style:family="text">
      <style:text-properties officeooo:rsid="008dc683"/>
    </style:style>
    <style:style style:name="T470" style:family="text">
      <style:text-properties officeooo:rsid="008e6ee9"/>
    </style:style>
    <style:style style:name="T471" style:family="text">
      <style:text-properties style:font-weight-complex="bold"/>
    </style:style>
    <style:style style:name="T472" style:family="text">
      <style:text-properties officeooo:rsid="008ff75e"/>
    </style:style>
    <style:style style:name="T473" style:family="text">
      <style:text-properties officeooo:rsid="009238a2"/>
    </style:style>
    <style:style style:name="T474" style:family="text">
      <style:text-properties officeooo:rsid="0099e3e1"/>
    </style:style>
    <style:style style:name="T475" style:family="text">
      <style:text-properties officeooo:rsid="009bfe69"/>
    </style:style>
    <style:style style:name="T476" style:family="text">
      <style:text-properties officeooo:rsid="009ec67b"/>
    </style:style>
    <style:style style:name="T477" style:family="text">
      <style:text-properties officeooo:rsid="009f828b"/>
    </style:style>
    <style:style style:name="T478" style:family="text">
      <style:text-properties officeooo:rsid="00a970b3"/>
    </style:style>
    <style:style style:name="T479" style:family="text">
      <style:text-properties officeooo:rsid="00b14d04"/>
    </style:style>
    <style:style style:name="T480" style:family="text">
      <style:text-properties officeooo:rsid="00b3bc8b"/>
    </style:style>
    <style:style style:name="T481" style:family="text">
      <style:text-properties officeooo:rsid="00c40194"/>
    </style:style>
    <style:style style:name="T482" style:family="text">
      <style:text-properties officeooo:rsid="00c453ee"/>
    </style:style>
    <style:style style:name="T483" style:family="text">
      <style:text-properties officeooo:rsid="00c7dfce" style:language-complex="en" style:country-complex="US"/>
    </style:style>
    <style:style style:name="T484" style:family="text">
      <style:text-properties officeooo:rsid="00d250a5"/>
    </style:style>
    <style:style style:name="T485" style:family="text">
      <style:text-properties officeooo:rsid="00db1601"/>
    </style:style>
    <style:style style:name="T486" style:family="text">
      <style:text-properties officeooo:rsid="00fd71bf"/>
    </style:style>
    <style:style style:name="T487" style:family="text">
      <style:text-properties officeooo:rsid="01036b81"/>
    </style:style>
    <style:style style:name="T488" style:family="text">
      <style:text-properties officeooo:rsid="010af030"/>
    </style:style>
    <style:style style:name="T489" style:family="text">
      <style:text-properties officeooo:rsid="010b63c8"/>
    </style:style>
    <style:style style:name="T490" style:family="text">
      <style:text-properties officeooo:rsid="010bbfac"/>
    </style:style>
    <style:style style:name="T491" style:family="text">
      <style:text-properties officeooo:rsid="0110b577"/>
    </style:style>
    <style:style style:name="T492" style:family="text">
      <style:text-properties officeooo:rsid="01110a88"/>
    </style:style>
    <style:style style:name="T493" style:family="text">
      <style:text-properties officeooo:rsid="01114f42"/>
    </style:style>
    <style:style style:name="T494" style:family="text">
      <style:text-properties officeooo:rsid="01118c93"/>
    </style:style>
    <style:style style:name="T495" style:family="text">
      <style:text-properties officeooo:rsid="01136350"/>
    </style:style>
    <style:style style:name="T496" style:family="text">
      <style:text-properties officeooo:rsid="011644e8"/>
    </style:style>
    <style:style style:name="T497" style:family="text">
      <style:text-properties officeooo:rsid="0116f387"/>
    </style:style>
    <style:style style:name="T498" style:family="text">
      <style:text-properties officeooo:rsid="01175d57"/>
    </style:style>
    <style:style style:name="T499" style:family="text">
      <style:text-properties officeooo:rsid="011843b8"/>
    </style:style>
    <style:style style:name="T500" style:family="text">
      <style:text-properties officeooo:rsid="01194816"/>
    </style:style>
    <style:style style:name="T501" style:family="text">
      <style:text-properties officeooo:rsid="011b227a"/>
    </style:style>
    <style:style style:name="T502" style:family="text">
      <style:text-properties officeooo:rsid="011d0cf1"/>
    </style:style>
    <style:style style:name="T503" style:family="text">
      <style:text-properties officeooo:rsid="011d22f4"/>
    </style:style>
    <style:style style:name="T504" style:family="text">
      <style:text-properties officeooo:rsid="011d8fca"/>
    </style:style>
    <style:style style:name="T505" style:family="text">
      <style:text-properties officeooo:rsid="011eb25b"/>
    </style:style>
    <style:style style:name="T506" style:family="text">
      <style:text-properties officeooo:rsid="011f5ca8"/>
    </style:style>
    <style:style style:name="T507" style:family="text">
      <style:text-properties officeooo:rsid="01222fe1"/>
    </style:style>
    <style:style style:name="T508" style:family="text">
      <style:text-properties officeooo:rsid="0122bd42"/>
    </style:style>
    <style:style style:name="T509" style:family="text">
      <style:text-properties officeooo:rsid="01235e8a"/>
    </style:style>
    <style:style style:name="T510" style:family="text">
      <style:text-properties officeooo:rsid="0125b8df"/>
    </style:style>
    <style:style style:name="T511" style:family="text">
      <style:text-properties officeooo:rsid="01284461"/>
    </style:style>
    <style:style style:name="T512" style:family="text">
      <style:text-properties officeooo:rsid="012c7637"/>
    </style:style>
    <style:style style:name="T513" style:family="text">
      <style:text-properties officeooo:rsid="012d1084"/>
    </style:style>
    <style:style style:name="T514" style:family="text">
      <style:text-properties officeooo:rsid="012daba9"/>
    </style:style>
    <style:style style:name="T515" style:family="text">
      <style:text-properties officeooo:rsid="01314179"/>
    </style:style>
    <style:style style:name="T516" style:family="text">
      <style:text-properties officeooo:rsid="01323141"/>
    </style:style>
    <style:style style:name="T517" style:family="text">
      <style:text-properties officeooo:rsid="0135e431"/>
    </style:style>
    <style:style style:name="T518" style:family="text">
      <style:text-properties officeooo:rsid="0137ce89"/>
    </style:style>
    <style:style style:name="T519" style:family="text">
      <style:text-properties officeooo:rsid="013861d3"/>
    </style:style>
    <style:style style:name="T520" style:family="text">
      <style:text-properties officeooo:rsid="013892be"/>
    </style:style>
    <style:style style:name="T521" style:family="text">
      <style:text-properties style:text-underline-style="solid" style:text-underline-type="double" style:text-underline-width="auto" style:text-underline-color="font-color" fo:font-weight="normal" officeooo:rsid="005f4d68" style:font-weight-asian="normal" style:font-weight-complex="normal"/>
    </style:style>
    <style:style style:name="T522" style:family="text">
      <style:text-properties officeooo:rsid="014deba8"/>
    </style:style>
    <style:style style:name="T523" style:family="text">
      <style:text-properties officeooo:rsid="014e4d22"/>
    </style:style>
    <style:style style:name="T524" style:family="text">
      <style:text-properties officeooo:rsid="014f8cdf"/>
    </style:style>
    <style:style style:name="T525" style:family="text">
      <style:text-properties officeooo:rsid="014fc060"/>
    </style:style>
    <style:style style:name="T526" style:family="text">
      <style:text-properties officeooo:rsid="01519c6d"/>
    </style:style>
    <style:style style:name="T527" style:family="text">
      <style:text-properties officeooo:rsid="0152955c"/>
    </style:style>
    <style:style style:name="T528" style:family="text">
      <style:text-properties officeooo:rsid="01535125"/>
    </style:style>
    <style:style style:name="T529" style:family="text">
      <style:text-properties officeooo:rsid="0155afd1"/>
    </style:style>
    <style:style style:name="T530" style:family="text">
      <style:text-properties officeooo:rsid="01565c43"/>
    </style:style>
    <style:style style:name="T531" style:family="text">
      <style:text-properties officeooo:rsid="017e5110"/>
    </style:style>
    <style:style style:name="T532" style:family="text">
      <style:text-properties officeooo:rsid="017f4a11"/>
    </style:style>
    <style:style style:name="T533" style:family="text">
      <style:text-properties officeooo:rsid="01804e6d"/>
    </style:style>
    <style:style style:name="T534" style:family="text">
      <style:text-properties officeooo:rsid="018194e1"/>
    </style:style>
    <style:style style:name="T535" style:family="text">
      <style:text-properties officeooo:rsid="018344a5"/>
    </style:style>
    <style:style style:name="T536" style:family="text">
      <style:text-properties officeooo:rsid="01a41f01"/>
    </style:style>
    <style:style style:name="T537" style:family="text">
      <style:text-properties officeooo:rsid="01a48e07"/>
    </style:style>
    <style:style style:name="T538" style:family="text">
      <style:text-properties officeooo:rsid="01a60d0f"/>
    </style:style>
    <style:style style:name="T539" style:family="text">
      <style:text-properties officeooo:rsid="01a74cb3"/>
    </style:style>
    <style:style style:name="T540" style:family="text">
      <style:text-properties officeooo:rsid="01a8c07b"/>
    </style:style>
    <style:style style:name="T541" style:family="text">
      <style:text-properties officeooo:rsid="01a8cd6a"/>
    </style:style>
    <style:style style:name="T542" style:family="text">
      <style:text-properties officeooo:rsid="01aa37f4"/>
    </style:style>
    <style:style style:name="T543" style:family="text">
      <style:text-properties officeooo:rsid="01ad243e"/>
    </style:style>
    <style:style style:name="T544" style:family="text">
      <style:text-properties officeooo:rsid="01b9e757"/>
    </style:style>
    <style:style style:name="T545" style:family="text">
      <style:text-properties officeooo:rsid="01c19af7"/>
    </style:style>
    <style:style style:name="T546" style:family="text">
      <style:text-properties officeooo:rsid="01c2943c"/>
    </style:style>
    <style:style style:name="T547" style:family="text">
      <style:text-properties officeooo:rsid="01c2d183"/>
    </style:style>
    <style:style style:name="T548" style:family="text">
      <style:text-properties officeooo:rsid="01c3b39d"/>
    </style:style>
    <style:style style:name="T549" style:family="text">
      <style:text-properties officeooo:rsid="01c679f3"/>
    </style:style>
    <style:style style:name="T550" style:family="text">
      <style:text-properties officeooo:rsid="01c6bd69"/>
    </style:style>
    <style:style style:name="T551" style:family="text">
      <style:text-properties officeooo:rsid="01c89609"/>
    </style:style>
    <style:style style:name="T552" style:family="text">
      <style:text-properties officeooo:rsid="01cad960"/>
    </style:style>
    <style:style style:name="T553" style:family="text">
      <style:text-properties officeooo:rsid="01ce06b0"/>
    </style:style>
    <style:style style:name="T554" style:family="text">
      <style:text-properties officeooo:rsid="01cfd2e3"/>
    </style:style>
    <style:style style:name="T555" style:family="text">
      <style:text-properties officeooo:rsid="01d10e53"/>
    </style:style>
    <style:style style:name="T556" style:family="text">
      <style:text-properties officeooo:rsid="01d1a6ee"/>
    </style:style>
    <style:style style:name="T557" style:family="text">
      <style:text-properties officeooo:rsid="01d2e732"/>
    </style:style>
    <style:style style:name="T558" style:family="text">
      <style:text-properties officeooo:rsid="01d39c0d"/>
    </style:style>
    <style:style style:name="T559" style:family="text">
      <style:text-properties officeooo:rsid="01d60e8e"/>
    </style:style>
    <style:style style:name="T560" style:family="text">
      <style:text-properties officeooo:rsid="01d71c3e"/>
    </style:style>
    <style:style style:name="T561" style:family="text">
      <style:text-properties officeooo:rsid="01d89d87"/>
    </style:style>
    <style:style style:name="T562" style:family="text">
      <style:text-properties officeooo:rsid="01da8d83"/>
    </style:style>
    <style:style style:name="T563" style:family="text">
      <style:text-properties officeooo:rsid="01db4aeb"/>
    </style:style>
    <style:style style:name="T564" style:family="text">
      <style:text-properties officeooo:rsid="01dd5580"/>
    </style:style>
    <style:style style:name="T565" style:family="text">
      <style:text-properties officeooo:rsid="01deea4b"/>
    </style:style>
    <style:style style:name="T566" style:family="text">
      <style:text-properties officeooo:rsid="01df25a8"/>
    </style:style>
    <style:style style:name="T567" style:family="text">
      <style:text-properties officeooo:rsid="01df4005"/>
    </style:style>
    <style:style style:name="T568" style:family="text">
      <style:text-properties officeooo:rsid="01dfe7e7"/>
    </style:style>
    <style:style style:name="T569" style:family="text">
      <style:text-properties officeooo:rsid="01e1d7eb"/>
    </style:style>
    <style:style style:name="T570" style:family="text">
      <style:text-properties officeooo:rsid="01e2362d"/>
    </style:style>
    <style:style style:name="T571" style:family="text">
      <style:text-properties officeooo:rsid="01e3e654"/>
    </style:style>
    <style:style style:name="T572" style:family="text">
      <style:text-properties officeooo:rsid="01e8ee2c"/>
    </style:style>
    <style:style style:name="T573" style:family="text">
      <style:text-properties officeooo:rsid="01e9ea87"/>
    </style:style>
    <style:style style:name="T574" style:family="text">
      <style:text-properties officeooo:rsid="01ea93e3"/>
    </style:style>
    <style:style style:name="T575" style:family="text">
      <style:text-properties officeooo:rsid="01ea9778"/>
    </style:style>
    <style:style style:name="T576" style:family="text">
      <style:text-properties officeooo:rsid="01ec3459"/>
    </style:style>
    <style:style style:name="T577" style:family="text">
      <style:text-properties officeooo:rsid="01ee0f84"/>
    </style:style>
    <style:style style:name="T578" style:family="text">
      <style:text-properties officeooo:rsid="01ee222f"/>
    </style:style>
    <style:style style:name="T579" style:family="text">
      <style:text-properties officeooo:rsid="01f01d2c"/>
    </style:style>
    <style:style style:name="T580" style:family="text">
      <style:text-properties officeooo:rsid="01f0eddf"/>
    </style:style>
    <style:style style:name="T581" style:family="text">
      <style:text-properties officeooo:rsid="01f9d5d2"/>
    </style:style>
    <style:style style:name="T582" style:family="text">
      <style:text-properties officeooo:rsid="01fb8390"/>
    </style:style>
    <style:style style:name="T583" style:family="text">
      <style:text-properties officeooo:rsid="01fe93a6"/>
    </style:style>
    <style:style style:name="T584" style:family="text">
      <style:text-properties officeooo:rsid="01fefc04"/>
    </style:style>
    <style:style style:name="T585" style:family="text">
      <style:text-properties officeooo:rsid="0216ce87"/>
    </style:style>
    <style:style style:name="T586" style:family="text">
      <style:text-properties officeooo:rsid="0218968f"/>
    </style:style>
    <style:style style:name="T587" style:family="text">
      <style:text-properties officeooo:rsid="021acf06"/>
    </style:style>
    <style:style style:name="T588" style:family="text">
      <style:text-properties officeooo:rsid="021d71b1"/>
    </style:style>
    <style:style style:name="T589" style:family="text">
      <style:text-properties officeooo:rsid="022e534d"/>
    </style:style>
    <style:style style:name="T590" style:family="text">
      <style:text-properties officeooo:rsid="022f631e"/>
    </style:style>
    <style:style style:name="T591" style:family="text">
      <style:text-properties officeooo:rsid="0233bc9d"/>
    </style:style>
    <style:style style:name="T592" style:family="text">
      <style:text-properties officeooo:rsid="0234b32d"/>
    </style:style>
    <style:style style:name="T593" style:family="text">
      <style:text-properties officeooo:rsid="02369d25"/>
    </style:style>
    <style:style style:name="T594" style:family="text">
      <style:text-properties officeooo:rsid="0237614a"/>
    </style:style>
    <style:style style:name="T595" style:family="text">
      <style:text-properties officeooo:rsid="024ef731"/>
    </style:style>
    <style:style style:name="T596" style:family="text">
      <style:text-properties officeooo:rsid="02526c41"/>
    </style:style>
    <style:style style:name="T597" style:family="text">
      <style:text-properties officeooo:rsid="025343cc"/>
    </style:style>
    <style:style style:name="T598" style:family="text">
      <style:text-properties officeooo:rsid="02537279"/>
    </style:style>
    <style:style style:name="T599" style:family="text">
      <style:text-properties officeooo:rsid="0255cbb4"/>
    </style:style>
    <style:style style:name="T600" style:family="text">
      <style:text-properties officeooo:rsid="02563d8d"/>
    </style:style>
    <style:style style:name="T601" style:family="text">
      <style:text-properties officeooo:rsid="02565d04"/>
    </style:style>
    <style:style style:name="T602" style:family="text">
      <style:text-properties officeooo:rsid="02572a17"/>
    </style:style>
    <style:style style:name="T603" style:family="text">
      <style:text-properties officeooo:rsid="02583b35"/>
    </style:style>
    <style:style style:name="T604" style:family="text">
      <style:text-properties officeooo:rsid="025b3c6b"/>
    </style:style>
    <style:style style:name="T605" style:family="text">
      <style:text-properties officeooo:rsid="025bdc14"/>
    </style:style>
    <style:style style:name="T606" style:family="text">
      <style:text-properties officeooo:rsid="025cc363"/>
    </style:style>
    <style:style style:name="T607" style:family="text">
      <style:text-properties officeooo:rsid="0262ba86"/>
    </style:style>
    <style:style style:name="T608" style:family="text">
      <style:text-properties officeooo:rsid="02641a25"/>
    </style:style>
    <style:style style:name="T609" style:family="text">
      <style:text-properties officeooo:rsid="02654a44"/>
    </style:style>
    <style:style style:name="T610" style:family="text">
      <style:text-properties officeooo:rsid="026730bc"/>
    </style:style>
    <style:style style:name="T611" style:family="text">
      <style:text-properties officeooo:rsid="026bd3a1"/>
    </style:style>
    <style:style style:name="T612" style:family="text">
      <style:text-properties officeooo:rsid="027645d6"/>
    </style:style>
    <style:style style:name="T613" style:family="text">
      <style:text-properties officeooo:rsid="02770b78"/>
    </style:style>
    <style:style style:name="T614" style:family="text">
      <style:text-properties officeooo:rsid="02988b57"/>
    </style:style>
    <style:style style:name="T615" style:family="text">
      <style:text-properties officeooo:rsid="02a3f2e5"/>
    </style:style>
    <style:style style:name="T616" style:family="text">
      <style:text-properties officeooo:rsid="02a3f5ae"/>
    </style:style>
    <style:style style:name="T617" style:family="text">
      <style:text-properties officeooo:rsid="02a46e02"/>
    </style:style>
    <style:style style:name="T618" style:family="text">
      <style:text-properties officeooo:rsid="02a545ec"/>
    </style:style>
    <style:style style:name="T619" style:family="text">
      <style:text-properties officeooo:rsid="02c10e70"/>
    </style:style>
    <style:style style:name="T620" style:family="text">
      <style:text-properties officeooo:rsid="02c121a3"/>
    </style:style>
    <style:style style:name="T621" style:family="text">
      <style:text-properties officeooo:rsid="02c1eb3c"/>
    </style:style>
    <style:style style:name="T622" style:family="text">
      <style:text-properties officeooo:rsid="02fe1261"/>
    </style:style>
    <style:style style:name="T623" style:family="text">
      <style:text-properties officeooo:rsid="02ff2282"/>
    </style:style>
    <style:style style:name="T624" style:family="text">
      <style:text-properties officeooo:rsid="03015a13"/>
    </style:style>
    <style:style style:name="T625" style:family="text">
      <style:text-properties officeooo:rsid="03028165"/>
    </style:style>
    <style:style style:name="T626" style:family="text">
      <style:text-properties officeooo:rsid="0309c7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8">By Yona Jeffus</text:p>
      <text:p text:style-name="P6"/>
      <text:p text:style-name="P8">B’’H</text:p>
      <text:p text:style-name="P8"/>
      <text:h text:style-name="P303" text:outline-level="3">Introduction</text:h>
      <text:p text:style-name="P488"/>
      <text:p text:style-name="P488">These are the lesson plans for the Learn Nikud app. The goal behind this app is that a person can go through the simple and direct lessons and complete them with a solid understanding of reading Hebrew. The introduction to the letter includes visual and phonetic memory tools and some instruction about the deeper mystical meaning of the letter. <text:s/>Then a series of specifically chosen common Biblical or modern Hebrew words are sounded out. Along with the audio, each word is displayed and nikudot is highlighted as the speaker says each vowel. Sephardic or common Israeli Hebrew pronunciation is used in these lessons. <text:span text:style-name="T622">After each video lesson there are a series of practice questions. The first few questions ask about the word’s sound, name, and meaning. Then there are questions for words in Hebrew that are covered in the lesson with options of different pronunciations. The user can play pronunciations of each attempted way to say the word. They must choose the correct one from the list and then press the “nexT” button. If the question is answered correctly they will be presented with a “</text:span><text:span text:style-name="T623">correct</text:span><text:span text:style-name="T622">” message and moved on to the next question. </text:span><text:span text:style-name="T623">If it was answered incorrectly a visual cue will indicate this and they will not be allowed to progress until they get the answer correct. At the end of the lesson a summary is displayed along with buttons that either return to the lessons menu or progress to the next lesson or unit test. Every four lessons there is a unit test. These unit tests operate in the same way as the lesson practice questions but an incorrect answer is visually noted with an “incorrect” and they proceed to the next question. At the end of the unit test a score is presented. </text:span></text:p>
      <text:p text:style-name="P488"/>
      <text:h text:style-name="P303" text:outline-level="3">Lesson 1: <text:span text:style-name="T32">Overview</text:span></text:h>
      <text:p text:style-name="P490">Video Lesson Script</text:p>
      <text:p text:style-name="P490"/>
      <text:p text:style-name="P9">You may want to learn Hebrew for many reasons. <text:span text:style-name="T429">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37">very useful</text:span><text:span text:style-name="T2"> </text:span><text:span text:style-name="T37">while learning. </text:span><text:span text:style-name="T38">Text that has nikudot is called “pointed” text. </text:span><text:span text:style-name="T44">You should already be familiar with nikudot that appear to differentiate bet and vet, fe and pe, etc. </text:span><text:span text:style-name="T38">This program teaches the Sephardic or common modern pronunciation </text:span><text:span text:style-name="T44">where there is no difference between tav and sav and both make a “T” sound. </text:span><text:span text:style-name="T3">Example words will be given along with pronunciation. <text:s/></text:span><text:span text:style-name="T488">These words are chosen to be useful and relevant for everyone. Whether you are learning modern Hebrew or studying the Tanakh.</text:span></text:p>
      <text:p text:style-name="P7"/>
      <text:p text:style-name="P10"><text:span text:style-name="T3">The program is broken into units and lessons. </text:span><text:span text:style-name="T4">A</text:span><text:span text:style-name="T3">t the end of each unit, a test will be given over the content in all the previous lessons. You can always advance or re-take a lesson at any time. </text:span><text:soft-page-break/><text:span text:style-name="T4">Everything about this program is designed to give you the best short-cuts to learn to read and speak with confidence as quickly as possible. </text:span></text:p>
      <text:p text:style-name="P10"/>
      <text:p text:style-name="P12">The <text:s/>Short Cut</text:p>
      <text:p text:style-name="P12"/>
      <text:p text:style-name="P16"><text:span text:style-name="T458">Here</text:span><text:span text:style-name="T2"> are some </text:span><text:span text:style-name="T458">simplified</text:span><text:span text:style-name="T2"> rules you can use to immediately </text:span><text:span text:style-name="T458">start reading Hebrew</text:span><text:span text:style-name="T2">. </text:span><text:span text:style-name="T458">We will cover exceptions to these rules in later lessons. </text:span><text:span text:style-name="T6">There are only </text:span><text:span text:style-name="T492">five</text:span><text:span text:style-name="T6"> basic </text:span><text:span text:style-name="T18">sounds</text:span>. Even if you don’t remember the name of every nikud you can <text:span text:style-name="T19">use the </text:span><text:span text:style-name="T14">following little rhyme </text:span><text:span text:style-name="T458">to remember the nikud sounds. </text:span><text:span text:style-name="T624">The one exception to these rules is for Sh’va, which is the most common nikud. This nikud is two vertical dots and makes an “E” sound sometimes and acts like a hyphen in other cases. In other words, it makes an “E” sometimes and is silent sometimes. This program will teach all about Sh’va later. But for now we will mention every word that contains a Sh’va and point it out to you.</text:span></text:p>
      <text:p text:style-name="P16"/>
      <text:p text:style-name="P272">(note: This rhyme has an associated animation that demonstrates each of these visually. Hopefully this will aid in recall by tying the sound to the shape of the letters. So each time a new student sees a Patach they will think “mouth” and then the sound Ahhh. This is clarified in the lesson on Segol where the real Hebrew <text:span text:style-name="T491">word</text:span> for mouth is taught.)</text:p>
      <text:p text:style-name="P13"/>
      <text:p text:style-name="P326">A <text:span text:style-name="T11">dash </text:span><text:span text:style-name="T15">is a mouth so say Ahhh</text:span></text:p>
      <text:p text:style-name="P326">If 2 or 3 <text:span text:style-name="T10">dots</text:span> <text:span text:style-name="T18">an E should be said</text:span></text:p>
      <text:p text:style-name="P52"><text:span text:style-name="T626">But</text:span> it’s a stair</text:p>
      <text:p text:style-name="P52">then <text:span text:style-name="T14">read your book</text:span> there.</text:p>
      <text:p text:style-name="P52"/>
      <text:p text:style-name="P325"><text:span text:style-name="T14">O</text:span><text:span text:style-name="T13">ne</text:span> <text:span text:style-name="T11">above is an O like </text:span><text:span text:style-name="T12">a </text:span><text:span text:style-name="T11">top.</text:span></text:p>
      <text:p text:style-name="P325">A dot beside <text:span text:style-name="T14">is a </text:span>target to shoot</text:p>
      <text:p text:style-name="P109">A dot below is an E like feet.</text:p>
      <text:p text:style-name="P111">Aren’t nikud <text:span text:style-name="T85">really</text:span> neat?</text:p>
      <text:p text:style-name="P13"/>
      <text:p text:style-name="P111">Let’s repeat that again!</text:p>
      <text:p text:style-name="P111"/>
      <text:p text:style-name="P111">(replay)</text:p>
      <text:p text:style-name="P13"/>
      <text:p text:style-name="P111">Let’s review the rules.</text:p>
      <text:p text:style-name="P13"/>
      <text:p text:style-name="P14"><text:span text:style-name="T6">1. </text:span><text:span text:style-name="T5">If a nikud has a horizontal line then it makes an “A” sound like “</text:span><text:span text:style-name="T11">spa</text:span><text:span text:style-name="T5">” </text:span><text:span text:style-name="T30">or “far”.</text:span></text:p>
      <text:p text:style-name="P18"><text:span text:style-name="T6">2. </text:span>If a nikud <text:span text:style-name="T7">is a cluster of two or three </text:span><text:span text:style-name="T9">dots </text:span><text:span text:style-name="T7">it makes</text:span> an “E” sound like “red”.</text:p>
      <text:p text:style-name="P18"><text:tab/><text:span text:style-name="T624">a. The only exception is Sh’va, which is two vertical dots, this is sometimes silent.</text:span></text:p>
      <text:p text:style-name="P20"><text:span text:style-name="T8">3</text:span><text:span text:style-name="T6">. </text:span>Three dots descending like a staircase makes <text:span text:style-name="T8">an</text:span> <text:span text:style-name="T8">U/</text:span>oo sound <text:span text:style-name="T8">like “book”</text:span>.</text:p>
      <text:p text:style-name="P20"><text:span text:style-name="T8">4</text:span><text:span text:style-name="T6">. </text:span>A single dot can be an E, O, or U sound depending on where the dot appears.</text:p>
      <text:p text:style-name="P20"><text:span text:style-name="T6"><text:tab/></text:span><text:span text:style-name="T9">a</text:span><text:span text:style-name="T6">. If the dot is above the letter it makes an O sound </text:span><text:span text:style-name="T16">like “top”.</text:span></text:p>
      <text:p text:style-name="P20"><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83">shoot</text:span><text:span text:style-name="T8">”</text:span><text:span text:style-name="T6">.</text:span></text:p>
      <text:p text:style-name="P20"><text:tab/><text:span text:style-name="T9">c</text:span><text:span text:style-name="T6">. If a letter has a dot below then it makes makes an E sound like in “</text:span><text:span text:style-name="T17">feet</text:span><text:span text:style-name="T6">”.</text:span></text:p>
      <text:p text:style-name="P13"/>
      <text:p text:style-name="P23">Don’t sweat it if it seems complex, we will go over each and practice. In later lessons we will learn the names of each nikud, since the sound each makes is hidden in the name. <text:span text:style-name="T44">Let’s try and apply these simple rules to sound out a few common words. </text:span><text:span text:style-name="T430">Speak these words aloud and try and sound them out! </text:span><text:span text:style-name="T603">If you need to, pause the video and practice.</text:span></text:p>
      <text:p text:style-name="P23"/>
      <text:p text:style-name="P23"><text:soft-page-break/><text:span text:style-name="Strong_20_Emphasis"><text:span text:style-name="T45">עַם</text:span></text:span></text:p>
      <text:p text:style-name="P109"><text:span text:style-name="T596">a</text:span>m – a nation, a people</text:p>
      <text:p text:style-name="P109"/>
      <text:p text:style-name="P109">If you see a horizontal line then it’s like a mouth that says Ahhh! So this would say Aam which means a nation or people. <text:span text:style-name="T430">Did you speak it aloud? </text:span>With a different nikud the meaning of the same letters changes.</text:p>
      <text:p text:style-name="P109"/>
      <text:p text:style-name="P109"><text:span text:style-name="Strong_20_Emphasis"><text:span text:style-name="T45">עִם</text:span></text:span></text:p>
      <text:p text:style-name="P109"><text:span text:style-name="T596">i</text:span>m – <text:span text:style-name="T596">w</text:span>ith, and also or near</text:p>
      <text:p text:style-name="P109"/>
      <text:p text:style-name="P109">A dot beeelow is an E like FEEET. <text:span text:style-name="T80">So this is pronounced “eem”. See how learning nikud is so important? </text:span><text:span text:style-name="T85">Without the nikudot we wouldn’t know which word it was. </text:span><text:span text:style-name="T80">Let’s try and sound out a few more.</text:span></text:p>
      <text:p text:style-name="P109"/>
      <text:p text:style-name="P85">הוּא</text:p>
      <text:p text:style-name="P83"><text:span text:style-name="T596">h</text:span>oo – he, it</text:p>
      <text:p text:style-name="P83"/>
      <text:p text:style-name="P117">A dot beside is a target to sh-OO-t. So this is pronounced “hoo” and means he or it.</text:p>
      <text:p text:style-name="P109"/>
      <text:p text:style-name="P89">יוֹם</text:p>
      <text:p text:style-name="P117"><text:span text:style-name="T596">y</text:span>om – <text:span text:style-name="T596">d</text:span>ay</text:p>
      <text:p text:style-name="P117"/>
      <text:p text:style-name="P117">A dot above is an O like top. So this is pronounced “yom” and means “day”.</text:p>
      <text:p text:style-name="P23"/>
      <text:p text:style-name="P84">שֶׁל</text:p>
      <text:p text:style-name="P82"><text:span text:style-name="T596">s</text:span>hel – belonging to or owned.</text:p>
      <text:p text:style-name="P82"/>
      <text:p text:style-name="P111">Below the sheen we see three dots. We know if it’s 2 or 3 then it makes an E like being “fed”. <text:span text:style-name="T81">So this is “</text:span><text:span text:style-name="T596">s</text:span><text:span text:style-name="T81">hel” which means belonging to or owned.</text:span></text:p>
      <text:p text:style-name="P111"/>
      <text:p text:style-name="P111"><text:span text:style-name="Strong_20_Emphasis"><text:span text:style-name="T45">חַי</text:span></text:span></text:p>
      <text:p text:style-name="P327"><text:span text:style-name="T596">c</text:span>hai – <text:span text:style-name="T84">alive or </text:span>live</text:p>
      <text:p text:style-name="P141">Here’s another mouth that says “aaah” so this word is pronounced “chai” and means live.</text:p>
      <text:p text:style-name="P141"/>
      <text:p text:style-name="P87">לָהֶם</text:p>
      <text:p text:style-name="P113"><text:span text:style-name="T597">l</text:span>ahem – them or to them</text:p>
      <text:p text:style-name="P113"/>
      <text:p text:style-name="P113">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text:span text:style-name="T597">l</text:span>a-<text:span text:style-name="T597">h</text:span>e<text:span text:style-name="T82">m</text:span>” <text:span text:style-name="T82">which</text:span> means “they” or “them”. Let’s try one more.</text:p>
      <text:p text:style-name="P113"/>
      <text:p text:style-name="P113"><text:a xlink:type="simple" xlink:href="https://en.wiktionary.org/wiki/סכות#Hebrew" text:style-name="Internet_20_link" text:visited-style-name="Visited_20_Internet_20_Link"><text:span text:style-name="Strong_20_Emphasis"><text:span text:style-name="T425">סֻכּוֹת</text:span></text:span></text:a></text:p>
      <text:p text:style-name="P143">Sukkot – the festival of booths</text:p>
      <text:p text:style-name="P143"/>
      <text:p text:style-name="P143"><text:soft-page-break/>There are two nikud here! With this there are 3 dots but they are descending like a staircase, so we need to read a “book” there. So we know it makes an “oo” sound like in book. <text:span text:style-name="T429">The dot above is like a top. When we bring all these sounds together we get Sukkot the fun festival of booths. </text:span></text:p>
      <text:p text:style-name="P143"/>
      <text:p text:style-name="P107">יִשְׂרָאֵל</text:p>
      <text:p text:style-name="P118">Yisrael – Israel </text:p>
      <text:p text:style-name="P118"/>
      <text:p text:style-name="P119">Oh, this is a harder one! Let’s say the sounds. “ee” like in feet, 2 or 3 makes an E, <text:span text:style-name="T84">there is a mouth that says “aaah” and yet another 2 or 3 that makes an E” like in red. </text:span><text:span text:style-name="T625">It happens that this word contains Sh’va, the two vertical dots under seen, in this case the Sh’va is silent and acts as a brief reminder for a pause. </text:span><text:span text:style-name="T84">When we sound it out it all comes together “</text:span><text:span text:style-name="T625">y</text:span><text:span text:style-name="T84">ees-rael”. “Yisrael!” </text:span><text:span text:style-name="T625">Our</text:span><text:span text:style-name="T84"> favorite country </text:span><text:span text:style-name="T625">and people</text:span><text:span text:style-name="T84">! What if we try and combine what we learned?</text:span></text:p>
      <text:p text:style-name="P119"/>
      <text:p text:style-name="P120"><text:span text:style-name="Strong_20_Emphasis"><text:s/>עַם <text:s/></text:span><text:span text:style-name="Strong_20_Emphasis"><text:span text:style-name="T20">יִשְׂרָאֵל <text:s text:c="2"/></text:span></text:span><text:span text:style-name="Strong_20_Emphasis"><text:span text:style-name="T80">חַי</text:span></text:span><text:span text:style-name="Strong_20_Emphasis"><text:span text:style-name="T20"> </text:span></text:span></text:p>
      <text:p text:style-name="P141">Am Yisrael Chai</text:p>
      <text:p text:style-name="P141"/>
      <text:p text:style-name="P142">Can you sound this out? Ammm Yis-ra-el Chai! What do you think this means? Am is people, Israel is a nation and <text:span text:style-name="T458">everyone in the family of</text:span>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22"/>
      <text:p text:style-name="P302">Lesson 1 Practice</text:p>
      <text:p text:style-name="P32"/>
      <text:p text:style-name="P32">Question 1:</text:p>
      <text:p text:style-name="P32">(Image of applicable nikud with line highlighted.)</text:p>
      <text:p text:style-name="P32"/>
      <text:p text:style-name="P32">If a nikud has a horizontal line which sound does it make?</text:p>
      <text:p text:style-name="P32"/>
      <text:p text:style-name="P32">Answers:</text:p>
      <text:p text:style-name="P32">1. Y as in Yarn</text:p>
      <text:p text:style-name="P32">2. U as in Puma</text:p>
      <text:p text:style-name="P32">3. <text:span text:style-name="T429">U</text:span> as in <text:span text:style-name="T429">Rug</text:span></text:p>
      <text:p text:style-name="P32">4. A<text:span text:style-name="T429">hhh </text:span><text:s/>as in Yarn (correct)</text:p>
      <text:p text:style-name="P32"/>
      <text:p text:style-name="P32">Question 2:</text:p>
      <text:p text:style-name="P32">(Image of applicable nikud with clusters highlighted.)</text:p>
      <text:p text:style-name="P17"><text:span text:style-name="T7">I</text:span>f a nikud <text:span text:style-name="T7">is a cluster of two or three what sound does it make?</text:span></text:p>
      <text:p text:style-name="P32"/>
      <text:p text:style-name="P32">Answers:</text:p>
      <text:p text:style-name="P32">1. U as in Puma</text:p>
      <text:p text:style-name="P32">2. O as in Book</text:p>
      <text:p text:style-name="P33">3. E as in Red <text:s/>(correct)</text:p>
      <text:p text:style-name="P32">4. I as in Instance</text:p>
      <text:p text:style-name="P32"/>
      <text:p text:style-name="P32">Question <text:span text:style-name="T8">3:</text:span></text:p>
      <text:p text:style-name="P32"><text:soft-page-break/>(Image of applicable nikud with <text:span text:style-name="T8">three dots</text:span>)</text:p>
      <text:p text:style-name="P45">If a nikud has three dots descending like a staircase what sound does it make?</text:p>
      <text:p text:style-name="P45"/>
      <text:p text:style-name="P45">Answers:</text:p>
      <text:p text:style-name="P45">1. A as in Panorama</text:p>
      <text:p text:style-name="P45">2. Y as in Yarn</text:p>
      <text:p text:style-name="P45">3. OO as in Book<text:span text:style-name="T7"> (correct)</text:span></text:p>
      <text:p text:style-name="P45">4. I as in Kick</text:p>
      <text:p text:style-name="P45"/>
      <text:p text:style-name="P45">Question 4:</text:p>
      <text:p text:style-name="P45">(Image of nikud with dot above the letters.)</text:p>
      <text:p text:style-name="P45">If a nikud has a dot above the letter what sound does it make?</text:p>
      <text:p text:style-name="P45"/>
      <text:p text:style-name="P45">Answers:</text:p>
      <text:p text:style-name="P46">1. OO as in Book</text:p>
      <text:p text:style-name="P46">2. A as in Yarn</text:p>
      <text:p text:style-name="P46">3. O as in <text:span text:style-name="T15">Top</text:span> (correct)</text:p>
      <text:p text:style-name="P46">4. U as in Puma</text:p>
      <text:p text:style-name="P46"/>
      <text:p text:style-name="P46">Question 5:</text:p>
      <text:p text:style-name="P46">(Image of nikud with a dot beside a vav.)</text:p>
      <text:p text:style-name="P46">If a nikud is centered beside a vav what sound does it make?</text:p>
      <text:p text:style-name="P46"/>
      <text:p text:style-name="P46">Answers:</text:p>
      <text:p text:style-name="P46">1. U as in Dug</text:p>
      <text:p text:style-name="P46">2. U as in Book (correct)</text:p>
      <text:p text:style-name="P46">3. A as in Yarn</text:p>
      <text:p text:style-name="P46">4. I as in Icky</text:p>
      <text:p text:style-name="P47"/>
      <text:p text:style-name="P47">Question 8:</text:p>
      <text:p text:style-name="P47">(Image of nikud with dot below.)</text:p>
      <text:p text:style-name="P47">If the nikud is below the letter what sound does it make?</text:p>
      <text:p text:style-name="P47"/>
      <text:p text:style-name="P47">Answers</text:p>
      <text:p text:style-name="P47">1. A as in Barn</text:p>
      <text:p text:style-name="P47">2. I as in Brick</text:p>
      <text:p text:style-name="P48">3. E as in Red <text:s/>(correct)</text:p>
      <text:p text:style-name="P47">4. U as in Puma</text:p>
      <text:p text:style-name="P47"/>
      <text:p text:style-name="P49">Question <text:span text:style-name="T431">9:</text:span></text:p>
      <text:p text:style-name="P49"/>
      <text:p text:style-name="P49"/>
      <text:p text:style-name="P49">Answers</text:p>
      <text:p text:style-name="P49">1. A as in Barn</text:p>
      <text:p text:style-name="P49">2. I as in Brick</text:p>
      <text:p text:style-name="P49">3. E as in Red <text:s/>(correct)</text:p>
      <text:p text:style-name="P49">4. U as in Puma</text:p>
      <text:p text:style-name="P47"/>
      <text:p text:style-name="P74">Question <text:span text:style-name="T432">10</text:span>:</text:p>
      <text:p text:style-name="P24"><text:soft-page-break/><text:span text:style-name="Strong_20_Emphasis"><text:span text:style-name="T45">עַ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e</text:span><text:span text:style-name="T432">em</text:span></text:p>
      <text:p text:style-name="P154">2. <text:span text:style-name="T598">a</text:span>hm <text:span text:style-name="T441">(correct)</text:span></text:p>
      <text:p text:style-name="P154">3. <text:span text:style-name="T598">a</text:span>im</text:p>
      <text:p text:style-name="P154">4. <text:span text:style-name="T598">m</text:span>ay</text:p>
      <text:p text:style-name="P154"/>
      <text:p text:style-name="P74">Question <text:span text:style-name="T432">11</text:span>:</text:p>
      <text:p text:style-name="P110"><text:span text:style-name="Strong_20_Emphasis"><text:span text:style-name="T46">עִ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e</text:span><text:span text:style-name="T432">em </text:span><text:span text:style-name="T441">(correct)</text:span></text:p>
      <text:p text:style-name="P154">2. <text:span text:style-name="T598">a</text:span>hm</text:p>
      <text:p text:style-name="P154">3. <text:span text:style-name="T598">a</text:span>im</text:p>
      <text:p text:style-name="P154">4. <text:span text:style-name="T598">m</text:span>ay</text:p>
      <text:p text:style-name="P154"/>
      <text:p text:style-name="P74">Question <text:span text:style-name="T432">1</text:span><text:span text:style-name="T434">2</text:span>:</text:p>
      <text:p text:style-name="P86"><text:span text:style-name="Strong_20_Emphasis"><text:span text:style-name="T23">הוּא</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h</text:span><text:span text:style-name="T433">va</text:span></text:p>
      <text:p text:style-name="P154">2. <text:span text:style-name="T598">h</text:span><text:span text:style-name="T433">oa</text:span></text:p>
      <text:p text:style-name="P154">3. <text:span text:style-name="T598">h</text:span><text:span text:style-name="T433">oo </text:span><text:span text:style-name="T441">(correct)</text:span></text:p>
      <text:p text:style-name="P154">4. <text:span text:style-name="T598">h</text:span><text:span text:style-name="T433">ix</text:span></text:p>
      <text:p text:style-name="P154"/>
      <text:p text:style-name="P74">Question <text:span text:style-name="T432">1</text:span><text:span text:style-name="T434">3</text:span>:</text:p>
      <text:p text:style-name="P90"><text:span text:style-name="Strong_20_Emphasis"><text:span text:style-name="T24">יוֹ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v</text:span><text:span text:style-name="T434">eem</text:span></text:p>
      <text:p text:style-name="P154">2. <text:span text:style-name="T598">y</text:span><text:span text:style-name="T434">vam</text:span></text:p>
      <text:p text:style-name="P154">3. <text:span text:style-name="T598">y</text:span><text:span text:style-name="T434">om </text:span><text:span text:style-name="T441">(correct)</text:span></text:p>
      <text:p text:style-name="P154">4. <text:span text:style-name="T598">y</text:span><text:span text:style-name="T434">oom</text:span></text:p>
      <text:p text:style-name="P154"/>
      <text:p text:style-name="P74">Question <text:span text:style-name="T432">1</text:span><text:span text:style-name="T441">4</text:span>:</text:p>
      <text:p text:style-name="P112"><text:span text:style-name="Strong_20_Emphasis"><text:span text:style-name="T47">חַי</text:span></text:span></text:p>
      <text:p text:style-name="P24"><text:span text:style-name="Strong_20_Emphasis"><text:span text:style-name="T45"/></text:span></text:p>
      <text:p text:style-name="P144">How do you pronounce this word?</text:p>
      <text:p text:style-name="P144"/>
      <text:p text:style-name="P74"><text:soft-page-break/>Answers:</text:p>
      <text:p text:style-name="P144">1. <text:span text:style-name="T598">k</text:span><text:span text:style-name="T435">ey</text:span></text:p>
      <text:p text:style-name="P154">2. <text:span text:style-name="T598">c</text:span><text:span text:style-name="T435">hai </text:span><text:span text:style-name="T441">(correct)</text:span></text:p>
      <text:p text:style-name="P154">3. <text:span text:style-name="T598">c</text:span><text:span text:style-name="T435">hi</text:span></text:p>
      <text:p text:style-name="P154">4. <text:span text:style-name="T598">k</text:span><text:span text:style-name="T435">ah</text:span></text:p>
      <text:p text:style-name="P154"/>
      <text:p text:style-name="P74">Question <text:span text:style-name="T432">1</text:span><text:span text:style-name="T441">5</text:span>:</text:p>
      <text:p text:style-name="P88"><text:span text:style-name="Strong_20_Emphasis"><text:span text:style-name="T22">לָהֶם</text:span></text:span></text:p>
      <text:p text:style-name="P24"><text:span text:style-name="Strong_20_Emphasis"><text:span text:style-name="T45"/></text:span></text:p>
      <text:p text:style-name="P144">How do you pronounce this word?</text:p>
      <text:p text:style-name="P144"/>
      <text:p text:style-name="P74">Answers:</text:p>
      <text:p text:style-name="P144">1. <text:span text:style-name="T598">l</text:span><text:span text:style-name="T436">oohem</text:span></text:p>
      <text:p text:style-name="P154">2. <text:span text:style-name="T598">l</text:span><text:span text:style-name="T436">ocham</text:span></text:p>
      <text:p text:style-name="P154">3. <text:span text:style-name="T598">l</text:span><text:span text:style-name="T436">echem</text:span></text:p>
      <text:p text:style-name="P154">4. <text:span text:style-name="T598">l</text:span><text:span text:style-name="T436">ahem </text:span><text:span text:style-name="T442">(correct)</text:span></text:p>
      <text:p text:style-name="P154"/>
      <text:p text:style-name="P74">Question <text:span text:style-name="T432">1</text:span><text:span text:style-name="T441">6</text:span>:</text:p>
      <text:p text:style-name="P114"><text:a xlink:type="simple" xlink:href="https://en.wiktionary.org/wiki/סכות#Hebrew" text:style-name="Internet_20_link" text:visited-style-name="Visited_20_Internet_20_Link"><text:span text:style-name="Strong_20_Emphasis"><text:span text:style-name="T426">סֻכּוֹת</text:span></text:span></text:a></text:p>
      <text:p text:style-name="P24"><text:span text:style-name="Strong_20_Emphasis"><text:span text:style-name="T45"/></text:span></text:p>
      <text:p text:style-name="P144">How do you pronounce this word?</text:p>
      <text:p text:style-name="P144"/>
      <text:p text:style-name="P74">Answers:</text:p>
      <text:p text:style-name="P144">1. <text:span text:style-name="T598">s</text:span><text:span text:style-name="T437">eekit</text:span></text:p>
      <text:p text:style-name="P154">2. <text:span text:style-name="T598">s</text:span><text:span text:style-name="T437">ekkot</text:span></text:p>
      <text:p text:style-name="P154">3. <text:span text:style-name="T598">s</text:span><text:span text:style-name="T437">ookkot </text:span><text:span text:style-name="T442">(correct)</text:span></text:p>
      <text:p text:style-name="P154">4. <text:span text:style-name="T598">s</text:span><text:span text:style-name="T437">ekoot</text:span></text:p>
      <text:p text:style-name="P47"/>
      <text:p text:style-name="P75">Question <text:span text:style-name="T432">1</text:span><text:span text:style-name="T442">7</text:span>:</text:p>
      <text:p text:style-name="P108"><text:span text:style-name="Strong_20_Emphasis"><text:span text:style-name="T425">יִשְׂרָאֵל</text:span></text:span></text:p>
      <text:p text:style-name="P25"><text:span text:style-name="Strong_20_Emphasis"><text:span text:style-name="T45"/></text:span></text:p>
      <text:p text:style-name="P145">How do you pronounce this word?</text:p>
      <text:p text:style-name="P145"/>
      <text:p text:style-name="P75">Answers:</text:p>
      <text:p text:style-name="P145">1. <text:span text:style-name="T598">i</text:span><text:span text:style-name="T438">srael</text:span></text:p>
      <text:p text:style-name="P155">2. <text:span text:style-name="T598">y</text:span><text:span text:style-name="T438">israel </text:span><text:span text:style-name="T442">(correct)</text:span></text:p>
      <text:p text:style-name="P155">3. <text:span text:style-name="T598">o</text:span><text:span text:style-name="T438">srael</text:span></text:p>
      <text:p text:style-name="P155">4. <text:span text:style-name="T598">y</text:span><text:span text:style-name="T438">oosrael</text:span></text:p>
      <text:p text:style-name="P50"/>
      <text:p text:style-name="P75">Question <text:span text:style-name="T432">1</text:span><text:span text:style-name="T442">8</text:span>:</text:p>
      <text:p text:style-name="P115"><text:span text:style-name="Strong_20_Emphasis"><text:span text:style-name="T425">גַּם</text:span></text:span></text:p>
      <text:p text:style-name="P26"><text:span text:style-name="Strong_20_Emphasis"><text:span text:style-name="T49">Meaning: Also, too, additionally</text:span></text:span></text:p>
      <text:p text:style-name="P145">How do you pronounce this word?</text:p>
      <text:p text:style-name="P145"/>
      <text:p text:style-name="P75">Answers:</text:p>
      <text:p text:style-name="P145">1. <text:span text:style-name="T598">g</text:span><text:span text:style-name="T439">am </text:span><text:span text:style-name="T442">(correct)</text:span></text:p>
      <text:p text:style-name="P155">2. <text:span text:style-name="T598">g</text:span><text:span text:style-name="T439">em</text:span></text:p>
      <text:p text:style-name="P155">3. <text:span text:style-name="T598">g</text:span><text:span text:style-name="T439">im</text:span></text:p>
      <text:p text:style-name="P155"><text:soft-page-break/>4. <text:span text:style-name="T598">g</text:span><text:span text:style-name="T439">maa</text:span></text:p>
      <text:p text:style-name="P50"/>
      <text:p text:style-name="P75">Question <text:span text:style-name="T444">19</text:span>:</text:p>
      <text:p text:style-name="P115"><text:span text:style-name="Strong_20_Emphasis"><text:span text:style-name="T425">סְפּוֹרְט</text:span></text:span></text:p>
      <text:p text:style-name="P146"><text:span text:style-name="Strong_20_Emphasis"><text:span text:style-name="T48">Meaning: </text:span></text:span><text:span text:style-name="Strong_20_Emphasis"><text:span text:style-name="T50">(modern) Sport</text:span></text:span></text:p>
      <text:p text:style-name="P146"><text:span text:style-name="Strong_20_Emphasis"><text:span text:style-name="T48"/></text:span></text:p>
      <text:p text:style-name="P145">How do you pronounce this word?</text:p>
      <text:p text:style-name="P145"/>
      <text:p text:style-name="P75">Answers:</text:p>
      <text:p text:style-name="P156"><text:span text:style-name="T443">1</text:span>. <text:span text:style-name="T598">s</text:span><text:span text:style-name="T445">fort</text:span></text:p>
      <text:p text:style-name="P156"><text:span text:style-name="T443">2</text:span>. <text:span text:style-name="T598">s</text:span><text:span text:style-name="T445">poort</text:span></text:p>
      <text:p text:style-name="P147"><text:span text:style-name="T443">3</text:span>. <text:span text:style-name="T598">s</text:span><text:span text:style-name="T445">port</text:span><text:span text:style-name="T440"> </text:span><text:span text:style-name="T443">(correct)</text:span></text:p>
      <text:p text:style-name="P155">4. <text:span text:style-name="T598">s</text:span><text:span text:style-name="T445">a</text:span><text:span text:style-name="T446">port</text:span></text:p>
      <text:p text:style-name="P50"/>
      <text:p text:style-name="P76">Question <text:span text:style-name="T445">20</text:span>:</text:p>
      <text:p text:style-name="P116"><text:span text:style-name="Strong_20_Emphasis"><text:span text:style-name="T425">אַנְגְּלִית</text:span></text:span></text:p>
      <text:p text:style-name="P148"><text:span text:style-name="Strong_20_Emphasis"><text:span text:style-name="T48">Meaning: </text:span></text:span><text:span text:style-name="Strong_20_Emphasis"><text:span text:style-name="T51">(modern) The English Language</text:span></text:span></text:p>
      <text:p text:style-name="P148"><text:span text:style-name="Strong_20_Emphasis"><text:span text:style-name="T48"/></text:span></text:p>
      <text:p text:style-name="P148">How do you pronounce this word?</text:p>
      <text:p text:style-name="P148"/>
      <text:p text:style-name="P76">Answers:</text:p>
      <text:p text:style-name="P157"><text:span text:style-name="T443">1</text:span>. <text:span text:style-name="T598">a</text:span><text:span text:style-name="T447">ngleet (correct)</text:span></text:p>
      <text:p text:style-name="P157"><text:span text:style-name="T443">2</text:span>. <text:span text:style-name="T598">a</text:span><text:span text:style-name="T447">nglis</text:span></text:p>
      <text:p text:style-name="P148"><text:span text:style-name="T443">3</text:span>. <text:span text:style-name="T598">e</text:span><text:span text:style-name="T447">ngoolit</text:span></text:p>
      <text:p text:style-name="P157">4. <text:span text:style-name="T598">i</text:span><text:span text:style-name="T447">nglot</text:span></text:p>
      <text:p text:style-name="P47"/>
      <text:h text:style-name="P312" text:outline-level="4">Lesson 1 Summary</text:h>
      <text:p text:style-name="P51"/>
      <text:p text:style-name="P15"><text:span text:style-name="T6">1. </text:span><text:span text:style-name="T5">If a nikud has a horizontal line then it makes an “A” sound like “</text:span><text:span text:style-name="T11">spa</text:span><text:span text:style-name="T5">” </text:span><text:span text:style-name="T30">or “far”.</text:span></text:p>
      <text:p text:style-name="P19"><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21"><text:span text:style-name="T8">3</text:span><text:span text:style-name="T6">. </text:span>Three dots descending like a staircase makes <text:span text:style-name="T8">an</text:span> <text:span text:style-name="T8">U/</text:span>oo sound <text:span text:style-name="T8">like “book”</text:span>.</text:p>
      <text:p text:style-name="P21"><text:span text:style-name="T8">4</text:span><text:span text:style-name="T6">. </text:span>A single dot can be an E, <text:s/>O, or U sound depending on where the dot appears.</text:p>
      <text:p text:style-name="P21"><text:span text:style-name="T6"><text:tab/></text:span><text:span text:style-name="T9">a</text:span><text:span text:style-name="T6">. If the dot is above the letter it makes an O sound </text:span><text:span text:style-name="T16">like “top”.</text:span></text:p>
      <text:p text:style-name="P21"><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21"><text:tab/><text:span text:style-name="T9">c</text:span><text:span text:style-name="T6">. If a letter has a dot below then it makes makes an E sound like in “</text:span><text:span text:style-name="T17">feet</text:span><text:span text:style-name="T6">”.</text:span></text:p>
      <text:p text:style-name="P158"/>
      <text:h text:style-name="P303" text:outline-level="3"><text:span text:style-name="T467">L</text:span>esson <text:span text:style-name="T31">2: </text:span>Kamatz</text:h>
      <text:p text:style-name="P491">Video Lesson Script</text:p>
      <text:p text:style-name="P121">קָמָץ</text:p>
      <text:p text:style-name="P218"><text:span text:style-name="T468">Kamatz </text:span><text:span text:style-name="T472">is one of the simplest and most common nikud. </text:span><text:span text:style-name="T475">As we learned in out first lesson, it is a mouth that says “aaaahh”! In this case it has a little dot that is the “soul patch” below the mouth. </text:span></text:p>
      <text:p text:style-name="P348"><text:span text:style-name="T475">But in the traditional interpretation it</text:span><text:span text:style-name="T468"> represents a crown </text:span><text:span text:style-name="T472">and the shape reminds us of a head with a crown on it. In </text:span><text:span text:style-name="T468">this one we see a horizontal line and directly below this touching the line is a single dot. </text:span><text:span text:style-name="T472">Just like any nikud with a horizontal line it</text:span><text:span text:style-name="T468"> makes the “A” sound like in “</text:span><text:span text:style-name="T493">far</text:span><text:span text:style-name="T468">”. The inner meaning of this is the sepheriot Kesser which is the highest and most sublime of </text:span><text:soft-page-break/><text:span text:style-name="T468">attributes. </text:span><text:span text:style-name="T469">But this can also mean “concealment” which is because this is what the word kamatz means. </text:span><text:span text:style-name="T470">It means “to close and conceal” and is used in reference to the kohen who would close his hand around the flour offering. When you say this word “kamatz” and this nikud you close your mouth. This is where it is different than patah, which also makes the same sound but you open your mouth in saying it. The deep meaning of “concealment” refers to what it is concealing – the brilliance of HaShem. It is an acronym for </text:span>אור <text:span text:style-name="T471">ק</text:span>דמון אור <text:span text:style-name="T471">מ</text:span>צוחצח אור <text:span text:style-name="T471">צ</text:span>ח. <text:span text:style-name="T470">This means “</text:span>The primordial, bright, and pure light”. <text:span text:style-name="T472">Let’s go through a few words and see how we can read this nikud. </text:span><text:span text:style-name="T430">Speak these words aloud and try and sound them out! </text:span><text:span text:style-name="T603">If you need to, pause the video and practice.</text:span></text:p>
      <text:p text:style-name="P218"/>
      <text:p text:style-name="P124">קָמָץ</text:p>
      <text:p text:style-name="P139">Kamatz</text:p>
      <text:p text:style-name="P139"/>
      <text:p text:style-name="P139">This is the name of the nikud itself in Hebrew! Kah-Matz! Notice how the name contains the nikud itself. This is true of all the names of the nikud.</text:p>
      <text:p text:style-name="P192"/>
      <text:p text:style-name="P192">שָׁלוֹם</text:p>
      <text:p text:style-name="P199"><text:span text:style-name="T494">hello</text:span>, peace</text:p>
      <text:p text:style-name="P199"/>
      <text:p text:style-name="P273">Here we see <text:span text:style-name="T609">k</text:span><text:span text:style-name="T495">amatz</text:span> below shin and <text:span text:style-name="T495">a </text:span>second <text:span text:style-name="T495">nikud</text:span> above a vav. We know a horizontal line <text:span text:style-name="T495">in the </text:span><text:span text:style-name="T609">k</text:span><text:span text:style-name="T495">amatz </text:span>is a mouth that says “Ahh”. So this would be shaa. The dot is on “top” of the vav. So we know it makes the “o” in top. Together we say it Sha-Lom! it’s so popular among Jews it’s the first thing and sometimes last thing we say to one another! Shalom means peace. But it can also mean “hello” or “goodbye”.</text:p>
      <text:p text:style-name="P192"/>
      <text:p text:style-name="P192">רָע</text:p>
      <text:p text:style-name="P199">Bad, evil</text:p>
      <text:p text:style-name="P199"/>
      <text:p text:style-name="P274">This is an easy one! We see a single <text:span text:style-name="T609">k</text:span>amatz in this one. So it’s good, not raaah which is this Hebrew word that means evil! Raaah.</text:p>
      <text:p text:style-name="P199"/>
      <text:p text:style-name="P199"><text:span text:style-name="Strong_20_Emphasis"><text:span text:style-name="T120">תּוֹרָה</text:span></text:span></text:p>
      <text:p text:style-name="P200"><text:span text:style-name="Strong_20_Emphasis"><text:span text:style-name="T128">Torah</text:span></text:span></text:p>
      <text:p text:style-name="P200"><text:span text:style-name="Strong_20_Emphasis"><text:span text:style-name="T128"/></text:span></text:p>
      <text:p text:style-name="P201"><text:span text:style-name="Strong_20_Emphasis"><text:span text:style-name="T194">Here’s </text:span></text:span><text:span text:style-name="Strong_20_Emphasis"><text:span text:style-name="T195">one of the most pivotal words in Jewish history and culture: Torah! The dot above the vav is like an “o” in “top”. The </text:span></text:span><text:span text:style-name="Strong_20_Emphasis"><text:span text:style-name="T330">k</text:span></text:span><text:span text:style-name="Strong_20_Emphasis"><text:span text:style-name="T195">amatz below the reish gives that delicious mouth saying “aaah”. As in Toraaaah!</text:span></text:span></text:p>
      <text:p text:style-name="P199"/>
      <text:p text:style-name="P199">מָיִם</text:p>
      <text:p text:style-name="P205">Water</text:p>
      <text:p text:style-name="P205"/>
      <text:p text:style-name="P275">The <text:span text:style-name="T609">k</text:span>amatz under the mem says “Maaah” and the dot at the feet is an “ee”. So this is Maa-yeem. The Hebrew word for water.</text:p>
      <text:p text:style-name="P205"/>
      <text:p text:style-name="P205">רָב</text:p>
      <text:p text:style-name="P205">Many or much, Great, rabbi</text:p>
      <text:p text:style-name="P205"/>
      <text:p text:style-name="P205"><text:soft-page-break/><text:span text:style-name="T497">Reish with a </text:span><text:span text:style-name="T609">k</text:span><text:span text:style-name="T497">amatz. This is the Hebrew word Raaahv. </text:span>As an adjective it means “many or much” or “great”. <text:span text:style-name="T496">Sometimes it’s a name we give to a great teacher or</text:span> rabbi.</text:p>
      <text:p text:style-name="P192"/>
      <text:p text:style-name="P192">מָה</text:p>
      <text:p text:style-name="P193">What, how</text:p>
      <text:p text:style-name="P171"/>
      <text:p text:style-name="P193">This is pronounced “maa” and it means “what” and sometimes “how”.</text:p>
      <text:p text:style-name="P193"/>
      <text:p text:style-name="P193">כָּל</text:p>
      <text:p text:style-name="P193">All, the whole</text:p>
      <text:p text:style-name="P193"/>
      <text:p text:style-name="P193">Another common one pronounced “kol”. This means “all” or “the whole”.</text:p>
      <text:p text:style-name="P193"/>
      <text:p text:style-name="P193">אָז</text:p>
      <text:p text:style-name="P193">So, then, <text:span text:style-name="T473">at that time</text:span></text:p>
      <text:p text:style-name="P193"/>
      <text:p text:style-name="P193">We say this “az”. This word means “so, then, or <text:span text:style-name="T473">at that time</text:span>”.</text:p>
      <text:p text:style-name="P193"/>
      <text:p text:style-name="P193">עוֹלָם</text:p>
      <text:p text:style-name="P196">world (modern), everlasting (ancient)</text:p>
      <text:p text:style-name="P196"/>
      <text:p text:style-name="P276">The dot on “top” of vav says “oh” like in top. And the lamed has a Kamatz. So this says “olam”, the Hebrew word for world. <text:span text:style-name="T498">In the Torah it can mean “everlasting”.</text:span></text:p>
      <text:p text:style-name="P196"/>
      <text:p text:style-name="P196">גָּדוֹל</text:p>
      <text:p text:style-name="P199">big, large, great, important</text:p>
      <text:p text:style-name="P199"/>
      <text:p text:style-name="P277">Here gimmel has <text:span text:style-name="T609">k</text:span>amatz under it and vav has a dot on top. So this would be Gah-dol. A common Hebrew word that means big, large, great or important.</text:p>
      <text:p text:style-name="P199"/>
      <text:p text:style-name="P199">אָסָא</text:p>
      <text:p text:style-name="P206">Asa – a son of David King of Israel</text:p>
      <text:p text:style-name="P206"/>
      <text:p text:style-name="P277">Two <text:span text:style-name="T609">k</text:span>amatz! One under aleph and one under samekh, making the male name Ah-Sah. A son of King David.</text:p>
      <text:p text:style-name="P206"/>
      <text:p text:style-name="P206">אָסַר</text:p>
      <text:p text:style-name="P206">To bind, imprison</text:p>
      <text:p text:style-name="P206"/>
      <text:p text:style-name="P277">Here we see a horizontal line that is not a <text:span text:style-name="T609">k</text:span>amatz! We will cover this nikud later but in modern Hebrew it makes the same sound, ahhh. So this is the word Ahh-sar which means to bind or imprison in both ancient and modern Hebrew.</text:p>
      <text:p text:style-name="P206"/>
      <text:p text:style-name="P206">טוֹבָה</text:p>
      <text:p text:style-name="P206">Goodness, a favor (modern)</text:p>
      <text:p text:style-name="P206"/>
      <text:p text:style-name="P278">Toh-vah, the word for goodness or a favor in modern Hebrew.</text:p>
      <text:p text:style-name="P206"><text:soft-page-break/></text:p>
      <text:p text:style-name="P206">טָהוֹר</text:p>
      <text:p text:style-name="P206">clean, pure</text:p>
      <text:p text:style-name="P206"/>
      <text:p text:style-name="P278">This word means “clean” or “pure”. Tet has the <text:span text:style-name="T609">k</text:span>amatz. So this is taah-hor. </text:p>
      <text:p text:style-name="P206"/>
      <text:p text:style-name="P206">מָקוֹם</text:p>
      <text:p text:style-name="P212">place, room, <text:span text:style-name="T499">city</text:span></text:p>
      <text:p text:style-name="P212"/>
      <text:p text:style-name="P278">Mem has the <text:span text:style-name="T609">k</text:span>amatz, so “<text:span text:style-name="T609">m</text:span>aaahk” and the vav has a dot on “top”. So this is “<text:span text:style-name="T609">m</text:span>aahk-om”. Which means a place or a room. </text:p>
      <text:p text:style-name="P212"/>
      <text:p text:style-name="P212">רָצון</text:p>
      <text:p text:style-name="P215">desire, will, to be acceptable</text:p>
      <text:p text:style-name="P215"/>
      <text:p text:style-name="P279">Reish has the <text:span text:style-name="T609">k</text:span>amatz. So we say this “<text:span text:style-name="T609">r</text:span>aahtz-on”. This word means desire, will or to be acceptable.</text:p>
      <text:p text:style-name="P279"/>
      <text:p text:style-name="P282"><text:span text:style-name="Strong_20_Emphasis"><text:span text:style-name="T150">חָלַם</text:span></text:span></text:p>
      <text:p text:style-name="P282"><text:span text:style-name="Strong_20_Emphasis"><text:span text:style-name="T254">to </text:span></text:span><text:span text:style-name="Strong_20_Emphasis"><text:span text:style-name="T151">dream, </text:span></text:span><text:span text:style-name="Strong_20_Emphasis"><text:span text:style-name="T152">to heal</text:span></text:span></text:p>
      <text:p text:style-name="P282"><text:span text:style-name="Strong_20_Emphasis"><text:span text:style-name="T152"/></text:span></text:p>
      <text:p text:style-name="P283"><text:span text:style-name="Strong_20_Emphasis"><text:span text:style-name="T255">Here is the word “dreamed”: “chalam”.</text:span></text:span></text:p>
      <text:p text:style-name="P215"/>
      <text:p text:style-name="P302">Lesson <text:span text:style-name="T41">2</text:span> Practice</text:p>
      <text:p text:style-name="P36"/>
      <text:p text:style-name="P36">Question 1:</text:p>
      <text:p text:style-name="P37">(Image of <text:span text:style-name="T610">k</text:span><text:span text:style-name="T500">amatz</text:span><text:span text:style-name="T41"> </text:span>with <text:span text:style-name="T500">nikudot</text:span> highlighted.)</text:p>
      <text:p text:style-name="P37"/>
      <text:p text:style-name="P56">What is the name of this nikud?</text:p>
      <text:p text:style-name="P56"/>
      <text:p text:style-name="P56">Answers:</text:p>
      <text:p text:style-name="P56">1. <text:span text:style-name="T500">Dagesh</text:span></text:p>
      <text:p text:style-name="P56">2. <text:span text:style-name="T500">Kamatz</text:span> <text:span text:style-name="T43">(correct)</text:span></text:p>
      <text:p text:style-name="P56">3. Nikkudot</text:p>
      <text:p text:style-name="P56">4. Lamed</text:p>
      <text:p text:style-name="P56"/>
      <text:p text:style-name="P56">Question 2:</text:p>
      <text:p text:style-name="P58">(Image of <text:span text:style-name="T610">k</text:span><text:span text:style-name="T500">amatz</text:span> with <text:span text:style-name="T500">nikudot</text:span> highlighted)</text:p>
      <text:p text:style-name="P56"/>
      <text:p text:style-name="P56">What is this nikud <text:span text:style-name="T501">mean or represent</text:span>?</text:p>
      <text:p text:style-name="P56"/>
      <text:p text:style-name="P56">Answers:</text:p>
      <text:p text:style-name="P56">1. <text:span text:style-name="T529">Victory and the sephira of Natzach.</text:span></text:p>
      <text:p text:style-name="P56">2. The first vowel of creation. </text:p>
      <text:p text:style-name="P56">3. The chair of two dots.</text:p>
      <text:p text:style-name="P59">4. <text:span text:style-name="T501">Concealment and </text:span><text:span text:style-name="T528">the sephira of </text:span><text:span text:style-name="T468">Kesser </text:span><text:span text:style-name="T501">(correct)</text:span></text:p>
      <text:p text:style-name="P56"/>
      <text:p text:style-name="P56"><text:soft-page-break/>Question 3:</text:p>
      <text:p text:style-name="P56">(Image of <text:span text:style-name="T610">k</text:span><text:span text:style-name="T502">amatz</text:span> with <text:span text:style-name="T502">nikudot</text:span> highlighted)</text:p>
      <text:p text:style-name="P56"/>
      <text:p text:style-name="P56">What sound does this nikud make?</text:p>
      <text:p text:style-name="P56"/>
      <text:p text:style-name="P56">Answers:</text:p>
      <text:p text:style-name="P56">1. Silent or an “E” sound like in “red”.</text:p>
      <text:p text:style-name="P56">2. A “U” sound like in Universe.</text:p>
      <text:p text:style-name="P56">3. The nikud means a pause only.</text:p>
      <text:p text:style-name="P60">4. A <text:span text:style-name="T502">mouth that says</text:span> “A<text:span text:style-name="T502">hhh</text:span>”, <text:span text:style-name="T502">like in “far”.</text:span> <text:s/><text:span text:style-name="T43">(correct)</text:span></text:p>
      <text:p text:style-name="P56"/>
      <text:p text:style-name="P78">Question 4:</text:p>
      <text:p text:style-name="P102">שָׁלוֹם</text:p>
      <text:p text:style-name="P202"><text:span text:style-name="T494">hello</text:span>, peace</text:p>
      <text:p text:style-name="P151">How do you pronounce this word?</text:p>
      <text:p text:style-name="P78"/>
      <text:p text:style-name="P78">Answers:</text:p>
      <text:p text:style-name="P78">1. <text:span text:style-name="T599">s</text:span><text:span text:style-name="T502">heelome</text:span></text:p>
      <text:p text:style-name="P78">2. <text:span text:style-name="T599">s</text:span><text:span text:style-name="T502">halom (correct)</text:span></text:p>
      <text:p text:style-name="P78">3. <text:span text:style-name="T599">s</text:span><text:span text:style-name="T502">heleem</text:span></text:p>
      <text:p text:style-name="P78">4. <text:span text:style-name="T599">s</text:span><text:span text:style-name="T502">hilom</text:span></text:p>
      <text:p text:style-name="P78"/>
      <text:p text:style-name="P191">Question 5:</text:p>
      <text:p text:style-name="P284"><text:span text:style-name="Strong_20_Emphasis"><text:span text:style-name="T428">רָע</text:span></text:span><text:span text:style-name="T39">‎</text:span></text:p>
      <text:p text:style-name="P285">evil, bad</text:p>
      <text:p text:style-name="P150">How do you pronounce this word?</text:p>
      <text:p text:style-name="P150"/>
      <text:p text:style-name="P78">Answers:</text:p>
      <text:p text:style-name="P150">1. <text:span text:style-name="T599">r</text:span><text:span text:style-name="T503">eeeay</text:span></text:p>
      <text:p text:style-name="P160">2. <text:span text:style-name="T599">r</text:span><text:span text:style-name="T503">iiuuu</text:span></text:p>
      <text:p text:style-name="P160">3. <text:span text:style-name="T599">r</text:span><text:span text:style-name="T503">aaah</text:span><text:span text:style-name="T465"> </text:span><text:span text:style-name="T442">(correct)</text:span></text:p>
      <text:p text:style-name="P160">4. <text:span text:style-name="T599">r</text:span><text:span text:style-name="T503">oooh</text:span></text:p>
      <text:p text:style-name="P78"/>
      <text:p text:style-name="P78">Question <text:span text:style-name="T441">5</text:span>:</text:p>
      <text:p text:style-name="P103"><text:span text:style-name="Strong_20_Emphasis"><text:span text:style-name="T21">תּוֹרָה</text:span></text:span></text:p>
      <text:p text:style-name="P29"><text:span text:style-name="Strong_20_Emphasis"><text:span text:style-name="T64">Torah</text:span></text:span></text:p>
      <text:p text:style-name="P150">How do you pronounce this word?</text:p>
      <text:p text:style-name="P150"/>
      <text:p text:style-name="P78">Answers:</text:p>
      <text:p text:style-name="P150">1. <text:span text:style-name="T600">t</text:span><text:span text:style-name="T504">orah (correct)</text:span></text:p>
      <text:p text:style-name="P160">2. <text:span text:style-name="T600">t</text:span><text:span text:style-name="T504">oe-rion</text:span></text:p>
      <text:p text:style-name="P160">3. <text:span text:style-name="T600">t</text:span><text:span text:style-name="T504">orioh</text:span></text:p>
      <text:p text:style-name="P160">4. <text:span text:style-name="T600">t</text:span><text:span text:style-name="T504">irah</text:span><text:span text:style-name="T436"> </text:span></text:p>
      <text:p text:style-name="P78"/>
      <text:p text:style-name="P78">Question <text:span text:style-name="T449">6</text:span>:</text:p>
      <text:p text:style-name="P104"><text:span text:style-name="Strong_20_Emphasis"><text:span text:style-name="T28">מָיִם</text:span></text:span></text:p>
      <text:p text:style-name="P30"><text:span text:style-name="Strong_20_Emphasis"><text:span text:style-name="T197">Water</text:span></text:span></text:p>
      <text:p text:style-name="P150">How do you pronounce this word?</text:p>
      <text:p text:style-name="P150"><text:soft-page-break/></text:p>
      <text:p text:style-name="P78">Answers:</text:p>
      <text:p text:style-name="P150">1. <text:span text:style-name="T600">m</text:span><text:span text:style-name="T505">oyam</text:span></text:p>
      <text:p text:style-name="P160">2. <text:span text:style-name="T600">m</text:span><text:span text:style-name="T505">oyim</text:span></text:p>
      <text:p text:style-name="P160">3. <text:span text:style-name="T600">m</text:span><text:span text:style-name="T505">eyim</text:span></text:p>
      <text:p text:style-name="P160">4. <text:span text:style-name="T600">m</text:span><text:span text:style-name="T505">ayeem</text:span><text:span text:style-name="T436"> </text:span><text:span text:style-name="T442">(correct)</text:span></text:p>
      <text:p text:style-name="P160"/>
      <text:p text:style-name="P78">Question <text:span text:style-name="T449">7</text:span>:</text:p>
      <text:p text:style-name="P105"><text:span text:style-name="Strong_20_Emphasis"><text:span text:style-name="T29">רָב</text:span></text:span></text:p>
      <text:p text:style-name="P162"><text:span text:style-name="Strong_20_Emphasis"><text:span text:style-name="T198">great teacher, </text:span></text:span><text:span text:style-name="Strong_20_Emphasis"><text:span text:style-name="T199">many or much, </text:span></text:span><text:span text:style-name="Strong_20_Emphasis"><text:span text:style-name="T198">great</text:span></text:span></text:p>
      <text:p text:style-name="P150">How do you pronounce this word?</text:p>
      <text:p text:style-name="P150"/>
      <text:p text:style-name="P78">Answers:</text:p>
      <text:p text:style-name="P150">1. <text:span text:style-name="T600">r</text:span><text:span text:style-name="T506">ev</text:span></text:p>
      <text:p text:style-name="P160">2. <text:span text:style-name="T600">r</text:span><text:span text:style-name="T506">eb</text:span></text:p>
      <text:p text:style-name="P160">3. <text:span text:style-name="T600">r</text:span><text:span text:style-name="T506">iv</text:span></text:p>
      <text:p text:style-name="P160">4. <text:span text:style-name="T600">r</text:span><text:span text:style-name="T506">av</text:span><text:span text:style-name="T436"> </text:span><text:span text:style-name="T442">(correct)</text:span></text:p>
      <text:p text:style-name="P160"/>
      <text:p text:style-name="P78">Question <text:span text:style-name="T449">8</text:span>:</text:p>
      <text:p text:style-name="P97">מָה</text:p>
      <text:p text:style-name="P177"><text:span text:style-name="Strong_20_Emphasis"><text:span text:style-name="T65">what or how</text:span></text:span></text:p>
      <text:p text:style-name="P150">How do you pronounce this word?</text:p>
      <text:p text:style-name="P150"/>
      <text:p text:style-name="P78">Answers:</text:p>
      <text:p text:style-name="P150">1. <text:span text:style-name="T600">m</text:span><text:span text:style-name="T507">ee</text:span></text:p>
      <text:p text:style-name="P160">2. <text:span text:style-name="T600">m</text:span><text:span text:style-name="T507">ii</text:span></text:p>
      <text:p text:style-name="P163">3. <text:span text:style-name="T600">m</text:span><text:span text:style-name="T507">aah</text:span><text:span text:style-name="T436"> </text:span><text:span text:style-name="T442">(correct)</text:span></text:p>
      <text:p text:style-name="P160">4. <text:span text:style-name="T600">m</text:span><text:span text:style-name="T507">ooh</text:span><text:span text:style-name="T436"> </text:span></text:p>
      <text:p text:style-name="P160"/>
      <text:p text:style-name="P78">Question <text:span text:style-name="T449">9</text:span>:</text:p>
      <text:p text:style-name="P194">כָּל</text:p>
      <text:p text:style-name="P194"><text:span text:style-name="Strong_20_Emphasis"><text:span text:style-name="T66">All, the whole</text:span></text:span></text:p>
      <text:p text:style-name="P150">How do you pronounce this word?</text:p>
      <text:p text:style-name="P150"/>
      <text:p text:style-name="P78">Answers:</text:p>
      <text:p text:style-name="P150">1. <text:span text:style-name="T600">k</text:span><text:span text:style-name="T508">ool</text:span></text:p>
      <text:p text:style-name="P160">2. <text:span text:style-name="T600">k</text:span><text:span text:style-name="T508">il</text:span></text:p>
      <text:p text:style-name="P160">3. <text:span text:style-name="T600">k</text:span><text:span text:style-name="T508">el</text:span></text:p>
      <text:p text:style-name="P160">4. <text:span text:style-name="T600">k</text:span><text:span text:style-name="T508">al</text:span><text:span text:style-name="T436"> </text:span><text:span text:style-name="T442">(correct)</text:span></text:p>
      <text:p text:style-name="P160"/>
      <text:p text:style-name="P78">Question <text:span text:style-name="T449">10</text:span>:</text:p>
      <text:p text:style-name="P182"><text:span text:style-name="T427">אָז</text:span><text:span text:style-name="T45">‎</text:span></text:p>
      <text:p text:style-name="P185"><text:span text:style-name="Strong_20_Emphasis"><text:span text:style-name="T67">So, then, at that time</text:span></text:span></text:p>
      <text:p text:style-name="P150">How do you pronounce this word?</text:p>
      <text:p text:style-name="P150"/>
      <text:p text:style-name="P78">Answers:</text:p>
      <text:p text:style-name="P150">1. <text:span text:style-name="T600">a</text:span><text:span text:style-name="T509">z (correct)</text:span></text:p>
      <text:p text:style-name="P160">2. <text:span text:style-name="T600">e</text:span><text:span text:style-name="T509">zz</text:span></text:p>
      <text:p text:style-name="P160"><text:soft-page-break/>3. <text:span text:style-name="T600">i</text:span><text:span text:style-name="T509">s</text:span></text:p>
      <text:p text:style-name="P160">4. <text:span text:style-name="T600">e</text:span><text:span text:style-name="T509">ez</text:span><text:span text:style-name="T436"> </text:span></text:p>
      <text:p text:style-name="P160"/>
      <text:p text:style-name="P78">Question <text:span text:style-name="T449">11</text:span>:</text:p>
      <text:p text:style-name="P195">עוֹלָם</text:p>
      <text:p text:style-name="P197"><text:span text:style-name="Strong_20_Emphasis"><text:span text:style-name="T68">world (modern), everlasting (ancient)</text:span></text:span></text:p>
      <text:p text:style-name="P150">How do you pronounce this word?</text:p>
      <text:p text:style-name="P150"/>
      <text:p text:style-name="P78">Answers:</text:p>
      <text:p text:style-name="P150">1. <text:span text:style-name="T600">o</text:span><text:span text:style-name="T510">olem</text:span></text:p>
      <text:p text:style-name="P160">2. <text:span text:style-name="T600">o</text:span><text:span text:style-name="T510">olim</text:span></text:p>
      <text:p text:style-name="P164">3. <text:span text:style-name="T600">o</text:span><text:span text:style-name="T510">hlam </text:span><text:span text:style-name="T442">(correct)</text:span></text:p>
      <text:p text:style-name="P160">4. <text:span text:style-name="T600">a</text:span><text:span text:style-name="T510">ylam</text:span><text:span text:style-name="T436"> </text:span></text:p>
      <text:p text:style-name="P160"/>
      <text:p text:style-name="P78">Question <text:span text:style-name="T449">12</text:span>:</text:p>
      <text:p text:style-name="P198"><text:span text:style-name="Strong_20_Emphasis"><text:span text:style-name="T21">גָּדוֹל</text:span></text:span></text:p>
      <text:p text:style-name="P203"><text:span text:style-name="Strong_20_Emphasis"><text:span text:style-name="T196">big, large, great, important</text:span></text:span></text:p>
      <text:p text:style-name="P150">How do you pronounce this word?</text:p>
      <text:p text:style-name="P150"/>
      <text:p text:style-name="P78">Answers:</text:p>
      <text:p text:style-name="P150">1. <text:span text:style-name="T600">g</text:span><text:span text:style-name="T511">oo-doll</text:span></text:p>
      <text:p text:style-name="P165">2. <text:span text:style-name="T600">g</text:span><text:span text:style-name="T511">ah-dol </text:span><text:span text:style-name="T442">(correct)</text:span></text:p>
      <text:p text:style-name="P160">3. <text:span text:style-name="T600">g</text:span><text:span text:style-name="T511">i-dal</text:span></text:p>
      <text:p text:style-name="P160">4. <text:span text:style-name="T600">g</text:span><text:span text:style-name="T511">adil</text:span><text:span text:style-name="T436"> </text:span></text:p>
      <text:p text:style-name="P160"/>
      <text:p text:style-name="P78">Question <text:span text:style-name="T449">13</text:span>:</text:p>
      <text:p text:style-name="P204">אָסָא</text:p>
      <text:p text:style-name="P207"><text:span text:style-name="Strong_20_Emphasis"><text:span text:style-name="T200">a son of </text:span></text:span><text:span text:style-name="Strong_20_Emphasis"><text:span text:style-name="T201">King </text:span></text:span><text:span text:style-name="Strong_20_Emphasis"><text:span text:style-name="T200">David</text:span></text:span></text:p>
      <text:p text:style-name="P150">How do you pronounce this word?</text:p>
      <text:p text:style-name="P150"/>
      <text:p text:style-name="P78">Answers:</text:p>
      <text:p text:style-name="P150">1. <text:span text:style-name="T512">essah</text:span></text:p>
      <text:p text:style-name="P160">2. <text:span text:style-name="T512">issah</text:span></text:p>
      <text:p text:style-name="P160">3. <text:span text:style-name="T512">esseh</text:span></text:p>
      <text:p text:style-name="P160">4. <text:span text:style-name="T600">a</text:span><text:span text:style-name="T512">ssah</text:span><text:span text:style-name="T436"> </text:span><text:span text:style-name="T442">(correct)</text:span></text:p>
      <text:p text:style-name="P160"/>
      <text:p text:style-name="P78">Question <text:span text:style-name="T449">14</text:span>:</text:p>
      <text:p text:style-name="P106">אָסַר</text:p>
      <text:p text:style-name="P208"><text:span text:style-name="Strong_20_Emphasis"><text:span text:style-name="T200">To bind, imprison</text:span></text:span></text:p>
      <text:p text:style-name="P150">How do you pronounce this word?</text:p>
      <text:p text:style-name="P150"/>
      <text:p text:style-name="P78">Answers:</text:p>
      <text:p text:style-name="P150">1. <text:span text:style-name="T600">a</text:span><text:span text:style-name="T513">ser</text:span></text:p>
      <text:p text:style-name="P166">2. <text:span text:style-name="T600">a</text:span><text:span text:style-name="T513">ssar (</text:span><text:span text:style-name="T442">correct)</text:span></text:p>
      <text:p text:style-name="P160">3. <text:span text:style-name="T600">e</text:span><text:span text:style-name="T513">mer</text:span></text:p>
      <text:p text:style-name="P160">4. <text:span text:style-name="T600">a</text:span><text:span text:style-name="T513">ssir</text:span></text:p>
      <text:p text:style-name="P160"/>
      <text:p text:style-name="P78">Question <text:span text:style-name="T449">15</text:span>:</text:p>
      <text:p text:style-name="P209"><text:soft-page-break/>טוֹבָה</text:p>
      <text:p text:style-name="P209"><text:span text:style-name="Strong_20_Emphasis"><text:span text:style-name="T69">Goodness, a favor (modern)</text:span></text:span></text:p>
      <text:p text:style-name="P150">How do you pronounce this word?</text:p>
      <text:p text:style-name="P150"/>
      <text:p text:style-name="P78">Answers:</text:p>
      <text:p text:style-name="P150">1. <text:span text:style-name="T600">t</text:span><text:span text:style-name="T514">ivah</text:span></text:p>
      <text:p text:style-name="P160">2. <text:span text:style-name="T600">t</text:span><text:span text:style-name="T514">ovir</text:span></text:p>
      <text:p text:style-name="P160">3. <text:span text:style-name="T600">t</text:span><text:span text:style-name="T514">ov</text:span></text:p>
      <text:p text:style-name="P160">4. <text:span text:style-name="T600">t</text:span><text:span text:style-name="T514">ovah</text:span><text:span text:style-name="T436"> </text:span><text:span text:style-name="T442">(correct)</text:span></text:p>
      <text:p text:style-name="P160"/>
      <text:p text:style-name="P78">Question <text:span text:style-name="T449">16</text:span>:</text:p>
      <text:p text:style-name="P210">טָהוֹר</text:p>
      <text:p text:style-name="P210"><text:span text:style-name="Strong_20_Emphasis"><text:span text:style-name="T69">clean, pure</text:span></text:span></text:p>
      <text:p text:style-name="P150">How do you pronounce this word?</text:p>
      <text:p text:style-name="P150"/>
      <text:p text:style-name="P78">Answers:</text:p>
      <text:p text:style-name="P152">1. <text:span text:style-name="T600">t</text:span><text:span text:style-name="T515">ah-hor </text:span><text:span text:style-name="T436"><text:s/></text:span><text:span text:style-name="T442">(correct)</text:span></text:p>
      <text:p text:style-name="P160">2. <text:span text:style-name="T600">t</text:span><text:span text:style-name="T515">ihoor</text:span></text:p>
      <text:p text:style-name="P160">3. <text:span text:style-name="T600">t</text:span><text:span text:style-name="T515">ihor</text:span></text:p>
      <text:p text:style-name="P160">4. <text:span text:style-name="T600">t</text:span><text:span text:style-name="T515">ahim</text:span></text:p>
      <text:p text:style-name="P160"/>
      <text:p text:style-name="P78">Question <text:span text:style-name="T449">17</text:span>:</text:p>
      <text:p text:style-name="P211">מָקוֹם</text:p>
      <text:p text:style-name="P213"><text:span text:style-name="Strong_20_Emphasis"><text:span text:style-name="T70">place, room, </text:span></text:span><text:span text:style-name="Strong_20_Emphasis"><text:span text:style-name="T71">city</text:span></text:span></text:p>
      <text:p text:style-name="P150">How do you pronounce this word?</text:p>
      <text:p text:style-name="P150"/>
      <text:p text:style-name="P78">Answers:</text:p>
      <text:p text:style-name="P150">1. <text:span text:style-name="T600">m</text:span><text:span text:style-name="T516">ikom</text:span></text:p>
      <text:p text:style-name="P167">2. <text:span text:style-name="T600">m</text:span><text:span text:style-name="T516">ahkom </text:span><text:span text:style-name="T436"><text:s/></text:span><text:span text:style-name="T442">(correct)</text:span></text:p>
      <text:p text:style-name="P160">3. <text:span text:style-name="T600">m</text:span><text:span text:style-name="T516">akeem</text:span></text:p>
      <text:p text:style-name="P160">4. <text:span text:style-name="T600">m</text:span><text:span text:style-name="T516">ekeem</text:span></text:p>
      <text:p text:style-name="P160"/>
      <text:p text:style-name="P78">Question <text:span text:style-name="T449">18</text:span>:</text:p>
      <text:p text:style-name="P214">רָצון</text:p>
      <text:p text:style-name="P216"><text:span text:style-name="Strong_20_Emphasis"><text:span text:style-name="T72">desire, will, to be acceptable</text:span></text:span></text:p>
      <text:p text:style-name="P150">How do you pronounce this word?</text:p>
      <text:p text:style-name="P150"/>
      <text:p text:style-name="P78">Answers:</text:p>
      <text:p text:style-name="P150">1. <text:span text:style-name="T600">l</text:span><text:span text:style-name="T436">oohem</text:span></text:p>
      <text:p text:style-name="P160">2. <text:span text:style-name="T600">l</text:span><text:span text:style-name="T436">ocham</text:span></text:p>
      <text:p text:style-name="P160">3. <text:span text:style-name="T600">l</text:span><text:span text:style-name="T436">echem</text:span></text:p>
      <text:p text:style-name="P160">4. <text:span text:style-name="T600">l</text:span><text:span text:style-name="T436">ahem </text:span><text:span text:style-name="T442">(correct)</text:span></text:p>
      <text:p text:style-name="P160"/>
      <text:p text:style-name="P78">Question <text:span text:style-name="T449">19</text:span>:</text:p>
      <text:p text:style-name="P92"><text:span text:style-name="Strong_20_Emphasis"><text:span text:style-name="T21">בָּהּ</text:span></text:span></text:p>
      <text:p text:style-name="P28"><text:span text:style-name="Strong_20_Emphasis"><text:span text:style-name="T73">In her</text:span></text:span></text:p>
      <text:p text:style-name="P150">How do you pronounce this word?</text:p>
      <text:p text:style-name="P150"/>
      <text:p text:style-name="P78"><text:soft-page-break/>Answers:</text:p>
      <text:p text:style-name="P150">1. <text:span text:style-name="T600">b</text:span><text:span text:style-name="T517">oo</text:span></text:p>
      <text:p text:style-name="P160">2. <text:span text:style-name="T600">b</text:span><text:span text:style-name="T517">i</text:span></text:p>
      <text:p text:style-name="P160">3. <text:span text:style-name="T600">b</text:span><text:span text:style-name="T517">eh</text:span></text:p>
      <text:p text:style-name="P160">4. <text:span text:style-name="T600">b</text:span><text:span text:style-name="T517">ah</text:span><text:span text:style-name="T436"> </text:span><text:span text:style-name="T442">(correct)</text:span></text:p>
      <text:p text:style-name="P160"/>
      <text:p text:style-name="P78">Question <text:span text:style-name="T449">20</text:span>:</text:p>
      <text:p text:style-name="P92"><text:span text:style-name="Strong_20_Emphasis"><text:span text:style-name="T21">לָכֶם</text:span></text:span></text:p>
      <text:p text:style-name="P31"><text:span text:style-name="Strong_20_Emphasis"><text:span text:style-name="T74">To you</text:span></text:span></text:p>
      <text:p text:style-name="P150">How do you pronounce this word?</text:p>
      <text:p text:style-name="P150"/>
      <text:p text:style-name="P78">Answers:</text:p>
      <text:p text:style-name="P150">1. <text:span text:style-name="T600">l</text:span><text:span text:style-name="T436">oohem</text:span></text:p>
      <text:p text:style-name="P160">2. <text:span text:style-name="T600">l</text:span><text:span text:style-name="T436">ocham</text:span></text:p>
      <text:p text:style-name="P160">3. <text:span text:style-name="T600">l</text:span><text:span text:style-name="T436">ech</text:span><text:span text:style-name="T518">i</text:span><text:span text:style-name="T436">m</text:span></text:p>
      <text:p text:style-name="P160"><text:span text:style-name="Strong_20_Emphasis"><text:span text:style-name="T120">4. </text:span></text:span><text:span text:style-name="Strong_20_Emphasis"><text:span text:style-name="T327">l</text:span></text:span><text:span text:style-name="Strong_20_Emphasis"><text:span text:style-name="T185">a</text:span></text:span><text:span text:style-name="Strong_20_Emphasis"><text:span text:style-name="T202">h-k</text:span></text:span><text:span text:style-name="Strong_20_Emphasis"><text:span text:style-name="T185">em </text:span></text:span><text:span text:style-name="Strong_20_Emphasis"><text:span text:style-name="T186">(correct)</text:span></text:span></text:p>
      <text:p text:style-name="P168"><text:span text:style-name="Strong_20_Emphasis"><text:span text:style-name="T152"/></text:span></text:p>
      <text:p text:style-name="P81">Question <text:span text:style-name="T449">2</text:span><text:span text:style-name="T544">1</text:span>:</text:p>
      <text:p text:style-name="P168"><text:span text:style-name="Strong_20_Emphasis"><text:span text:style-name="T150">חָלַם</text:span></text:span></text:p>
      <text:p text:style-name="P168"><text:span text:style-name="Strong_20_Emphasis"><text:span text:style-name="T151">to dream, </text:span></text:span><text:span text:style-name="Strong_20_Emphasis"><text:span text:style-name="T152">to heal</text:span></text:span></text:p>
      <text:p text:style-name="P153">How do you pronounce this word?</text:p>
      <text:p text:style-name="P153"/>
      <text:p text:style-name="P81">Answers:</text:p>
      <text:p text:style-name="P153">1. <text:span text:style-name="T544">chalam (correct)</text:span></text:p>
      <text:p text:style-name="P168">2. <text:span text:style-name="T544">cholem</text:span></text:p>
      <text:p text:style-name="P168">3. <text:span text:style-name="T544">cholim</text:span></text:p>
      <text:p text:style-name="P168"><text:span text:style-name="Strong_20_Emphasis"><text:span text:style-name="T120">4. </text:span></text:span><text:span text:style-name="Strong_20_Emphasis"><text:span text:style-name="T256">chelem</text:span></text:span></text:p>
      <text:p text:style-name="P160"><text:span text:style-name="Strong_20_Emphasis"><text:span text:style-name="T186"/></text:span></text:p>
      <text:h text:style-name="P304" text:outline-level="3"><text:span text:style-name="T467">L</text:span>esson <text:span text:style-name="T474">3</text:span><text:span text:style-name="T31">: </text:span><text:span text:style-name="T474">Patach</text:span></text:h>
      <text:p text:style-name="P492">Video Lesson Script</text:p>
      <text:p text:style-name="P122">פַּתַח</text:p>
      <text:p text:style-name="P330">Patach is a horizontal line so it is like a mouth that says “Ahhh!”. It makes the “A” sound like in the word “far”. The same as the previous nikud <text:span text:style-name="T602">k</text:span>amatz. This time it means “to open” rather than the opposite. <text:span text:style-name="T476">When you say the word “pa-tach” your mouth opens. Try it! </text:span><text:span text:style-name="T602">k</text:span><text:span text:style-name="T476">amatz. Closes. Pa-tach. Opens. Sometimes you will see two dots known as sh’va next to it, in this case it makes the same sound. In mystical terms patach is associated with the sepher</text:span><text:span text:style-name="T602">a</text:span><text:span text:style-name="T476"> of wisdom chochmah. </text:span><text:span text:style-name="T477">Let’s try a few examples and get familiar with this nikud. </text:span><text:span text:style-name="T430">Speak these words aloud and try and sound them out! </text:span><text:span text:style-name="T603">If you need to pause the video and practice.</text:span></text:p>
      <text:p text:style-name="P126"/>
      <text:p text:style-name="P125">פַּתַח</text:p>
      <text:p text:style-name="P140">Patach</text:p>
      <text:p text:style-name="P140"/>
      <text:p text:style-name="P140">Here is the name of this nikud written in Hebrew. Paah-taa<text:span text:style-name="T601">ch</text:span>. <text:span text:style-name="T607">We see this vowel under the pe and under the tav. </text:span><text:span text:style-name="T608">This is why it is paaah – taach.</text:span></text:p>
      <text:p text:style-name="P126"/>
      <text:p text:style-name="P126"><text:span text:style-name="Strong_20_Emphasis"><text:span text:style-name="T87">מַצָּה</text:span></text:span></text:p>
      <text:p text:style-name="P127"><text:span text:style-name="Strong_20_Emphasis"><text:span text:style-name="T88">Matzo</text:span></text:span></text:p>
      <text:p text:style-name="P127"><text:soft-page-break/><text:span text:style-name="Strong_20_Emphasis"><text:span text:style-name="T88"/></text:span></text:p>
      <text:p text:style-name="P329"><text:span text:style-name="Strong_20_Emphasis"><text:span text:style-name="T117">We see a patach under the mem and tzadi. </text:span></text:span><text:span text:style-name="Strong_20_Emphasis"><text:span text:style-name="T113">This is our favorite Passover food matzo! Maaatz-aahhh! Maaatz-aahhh!</text:span></text:span></text:p>
      <text:p text:style-name="P127"><text:span text:style-name="Strong_20_Emphasis"><text:span text:style-name="T88"/></text:span></text:p>
      <text:p text:style-name="P135"><text:span text:style-name="Strong_20_Emphasis"><text:span text:style-name="T89">עַיִן</text:span></text:span></text:p>
      <text:p text:style-name="P135"><text:span text:style-name="Strong_20_Emphasis"><text:span text:style-name="T90">Eye</text:span></text:span></text:p>
      <text:p text:style-name="P135"><text:span text:style-name="Strong_20_Emphasis"><text:span text:style-name="T90"/></text:span></text:p>
      <text:p text:style-name="P336"><text:span text:style-name="Strong_20_Emphasis"><text:span text:style-name="T114">Do you see how to pronounce this one? If so you’re using your eyes! This is the Hebrew word for eye “ayein”. </text:span></text:span><text:span text:style-name="Strong_20_Emphasis"><text:span text:style-name="T115">The dot at the feet of the yod makes the “ee” sound in “feet”. </text:span></text:span><text:span text:style-name="Strong_20_Emphasis"><text:span text:style-name="T117">The patach is under the ayin. Together we say “ahhy-een”.</text:span></text:span></text:p>
      <text:p text:style-name="P133"/>
      <text:p text:style-name="P133">אַחַד</text:p>
      <text:p text:style-name="P135"><text:span text:style-name="Strong_20_Emphasis"><text:span text:style-name="T87">To close, to hold</text:span></text:span></text:p>
      <text:p text:style-name="P135"><text:span text:style-name="Strong_20_Emphasis"><text:span text:style-name="T87"/></text:span></text:p>
      <text:p text:style-name="P336"><text:span text:style-name="Strong_20_Emphasis"><text:span text:style-name="T114">To close or to hold something, this word is pronounced “ahad”. </text:span></text:span><text:span text:style-name="Strong_20_Emphasis"><text:span text:style-name="T117">See the patach under aleph and under het.</text:span></text:span></text:p>
      <text:p text:style-name="P135"><text:span text:style-name="Strong_20_Emphasis"><text:span text:style-name="T87"/></text:span></text:p>
      <text:p text:style-name="P130">חַם</text:p>
      <text:p text:style-name="P337"><text:span text:style-name="Strong_20_Emphasis"><text:span text:style-name="T87">warm</text:span></text:span></text:p>
      <text:p text:style-name="P337"><text:span text:style-name="Strong_20_Emphasis"><text:span text:style-name="T91"/></text:span></text:p>
      <text:p text:style-name="P339"><text:span text:style-name="Strong_20_Emphasis"><text:span text:style-name="T114">Is it getting warm in here? This is the Hebrew word “cham”, which means “warm”. </text:span></text:span><text:span text:style-name="Strong_20_Emphasis"><text:span text:style-name="T117">The patach is under the het here again.</text:span></text:span></text:p>
      <text:p text:style-name="P126"/>
      <text:p text:style-name="P126">עַל</text:p>
      <text:p text:style-name="P128">On, upon, over, about</text:p>
      <text:p text:style-name="P128"/>
      <text:p text:style-name="P341">“al” is a common Hebrew word that means on, upon, over or about. “aahl”.</text:p>
      <text:p text:style-name="P128"/>
      <text:p text:style-name="P128">עַד</text:p>
      <text:p text:style-name="P128">until</text:p>
      <text:p text:style-name="P128"/>
      <text:p text:style-name="P341">“ahd” means “until”. “ahhd.”</text:p>
      <text:p text:style-name="P341"/>
      <text:p text:style-name="P128">רַק</text:p>
      <text:p text:style-name="P129">only, but</text:p>
      <text:p text:style-name="P129"/>
      <text:p text:style-name="P342"><text:span text:style-name="T604">Can you say this one? </text:span><text:span text:style-name="T608">The </text:span><text:span text:style-name="Strong_20_Emphasis"><text:span text:style-name="T117">patach</text:span></text:span><text:span text:style-name="T608"> is under the reish.</text:span><text:span text:style-name="T604"> Want to pause and try? This is a</text:span>nother common word meaning “only” or “but”, this word is pronounced “raahk”. <text:span text:style-name="T604">Did you get it right?</text:span></text:p>
      <text:p text:style-name="P129"/>
      <text:p text:style-name="P129">אַף</text:p>
      <text:p text:style-name="P129">and, also, as well (adverb) nose (noun)</text:p>
      <text:p text:style-name="P129"/>
      <text:p text:style-name="P341">This word is not on! It’s “ahf”. But in Hebrew it means “and”, “also” or “as well”. And it can even mean “nose”. </text:p>
      <text:p text:style-name="P129"/>
      <text:p text:style-name="P129">אָמַר</text:p>
      <text:p text:style-name="P129">to speak</text:p>
      <text:p text:style-name="P129"><text:soft-page-break/></text:p>
      <text:p text:style-name="P344"><text:span text:style-name="T605">It’s our friend kamatz under the aleph. </text:span>Say this aloud and you’ll be performed what the word means! It is the word “Ahmaahr” and it means “to speak”.</text:p>
      <text:p text:style-name="P129"/>
      <text:p text:style-name="P129">קַל</text:p>
      <text:p text:style-name="P129">light (not heavy)</text:p>
      <text:p text:style-name="P129"/>
      <text:p text:style-name="P344"><text:span text:style-name="T609">Try this one. Kof plus lamed with a patach under the kof. This is </text:span>“kahl” means “light” as in not heavy.</text:p>
      <text:p text:style-name="P131"/>
      <text:p text:style-name="P131">צַו</text:p>
      <text:p text:style-name="P131">decree, court order</text:p>
      <text:p text:style-name="P131"/>
      <text:p text:style-name="P344">A “tzav” is a decree or a court order. <text:s/>“tzaahv”.</text:p>
      <text:p text:style-name="P131"/>
      <text:p text:style-name="P131">אוּלַי</text:p>
      <text:p text:style-name="P132">perhaps, maybe</text:p>
      <text:p text:style-name="P132"/>
      <text:p text:style-name="P344"><text:span text:style-name="T605">Remember that “a dot beside is a target to shoot”. So the dot beside the vav means it makes an “oo” like in shoot. </text:span>This is perhaps one of of the most fun words to say! OoooLaahi! OoooLaahi! It means perhaps or maybe. </text:p>
      <text:p text:style-name="P132"/>
      <text:p text:style-name="P132">אַחַד</text:p>
      <text:p text:style-name="P134">To close, to hold</text:p>
      <text:p text:style-name="P134"/>
      <text:p text:style-name="P346">To close or to hold. With a notion that you’re closing your hand, this word is pronounced. Ahh-had. Ahhh-had.</text:p>
      <text:p text:style-name="P134"/>
      <text:p text:style-name="P134"><text:span text:style-name="Strong_20_Emphasis"><text:span text:style-name="T87">בַּיִת</text:span></text:span></text:p>
      <text:p text:style-name="P333"><text:span text:style-name="Strong_20_Emphasis"><text:span text:style-name="T89">House, to build</text:span></text:span></text:p>
      <text:p text:style-name="P333"><text:span text:style-name="Strong_20_Emphasis"><text:span text:style-name="T89"/></text:span></text:p>
      <text:p text:style-name="P334"><text:span text:style-name="Strong_20_Emphasis"><text:span text:style-name="T115">This one has a dot at its feet in addition to the patach under bet. It’s pronouced baah-eet.</text:span></text:span></text:p>
      <text:p text:style-name="P135"><text:span text:style-name="Strong_20_Emphasis"><text:span text:style-name="T90"/></text:span></text:p>
      <text:p text:style-name="P135"><text:span text:style-name="Strong_20_Emphasis"><text:span text:style-name="T90">חוֹמַת</text:span></text:span></text:p>
      <text:p text:style-name="P135"><text:span text:style-name="Strong_20_Emphasis"><text:span text:style-name="T90">Wall</text:span></text:span></text:p>
      <text:p text:style-name="P135"><text:span text:style-name="Strong_20_Emphasis"><text:span text:style-name="T90"/></text:span></text:p>
      <text:p text:style-name="P335"><text:span text:style-name="Strong_20_Emphasis"><text:span text:style-name="T116">Now we see a nikudot on “top” of the vav and a patach under the mem. Together this is pronounced “chomaaht”. It means “wall”.</text:span></text:span></text:p>
      <text:p text:style-name="P136"><text:span text:style-name="Strong_20_Emphasis"><text:span text:style-name="T90"/></text:span></text:p>
      <text:p text:style-name="P135"><text:span text:style-name="Strong_20_Emphasis"><text:span text:style-name="T90"/></text:span></text:p>
      <text:p text:style-name="P302">Lesson <text:span text:style-name="T489">3</text:span> Practice</text:p>
      <text:p text:style-name="P36"/>
      <text:p text:style-name="P36">Question 1:</text:p>
      <text:p text:style-name="P40">(Image of <text:span text:style-name="T610">p</text:span><text:span text:style-name="T60">atach</text:span><text:span text:style-name="T41"> </text:span>with <text:span text:style-name="T519">nikud</text:span> highlighted.)</text:p>
      <text:p text:style-name="P37"/>
      <text:p text:style-name="P56">What is the name of this nikud?</text:p>
      <text:p text:style-name="P56"><text:soft-page-break/></text:p>
      <text:p text:style-name="P56">Answers:</text:p>
      <text:p text:style-name="P56">1. <text:span text:style-name="T606">Segol</text:span></text:p>
      <text:p text:style-name="P56">2. Sh’va </text:p>
      <text:p text:style-name="P63">3. <text:span text:style-name="T522">Patach </text:span><text:span text:style-name="T43">(correct)</text:span></text:p>
      <text:p text:style-name="P56">4. <text:span text:style-name="T523">Kamatz</text:span></text:p>
      <text:p text:style-name="P56"/>
      <text:p text:style-name="P56">Question 2:</text:p>
      <text:p text:style-name="P61">(Image of <text:span text:style-name="T610">p</text:span><text:span text:style-name="T60">atach</text:span> with <text:span text:style-name="T519">nikud</text:span> highlighted)</text:p>
      <text:p text:style-name="P56"/>
      <text:p text:style-name="P56">What <text:span text:style-name="T524">does this make your mouth do?</text:span></text:p>
      <text:p text:style-name="P56"/>
      <text:p text:style-name="P56">Answers:</text:p>
      <text:p text:style-name="P56">1. <text:span text:style-name="T524">Your mouth closes.</text:span></text:p>
      <text:p text:style-name="P56">2. <text:span text:style-name="T524">Your mouth opens.</text:span> <text:span text:style-name="T43">(correct)</text:span></text:p>
      <text:p text:style-name="P56">3. <text:span text:style-name="T524">Your mouth waters.</text:span></text:p>
      <text:p text:style-name="P56">4. <text:span text:style-name="T524">Your tongue pops.</text:span></text:p>
      <text:p text:style-name="P56"/>
      <text:p text:style-name="P56">Question 3:</text:p>
      <text:p text:style-name="P61">(Image of <text:span text:style-name="T610">p</text:span><text:span text:style-name="T60">atach</text:span> with <text:span text:style-name="T519">nikud</text:span> highlighted)</text:p>
      <text:p text:style-name="P56"/>
      <text:p text:style-name="P56">What sound does this nikud make?</text:p>
      <text:p text:style-name="P56"/>
      <text:p text:style-name="P56">Answers:</text:p>
      <text:p text:style-name="P56">1. Silent or an “E” sound like in “red”.</text:p>
      <text:p text:style-name="P56">2. A “U” sound like in Universe.</text:p>
      <text:p text:style-name="P56">3. The nikud means a pause only.</text:p>
      <text:p text:style-name="P56">4. An “A<text:span text:style-name="T527">hh</text:span>” sound like in “<text:span text:style-name="T526">far</text:span>”. <text:span text:style-name="T525">(correct)</text:span></text:p>
      <text:p text:style-name="P56"/>
      <text:p text:style-name="P78">Question 4:</text:p>
      <text:p text:style-name="P62">(Image of <text:span text:style-name="T610">p</text:span><text:span text:style-name="T60">atach </text:span>with <text:span text:style-name="T520">nikud</text:span> highlighted)</text:p>
      <text:p text:style-name="P56"/>
      <text:p text:style-name="P64">What is this nikud <text:span text:style-name="T501">mean or represent</text:span>?</text:p>
      <text:p text:style-name="P78"/>
      <text:p text:style-name="P78">Answers:</text:p>
      <text:p text:style-name="P78">1. <text:span text:style-name="T528">It represents a flying saucer.</text:span></text:p>
      <text:p text:style-name="P80">2. <text:span text:style-name="T528">Wisdom and the sephir</text:span><text:span text:style-name="T530">a</text:span><text:span text:style-name="T528"> of </text:span><text:span text:style-name="T75">chochmah. </text:span><text:span text:style-name="T76">(correct)</text:span></text:p>
      <text:p text:style-name="P78">3. <text:span text:style-name="T530">Compassion and the sephira of Hod.</text:span></text:p>
      <text:p text:style-name="P78">4. You can’t tell, it’s the most mysterious vowel.</text:p>
      <text:p text:style-name="P78"/>
      <text:p text:style-name="P137"><text:span text:style-name="Strong_20_Emphasis"><text:span text:style-name="T93">Question 5:</text:span></text:span></text:p>
      <text:p text:style-name="P137"><text:span text:style-name="Strong_20_Emphasis"><text:span text:style-name="T93">מַצָּה</text:span></text:span></text:p>
      <text:p text:style-name="P137"><text:span text:style-name="Strong_20_Emphasis"><text:span text:style-name="T95">m</text:span></text:span><text:span text:style-name="Strong_20_Emphasis"><text:span text:style-name="T93">atzo, </text:span></text:span><text:span text:style-name="Strong_20_Emphasis"><text:span text:style-name="T94">unleavened brea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m</text:span></text:span><text:span text:style-name="Strong_20_Emphasis"><text:span text:style-name="T96">et</text:span></text:span><text:span text:style-name="Strong_20_Emphasis"><text:span text:style-name="T93">zeh</text:span></text:span></text:p>
      <text:p text:style-name="P137"><text:span text:style-name="Strong_20_Emphasis"><text:span text:style-name="T93">2. maze</text:span></text:span></text:p>
      <text:p text:style-name="P137"><text:span text:style-name="Strong_20_Emphasis"><text:span text:style-name="T93">3. ma</text:span></text:span><text:span text:style-name="Strong_20_Emphasis"><text:span text:style-name="T96">t</text:span></text:span><text:span text:style-name="Strong_20_Emphasis"><text:span text:style-name="T93">zah </text:span></text:span><text:span text:style-name="Strong_20_Emphasis"><text:span text:style-name="T96">(correct)</text:span></text:span></text:p>
      <text:p text:style-name="P137"><text:soft-page-break/><text:span text:style-name="Strong_20_Emphasis"><text:span text:style-name="T93">4. maza</text:span></text:span></text:p>
      <text:p text:style-name="P137"><text:span text:style-name="Strong_20_Emphasis"><text:span text:style-name="T93"/></text:span></text:p>
      <text:p text:style-name="P137"><text:span text:style-name="Strong_20_Emphasis"><text:span text:style-name="T93">Question 6:</text:span></text:span></text:p>
      <text:p text:style-name="P137"><text:span text:style-name="Strong_20_Emphasis"><text:span text:style-name="T93">עַיִן</text:span></text:span></text:p>
      <text:p text:style-name="P137"><text:span text:style-name="Strong_20_Emphasis"><text:span text:style-name="T93">Eye</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104">a</text:span></text:span><text:span text:style-name="Strong_20_Emphasis"><text:span text:style-name="T97">yin (correct)</text:span></text:span></text:p>
      <text:p text:style-name="P137"><text:span text:style-name="Strong_20_Emphasis"><text:span text:style-name="T93">2. </text:span></text:span><text:span text:style-name="Strong_20_Emphasis"><text:span text:style-name="T104">a</text:span></text:span><text:span text:style-name="Strong_20_Emphasis"><text:span text:style-name="T97">yon</text:span></text:span></text:p>
      <text:p text:style-name="P137"><text:span text:style-name="Strong_20_Emphasis"><text:span text:style-name="T93">3. </text:span></text:span><text:span text:style-name="Strong_20_Emphasis"><text:span text:style-name="T104">a</text:span></text:span><text:span text:style-name="Strong_20_Emphasis"><text:span text:style-name="T97">yov</text:span></text:span></text:p>
      <text:p text:style-name="P137"><text:span text:style-name="Strong_20_Emphasis"><text:span text:style-name="T93">4. </text:span></text:span><text:span text:style-name="Strong_20_Emphasis"><text:span text:style-name="T104">a</text:span></text:span><text:span text:style-name="Strong_20_Emphasis"><text:span text:style-name="T97">on</text:span></text:span></text:p>
      <text:p text:style-name="P137"><text:span text:style-name="Strong_20_Emphasis"><text:span text:style-name="T93"/></text:span></text:p>
      <text:p text:style-name="P137"><text:span text:style-name="Strong_20_Emphasis"><text:span text:style-name="T93">Question 7:</text:span></text:span></text:p>
      <text:p text:style-name="P137"><text:span text:style-name="Strong_20_Emphasis"><text:span text:style-name="T93">אַחַד</text:span></text:span></text:p>
      <text:p text:style-name="P137"><text:span text:style-name="Strong_20_Emphasis"><text:span text:style-name="T93">To close, to hol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achad </text:span></text:span><text:span text:style-name="Strong_20_Emphasis"><text:span text:style-name="T99">(correct)</text:span></text:span></text:p>
      <text:p text:style-name="P137"><text:span text:style-name="Strong_20_Emphasis"><text:span text:style-name="T93">2. ach</text:span></text:span><text:span text:style-name="Strong_20_Emphasis"><text:span text:style-name="T98">o</text:span></text:span><text:span text:style-name="Strong_20_Emphasis"><text:span text:style-name="T93">d</text:span></text:span></text:p>
      <text:p text:style-name="P137"><text:span text:style-name="Strong_20_Emphasis"><text:span text:style-name="T93">3. </text:span></text:span><text:span text:style-name="Strong_20_Emphasis"><text:span text:style-name="T98">ee</text:span></text:span><text:span text:style-name="Strong_20_Emphasis"><text:span text:style-name="T93">chad</text:span></text:span></text:p>
      <text:p text:style-name="P137"><text:span text:style-name="Strong_20_Emphasis"><text:span text:style-name="T93">4. </text:span></text:span><text:span text:style-name="Strong_20_Emphasis"><text:span text:style-name="T98">i</text:span></text:span><text:span text:style-name="Strong_20_Emphasis"><text:span text:style-name="T93">ch</text:span></text:span><text:span text:style-name="Strong_20_Emphasis"><text:span text:style-name="T98">o</text:span></text:span><text:span text:style-name="Strong_20_Emphasis"><text:span text:style-name="T93">d</text:span></text:span></text:p>
      <text:p text:style-name="P137"><text:span text:style-name="Strong_20_Emphasis"><text:span text:style-name="T93"/></text:span></text:p>
      <text:p text:style-name="P137"><text:span text:style-name="Strong_20_Emphasis"><text:span text:style-name="T93">Question 8:</text:span></text:span></text:p>
      <text:p text:style-name="P137"><text:span text:style-name="Strong_20_Emphasis"><text:span text:style-name="T93">חַם</text:span></text:span></text:p>
      <text:p text:style-name="P137"><text:span text:style-name="Strong_20_Emphasis"><text:span text:style-name="T93">warm</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99">ch</text:span></text:span><text:span text:style-name="Strong_20_Emphasis"><text:span text:style-name="T93">am </text:span></text:span><text:span text:style-name="Strong_20_Emphasis"><text:span text:style-name="T100">(correct)</text:span></text:span></text:p>
      <text:p text:style-name="P137"><text:span text:style-name="Strong_20_Emphasis"><text:span text:style-name="T93">2. ch</text:span></text:span><text:span text:style-name="Strong_20_Emphasis"><text:span text:style-name="T99">e</text:span></text:span><text:span text:style-name="Strong_20_Emphasis"><text:span text:style-name="T93">m</text:span></text:span></text:p>
      <text:p text:style-name="P137"><text:span text:style-name="Strong_20_Emphasis"><text:span text:style-name="T93">3. ch</text:span></text:span><text:span text:style-name="Strong_20_Emphasis"><text:span text:style-name="T99">i</text:span></text:span><text:span text:style-name="Strong_20_Emphasis"><text:span text:style-name="T93">m</text:span></text:span></text:p>
      <text:p text:style-name="P137"><text:span text:style-name="Strong_20_Emphasis"><text:span text:style-name="T93">4. </text:span></text:span><text:span text:style-name="Strong_20_Emphasis"><text:span text:style-name="T99">ko</text:span></text:span><text:span text:style-name="Strong_20_Emphasis"><text:span text:style-name="T93">m</text:span></text:span></text:p>
      <text:p text:style-name="P137"><text:span text:style-name="Strong_20_Emphasis"><text:span text:style-name="T93"/></text:span></text:p>
      <text:p text:style-name="P137"><text:span text:style-name="Strong_20_Emphasis"><text:span text:style-name="T93">Question 9:</text:span></text:span></text:p>
      <text:p text:style-name="P137"><text:span text:style-name="Strong_20_Emphasis"><text:span text:style-name="T93">עַל</text:span></text:span></text:p>
      <text:p text:style-name="P137"><text:span text:style-name="Strong_20_Emphasis"><text:span text:style-name="T93">On, upon, over, about</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104">a</text:span></text:span><text:span text:style-name="Strong_20_Emphasis"><text:span text:style-name="T101">il</text:span></text:span></text:p>
      <text:p text:style-name="P137"><text:span text:style-name="Strong_20_Emphasis"><text:span text:style-name="T93">2. </text:span></text:span><text:span text:style-name="Strong_20_Emphasis"><text:span text:style-name="T104">i</text:span></text:span><text:span text:style-name="Strong_20_Emphasis"><text:span text:style-name="T101">ll</text:span></text:span></text:p>
      <text:p text:style-name="P137"><text:span text:style-name="Strong_20_Emphasis"><text:span text:style-name="T93">3. </text:span></text:span><text:span text:style-name="Strong_20_Emphasis"><text:span text:style-name="T104">e</text:span></text:span><text:span text:style-name="Strong_20_Emphasis"><text:span text:style-name="T101">l</text:span></text:span></text:p>
      <text:p text:style-name="P137"><text:span text:style-name="Strong_20_Emphasis"><text:span text:style-name="T93">4. </text:span></text:span><text:span text:style-name="Strong_20_Emphasis"><text:span text:style-name="T104">a</text:span></text:span><text:span text:style-name="Strong_20_Emphasis"><text:span text:style-name="T101">hl (correct)</text:span></text:span></text:p>
      <text:p text:style-name="P137"><text:span text:style-name="Strong_20_Emphasis"><text:span text:style-name="T93"/></text:span></text:p>
      <text:p text:style-name="P137"><text:span text:style-name="Strong_20_Emphasis"><text:span text:style-name="T93">Question 10:</text:span></text:span></text:p>
      <text:p text:style-name="P137"><text:span text:style-name="Strong_20_Emphasis"><text:span text:style-name="T93">עַד</text:span></text:span></text:p>
      <text:p text:style-name="P137"><text:soft-page-break/><text:span text:style-name="Strong_20_Emphasis"><text:span text:style-name="T93">until</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text:span></text:span><text:span text:style-name="Strong_20_Emphasis"><text:span text:style-name="T104">a</text:span></text:span><text:span text:style-name="Strong_20_Emphasis"><text:span text:style-name="T102">hd (correct)</text:span></text:span></text:p>
      <text:p text:style-name="P137"><text:span text:style-name="Strong_20_Emphasis"><text:span text:style-name="T93">2. </text:span></text:span><text:span text:style-name="Strong_20_Emphasis"><text:span text:style-name="T104">e</text:span></text:span><text:span text:style-name="Strong_20_Emphasis"><text:span text:style-name="T102">d</text:span></text:span></text:p>
      <text:p text:style-name="P137"><text:span text:style-name="Strong_20_Emphasis"><text:span text:style-name="T93">3. </text:span></text:span><text:span text:style-name="Strong_20_Emphasis"><text:span text:style-name="T104">i</text:span></text:span><text:span text:style-name="Strong_20_Emphasis"><text:span text:style-name="T102">d</text:span></text:span></text:p>
      <text:p text:style-name="P137"><text:span text:style-name="Strong_20_Emphasis"><text:span text:style-name="T93">4. </text:span></text:span><text:span text:style-name="Strong_20_Emphasis"><text:span text:style-name="T104">i</text:span></text:span><text:span text:style-name="Strong_20_Emphasis"><text:span text:style-name="T102">de</text:span></text:span></text:p>
      <text:p text:style-name="P137"><text:span text:style-name="Strong_20_Emphasis"><text:span text:style-name="T93"/></text:span></text:p>
      <text:p text:style-name="P137"><text:span text:style-name="Strong_20_Emphasis"><text:span text:style-name="T93">Question 11:</text:span></text:span></text:p>
      <text:p text:style-name="P137"><text:span text:style-name="Strong_20_Emphasis"><text:span text:style-name="T93">רַק</text:span></text:span></text:p>
      <text:p text:style-name="P137"><text:span text:style-name="Strong_20_Emphasis"><text:span text:style-name="T93">only, but</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r</text:span></text:span><text:span text:style-name="Strong_20_Emphasis"><text:span text:style-name="T103">ik</text:span></text:span></text:p>
      <text:p text:style-name="P137"><text:span text:style-name="Strong_20_Emphasis"><text:span text:style-name="T93">2. r</text:span></text:span><text:span text:style-name="Strong_20_Emphasis"><text:span text:style-name="T103">o</text:span></text:span><text:span text:style-name="Strong_20_Emphasis"><text:span text:style-name="T93">k</text:span></text:span></text:p>
      <text:p text:style-name="P137"><text:span text:style-name="Strong_20_Emphasis"><text:span text:style-name="T93">3. rak </text:span></text:span><text:span text:style-name="Strong_20_Emphasis"><text:span text:style-name="T103">(correct)</text:span></text:span></text:p>
      <text:p text:style-name="P137"><text:span text:style-name="Strong_20_Emphasis"><text:span text:style-name="T93">4. r</text:span></text:span><text:span text:style-name="Strong_20_Emphasis"><text:span text:style-name="T103">oque</text:span></text:span></text:p>
      <text:p text:style-name="P137"><text:span text:style-name="Strong_20_Emphasis"><text:span text:style-name="T93"/></text:span></text:p>
      <text:p text:style-name="P137"><text:span text:style-name="Strong_20_Emphasis"><text:span text:style-name="T93">Question 12:</text:span></text:span></text:p>
      <text:p text:style-name="P137"><text:span text:style-name="Strong_20_Emphasis"><text:span text:style-name="T93">אַף</text:span></text:span></text:p>
      <text:p text:style-name="P137"><text:span text:style-name="Strong_20_Emphasis"><text:span text:style-name="T93">and, also, as well (adverb) nose (noun)</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ap</text:span></text:span><text:span text:style-name="Strong_20_Emphasis"><text:span text:style-name="T105">e</text:span></text:span></text:p>
      <text:p text:style-name="P137"><text:span text:style-name="Strong_20_Emphasis"><text:span text:style-name="T93">2. a</text:span></text:span><text:span text:style-name="Strong_20_Emphasis"><text:span text:style-name="T105">if</text:span></text:span></text:p>
      <text:p text:style-name="P137"><text:span text:style-name="Strong_20_Emphasis"><text:span text:style-name="T93">3. a</text:span></text:span><text:span text:style-name="Strong_20_Emphasis"><text:span text:style-name="T105">hf (correct)</text:span></text:span></text:p>
      <text:p text:style-name="P137"><text:span text:style-name="Strong_20_Emphasis"><text:span text:style-name="T93">4. </text:span></text:span><text:span text:style-name="Strong_20_Emphasis"><text:span text:style-name="T105">eep</text:span></text:span></text:p>
      <text:p text:style-name="P137"><text:span text:style-name="Strong_20_Emphasis"><text:span text:style-name="T93"/></text:span></text:p>
      <text:p text:style-name="P137"><text:span text:style-name="Strong_20_Emphasis"><text:span text:style-name="T93">Question 13:</text:span></text:span></text:p>
      <text:p text:style-name="P137"><text:span text:style-name="Strong_20_Emphasis"><text:span text:style-name="T93">אָמַר</text:span></text:span></text:p>
      <text:p text:style-name="P137"><text:span text:style-name="Strong_20_Emphasis"><text:span text:style-name="T93">to speak</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emmar</text:span></text:span></text:p>
      <text:p text:style-name="P137"><text:span text:style-name="Strong_20_Emphasis"><text:span text:style-name="T93">2. emar</text:span></text:span></text:p>
      <text:p text:style-name="P137"><text:span text:style-name="Strong_20_Emphasis"><text:span text:style-name="T93">3. amar </text:span></text:span><text:span text:style-name="Strong_20_Emphasis"><text:span text:style-name="T106">(correct)</text:span></text:span></text:p>
      <text:p text:style-name="P137"><text:span text:style-name="Strong_20_Emphasis"><text:span text:style-name="T93">4. </text:span></text:span><text:span text:style-name="Strong_20_Emphasis"><text:span text:style-name="T106">i</text:span></text:span><text:span text:style-name="Strong_20_Emphasis"><text:span text:style-name="T93">mar</text:span></text:span></text:p>
      <text:p text:style-name="P137"><text:span text:style-name="Strong_20_Emphasis"><text:span text:style-name="T93"/></text:span></text:p>
      <text:p text:style-name="P137"><text:span text:style-name="Strong_20_Emphasis"><text:span text:style-name="T93">Question 14:</text:span></text:span></text:p>
      <text:p text:style-name="P137"><text:span text:style-name="Strong_20_Emphasis"><text:span text:style-name="T93">קַל</text:span></text:span></text:p>
      <text:p text:style-name="P137"><text:span text:style-name="Strong_20_Emphasis"><text:span text:style-name="T93">light (not heavy)</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oft-page-break/><text:span text:style-name="Strong_20_Emphasis"><text:span text:style-name="T93">1. kal </text:span></text:span><text:span text:style-name="Strong_20_Emphasis"><text:span text:style-name="T106">(correct)</text:span></text:span></text:p>
      <text:p text:style-name="P137"><text:span text:style-name="Strong_20_Emphasis"><text:span text:style-name="T93">2. </text:span></text:span><text:span text:style-name="Strong_20_Emphasis"><text:span text:style-name="T106">coa</text:span></text:span><text:span text:style-name="Strong_20_Emphasis"><text:span text:style-name="T93">l</text:span></text:span></text:p>
      <text:p text:style-name="P137"><text:span text:style-name="Strong_20_Emphasis"><text:span text:style-name="T93">3. </text:span></text:span><text:span text:style-name="Strong_20_Emphasis"><text:span text:style-name="T106">keel</text:span></text:span></text:p>
      <text:p text:style-name="P137"><text:span text:style-name="Strong_20_Emphasis"><text:span text:style-name="T93">4. kal</text:span></text:span><text:span text:style-name="Strong_20_Emphasis"><text:span text:style-name="T106">e</text:span></text:span></text:p>
      <text:p text:style-name="P137"><text:span text:style-name="Strong_20_Emphasis"><text:span text:style-name="T93"/></text:span></text:p>
      <text:p text:style-name="P137"><text:span text:style-name="Strong_20_Emphasis"><text:span text:style-name="T93">Question 15:</text:span></text:span></text:p>
      <text:p text:style-name="P137"><text:span text:style-name="Strong_20_Emphasis"><text:span text:style-name="T93">צַו</text:span></text:span></text:p>
      <text:p text:style-name="P137"><text:span text:style-name="Strong_20_Emphasis"><text:span text:style-name="T93">decree, court order</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zav</text:span></text:span><text:span text:style-name="Strong_20_Emphasis"><text:span text:style-name="T106">e</text:span></text:span></text:p>
      <text:p text:style-name="P137"><text:span text:style-name="Strong_20_Emphasis"><text:span text:style-name="T93">2. tezav</text:span></text:span></text:p>
      <text:p text:style-name="P137"><text:span text:style-name="Strong_20_Emphasis"><text:span text:style-name="T93">3. tzav </text:span></text:span><text:span text:style-name="Strong_20_Emphasis"><text:span text:style-name="T106">(correct)</text:span></text:span></text:p>
      <text:p text:style-name="P137"><text:span text:style-name="Strong_20_Emphasis"><text:span text:style-name="T93">4. ts</text:span></text:span><text:span text:style-name="Strong_20_Emphasis"><text:span text:style-name="T106">i</text:span></text:span><text:span text:style-name="Strong_20_Emphasis"><text:span text:style-name="T93">v</text:span></text:span></text:p>
      <text:p text:style-name="P137"><text:span text:style-name="Strong_20_Emphasis"><text:span text:style-name="T93"/></text:span></text:p>
      <text:p text:style-name="P137"><text:span text:style-name="Strong_20_Emphasis"><text:span text:style-name="T93">Question 16:</text:span></text:span></text:p>
      <text:p text:style-name="P137"><text:span text:style-name="Strong_20_Emphasis"><text:span text:style-name="T93">אוּלַי</text:span></text:span></text:p>
      <text:p text:style-name="P137"><text:span text:style-name="Strong_20_Emphasis"><text:span text:style-name="T93">perhaps, maybe</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eulla</text:span></text:span></text:p>
      <text:p text:style-name="P137"><text:span text:style-name="Strong_20_Emphasis"><text:span text:style-name="T93">2. </text:span></text:span><text:span text:style-name="Strong_20_Emphasis"><text:span text:style-name="T107">oolai (correct)</text:span></text:span></text:p>
      <text:p text:style-name="P137"><text:span text:style-name="Strong_20_Emphasis"><text:span text:style-name="T93">3. eula</text:span></text:span></text:p>
      <text:p text:style-name="P137"><text:span text:style-name="Strong_20_Emphasis"><text:span text:style-name="T93">4. eul</text:span></text:span><text:span text:style-name="Strong_20_Emphasis"><text:span text:style-name="T107">oy</text:span></text:span></text:p>
      <text:p text:style-name="P137"><text:span text:style-name="Strong_20_Emphasis"><text:span text:style-name="T93"/></text:span></text:p>
      <text:p text:style-name="P137"><text:span text:style-name="Strong_20_Emphasis"><text:span text:style-name="T93">Question 17:</text:span></text:span></text:p>
      <text:p text:style-name="P137"><text:span text:style-name="Strong_20_Emphasis"><text:span text:style-name="T93">אַחַד</text:span></text:span></text:p>
      <text:p text:style-name="P137"><text:span text:style-name="Strong_20_Emphasis"><text:span text:style-name="T93">To close, to hol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achad </text:span></text:span><text:span text:style-name="Strong_20_Emphasis"><text:span text:style-name="T108">(correct)</text:span></text:span></text:p>
      <text:p text:style-name="P137"><text:span text:style-name="Strong_20_Emphasis"><text:span text:style-name="T93">2. </text:span></text:span><text:span text:style-name="Strong_20_Emphasis"><text:span text:style-name="T108">eec</text:span></text:span><text:span text:style-name="Strong_20_Emphasis"><text:span text:style-name="T93">h</text:span></text:span><text:span text:style-name="Strong_20_Emphasis"><text:span text:style-name="T108">o</text:span></text:span><text:span text:style-name="Strong_20_Emphasis"><text:span text:style-name="T93">d</text:span></text:span></text:p>
      <text:p text:style-name="P137"><text:span text:style-name="Strong_20_Emphasis"><text:span text:style-name="T93">3. ach</text:span></text:span><text:span text:style-name="Strong_20_Emphasis"><text:span text:style-name="T108">i</text:span></text:span><text:span text:style-name="Strong_20_Emphasis"><text:span text:style-name="T93">d</text:span></text:span></text:p>
      <text:p text:style-name="P137"><text:span text:style-name="Strong_20_Emphasis"><text:span text:style-name="T93">4. ach</text:span></text:span><text:span text:style-name="Strong_20_Emphasis"><text:span text:style-name="T108">e</text:span></text:span><text:span text:style-name="Strong_20_Emphasis"><text:span text:style-name="T93">d</text:span></text:span></text:p>
      <text:p text:style-name="P137"><text:span text:style-name="Strong_20_Emphasis"><text:span text:style-name="T93"/></text:span></text:p>
      <text:p text:style-name="P137"><text:span text:style-name="Strong_20_Emphasis"><text:span text:style-name="T93">Question 18:</text:span></text:span></text:p>
      <text:p text:style-name="P137"><text:span text:style-name="Strong_20_Emphasis"><text:span text:style-name="T93">בַּיִת</text:span></text:span></text:p>
      <text:p text:style-name="P137"><text:span text:style-name="Strong_20_Emphasis"><text:span text:style-name="T93">House, to build</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baeet </text:span></text:span><text:span text:style-name="Strong_20_Emphasis"><text:span text:style-name="T109">(correct)</text:span></text:span></text:p>
      <text:p text:style-name="P137"><text:span text:style-name="Strong_20_Emphasis"><text:span text:style-name="T93">2. baeeth</text:span></text:span></text:p>
      <text:p text:style-name="P137"><text:span text:style-name="Strong_20_Emphasis"><text:span text:style-name="T93">3. b</text:span></text:span><text:span text:style-name="Strong_20_Emphasis"><text:span text:style-name="T109">o</text:span></text:span><text:span text:style-name="Strong_20_Emphasis"><text:span text:style-name="T93">ees</text:span></text:span></text:p>
      <text:p text:style-name="P137"><text:span text:style-name="Strong_20_Emphasis"><text:span text:style-name="T93">4. bait</text:span></text:span></text:p>
      <text:p text:style-name="P137"><text:soft-page-break/><text:span text:style-name="Strong_20_Emphasis"><text:span text:style-name="T93"/></text:span></text:p>
      <text:p text:style-name="P137"><text:span text:style-name="Strong_20_Emphasis"><text:span text:style-name="T93">Question 19:</text:span></text:span></text:p>
      <text:p text:style-name="P137"><text:span text:style-name="Strong_20_Emphasis"><text:span text:style-name="T93">חוֹמַת</text:span></text:span></text:p>
      <text:p text:style-name="P137"><text:span text:style-name="Strong_20_Emphasis"><text:span text:style-name="T93">Wall</text:span></text:span></text:p>
      <text:p text:style-name="P137"><text:span text:style-name="Strong_20_Emphasis"><text:span text:style-name="T93">How do you pronounce this word?</text:span></text:span></text:p>
      <text:p text:style-name="P137"><text:span text:style-name="Strong_20_Emphasis"><text:span text:style-name="T93"/></text:span></text:p>
      <text:p text:style-name="P137"><text:span text:style-name="Strong_20_Emphasis"><text:span text:style-name="T93">Answers:</text:span></text:span></text:p>
      <text:p text:style-name="P137"><text:span text:style-name="Strong_20_Emphasis"><text:span text:style-name="T93">1. ch</text:span></text:span><text:span text:style-name="Strong_20_Emphasis"><text:span text:style-name="T110">i</text:span></text:span><text:span text:style-name="Strong_20_Emphasis"><text:span text:style-name="T93">mmat</text:span></text:span></text:p>
      <text:p text:style-name="P137"><text:span text:style-name="Strong_20_Emphasis"><text:span text:style-name="T93">2. ch</text:span></text:span><text:span text:style-name="Strong_20_Emphasis"><text:span text:style-name="T110">o</text:span></text:span><text:span text:style-name="Strong_20_Emphasis"><text:span text:style-name="T93">mat </text:span></text:span><text:span text:style-name="Strong_20_Emphasis"><text:span text:style-name="T110">(correct)</text:span></text:span></text:p>
      <text:p text:style-name="P137"><text:span text:style-name="Strong_20_Emphasis"><text:span text:style-name="T93">3. chmas</text:span></text:span></text:p>
      <text:p text:style-name="P137"><text:span text:style-name="Strong_20_Emphasis"><text:span text:style-name="T93">4. ch</text:span></text:span><text:span text:style-name="Strong_20_Emphasis"><text:span text:style-name="T110">i</text:span></text:span><text:span text:style-name="Strong_20_Emphasis"><text:span text:style-name="T93">mat</text:span></text:span></text:p>
      <text:p text:style-name="P137"><text:span text:style-name="Strong_20_Emphasis"><text:span text:style-name="T93"/></text:span></text:p>
      <text:p text:style-name="P138"><text:span text:style-name="Strong_20_Emphasis"><text:span text:style-name="T93">Question </text:span></text:span><text:span text:style-name="Strong_20_Emphasis"><text:span text:style-name="T112">20</text:span></text:span><text:span text:style-name="Strong_20_Emphasis"><text:span text:style-name="T93">:</text:span></text:span></text:p>
      <text:p text:style-name="P138"><text:span text:style-name="Strong_20_Emphasis"><text:span text:style-name="T111">מָחַל</text:span></text:span></text:p>
      <text:p text:style-name="P138"><text:span text:style-name="Strong_20_Emphasis"><text:span text:style-name="T112">Forgiveness</text:span></text:span></text:p>
      <text:p text:style-name="P138"><text:span text:style-name="Strong_20_Emphasis"><text:span text:style-name="T93">How do you pronounce this word?</text:span></text:span></text:p>
      <text:p text:style-name="P138"><text:span text:style-name="Strong_20_Emphasis"><text:span text:style-name="T93"/></text:span></text:p>
      <text:p text:style-name="P138"><text:span text:style-name="Strong_20_Emphasis"><text:span text:style-name="T93">Answers:</text:span></text:span></text:p>
      <text:p text:style-name="P138"><text:span text:style-name="Strong_20_Emphasis"><text:span text:style-name="T93">1. </text:span></text:span><text:span text:style-name="Strong_20_Emphasis"><text:span text:style-name="T112">mechal</text:span></text:span></text:p>
      <text:p text:style-name="P138"><text:span text:style-name="Strong_20_Emphasis"><text:span text:style-name="T93">2. </text:span></text:span><text:span text:style-name="Strong_20_Emphasis"><text:span text:style-name="T112">machal</text:span></text:span><text:span text:style-name="Strong_20_Emphasis"><text:span text:style-name="T93"> </text:span></text:span><text:span text:style-name="Strong_20_Emphasis"><text:span text:style-name="T110">(correct)</text:span></text:span></text:p>
      <text:p text:style-name="P138"><text:span text:style-name="Strong_20_Emphasis"><text:span text:style-name="T93">3. </text:span></text:span><text:span text:style-name="Strong_20_Emphasis"><text:span text:style-name="T112">michael</text:span></text:span></text:p>
      <text:p text:style-name="P138"><text:span text:style-name="Strong_20_Emphasis"><text:span text:style-name="T93">4. </text:span></text:span><text:span text:style-name="Strong_20_Emphasis"><text:span text:style-name="T112">machil</text:span></text:span></text:p>
      <text:p text:style-name="P138"><text:span text:style-name="Strong_20_Emphasis"><text:span text:style-name="T521"/></text:span></text:p>
      <text:h text:style-name="P305" text:outline-level="3"><text:span text:style-name="T467">L</text:span>esson <text:span text:style-name="T478">4</text:span><text:span text:style-name="T31">: </text:span><text:span text:style-name="T478">Tzeireh</text:span></text:h>
      <text:p text:style-name="P493">Video Lesson Script</text:p>
      <text:p text:style-name="P123">צֵירֵי</text:p>
      <text:p text:style-name="P295"><text:span text:style-name="Strong_20_Emphasis"><text:span text:style-name="T129">Tzeireh is two horizontal dots, not to be confused with </text:span></text:span><text:span text:style-name="Strong_20_Emphasis"><text:span text:style-name="T331">s</text:span></text:span><text:span text:style-name="Strong_20_Emphasis"><text:span text:style-name="T129">h’va which is made up of two vertical dots </text:span></text:span><text:span text:style-name="Strong_20_Emphasis"><text:span text:style-name="T130">although as we learned in the first lesson, if it has 2 or 3 it makes an “E”. And this is no different. In mystical understanding this </text:span></text:span><text:span text:style-name="Strong_20_Emphasis"><text:span text:style-name="T257">nikud</text:span></text:span><text:span text:style-name="Strong_20_Emphasis"><text:span text:style-name="T130"> represents the equality and balance that will come in the Messianic age. It corresponds to the sephera of </text:span></text:span><text:span text:style-name="Strong_20_Emphasis"><text:span text:style-name="T331">b</text:span></text:span><text:span text:style-name="Strong_20_Emphasis"><text:span text:style-name="T130">inah, which is understanding. It is said that the two dots correspond to the sun and moon, and the time when they will be equal once again. As a symbol of a return to equality and peace. They also correspond to רִיצָה and שׁוּב, to run and return! Which symbolizes our deep desire of our soul to connect to G-d, </text:span></text:span><text:span text:style-name="Strong_20_Emphasis"><text:span text:style-name="T131">this is sometimes called teshuva by our sages</text:span></text:span><text:span text:style-name="Strong_20_Emphasis"><text:span text:style-name="T130">. Another meaning is fire and water, </text:span></text:span><text:span text:style-name="Strong_20_Emphasis"><text:span text:style-name="T131">how a burning soul may be quenched. Have you heard the famous phrase “is there no balm in Gilead?” This Hebrew word for balm here is the word </text:span></text:span><text:span text:style-name="Emphasis"><text:span text:style-name="T131">צֳּרִי֙</text:span></text:span><text:span text:style-name="Strong_20_Emphasis"><text:span text:style-name="T131">, which has the same letters. This has the same letters as </text:span></text:span><text:span text:style-name="Strong_20_Emphasis"><text:span text:style-name="T331">t</text:span></text:span><text:span text:style-name="Strong_20_Emphasis"><text:span text:style-name="T129">zeireh </text:span></text:span><text:span text:style-name="Strong_20_Emphasis"><text:span text:style-name="T131">and this is another example where having nikud is so important! But here it matches so well with the meaning of teshuva as teshuva is a balm for the soul. Let’s practice this and see how this Is used.</text:span></text:span></text:p>
      <text:p text:style-name="P219"><text:span text:style-name="Strong_20_Emphasis"><text:span text:style-name="T132"/></text:span></text:p>
      <text:p text:style-name="P223"><text:span text:style-name="Strong_20_Emphasis"><text:span text:style-name="T132">בֵּית</text:span></text:span></text:p>
      <text:p text:style-name="P223"><text:span text:style-name="Strong_20_Emphasis"><text:span text:style-name="T133">Bet</text:span></text:span></text:p>
      <text:p text:style-name="P219"><text:span text:style-name="Strong_20_Emphasis"><text:span text:style-name="T132"/></text:span></text:p>
      <text:p text:style-name="P350"><text:span text:style-name="Strong_20_Emphasis"><text:span text:style-name="T328">This is “bet’ the second letter in the Hebrew alef-bet. We see the tzeireh under the “bet”. </text:span></text:span></text:p>
      <text:p text:style-name="P219"><text:span text:style-name="Strong_20_Emphasis"><text:span text:style-name="T132"/></text:span></text:p>
      <text:p text:style-name="P219"><text:span text:style-name="Strong_20_Emphasis"><text:span text:style-name="T132">לֵב</text:span></text:span></text:p>
      <text:p text:style-name="P220"><text:soft-page-break/><text:span text:style-name="Strong_20_Emphasis"><text:span text:style-name="T133">Heart</text:span></text:span></text:p>
      <text:p text:style-name="P220"><text:span text:style-name="Strong_20_Emphasis"><text:span text:style-name="T133"/></text:span></text:p>
      <text:p text:style-name="P350"><text:span text:style-name="Strong_20_Emphasis"><text:span text:style-name="T328">Take this one to heart! Here the tzeireh is under the lamed. Lev is how this word is pronounced. “Lev”</text:span></text:span></text:p>
      <text:p text:style-name="P220"><text:span text:style-name="Strong_20_Emphasis"><text:span text:style-name="T133"/></text:span></text:p>
      <text:p text:style-name="P220"><text:span text:style-name="Strong_20_Emphasis"><text:span text:style-name="T133">כֵּן</text:span></text:span></text:p>
      <text:p text:style-name="P221"><text:span text:style-name="Strong_20_Emphasis"><text:span text:style-name="T134">Yes, thus or and so (ancient)</text:span></text:span></text:p>
      <text:p text:style-name="P221"><text:span text:style-name="Strong_20_Emphasis"><text:span text:style-name="T134"/></text:span></text:p>
      <text:p text:style-name="P350"><text:span text:style-name="Strong_20_Emphasis"><text:span text:style-name="T328">Th</text:span></text:span><text:span text:style-name="Strong_20_Emphasis"><text:span text:style-name="T329">e tzeireh is under the kof so this is </text:span></text:span><text:span text:style-name="Strong_20_Emphasis"><text:span text:style-name="T328">“ken” in Hebrew. </text:span></text:span><text:span text:style-name="Strong_20_Emphasis"><text:span text:style-name="T329">It </text:span></text:span><text:span text:style-name="Strong_20_Emphasis"><text:span text:style-name="T328">means “yes”. “ken”, “ken”.</text:span></text:span></text:p>
      <text:p text:style-name="P221"><text:span text:style-name="Strong_20_Emphasis"><text:span text:style-name="T134"/></text:span></text:p>
      <text:p text:style-name="P221"><text:span text:style-name="Strong_20_Emphasis"><text:span text:style-name="T134">יוֹתֵר</text:span></text:span></text:p>
      <text:p text:style-name="P222"><text:span text:style-name="Strong_20_Emphasis"><text:span text:style-name="T135">more, over, excess</text:span></text:span></text:p>
      <text:p text:style-name="P222"><text:span text:style-name="Strong_20_Emphasis"><text:span text:style-name="T135"/></text:span></text:p>
      <text:p text:style-name="P350"><text:span text:style-name="Strong_20_Emphasis"><text:span text:style-name="T328">Here we see a dot on “top” of the vav, so this is pronounced “yo-tair”.</text:span></text:span></text:p>
      <text:p text:style-name="P222"><text:span text:style-name="Strong_20_Emphasis"><text:span text:style-name="T135"/></text:span></text:p>
      <text:p text:style-name="P222"><text:span text:style-name="Strong_20_Emphasis"><text:span text:style-name="T135">מֵאֵת</text:span></text:span></text:p>
      <text:p text:style-name="P223"><text:span text:style-name="Strong_20_Emphasis"><text:span text:style-name="T136">from, by</text:span></text:span></text:p>
      <text:p text:style-name="P223"><text:span text:style-name="Strong_20_Emphasis"><text:span text:style-name="T136"/></text:span></text:p>
      <text:p text:style-name="P355"><text:span text:style-name="Strong_20_Emphasis"><text:span text:style-name="T331">Here we see tzeireh both under mem and aleph. Together this is “meh-et” and this means “from” or “by”.</text:span></text:span></text:p>
      <text:p text:style-name="P219"><text:span text:style-name="Strong_20_Emphasis"><text:span text:style-name="T132"/></text:span></text:p>
      <text:p text:style-name="P219"><text:span text:style-name="Strong_20_Emphasis"><text:span text:style-name="T132">מֵאָה</text:span></text:span></text:p>
      <text:p text:style-name="P221"><text:span text:style-name="Strong_20_Emphasis"><text:span text:style-name="T134">hundred, one hundred, century</text:span></text:span></text:p>
      <text:p text:style-name="P221"><text:span text:style-name="Strong_20_Emphasis"><text:span text:style-name="T134"/></text:span></text:p>
      <text:p text:style-name="P356"><text:span text:style-name="Strong_20_Emphasis"><text:span text:style-name="T332">This is close to the previous one except now we have a kamatz under the aleph. “Meh-ah” means hundred and sometimes century. </text:span></text:span><text:span text:style-name="Strong_20_Emphasis"><text:span text:style-name="T333">A period of one hundred years.</text:span></text:span></text:p>
      <text:p text:style-name="P219"><text:span text:style-name="Strong_20_Emphasis"><text:span text:style-name="T132"/></text:span></text:p>
      <text:p text:style-name="P219"><text:span text:style-name="Strong_20_Emphasis"><text:span text:style-name="T132">יוֹסֵף</text:span></text:span></text:p>
      <text:p text:style-name="P221"><text:span text:style-name="Strong_20_Emphasis"><text:span text:style-name="T134">Joseph</text:span></text:span></text:p>
      <text:p text:style-name="P221"><text:span text:style-name="Strong_20_Emphasis"><text:span text:style-name="T134"/></text:span></text:p>
      <text:p text:style-name="P357"><text:span text:style-name="Strong_20_Emphasis"><text:span text:style-name="T335">The famous and common name Joseph. The nikudot on top of the vav makes an “o” like in “top”. And our tzeireh is under samekh. Together we pronounce this “yo-sef”.</text:span></text:span></text:p>
      <text:p text:style-name="P221"><text:span text:style-name="Strong_20_Emphasis"><text:span text:style-name="T134"/></text:span></text:p>
      <text:p text:style-name="P221"><text:span text:style-name="Strong_20_Emphasis"><text:span text:style-name="T134">עֵץ</text:span></text:span></text:p>
      <text:p text:style-name="P221"><text:span text:style-name="Strong_20_Emphasis"><text:span text:style-name="T134">Tree, wood</text:span></text:span></text:p>
      <text:p text:style-name="P221"><text:span text:style-name="Strong_20_Emphasis"><text:span text:style-name="T134"/></text:span></text:p>
      <text:p text:style-name="P358"><text:span text:style-name="Strong_20_Emphasis"><text:span text:style-name="T336">The tzeireh is under ayin again this time. This is “etz” the word for “tree” or “wood”.</text:span></text:span></text:p>
      <text:p text:style-name="P221"><text:span text:style-name="Strong_20_Emphasis"><text:span text:style-name="T134"/></text:span></text:p>
      <text:p text:style-name="P221"><text:span text:style-name="Strong_20_Emphasis"><text:span text:style-name="T134">בֵּין</text:span></text:span></text:p>
      <text:p text:style-name="P221"><text:span text:style-name="Strong_20_Emphasis"><text:span text:style-name="T134">Between</text:span></text:span></text:p>
      <text:p text:style-name="P221"><text:span text:style-name="Strong_20_Emphasis"><text:span text:style-name="T134"/></text:span></text:p>
      <text:p text:style-name="P359"><text:span text:style-name="Strong_20_Emphasis"><text:span text:style-name="T337">Between is the meaning of this word “bain”. The tzeireh is under the bet. “bain”.</text:span></text:span></text:p>
      <text:p text:style-name="P220"><text:span text:style-name="Strong_20_Emphasis"><text:span text:style-name="T133"/></text:span></text:p>
      <text:p text:style-name="P220"><text:span text:style-name="Strong_20_Emphasis"><text:span text:style-name="T133">הֵן</text:span></text:span></text:p>
      <text:p text:style-name="P220"><text:span text:style-name="Strong_20_Emphasis"><text:span text:style-name="T133">Are, they are, Lo! Behold!</text:span></text:span></text:p>
      <text:p text:style-name="P220"><text:span text:style-name="Strong_20_Emphasis"><text:span text:style-name="T133"/></text:span></text:p>
      <text:p text:style-name="P360"><text:soft-page-break/><text:span text:style-name="Strong_20_Emphasis"><text:span text:style-name="T338">We see the tzeireh under heh. “Hen” means “are, they are or an interjection like “Lo!” or “behold!”.</text:span></text:span></text:p>
      <text:p text:style-name="P220"><text:span text:style-name="Strong_20_Emphasis"><text:span text:style-name="T133"/></text:span></text:p>
      <text:p text:style-name="P220"><text:span text:style-name="Strong_20_Emphasis"><text:span text:style-name="T133">עֵת</text:span></text:span></text:p>
      <text:p text:style-name="P221"><text:span text:style-name="Strong_20_Emphasis"><text:span text:style-name="T134">Time, a time</text:span></text:span></text:p>
      <text:p text:style-name="P221"><text:span text:style-name="Strong_20_Emphasis"><text:span text:style-name="T134"/></text:span></text:p>
      <text:p text:style-name="P361"><text:span text:style-name="Strong_20_Emphasis"><text:span text:style-name="T339">With the tzeireh under ayin this would be pronounced “et”.</text:span></text:span></text:p>
      <text:p text:style-name="P221"><text:span text:style-name="Strong_20_Emphasis"><text:span text:style-name="T134"/></text:span></text:p>
      <text:p text:style-name="P221"><text:span text:style-name="Strong_20_Emphasis"><text:span text:style-name="T134">חֵן</text:span></text:span></text:p>
      <text:p text:style-name="P221"><text:span text:style-name="Strong_20_Emphasis"><text:span text:style-name="T134">Charm grace</text:span></text:span></text:p>
      <text:p text:style-name="P221"><text:span text:style-name="Strong_20_Emphasis"><text:span text:style-name="T134"/></text:span></text:p>
      <text:p text:style-name="P362"><text:span text:style-name="Strong_20_Emphasis"><text:span text:style-name="T340">This is “chen”, the Hebrew word for “grace” or “charm.”</text:span></text:span></text:p>
      <text:p text:style-name="P221"><text:span text:style-name="Strong_20_Emphasis"><text:span text:style-name="T134"/></text:span></text:p>
      <text:p text:style-name="P221"><text:span text:style-name="Strong_20_Emphasis"><text:span text:style-name="T134">שֵׁם</text:span></text:span></text:p>
      <text:p text:style-name="P222"><text:span text:style-name="Strong_20_Emphasis"><text:span text:style-name="T135">name, a name, a person’s first name</text:span></text:span></text:p>
      <text:p text:style-name="P222"><text:span text:style-name="Strong_20_Emphasis"><text:span text:style-name="T135"/></text:span></text:p>
      <text:p text:style-name="P362"><text:span text:style-name="Strong_20_Emphasis"><text:span text:style-name="T340">With the tzeireh under the sheen this is a very common Hebrew word for “name”: “shem”. </text:span></text:span></text:p>
      <text:p text:style-name="P222"><text:span text:style-name="Strong_20_Emphasis"><text:span text:style-name="T135"/></text:span></text:p>
      <text:p text:style-name="P222"><text:span text:style-name="Strong_20_Emphasis"><text:span text:style-name="T135">אֵשׁ</text:span></text:span></text:p>
      <text:p text:style-name="P222"><text:span text:style-name="Strong_20_Emphasis"><text:span text:style-name="T135">Fire, flame</text:span></text:span></text:p>
      <text:p text:style-name="P222"><text:span text:style-name="Strong_20_Emphasis"><text:span text:style-name="T135"/></text:span></text:p>
      <text:p text:style-name="P362"><text:span text:style-name="Strong_20_Emphasis"><text:span text:style-name="T340">One last word with tzeireh. This is the word for fire: esh.</text:span></text:span></text:p>
      <text:p text:style-name="P222"><text:span text:style-name="Strong_20_Emphasis"><text:span text:style-name="T135"/></text:span></text:p>
      <text:p text:style-name="P302">Lesson <text:span text:style-name="T489">4</text:span> Practice</text:p>
      <text:p text:style-name="P36"/>
      <text:p text:style-name="P36">Question 1:</text:p>
      <text:p text:style-name="P43">(Image of <text:span text:style-name="T611">t</text:span><text:span text:style-name="Strong_20_Emphasis"><text:span text:style-name="T129">zeireh</text:span></text:span><text:span text:style-name="T41"> </text:span>with <text:span text:style-name="T41">dots</text:span> highlighted.)</text:p>
      <text:p text:style-name="P37"/>
      <text:p text:style-name="P56">What is the name of this nikud?</text:p>
      <text:p text:style-name="P56"/>
      <text:p text:style-name="P56">Answers:</text:p>
      <text:p text:style-name="P56">1. Segol</text:p>
      <text:p text:style-name="P69">2. <text:span text:style-name="Strong_20_Emphasis"><text:span text:style-name="T129">Tzeireh </text:span></text:span><text:span text:style-name="T43">(correct)</text:span></text:p>
      <text:p text:style-name="P56">3. <text:span text:style-name="T546">Kamatz</text:span></text:p>
      <text:p text:style-name="P56">4. <text:span text:style-name="T545">Sh’va</text:span></text:p>
      <text:p text:style-name="P56"/>
      <text:p text:style-name="P56">Question 2:</text:p>
      <text:p text:style-name="P68">(Image of <text:span text:style-name="T612">t</text:span><text:span text:style-name="Strong_20_Emphasis"><text:span text:style-name="T129">zeireh </text:span></text:span>with dots highlighted)</text:p>
      <text:p text:style-name="P56"/>
      <text:p text:style-name="P56">What <text:span text:style-name="T547">does this nikud mean?</text:span></text:p>
      <text:p text:style-name="P56"/>
      <text:p text:style-name="P56">Answers:</text:p>
      <text:p text:style-name="P56">1. <text:span text:style-name="T547">Sephera of </text:span><text:span text:style-name="T611">n</text:span><text:span text:style-name="T547">atzach, which is victory.</text:span></text:p>
      <text:p text:style-name="P70">2. <text:span text:style-name="T547">S</text:span><text:span text:style-name="Strong_20_Emphasis"><text:span text:style-name="T130">ephera of </text:span></text:span><text:span text:style-name="Strong_20_Emphasis"><text:span text:style-name="T334">b</text:span></text:span><text:span text:style-name="Strong_20_Emphasis"><text:span text:style-name="T130">inah, which is understanding.</text:span></text:span> <text:span text:style-name="T43">(correct)</text:span></text:p>
      <text:p text:style-name="P70">3. <text:span text:style-name="T547">Sephera of </text:span><text:span text:style-name="T611">h</text:span><text:span text:style-name="T547">od, which is </text:span><text:span text:style-name="T548">majesty</text:span><text:span text:style-name="T547">.</text:span></text:p>
      <text:p text:style-name="P70">4. <text:span text:style-name="T547">Sephera of </text:span><text:span text:style-name="T611">t</text:span><text:span text:style-name="T547">iferas, which is mercy.</text:span></text:p>
      <text:p text:style-name="P56"/>
      <text:p text:style-name="P56"><text:soft-page-break/>Question 3:</text:p>
      <text:p text:style-name="P68">(Image of <text:span text:style-name="T612">t</text:span><text:span text:style-name="Strong_20_Emphasis"><text:span text:style-name="T129">zeireh</text:span></text:span> with dots highlighted)</text:p>
      <text:p text:style-name="P56"/>
      <text:p text:style-name="P56">What sound does this nikud make?</text:p>
      <text:p text:style-name="P56"/>
      <text:p text:style-name="P56">Answers:</text:p>
      <text:p text:style-name="P56">1. Silent or an “E” sound like in “red”. <text:span text:style-name="T43">(correct)</text:span></text:p>
      <text:p text:style-name="P56">2. A “U” sound like in Universe.</text:p>
      <text:p text:style-name="P56">3. The nikud means a pause only.</text:p>
      <text:p text:style-name="P56">4. An “A” sound like in “sat”.</text:p>
      <text:p text:style-name="P56"/>
      <text:p text:style-name="P78">Question 4:</text:p>
      <text:p text:style-name="P68">(Image of <text:span text:style-name="T612">t</text:span><text:span text:style-name="Strong_20_Emphasis"><text:span text:style-name="T129">zeireh</text:span></text:span> with dots highlighted)</text:p>
      <text:p text:style-name="P56"/>
      <text:p text:style-name="P296">What do the two dots symbolize?</text:p>
      <text:p text:style-name="P78"/>
      <text:p text:style-name="P78">Answers:</text:p>
      <text:p text:style-name="P78">1. <text:span text:style-name="T550">The fang marks made by the snake in the garden of Eden.</text:span></text:p>
      <text:p text:style-name="P78">2. <text:span text:style-name="T549">The sun and the moon being equal in the Messianic age.</text:span></text:p>
      <text:p text:style-name="P78">3. <text:span text:style-name="T551">Remembering and practicing our traditions.</text:span></text:p>
      <text:p text:style-name="P78">4. <text:span text:style-name="T551">The equality of men and women.</text:span></text:p>
      <text:p text:style-name="P78"/>
      <text:p text:style-name="P160"><text:span text:style-name="Strong_20_Emphasis"><text:span text:style-name="T186">Question 5:</text:span></text:span></text:p>
      <text:p text:style-name="P160"><text:span text:style-name="Strong_20_Emphasis"><text:span text:style-name="T186">בֵּית</text:span></text:span></text:p>
      <text:p text:style-name="P160"><text:span text:style-name="Strong_20_Emphasis"><text:span text:style-name="T341">b</text:span></text:span><text:span text:style-name="Strong_20_Emphasis"><text:span text:style-name="T186">et as in </text:span></text:span><text:span text:style-name="Strong_20_Emphasis"><text:span text:style-name="T341">a</text:span></text:span><text:span text:style-name="Strong_20_Emphasis"><text:span text:style-name="T186">lef-bet</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b</text:span></text:span><text:span text:style-name="Strong_20_Emphasis"><text:span text:style-name="T206">e</text:span></text:span><text:span text:style-name="Strong_20_Emphasis"><text:span text:style-name="T205">t (correct)</text:span></text:span></text:p>
      <text:p text:style-name="P160"><text:span text:style-name="Strong_20_Emphasis"><text:span text:style-name="T186">2. b</text:span></text:span><text:span text:style-name="Strong_20_Emphasis"><text:span text:style-name="T205">is</text:span></text:span></text:p>
      <text:p text:style-name="P160"><text:span text:style-name="Strong_20_Emphasis"><text:span text:style-name="T186">3. b</text:span></text:span><text:span text:style-name="Strong_20_Emphasis"><text:span text:style-name="T205">os</text:span></text:span></text:p>
      <text:p text:style-name="P160"><text:span text:style-name="Strong_20_Emphasis"><text:span text:style-name="T186">4. b</text:span></text:span><text:span text:style-name="Strong_20_Emphasis"><text:span text:style-name="T205">eet</text:span></text:span></text:p>
      <text:p text:style-name="P160"><text:span text:style-name="Strong_20_Emphasis"><text:span text:style-name="T186"/></text:span></text:p>
      <text:p text:style-name="P160"><text:span text:style-name="Strong_20_Emphasis"><text:span text:style-name="T186">Question 6:</text:span></text:span></text:p>
      <text:p text:style-name="P160"><text:span text:style-name="Strong_20_Emphasis"><text:span text:style-name="T186">לֵב</text:span></text:span></text:p>
      <text:p text:style-name="P160"><text:span text:style-name="Strong_20_Emphasis"><text:span text:style-name="T341">h</text:span></text:span><text:span text:style-name="Strong_20_Emphasis"><text:span text:style-name="T186">eart</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le</text:span></text:span><text:span text:style-name="Strong_20_Emphasis"><text:span text:style-name="T206">ave</text:span></text:span></text:p>
      <text:p text:style-name="P160"><text:span text:style-name="Strong_20_Emphasis"><text:span text:style-name="T186">2. lev </text:span></text:span><text:span text:style-name="Strong_20_Emphasis"><text:span text:style-name="T206">(correct)</text:span></text:span></text:p>
      <text:p text:style-name="P160"><text:span text:style-name="Strong_20_Emphasis"><text:span text:style-name="T186">3. laiv</text:span></text:span></text:p>
      <text:p text:style-name="P160"><text:span text:style-name="Strong_20_Emphasis"><text:span text:style-name="T186">4. layv</text:span></text:span></text:p>
      <text:p text:style-name="P160"><text:span text:style-name="Strong_20_Emphasis"><text:span text:style-name="T186"/></text:span></text:p>
      <text:p text:style-name="P160"><text:span text:style-name="Strong_20_Emphasis"><text:span text:style-name="T186">Question 7:</text:span></text:span></text:p>
      <text:p text:style-name="P160"><text:span text:style-name="Strong_20_Emphasis"><text:span text:style-name="T186">כֵּן</text:span></text:span></text:p>
      <text:p text:style-name="P160"><text:span text:style-name="Strong_20_Emphasis"><text:span text:style-name="T341">y</text:span></text:span><text:span text:style-name="Strong_20_Emphasis"><text:span text:style-name="T186">es, thus or and so (ancient)</text:span></text:span></text:p>
      <text:p text:style-name="P160"><text:span text:style-name="Strong_20_Emphasis"><text:span text:style-name="T186">How do you pronounce this word?</text:span></text:span></text:p>
      <text:p text:style-name="P160"><text:soft-page-break/><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06">kai</text:span></text:span><text:span text:style-name="Strong_20_Emphasis"><text:span text:style-name="T186">n</text:span></text:span></text:p>
      <text:p text:style-name="P160"><text:span text:style-name="Strong_20_Emphasis"><text:span text:style-name="T186">2. </text:span></text:span><text:span text:style-name="Strong_20_Emphasis"><text:span text:style-name="T206">k</text:span></text:span><text:span text:style-name="Strong_20_Emphasis"><text:span text:style-name="T186">en </text:span></text:span><text:span text:style-name="Strong_20_Emphasis"><text:span text:style-name="T206">(correct)</text:span></text:span></text:p>
      <text:p text:style-name="P160"><text:span text:style-name="Strong_20_Emphasis"><text:span text:style-name="T186">3. </text:span></text:span><text:span text:style-name="Strong_20_Emphasis"><text:span text:style-name="T206">ko</text:span></text:span><text:span text:style-name="Strong_20_Emphasis"><text:span text:style-name="T186">in</text:span></text:span></text:p>
      <text:p text:style-name="P160"><text:span text:style-name="Strong_20_Emphasis"><text:span text:style-name="T186">4. </text:span></text:span><text:span text:style-name="Strong_20_Emphasis"><text:span text:style-name="T206">kon</text:span></text:span></text:p>
      <text:p text:style-name="P160"><text:span text:style-name="Strong_20_Emphasis"><text:span text:style-name="T186"/></text:span></text:p>
      <text:p text:style-name="P160"><text:span text:style-name="Strong_20_Emphasis"><text:span text:style-name="T186">Question 8:</text:span></text:span></text:p>
      <text:p text:style-name="P160"><text:span text:style-name="Strong_20_Emphasis"><text:span text:style-name="T186">יוֹתֵר</text:span></text:span></text:p>
      <text:p text:style-name="P160"><text:span text:style-name="Strong_20_Emphasis"><text:span text:style-name="T186">more, over, excess</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07">yo</text:span></text:span><text:span text:style-name="Strong_20_Emphasis"><text:span text:style-name="T186">teir </text:span></text:span><text:span text:style-name="Strong_20_Emphasis"><text:span text:style-name="T207">(correct)</text:span></text:span></text:p>
      <text:p text:style-name="P160"><text:span text:style-name="Strong_20_Emphasis"><text:span text:style-name="T186">2. </text:span></text:span><text:span text:style-name="Strong_20_Emphasis"><text:span text:style-name="T207">yo</text:span></text:span><text:span text:style-name="Strong_20_Emphasis"><text:span text:style-name="T186">t</text:span></text:span><text:span text:style-name="Strong_20_Emphasis"><text:span text:style-name="T207">a</text:span></text:span><text:span text:style-name="Strong_20_Emphasis"><text:span text:style-name="T186">r</text:span></text:span></text:p>
      <text:p text:style-name="P160"><text:span text:style-name="Strong_20_Emphasis"><text:span text:style-name="T186">3. </text:span></text:span><text:span text:style-name="Strong_20_Emphasis"><text:span text:style-name="T207">yo</text:span></text:span><text:span text:style-name="Strong_20_Emphasis"><text:span text:style-name="T186">t</text:span></text:span><text:span text:style-name="Strong_20_Emphasis"><text:span text:style-name="T207">ire</text:span></text:span></text:p>
      <text:p text:style-name="P160"><text:span text:style-name="Strong_20_Emphasis"><text:span text:style-name="T186">4. </text:span></text:span><text:span text:style-name="Strong_20_Emphasis"><text:span text:style-name="T207">yi</text:span></text:span><text:span text:style-name="Strong_20_Emphasis"><text:span text:style-name="T186">tay</text:span></text:span><text:span text:style-name="Strong_20_Emphasis"><text:span text:style-name="T207">r</text:span></text:span></text:p>
      <text:p text:style-name="P160"><text:span text:style-name="Strong_20_Emphasis"><text:span text:style-name="T186"/></text:span></text:p>
      <text:p text:style-name="P160"><text:span text:style-name="Strong_20_Emphasis"><text:span text:style-name="T186">Question 9:</text:span></text:span></text:p>
      <text:p text:style-name="P160"><text:span text:style-name="Strong_20_Emphasis"><text:span text:style-name="T186">מֵאֵת</text:span></text:span></text:p>
      <text:p text:style-name="P160"><text:span text:style-name="Strong_20_Emphasis"><text:span text:style-name="T186">from, by</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m</text:span></text:span><text:span text:style-name="Strong_20_Emphasis"><text:span text:style-name="T208">eet</text:span></text:span></text:p>
      <text:p text:style-name="P160"><text:span text:style-name="Strong_20_Emphasis"><text:span text:style-name="T186">2. m</text:span></text:span><text:span text:style-name="Strong_20_Emphasis"><text:span text:style-name="T208">ayeet</text:span></text:span></text:p>
      <text:p text:style-name="P160"><text:span text:style-name="Strong_20_Emphasis"><text:span text:style-name="T186">3. m</text:span></text:span><text:span text:style-name="Strong_20_Emphasis"><text:span text:style-name="T208">o</text:span></text:span><text:span text:style-name="Strong_20_Emphasis"><text:span text:style-name="T186">ieis</text:span></text:span></text:p>
      <text:p text:style-name="P160"><text:span text:style-name="Strong_20_Emphasis"><text:span text:style-name="T186">4. m</text:span></text:span><text:span text:style-name="Strong_20_Emphasis"><text:span text:style-name="T208">eieit (correct)</text:span></text:span></text:p>
      <text:p text:style-name="P160"><text:span text:style-name="Strong_20_Emphasis"><text:span text:style-name="T186"/></text:span></text:p>
      <text:p text:style-name="P160"><text:span text:style-name="Strong_20_Emphasis"><text:span text:style-name="T186">Question 10:</text:span></text:span></text:p>
      <text:p text:style-name="P160"><text:span text:style-name="Strong_20_Emphasis"><text:span text:style-name="T186">מֵאָה</text:span></text:span></text:p>
      <text:p text:style-name="P160"><text:span text:style-name="Strong_20_Emphasis"><text:span text:style-name="T186">hundred, one hundred, century</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meie</text:span></text:span><text:span text:style-name="Strong_20_Emphasis"><text:span text:style-name="T209">eh</text:span></text:span></text:p>
      <text:p text:style-name="P160"><text:span text:style-name="Strong_20_Emphasis"><text:span text:style-name="T186">2. meie</text:span></text:span></text:p>
      <text:p text:style-name="P160"><text:span text:style-name="Strong_20_Emphasis"><text:span text:style-name="T186">3. meiah </text:span></text:span><text:span text:style-name="Strong_20_Emphasis"><text:span text:style-name="T209">(correct)</text:span></text:span></text:p>
      <text:p text:style-name="P160"><text:span text:style-name="Strong_20_Emphasis"><text:span text:style-name="T186">4. m</text:span></text:span><text:span text:style-name="Strong_20_Emphasis"><text:span text:style-name="T209">oiah</text:span></text:span></text:p>
      <text:p text:style-name="P160"><text:span text:style-name="Strong_20_Emphasis"><text:span text:style-name="T186"/></text:span></text:p>
      <text:p text:style-name="P160"><text:span text:style-name="Strong_20_Emphasis"><text:span text:style-name="T186">Question 11:</text:span></text:span></text:p>
      <text:p text:style-name="P160"><text:span text:style-name="Strong_20_Emphasis"><text:span text:style-name="T186">יוֹסֵף</text:span></text:span></text:p>
      <text:p text:style-name="P160"><text:span text:style-name="Strong_20_Emphasis"><text:span text:style-name="T186">Joseph</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10">yo</text:span></text:span><text:span text:style-name="Strong_20_Emphasis"><text:span text:style-name="T186">s</text:span></text:span><text:span text:style-name="Strong_20_Emphasis"><text:span text:style-name="T210">af</text:span></text:span></text:p>
      <text:p text:style-name="P160"><text:span text:style-name="Strong_20_Emphasis"><text:span text:style-name="T186">2. </text:span></text:span><text:span text:style-name="Strong_20_Emphasis"><text:span text:style-name="T210">eesef</text:span></text:span></text:p>
      <text:p text:style-name="P160"><text:soft-page-break/><text:span text:style-name="Strong_20_Emphasis"><text:span text:style-name="T186">3. </text:span></text:span><text:span text:style-name="Strong_20_Emphasis"><text:span text:style-name="T210">yo</text:span></text:span><text:span text:style-name="Strong_20_Emphasis"><text:span text:style-name="T186">se</text:span></text:span><text:span text:style-name="Strong_20_Emphasis"><text:span text:style-name="T210">f (correct)</text:span></text:span></text:p>
      <text:p text:style-name="P160"><text:span text:style-name="Strong_20_Emphasis"><text:span text:style-name="T186">4. </text:span></text:span><text:span text:style-name="Strong_20_Emphasis"><text:span text:style-name="T210">o</text:span></text:span><text:span text:style-name="Strong_20_Emphasis"><text:span text:style-name="T186">sef</text:span></text:span></text:p>
      <text:p text:style-name="P160"><text:span text:style-name="Strong_20_Emphasis"><text:span text:style-name="T186"/></text:span></text:p>
      <text:p text:style-name="P160"><text:span text:style-name="Strong_20_Emphasis"><text:span text:style-name="T186">Question 12:</text:span></text:span></text:p>
      <text:p text:style-name="P160"><text:span text:style-name="Strong_20_Emphasis"><text:span text:style-name="T186">עֵץ</text:span></text:span></text:p>
      <text:p text:style-name="P160"><text:span text:style-name="Strong_20_Emphasis"><text:span text:style-name="T341">t</text:span></text:span><text:span text:style-name="Strong_20_Emphasis"><text:span text:style-name="T186">ree, wood</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aei</text:span></text:span><text:span text:style-name="Strong_20_Emphasis"><text:span text:style-name="T211">s</text:span></text:span></text:p>
      <text:p text:style-name="P160"><text:span text:style-name="Strong_20_Emphasis"><text:span text:style-name="T186">2. aeitez</text:span></text:span></text:p>
      <text:p text:style-name="P160"><text:span text:style-name="Strong_20_Emphasis"><text:span text:style-name="T186">3. e</text:span></text:span><text:span text:style-name="Strong_20_Emphasis"><text:span text:style-name="T211">y</text:span></text:span><text:span text:style-name="Strong_20_Emphasis"><text:span text:style-name="T186">tz </text:span></text:span><text:span text:style-name="Strong_20_Emphasis"><text:span text:style-name="T211">(correct)</text:span></text:span></text:p>
      <text:p text:style-name="P160"><text:span text:style-name="Strong_20_Emphasis"><text:span text:style-name="T186">4. a</text:span></text:span><text:span text:style-name="Strong_20_Emphasis"><text:span text:style-name="T211">o</text:span></text:span><text:span text:style-name="Strong_20_Emphasis"><text:span text:style-name="T186">its</text:span></text:span></text:p>
      <text:p text:style-name="P160"><text:span text:style-name="Strong_20_Emphasis"><text:span text:style-name="T186"/></text:span></text:p>
      <text:p text:style-name="P160"><text:span text:style-name="Strong_20_Emphasis"><text:span text:style-name="T186">Question 13:</text:span></text:span></text:p>
      <text:p text:style-name="P160"><text:span text:style-name="Strong_20_Emphasis"><text:span text:style-name="T186">בֵּין</text:span></text:span></text:p>
      <text:p text:style-name="P160"><text:span text:style-name="Strong_20_Emphasis"><text:span text:style-name="T341">b</text:span></text:span><text:span text:style-name="Strong_20_Emphasis"><text:span text:style-name="T186">etween</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b</text:span></text:span><text:span text:style-name="Strong_20_Emphasis"><text:span text:style-name="T212">an</text:span></text:span></text:p>
      <text:p text:style-name="P160"><text:span text:style-name="Strong_20_Emphasis"><text:span text:style-name="T186">2. ben</text:span></text:span></text:p>
      <text:p text:style-name="P160"><text:span text:style-name="Strong_20_Emphasis"><text:span text:style-name="T186">3. b</text:span></text:span><text:span text:style-name="Strong_20_Emphasis"><text:span text:style-name="T212">oin</text:span></text:span></text:p>
      <text:p text:style-name="P160"><text:span text:style-name="Strong_20_Emphasis"><text:span text:style-name="T186">4. b</text:span></text:span><text:span text:style-name="Strong_20_Emphasis"><text:span text:style-name="T212">e</text:span></text:span><text:span text:style-name="Strong_20_Emphasis"><text:span text:style-name="T186">yn </text:span></text:span><text:span text:style-name="Strong_20_Emphasis"><text:span text:style-name="T212">(correct)</text:span></text:span></text:p>
      <text:p text:style-name="P160"><text:span text:style-name="Strong_20_Emphasis"><text:span text:style-name="T186"/></text:span></text:p>
      <text:p text:style-name="P160"><text:span text:style-name="Strong_20_Emphasis"><text:span text:style-name="T186">Question 14:</text:span></text:span></text:p>
      <text:p text:style-name="P160"><text:span text:style-name="Strong_20_Emphasis"><text:span text:style-name="T186">הֵן</text:span></text:span></text:p>
      <text:p text:style-name="P160"><text:span text:style-name="Strong_20_Emphasis"><text:span text:style-name="T341">a</text:span></text:span><text:span text:style-name="Strong_20_Emphasis"><text:span text:style-name="T186">re, they are, </text:span></text:span><text:span text:style-name="Strong_20_Emphasis"><text:span text:style-name="T341">l</text:span></text:span><text:span text:style-name="Strong_20_Emphasis"><text:span text:style-name="T186">o! </text:span></text:span><text:span text:style-name="Strong_20_Emphasis"><text:span text:style-name="T341">b</text:span></text:span><text:span text:style-name="Strong_20_Emphasis"><text:span text:style-name="T186">ehold!</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hin</text:span></text:span><text:span text:style-name="Strong_20_Emphasis"><text:span text:style-name="T213">e</text:span></text:span></text:p>
      <text:p text:style-name="P160"><text:span text:style-name="Strong_20_Emphasis"><text:span text:style-name="T186">2. hen </text:span></text:span><text:span text:style-name="Strong_20_Emphasis"><text:span text:style-name="T213">(correct)</text:span></text:span></text:p>
      <text:p text:style-name="P160"><text:span text:style-name="Strong_20_Emphasis"><text:span text:style-name="T186">3. hain</text:span></text:span></text:p>
      <text:p text:style-name="P160"><text:span text:style-name="Strong_20_Emphasis"><text:span text:style-name="T186">4. h</text:span></text:span><text:span text:style-name="Strong_20_Emphasis"><text:span text:style-name="T213">o</text:span></text:span><text:span text:style-name="Strong_20_Emphasis"><text:span text:style-name="T186">yn</text:span></text:span></text:p>
      <text:p text:style-name="P160"><text:span text:style-name="Strong_20_Emphasis"><text:span text:style-name="T186"/></text:span></text:p>
      <text:p text:style-name="P160"><text:span text:style-name="Strong_20_Emphasis"><text:span text:style-name="T186">Question 15:</text:span></text:span></text:p>
      <text:p text:style-name="P160"><text:span text:style-name="Strong_20_Emphasis"><text:span text:style-name="T186">עֵת</text:span></text:span></text:p>
      <text:p text:style-name="P160"><text:span text:style-name="Strong_20_Emphasis"><text:span text:style-name="T341">t</text:span></text:span><text:span text:style-name="Strong_20_Emphasis"><text:span text:style-name="T186">ime, a tim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aeit </text:span></text:span><text:span text:style-name="Strong_20_Emphasis"><text:span text:style-name="T214">(correct)</text:span></text:span></text:p>
      <text:p text:style-name="P160"><text:span text:style-name="Strong_20_Emphasis"><text:span text:style-name="T186">2. aeith</text:span></text:span></text:p>
      <text:p text:style-name="P160"><text:span text:style-name="Strong_20_Emphasis"><text:span text:style-name="T186">3. ais</text:span></text:span></text:p>
      <text:p text:style-name="P160"><text:span text:style-name="Strong_20_Emphasis"><text:span text:style-name="T186">4. aet</text:span></text:span></text:p>
      <text:p text:style-name="P160"><text:span text:style-name="Strong_20_Emphasis"><text:span text:style-name="T186"/></text:span></text:p>
      <text:p text:style-name="P160"><text:span text:style-name="Strong_20_Emphasis"><text:span text:style-name="T186">Question 16:</text:span></text:span></text:p>
      <text:p text:style-name="P160"><text:soft-page-break/><text:span text:style-name="Strong_20_Emphasis"><text:span text:style-name="T186">חֵן</text:span></text:span></text:p>
      <text:p text:style-name="P160"><text:span text:style-name="Strong_20_Emphasis"><text:span text:style-name="T216">c</text:span></text:span><text:span text:style-name="Strong_20_Emphasis"><text:span text:style-name="T186">harm, grac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ch</text:span></text:span><text:span text:style-name="Strong_20_Emphasis"><text:span text:style-name="T215">ine</text:span></text:span></text:p>
      <text:p text:style-name="P160"><text:span text:style-name="Strong_20_Emphasis"><text:span text:style-name="T186">2. chen </text:span></text:span><text:span text:style-name="Strong_20_Emphasis"><text:span text:style-name="T215">(correct)</text:span></text:span></text:p>
      <text:p text:style-name="P160"><text:span text:style-name="Strong_20_Emphasis"><text:span text:style-name="T186">3. chain</text:span></text:span></text:p>
      <text:p text:style-name="P160"><text:span text:style-name="Strong_20_Emphasis"><text:span text:style-name="T186">4. ch</text:span></text:span><text:span text:style-name="Strong_20_Emphasis"><text:span text:style-name="T215">o</text:span></text:span><text:span text:style-name="Strong_20_Emphasis"><text:span text:style-name="T186">n</text:span></text:span><text:span text:style-name="Strong_20_Emphasis"><text:span text:style-name="T215">e</text:span></text:span></text:p>
      <text:p text:style-name="P160"><text:span text:style-name="Strong_20_Emphasis"><text:span text:style-name="T186"/></text:span></text:p>
      <text:p text:style-name="P160"><text:span text:style-name="Strong_20_Emphasis"><text:span text:style-name="T186">Question 17:</text:span></text:span></text:p>
      <text:p text:style-name="P160"><text:span text:style-name="Strong_20_Emphasis"><text:span text:style-name="T186">שֵׁם</text:span></text:span></text:p>
      <text:p text:style-name="P160"><text:span text:style-name="Strong_20_Emphasis"><text:span text:style-name="T186">name, a name, a person’s first nam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sheim</text:span></text:span></text:p>
      <text:p text:style-name="P160"><text:span text:style-name="Strong_20_Emphasis"><text:span text:style-name="T186">2. shem </text:span></text:span><text:span text:style-name="Strong_20_Emphasis"><text:span text:style-name="T217">(correct)</text:span></text:span></text:p>
      <text:p text:style-name="P160"><text:span text:style-name="Strong_20_Emphasis"><text:span text:style-name="T186">3. shaim</text:span></text:span></text:p>
      <text:p text:style-name="P160"><text:span text:style-name="Strong_20_Emphasis"><text:span text:style-name="T186">4. shay</text:span></text:span><text:span text:style-name="Strong_20_Emphasis"><text:span text:style-name="T217">i</text:span></text:span><text:span text:style-name="Strong_20_Emphasis"><text:span text:style-name="T186">m</text:span></text:span></text:p>
      <text:p text:style-name="P160"><text:span text:style-name="Strong_20_Emphasis"><text:span text:style-name="T186"/></text:span></text:p>
      <text:p text:style-name="P160"><text:span text:style-name="Strong_20_Emphasis"><text:span text:style-name="T186">Question 18:</text:span></text:span></text:p>
      <text:p text:style-name="P160"><text:span text:style-name="Strong_20_Emphasis"><text:span text:style-name="T186">אֵשׁ</text:span></text:span></text:p>
      <text:p text:style-name="P160"><text:span text:style-name="Strong_20_Emphasis"><text:span text:style-name="T341">f</text:span></text:span><text:span text:style-name="Strong_20_Emphasis"><text:span text:style-name="T186">ire, flame</text:span></text:span></text:p>
      <text:p text:style-name="P160"><text:span text:style-name="Strong_20_Emphasis"><text:span text:style-name="T186">How do you pronounce this word?</text:span></text:span></text:p>
      <text:p text:style-name="P160"><text:span text:style-name="Strong_20_Emphasis"><text:span text:style-name="T186"/></text:span></text:p>
      <text:p text:style-name="P160"><text:span text:style-name="Strong_20_Emphasis"><text:span text:style-name="T186">Answers:</text:span></text:span></text:p>
      <text:p text:style-name="P160"><text:span text:style-name="Strong_20_Emphasis"><text:span text:style-name="T186">1. </text:span></text:span><text:span text:style-name="Strong_20_Emphasis"><text:span text:style-name="T218">a</text:span></text:span><text:span text:style-name="Strong_20_Emphasis"><text:span text:style-name="T186">sh</text:span></text:span></text:p>
      <text:p text:style-name="P160"><text:span text:style-name="Strong_20_Emphasis"><text:span text:style-name="T186">2. esh </text:span></text:span><text:span text:style-name="Strong_20_Emphasis"><text:span text:style-name="T218">(correct)</text:span></text:span></text:p>
      <text:p text:style-name="P160"><text:span text:style-name="Strong_20_Emphasis"><text:span text:style-name="T186">3. </text:span></text:span><text:span text:style-name="Strong_20_Emphasis"><text:span text:style-name="T218">o</text:span></text:span><text:span text:style-name="Strong_20_Emphasis"><text:span text:style-name="T186">sh</text:span></text:span></text:p>
      <text:p text:style-name="P160"><text:span text:style-name="Strong_20_Emphasis"><text:span text:style-name="T186">4. ay</text:span></text:span><text:span text:style-name="Strong_20_Emphasis"><text:span text:style-name="T218">i</text:span></text:span><text:span text:style-name="Strong_20_Emphasis"><text:span text:style-name="T186">sh</text:span></text:span></text:p>
      <text:p text:style-name="P160"><text:span text:style-name="Strong_20_Emphasis"><text:span text:style-name="T186"/></text:span></text:p>
      <text:h text:style-name="P306" text:outline-level="3"><text:span text:style-name="T467">L</text:span>esson <text:span text:style-name="T479">5</text:span><text:span text:style-name="T31">: </text:span><text:span text:style-name="T480">Segol</text:span></text:h>
      <text:p text:style-name="P494">Video Lesson Script</text:p>
      <text:p text:style-name="P224"><text:span text:style-name="Strong_20_Emphasis"><text:span text:style-name="T137">סֶגּוֹל</text:span></text:span></text:p>
      <text:p text:style-name="P225"><text:span text:style-name="Strong_20_Emphasis"><text:span text:style-name="T137">Segol follows the rule if it has 2 or 3 it makes an “E”. This nikud is the only one with three dots., it has two horizontal dots and one centered below.</text:span></text:span><text:span text:style-name="Strong_20_Emphasis"><text:span text:style-name="T138"> </text:span></text:span><text:span text:style-name="Strong_20_Emphasis"><text:span text:style-name="T139">The three dots symbolize the people of Israel </text:span></text:span><text:span text:style-name="Strong_20_Emphasis"><text:span text:style-name="T140">and this is in </text:span></text:span><text:span text:style-name="Strong_20_Emphasis"><text:span text:style-name="T141">many</text:span></text:span><text:span text:style-name="Strong_20_Emphasis"><text:span text:style-name="T140"> ways.</text:span></text:span><text:span text:style-name="Strong_20_Emphasis"><text:span text:style-name="T137"> </text:span></text:span><text:span text:style-name="Strong_20_Emphasis"><text:span text:style-name="T138">G-d calls the people of Israel the עַם סְגֻלָּה the treasured people in Devarim 7:6 and 14:2. </text:span></text:span><text:span text:style-name="Strong_20_Emphasis"><text:span text:style-name="T137">It is known to symbolize the seph</text:span></text:span><text:span text:style-name="Strong_20_Emphasis"><text:span text:style-name="T219">ira</text:span></text:span><text:span text:style-name="Strong_20_Emphasis"><text:span text:style-name="T137"> of </text:span></text:span><text:span text:style-name="Strong_20_Emphasis"><text:span text:style-name="T343">c</text:span></text:span><text:span text:style-name="Strong_20_Emphasis"><text:span text:style-name="T137">hes</text:span></text:span><text:span text:style-name="Strong_20_Emphasis"><text:span text:style-name="T343">s</text:span></text:span><text:span text:style-name="Strong_20_Emphasis"><text:span text:style-name="T137">od or kindness. </text:span></text:span><text:span text:style-name="Strong_20_Emphasis"><text:span text:style-name="T138">Loving every Jew and dealing with each other with kindness is so important. </text:span></text:span><text:span text:style-name="Strong_20_Emphasis"><text:span text:style-name="T139">Rabbi Akiva, </text:span></text:span><text:span text:style-name="Strong_20_Emphasis"><text:span text:style-name="T220">one of the most important historical rabbis,</text:span></text:span><text:span text:style-name="Strong_20_Emphasis"><text:span text:style-name="T139"> said this was the </text:span></text:span><text:span text:style-name="Strong_20_Emphasis"><text:span text:style-name="T141">great principle of the whole</text:span></text:span><text:span text:style-name="Strong_20_Emphasis"><text:span text:style-name="T139"> Torah.</text:span></text:span><text:span text:style-name="Strong_20_Emphasis"><text:span text:style-name="T138"> </text:span></text:span><text:span text:style-name="Strong_20_Emphasis"><text:span text:style-name="T140">The </text:span></text:span><text:span text:style-name="Strong_20_Emphasis"><text:span text:style-name="T141">three dots symbolize the 3 patriarchs of the Jewish people; Abraham, Isaac and Jacob and the three kinds of Jews; Kohanim, Levites, and Israelites. Let’s look at some examples of this nikud. </text:span></text:span><text:span text:style-name="Strong_20_Emphasis"><text:span text:style-name="T347">Don’t forget to sound out the words along with the video!</text:span></text:span></text:p>
      <text:p text:style-name="P225"><text:span text:style-name="Strong_20_Emphasis"><text:span text:style-name="T141"/></text:span></text:p>
      <text:p text:style-name="P286"><text:span text:style-name="Strong_20_Emphasis"><text:span text:style-name="T137">סֶגּוֹל</text:span></text:span></text:p>
      <text:p text:style-name="P286"><text:span text:style-name="Strong_20_Emphasis"><text:span text:style-name="T203">Segol</text:span></text:span></text:p>
      <text:p text:style-name="P286"><text:soft-page-break/><text:span text:style-name="Strong_20_Emphasis"><text:span text:style-name="T203"/></text:span></text:p>
      <text:p text:style-name="P364"><text:span text:style-name="Strong_20_Emphasis"><text:span text:style-name="T343">We see the segol under samekh and one on top of the vav. Like all the nikud this one contains itself. This is how we write segol.</text:span></text:span></text:p>
      <text:p text:style-name="P225"><text:span text:style-name="Strong_20_Emphasis"><text:span text:style-name="T141"/></text:span></text:p>
      <text:p text:style-name="P225"><text:span text:style-name="Strong_20_Emphasis"><text:span text:style-name="T141">אָרֶץ</text:span></text:span></text:p>
      <text:p text:style-name="P226"><text:span text:style-name="Strong_20_Emphasis"><text:span text:style-name="T142">Earth, land</text:span></text:span></text:p>
      <text:p text:style-name="P226"><text:span text:style-name="Strong_20_Emphasis"><text:span text:style-name="T142"/></text:span></text:p>
      <text:p text:style-name="P364"><text:span text:style-name="Strong_20_Emphasis"><text:span text:style-name="T343">Here we see kamatz under the aleph and segol under the reish, this give us “ahretz”. The name for Earth or “land”. “</text:span></text:span><text:span text:style-name="Strong_20_Emphasis"><text:span text:style-name="T344">eh-rehtz”.</text:span></text:span></text:p>
      <text:p text:style-name="P226"/>
      <text:p text:style-name="P226"><text:span text:style-name="Strong_20_Emphasis"><text:span text:style-name="T120">מֶלֶךְ</text:span></text:span></text:p>
      <text:p text:style-name="P230"><text:span text:style-name="Strong_20_Emphasis"><text:span text:style-name="T146">King</text:span></text:span></text:p>
      <text:p text:style-name="P230"><text:span text:style-name="Strong_20_Emphasis"><text:span text:style-name="T146"/></text:span></text:p>
      <text:p text:style-name="P374"><text:span text:style-name="Strong_20_Emphasis"><text:span text:style-name="T343">“melek” is the word for “king”. </text:span></text:span><text:span text:style-name="Strong_20_Emphasis"><text:span text:style-name="T348">Segol is under both of the first letters giving. </text:span></text:span><text:span text:style-name="Strong_20_Emphasis"><text:span text:style-name="T343">Mehl-ek. Mehl-ek.</text:span></text:span></text:p>
      <text:p text:style-name="P230"><text:span text:style-name="Strong_20_Emphasis"><text:span text:style-name="T146"/></text:span></text:p>
      <text:p text:style-name="P377"><text:span text:style-name="Strong_20_Emphasis"><text:span text:style-name="T62">פֶּה</text:span></text:span></text:p>
      <text:p text:style-name="P377"><text:span text:style-name="Strong_20_Emphasis"><text:span text:style-name="T143">Mouth</text:span></text:span></text:p>
      <text:p text:style-name="P377"><text:span text:style-name="Strong_20_Emphasis"><text:span text:style-name="T143"/></text:span></text:p>
      <text:p text:style-name="P377"><text:span text:style-name="Strong_20_Emphasis"><text:span text:style-name="T350">We say the nikudot with a horizontal line is a “mouth that says ahh”. And this is an easy visual reminder of the sound the nikudot makes. But this is the actual Hebrew word for a mouth: “peh”. It doesn’t have a horizontal line at all! </text:span></text:span></text:p>
      <text:p text:style-name="P377"><text:span text:style-name="Strong_20_Emphasis"><text:span text:style-name="T141"/></text:span></text:p>
      <text:p text:style-name="P377"><text:span text:style-name="Strong_20_Emphasis"><text:span text:style-name="T61">זֶה</text:span></text:span></text:p>
      <text:p text:style-name="P377"><text:span text:style-name="Strong_20_Emphasis"><text:span text:style-name="T142">This</text:span></text:span></text:p>
      <text:p text:style-name="P377"><text:span text:style-name="Strong_20_Emphasis"><text:span text:style-name="T142"/></text:span></text:p>
      <text:p text:style-name="P377"><text:span text:style-name="Strong_20_Emphasis"><text:span text:style-name="T350">A very common Hebrew word that means “this”. We only have one segol again so this is “tzeh”. “tzeh”.</text:span></text:span></text:p>
      <text:p text:style-name="P230"><text:span text:style-name="Strong_20_Emphasis"><text:span text:style-name="T146"/></text:span></text:p>
      <text:p text:style-name="P230"><text:span text:style-name="Strong_20_Emphasis"><text:span text:style-name="T146">בֹּקֶר</text:span></text:span></text:p>
      <text:p text:style-name="P245"><text:span text:style-name="Strong_20_Emphasis"><text:span text:style-name="T158">Morning</text:span></text:span></text:p>
      <text:p text:style-name="P245"><text:span text:style-name="Strong_20_Emphasis"><text:span text:style-name="T158"/></text:span></text:p>
      <text:p text:style-name="P368"><text:span text:style-name="Strong_20_Emphasis"><text:span text:style-name="T345">Another fun word to say! The nekudot on “top” of the bet makes a</text:span></text:span><text:span text:style-name="Strong_20_Emphasis"><text:span text:style-name="T348">n</text:span></text:span><text:span text:style-name="Strong_20_Emphasis"><text:span text:style-name="T345"> “o”. So this is the word “bo-ker”. The word for morning.</text:span></text:span></text:p>
      <text:p text:style-name="P245"><text:span text:style-name="Strong_20_Emphasis"><text:span text:style-name="T158"/></text:span></text:p>
      <text:p text:style-name="P226"><text:span text:style-name="Strong_20_Emphasis"><text:span text:style-name="T62">אֶבֶן</text:span></text:span></text:p>
      <text:p text:style-name="P228"><text:span text:style-name="Strong_20_Emphasis"><text:span text:style-name="T144">stone, small rock, gem</text:span></text:span></text:p>
      <text:p text:style-name="P228"><text:span text:style-name="Strong_20_Emphasis"><text:span text:style-name="T144"/></text:span></text:p>
      <text:p text:style-name="P370"><text:span text:style-name="Strong_20_Emphasis"><text:span text:style-name="T346">The word for “stone”, “small rock” or sometimes “gem”. This is pronounced “ev-en”.</text:span></text:span></text:p>
      <text:p text:style-name="P228"><text:span text:style-name="Strong_20_Emphasis"><text:span text:style-name="T144"/></text:span></text:p>
      <text:p text:style-name="P228"><text:span text:style-name="Strong_20_Emphasis"><text:span text:style-name="T144">אִינְטֶרְנֶט</text:span></text:span></text:p>
      <text:p text:style-name="P231"><text:span text:style-name="Strong_20_Emphasis"><text:span text:style-name="T147">Internet</text:span></text:span></text:p>
      <text:p text:style-name="P231"><text:span text:style-name="Strong_20_Emphasis"><text:span text:style-name="T147"/></text:span></text:p>
      <text:p text:style-name="P374"><text:span text:style-name="Strong_20_Emphasis"><text:span text:style-name="T347">Lots of nikudot! Don’t be discouraged, this modern word is easy to pronounce. <text:s/></text:span></text:span><text:span text:style-name="Strong_20_Emphasis"><text:span text:style-name="T348">The dot at the “feet” of the aleph makes an “ee”. Then a lot of nikudot with either 2 or 3 that makes an “E”. </text:span></text:span><text:span text:style-name="Strong_20_Emphasis"><text:span text:style-name="T347">“eenternet”.</text:span></text:span></text:p>
      <text:p text:style-name="P231"><text:span text:style-name="Strong_20_Emphasis"><text:span text:style-name="T147"/></text:span></text:p>
      <text:p text:style-name="P231"><text:span text:style-name="Strong_20_Emphasis"><text:span text:style-name="T147">גָּלֶרְיָה</text:span></text:span></text:p>
      <text:p text:style-name="P231"><text:soft-page-break/><text:span text:style-name="Strong_20_Emphasis"><text:span text:style-name="T147">gallery</text:span></text:span></text:p>
      <text:p text:style-name="P231"><text:span text:style-name="Strong_20_Emphasis"><text:span text:style-name="T147"/></text:span></text:p>
      <text:p text:style-name="P373"><text:span text:style-name="Strong_20_Emphasis"><text:span text:style-name="T347">Another modern word adopted into Hebrew. Gal-er-ee-ah. Gal-er-ee-ah. </text:span></text:span></text:p>
      <text:p text:style-name="P228"><text:span text:style-name="Strong_20_Emphasis"><text:span text:style-name="T144"/></text:span></text:p>
      <text:p text:style-name="P228"><text:span text:style-name="Strong_20_Emphasis"><text:span text:style-name="T144">נֶצַח</text:span></text:span></text:p>
      <text:p text:style-name="P228"><text:span text:style-name="Strong_20_Emphasis"><text:span text:style-name="T144">enduring, eminence, victory</text:span></text:span></text:p>
      <text:p text:style-name="P228"><text:span text:style-name="Strong_20_Emphasis"><text:span text:style-name="T144"/></text:span></text:p>
      <text:p text:style-name="P374"><text:span text:style-name="Strong_20_Emphasis"><text:span text:style-name="T348">Here we have the word that means “victory”, “enduring” or “eminence.” It is the name of a sephera. “net-tzach”. </text:span></text:span></text:p>
      <text:p text:style-name="P228"><text:span text:style-name="Strong_20_Emphasis"><text:span text:style-name="T144"/></text:span></text:p>
      <text:p text:style-name="P226"><text:span text:style-name="Strong_20_Emphasis"><text:span text:style-name="T142">אֶלֶף</text:span></text:span></text:p>
      <text:p text:style-name="P226"><text:span text:style-name="Strong_20_Emphasis"><text:span text:style-name="T142">Thousand, one thousand, millennium </text:span></text:span></text:p>
      <text:p text:style-name="P226"><text:span text:style-name="Strong_20_Emphasis"><text:span text:style-name="T142"/></text:span></text:p>
      <text:p text:style-name="P375"><text:span text:style-name="Strong_20_Emphasis"><text:span text:style-name="T349">Another word with two segol, “ehl-eff”. This means “thousand” or sometimes “millenium”.</text:span></text:span></text:p>
      <text:p text:style-name="P226"><text:span text:style-name="Strong_20_Emphasis"><text:span text:style-name="T142"/></text:span></text:p>
      <text:p text:style-name="P226"><text:span text:style-name="Strong_20_Emphasis"><text:span text:style-name="T142">אַתֶּם</text:span></text:span></text:p>
      <text:p text:style-name="P226"><text:span text:style-name="Strong_20_Emphasis"><text:span text:style-name="T142">You all</text:span></text:span></text:p>
      <text:p text:style-name="P226"><text:span text:style-name="Strong_20_Emphasis"><text:span text:style-name="T142"/></text:span></text:p>
      <text:p text:style-name="P377"><text:span text:style-name="Strong_20_Emphasis"><text:span text:style-name="T351">The Hebrew “y’all”, this is the word “ah-tem” the word for “you all”.</text:span></text:span></text:p>
      <text:p text:style-name="P226"><text:span text:style-name="Strong_20_Emphasis"><text:span text:style-name="T142"/></text:span></text:p>
      <text:p text:style-name="P226"><text:span text:style-name="Strong_20_Emphasis"><text:span text:style-name="T142">שֶׁל</text:span></text:span></text:p>
      <text:p text:style-name="P230"><text:span text:style-name="Strong_20_Emphasis"><text:span text:style-name="T146">Of, belonging to, owned by</text:span></text:span></text:p>
      <text:p text:style-name="P378"><text:span text:style-name="Strong_20_Emphasis"><text:span text:style-name="T352">This common word means “of”, “belonging to”, or “owned by” and is pronounced “shell”. “shell”.</text:span></text:span></text:p>
      <text:p text:style-name="P226"><text:span text:style-name="Strong_20_Emphasis"><text:span text:style-name="T142"/></text:span></text:p>
      <text:p text:style-name="P226"><text:span text:style-name="Strong_20_Emphasis"><text:span text:style-name="T142">שֶׂה</text:span></text:span></text:p>
      <text:p text:style-name="P227"><text:span text:style-name="Strong_20_Emphasis"><text:span text:style-name="T143">One of a flock, lamb, kid (goat)</text:span></text:span></text:p>
      <text:p text:style-name="P227"><text:span text:style-name="Strong_20_Emphasis"><text:span text:style-name="T143"/></text:span></text:p>
      <text:p text:style-name="P378"><text:span text:style-name="Strong_20_Emphasis"><text:span text:style-name="T352">One of a flock, a lamb or kid. We say this word “seh”. “seh”.</text:span></text:span></text:p>
      <text:p text:style-name="P227"><text:span text:style-name="Strong_20_Emphasis"><text:span text:style-name="T143"/></text:span></text:p>
      <text:p text:style-name="P231"><text:span text:style-name="Strong_20_Emphasis"><text:span text:style-name="T147">מֹשֶׁה</text:span></text:span></text:p>
      <text:p text:style-name="P231"><text:span text:style-name="Strong_20_Emphasis"><text:span text:style-name="T147">Moses</text:span></text:span></text:p>
      <text:p text:style-name="P231"><text:span text:style-name="Strong_20_Emphasis"><text:span text:style-name="T147"/></text:span></text:p>
      <text:p text:style-name="P379"><text:span text:style-name="Strong_20_Emphasis"><text:span text:style-name="T353">We see a nekudot on top of the mem, so “mo”. And the segol under the sheen” No one like this prophet ever arose again in Israel: Moshe.</text:span></text:span></text:p>
      <text:p text:style-name="P231"><text:span text:style-name="Strong_20_Emphasis"><text:span text:style-name="T147"/></text:span></text:p>
      <text:p text:style-name="P227"><text:span text:style-name="Strong_20_Emphasis"><text:span text:style-name="T143">כּוֹרֶשׁ</text:span></text:span></text:p>
      <text:p text:style-name="P227"><text:span text:style-name="Strong_20_Emphasis"><text:span text:style-name="T143">Cyrus famous King of Persia</text:span></text:span></text:p>
      <text:p text:style-name="P227"><text:span text:style-name="Strong_20_Emphasis"><text:span text:style-name="T143"/></text:span></text:p>
      <text:p text:style-name="P380"><text:span text:style-name="Strong_20_Emphasis"><text:span text:style-name="T354">Another famous name </text:span></text:span><text:span text:style-name="Strong_20_Emphasis"><text:span text:style-name="T355">Cyrus</text:span></text:span><text:span text:style-name="Strong_20_Emphasis"><text:span text:style-name="T354">, the nekudot on top of the vav makes an “O”. So we say this “koresh”, the King of Persia who ended the Babylonian captivity.</text:span></text:span></text:p>
      <text:p text:style-name="P227"><text:span text:style-name="Strong_20_Emphasis"><text:span text:style-name="T143"/></text:span></text:p>
      <text:p text:style-name="P227"><text:span text:style-name="Strong_20_Emphasis"><text:span text:style-name="T143">מוֹרֶה</text:span></text:span></text:p>
      <text:p text:style-name="P229"><text:span text:style-name="Strong_20_Emphasis"><text:span text:style-name="T145">teacher, rain (ancient)</text:span></text:span></text:p>
      <text:p text:style-name="P229"><text:span text:style-name="Strong_20_Emphasis"><text:span text:style-name="T145"/></text:span></text:p>
      <text:p text:style-name="P382"><text:span text:style-name="Strong_20_Emphasis"><text:span text:style-name="T356">The word for “teacher” once meant “rain”. The dot on “top” makes an “O”, so with the segol under the reish this would be said “mo-reh”. “mo-reh”.</text:span></text:span></text:p>
      <text:p text:style-name="P229"><text:soft-page-break/><text:span text:style-name="Strong_20_Emphasis"><text:span text:style-name="T145"/></text:span></text:p>
      <text:p text:style-name="P229"><text:span text:style-name="Strong_20_Emphasis"><text:span text:style-name="T145">חֶדֶר</text:span></text:span></text:p>
      <text:p text:style-name="P229"><text:span text:style-name="Strong_20_Emphasis"><text:span text:style-name="T145">room</text:span></text:span></text:p>
      <text:p text:style-name="P229"><text:span text:style-name="Strong_20_Emphasis"><text:span text:style-name="T145"/></text:span></text:p>
      <text:p text:style-name="P383"><text:span text:style-name="Strong_20_Emphasis"><text:span text:style-name="T357">Two segol in this one! “che-der”. “che-der”. The word for room.</text:span></text:span></text:p>
      <text:p text:style-name="P229"><text:span text:style-name="Strong_20_Emphasis"><text:span text:style-name="T145"/></text:span></text:p>
      <text:p text:style-name="P229"><text:span text:style-name="Strong_20_Emphasis"><text:span text:style-name="T145">אֶתְמוֹל</text:span></text:span></text:p>
      <text:p text:style-name="P231"><text:span text:style-name="Strong_20_Emphasis"><text:span text:style-name="T147">yesterday, recently</text:span></text:span></text:p>
      <text:p text:style-name="P231"><text:span text:style-name="Strong_20_Emphasis"><text:span text:style-name="T147"/></text:span></text:p>
      <text:p text:style-name="P384"><text:span text:style-name="Strong_20_Emphasis"><text:span text:style-name="T358">We will explain why the two dots under the tav is silent. But we sound this out “et-mol”. The word for “yesterday” or sometimes “recently”.</text:span></text:span></text:p>
      <text:p text:style-name="P231"><text:span text:style-name="Strong_20_Emphasis"><text:span text:style-name="T147"/></text:span></text:p>
      <text:p text:style-name="P231"><text:span text:style-name="Strong_20_Emphasis"><text:span text:style-name="T147">אֶלָּא</text:span></text:span></text:p>
      <text:p text:style-name="P231"><text:span text:style-name="Strong_20_Emphasis"><text:span text:style-name="T147">but</text:span></text:span></text:p>
      <text:p text:style-name="P231"><text:span text:style-name="Strong_20_Emphasis"><text:span text:style-name="T147"/></text:span></text:p>
      <text:p text:style-name="P385"><text:span text:style-name="Strong_20_Emphasis"><text:span text:style-name="T359">One kamatz under the lamed, with the segol under aleph this is the “ehlah” the word for “but”. “ehlah”.</text:span></text:span></text:p>
      <text:p text:style-name="P231"><text:span text:style-name="Strong_20_Emphasis"><text:span text:style-name="T147"/></text:span></text:p>
      <text:p text:style-name="P280"><text:span text:style-name="Strong_20_Emphasis"><text:span text:style-name="T151">מֶלַח </text:span></text:span></text:p>
      <text:p text:style-name="P280"><text:span text:style-name="Strong_20_Emphasis"><text:span text:style-name="T151">salt</text:span></text:span></text:p>
      <text:p text:style-name="P217"/>
      <text:p text:style-name="P386"><text:span text:style-name="Strong_20_Emphasis"><text:span text:style-name="T251">Mem has the </text:span></text:span><text:span text:style-name="Strong_20_Emphasis"><text:span text:style-name="T342">k</text:span></text:span><text:span text:style-name="Strong_20_Emphasis"><text:span text:style-name="T251">amatz, so this is </text:span></text:span><text:span text:style-name="Strong_20_Emphasis"><text:span text:style-name="T252">me</text:span></text:span><text:span text:style-name="Strong_20_Emphasis"><text:span text:style-name="T251">lach or salt. “</text:span></text:span><text:span text:style-name="Strong_20_Emphasis"><text:span text:style-name="T360">mehlach”, </text:span></text:span><text:span text:style-name="Strong_20_Emphasis"><text:span text:style-name="T120">“</text:span></text:span><text:span text:style-name="Strong_20_Emphasis"><text:span text:style-name="T360">mehlach”</text:span></text:span></text:p>
      <text:p text:style-name="P231"><text:span text:style-name="Strong_20_Emphasis"><text:span text:style-name="T147"/></text:span></text:p>
      <text:p text:style-name="P302">Lesson <text:span text:style-name="T489">5</text:span> Practice</text:p>
      <text:p text:style-name="P36"/>
      <text:p text:style-name="P36">Question 1:</text:p>
      <text:p text:style-name="P41">(Image of <text:span text:style-name="T613">s</text:span><text:span text:style-name="Strong_20_Emphasis"><text:span text:style-name="T137">egol</text:span></text:span><text:span text:style-name="T41"> </text:span>with <text:span text:style-name="T41">dots</text:span> highlighted.)</text:p>
      <text:p text:style-name="P37"/>
      <text:p text:style-name="P56">What is the name of this nikud?</text:p>
      <text:p text:style-name="P56"/>
      <text:p text:style-name="P56">Answers:</text:p>
      <text:p text:style-name="P56">1. Segol <text:span text:style-name="T531">(correct)</text:span></text:p>
      <text:p text:style-name="P56">2. <text:span text:style-name="T531">Patach</text:span></text:p>
      <text:p text:style-name="P56">3. <text:span text:style-name="T531">Kamatz</text:span></text:p>
      <text:p text:style-name="P56">4. <text:span text:style-name="T531">Matzo</text:span></text:p>
      <text:p text:style-name="P56"/>
      <text:p text:style-name="P56">Question 2:</text:p>
      <text:p text:style-name="P65">(Image of <text:span text:style-name="T613">s</text:span><text:span text:style-name="Strong_20_Emphasis"><text:span text:style-name="T137">egol</text:span></text:span> with dots highlighted)</text:p>
      <text:p text:style-name="P56"/>
      <text:p text:style-name="P56">What <text:span text:style-name="T535">does this</text:span> nikud <text:span text:style-name="T535">mean?</text:span></text:p>
      <text:p text:style-name="P56"/>
      <text:p text:style-name="P56">Answers:</text:p>
      <text:p text:style-name="P65">1. <text:span text:style-name="T532">Sephira of </text:span><text:span text:style-name="T613">h</text:span><text:span text:style-name="T532">od or splendor.</text:span></text:p>
      <text:p text:style-name="P65">2. <text:span text:style-name="T532">S</text:span><text:span text:style-name="Strong_20_Emphasis"><text:span text:style-name="T137">eph</text:span></text:span><text:span text:style-name="Strong_20_Emphasis"><text:span text:style-name="T219">ira</text:span></text:span><text:span text:style-name="Strong_20_Emphasis"><text:span text:style-name="T137"> of </text:span></text:span><text:span text:style-name="Strong_20_Emphasis"><text:span text:style-name="T342">c</text:span></text:span><text:span text:style-name="Strong_20_Emphasis"><text:span text:style-name="T137">hesod or kindness. </text:span></text:span><text:span text:style-name="Strong_20_Emphasis"><text:span text:style-name="T219">(correct)</text:span></text:span></text:p>
      <text:p text:style-name="P65">3. <text:span text:style-name="T532">S</text:span><text:span text:style-name="Strong_20_Emphasis"><text:span text:style-name="T137">eph</text:span></text:span><text:span text:style-name="Strong_20_Emphasis"><text:span text:style-name="T219">ira</text:span></text:span><text:span text:style-name="Strong_20_Emphasis"><text:span text:style-name="T137"> of </text:span></text:span><text:span text:style-name="Strong_20_Emphasis"><text:span text:style-name="T342">n</text:span></text:span><text:span text:style-name="Strong_20_Emphasis"><text:span text:style-name="T219">atzach</text:span></text:span><text:span text:style-name="Strong_20_Emphasis"><text:span text:style-name="T137"> or </text:span></text:span><text:span text:style-name="Strong_20_Emphasis"><text:span text:style-name="T219">victory</text:span></text:span></text:p>
      <text:p text:style-name="P56">4. <text:span text:style-name="T532">Sephira of </text:span><text:span text:style-name="T613">l</text:span><text:span text:style-name="T532">ev or loving everyone.</text:span></text:p>
      <text:p text:style-name="P56"/>
      <text:p text:style-name="P56"><text:soft-page-break/>Question 3:</text:p>
      <text:p text:style-name="P56">(Image of <text:span text:style-name="T613">s</text:span><text:span text:style-name="T533">egol</text:span> with dots highlighted)</text:p>
      <text:p text:style-name="P56"/>
      <text:p text:style-name="P56">What sound does this nikud make?</text:p>
      <text:p text:style-name="P56"/>
      <text:p text:style-name="P56">Answers:</text:p>
      <text:p text:style-name="P56">1. “E” sound like in “red”. <text:span text:style-name="T43">(correct)</text:span></text:p>
      <text:p text:style-name="P56">2. “<text:span text:style-name="T533">I” sound like in “icky”.</text:span></text:p>
      <text:p text:style-name="P56">3. “<text:span text:style-name="T533">U” sound like in “universe”.</text:span></text:p>
      <text:p text:style-name="P56">4. “A” sound like in “sat”.</text:p>
      <text:p text:style-name="P56"/>
      <text:p text:style-name="P78">Question 4:</text:p>
      <text:p text:style-name="P56">(Image of <text:span text:style-name="T613">s</text:span><text:span text:style-name="T534">egol</text:span> with dots highlighted)</text:p>
      <text:p text:style-name="P56"/>
      <text:p text:style-name="P290">What do the 3 dots symbolize?</text:p>
      <text:p text:style-name="P78"/>
      <text:p text:style-name="P78">Answers:</text:p>
      <text:p text:style-name="P78">1. <text:span text:style-name="T535">The three stooges.</text:span></text:p>
      <text:p text:style-name="P78">2. <text:span text:style-name="T535">Abraham, Isaac, and Jacob and Kohanim, Levites and Israelites. </text:span><text:span text:style-name="T552">(correct)</text:span></text:p>
      <text:p text:style-name="P78">3. <text:span text:style-name="T535">Service, Judgement, and Compassion.</text:span></text:p>
      <text:p text:style-name="P78">4. You can’t tell, it’s the most mysterious vowel.</text:p>
      <text:p text:style-name="P78"/>
      <text:p text:style-name="P270"><text:span text:style-name="Strong_20_Emphasis"><text:span text:style-name="T147">Question 5:</text:span></text:span></text:p>
      <text:p text:style-name="P270"><text:span text:style-name="Strong_20_Emphasis"><text:span text:style-name="T147">סֶגּוֹל</text:span></text:span></text:p>
      <text:p text:style-name="P270"><text:span text:style-name="Strong_20_Emphasis"><text:span text:style-name="T342">s</text:span></text:span><text:span text:style-name="Strong_20_Emphasis"><text:span text:style-name="T147">egol</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s</text:span></text:span><text:span text:style-name="Strong_20_Emphasis"><text:span text:style-name="T221">o</text:span></text:span><text:span text:style-name="Strong_20_Emphasis"><text:span text:style-name="T147">ggl</text:span></text:span></text:p>
      <text:p text:style-name="P270"><text:span text:style-name="Strong_20_Emphasis"><text:span text:style-name="T147">2. sagg</text:span></text:span><text:span text:style-name="Strong_20_Emphasis"><text:span text:style-name="T221">le</text:span></text:span></text:p>
      <text:p text:style-name="P270"><text:span text:style-name="Strong_20_Emphasis"><text:span text:style-name="T147">3. s</text:span></text:span><text:span text:style-name="Strong_20_Emphasis"><text:span text:style-name="T221">e</text:span></text:span><text:span text:style-name="Strong_20_Emphasis"><text:span text:style-name="T147">g</text:span></text:span><text:span text:style-name="Strong_20_Emphasis"><text:span text:style-name="T221">ol (correct)</text:span></text:span></text:p>
      <text:p text:style-name="P270"><text:span text:style-name="Strong_20_Emphasis"><text:span text:style-name="T147">4. s</text:span></text:span><text:span text:style-name="Strong_20_Emphasis"><text:span text:style-name="T221">eg</text:span></text:span><text:span text:style-name="Strong_20_Emphasis"><text:span text:style-name="T222">oo</text:span></text:span><text:span text:style-name="Strong_20_Emphasis"><text:span text:style-name="T221">l</text:span></text:span></text:p>
      <text:p text:style-name="P270"><text:span text:style-name="Strong_20_Emphasis"><text:span text:style-name="T147"/></text:span></text:p>
      <text:p text:style-name="P270"><text:span text:style-name="Strong_20_Emphasis"><text:span text:style-name="T147">Question 6:</text:span></text:span></text:p>
      <text:p text:style-name="P270"><text:span text:style-name="Strong_20_Emphasis"><text:span text:style-name="T147">אָרֶץ</text:span></text:span></text:p>
      <text:p text:style-name="P270"><text:span text:style-name="Strong_20_Emphasis"><text:span text:style-name="T342">e</text:span></text:span><text:span text:style-name="Strong_20_Emphasis"><text:span text:style-name="T147">arth, land</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eraz</text:span></text:span></text:p>
      <text:p text:style-name="P270"><text:span text:style-name="Strong_20_Emphasis"><text:span text:style-name="T147">2. eratez</text:span></text:span></text:p>
      <text:p text:style-name="P270"><text:span text:style-name="Strong_20_Emphasis"><text:span text:style-name="T147">3. er</text:span></text:span><text:span text:style-name="Strong_20_Emphasis"><text:span text:style-name="T223">e</text:span></text:span><text:span text:style-name="Strong_20_Emphasis"><text:span text:style-name="T147">tz </text:span></text:span><text:span text:style-name="Strong_20_Emphasis"><text:span text:style-name="T223">(correct)</text:span></text:span></text:p>
      <text:p text:style-name="P270"><text:span text:style-name="Strong_20_Emphasis"><text:span text:style-name="T147">4. er</text:span></text:span><text:span text:style-name="Strong_20_Emphasis"><text:span text:style-name="T223">oo</text:span></text:span><text:span text:style-name="Strong_20_Emphasis"><text:span text:style-name="T147">ts</text:span></text:span></text:p>
      <text:p text:style-name="P270"><text:span text:style-name="Strong_20_Emphasis"><text:span text:style-name="T147"/></text:span></text:p>
      <text:p text:style-name="P270"><text:span text:style-name="Strong_20_Emphasis"><text:span text:style-name="T147">Question 7:</text:span></text:span></text:p>
      <text:p text:style-name="P270"><text:span text:style-name="Strong_20_Emphasis"><text:span text:style-name="T147">מֶלֶךְ</text:span></text:span></text:p>
      <text:p text:style-name="P270"><text:span text:style-name="Strong_20_Emphasis"><text:span text:style-name="T342">k</text:span></text:span><text:span text:style-name="Strong_20_Emphasis"><text:span text:style-name="T147">ing</text:span></text:span></text:p>
      <text:p text:style-name="P270"><text:span text:style-name="Strong_20_Emphasis"><text:span text:style-name="T147">How do you pronounce this word?</text:span></text:span></text:p>
      <text:p text:style-name="P270"><text:soft-page-break/><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m</text:span></text:span><text:span text:style-name="Strong_20_Emphasis"><text:span text:style-name="T224">e</text:span></text:span><text:span text:style-name="Strong_20_Emphasis"><text:span text:style-name="T147">l</text:span></text:span><text:span text:style-name="Strong_20_Emphasis"><text:span text:style-name="T224">ek (correct)</text:span></text:span></text:p>
      <text:p text:style-name="P270"><text:span text:style-name="Strong_20_Emphasis"><text:span text:style-name="T147">2. m</text:span></text:span><text:span text:style-name="Strong_20_Emphasis"><text:span text:style-name="T224">e</text:span></text:span><text:span text:style-name="Strong_20_Emphasis"><text:span text:style-name="T147">llachi</text:span></text:span></text:p>
      <text:p text:style-name="P270"><text:span text:style-name="Strong_20_Emphasis"><text:span text:style-name="T147">3. malla</text:span></text:span><text:span text:style-name="Strong_20_Emphasis"><text:span text:style-name="T224">k</text:span></text:span></text:p>
      <text:p text:style-name="P270"><text:span text:style-name="Strong_20_Emphasis"><text:span text:style-name="T147">4. mallacha</text:span></text:span></text:p>
      <text:p text:style-name="P270"><text:span text:style-name="Strong_20_Emphasis"><text:span text:style-name="T147"/></text:span></text:p>
      <text:p text:style-name="P270"><text:span text:style-name="Strong_20_Emphasis"><text:span text:style-name="T147">Question 8:</text:span></text:span></text:p>
      <text:p text:style-name="P270"><text:span text:style-name="Strong_20_Emphasis"><text:span text:style-name="T147">בֹּקֶר</text:span></text:span></text:p>
      <text:p text:style-name="P270"><text:span text:style-name="Strong_20_Emphasis"><text:span text:style-name="T342">m</text:span></text:span><text:span text:style-name="Strong_20_Emphasis"><text:span text:style-name="T147">orning</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b</text:span></text:span><text:span text:style-name="Strong_20_Emphasis"><text:span text:style-name="T225">o</text:span></text:span><text:span text:style-name="Strong_20_Emphasis"><text:span text:style-name="T147">k</text:span></text:span><text:span text:style-name="Strong_20_Emphasis"><text:span text:style-name="T225">a</text:span></text:span><text:span text:style-name="Strong_20_Emphasis"><text:span text:style-name="T147">r</text:span></text:span></text:p>
      <text:p text:style-name="P270"><text:span text:style-name="Strong_20_Emphasis"><text:span text:style-name="T147">2. b</text:span></text:span><text:span text:style-name="Strong_20_Emphasis"><text:span text:style-name="T225">i</text:span></text:span><text:span text:style-name="Strong_20_Emphasis"><text:span text:style-name="T147">kker</text:span></text:span></text:p>
      <text:p text:style-name="P270"><text:span text:style-name="Strong_20_Emphasis"><text:span text:style-name="T147">3. b</text:span></text:span><text:span text:style-name="Strong_20_Emphasis"><text:span text:style-name="T225">o</text:span></text:span><text:span text:style-name="Strong_20_Emphasis"><text:span text:style-name="T147">k</text:span></text:span><text:span text:style-name="Strong_20_Emphasis"><text:span text:style-name="T225">e</text:span></text:span><text:span text:style-name="Strong_20_Emphasis"><text:span text:style-name="T147">r </text:span></text:span><text:span text:style-name="Strong_20_Emphasis"><text:span text:style-name="T225">(correct)</text:span></text:span></text:p>
      <text:p text:style-name="P270"><text:span text:style-name="Strong_20_Emphasis"><text:span text:style-name="T147">4. bker</text:span></text:span></text:p>
      <text:p text:style-name="P270"><text:span text:style-name="Strong_20_Emphasis"><text:span text:style-name="T147"/></text:span></text:p>
      <text:p text:style-name="P270"><text:span text:style-name="Strong_20_Emphasis"><text:span text:style-name="T147">Question 9:</text:span></text:span></text:p>
      <text:p text:style-name="P270"><text:span text:style-name="Strong_20_Emphasis"><text:span text:style-name="T147">אֶבֶן</text:span></text:span></text:p>
      <text:p text:style-name="P270"><text:span text:style-name="Strong_20_Emphasis"><text:span text:style-name="T147">stone, small rock, gem</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van</text:span></text:span></text:p>
      <text:p text:style-name="P270"><text:span text:style-name="Strong_20_Emphasis"><text:span text:style-name="T147">2. aven</text:span></text:span></text:p>
      <text:p text:style-name="P270"><text:span text:style-name="Strong_20_Emphasis"><text:span text:style-name="T147">3. evan</text:span></text:span></text:p>
      <text:p text:style-name="P270"><text:span text:style-name="Strong_20_Emphasis"><text:span text:style-name="T147">4. even </text:span></text:span><text:span text:style-name="Strong_20_Emphasis"><text:span text:style-name="T226">(correct)</text:span></text:span></text:p>
      <text:p text:style-name="P270"><text:span text:style-name="Strong_20_Emphasis"><text:span text:style-name="T147"/></text:span></text:p>
      <text:p text:style-name="P270"><text:span text:style-name="Strong_20_Emphasis"><text:span text:style-name="T147">Question 10:</text:span></text:span></text:p>
      <text:p text:style-name="P270"><text:span text:style-name="Strong_20_Emphasis"><text:span text:style-name="T147">אִינְטֶרְנֶט</text:span></text:span></text:p>
      <text:p text:style-name="P270"><text:span text:style-name="Strong_20_Emphasis"><text:span text:style-name="T342">i</text:span></text:span><text:span text:style-name="Strong_20_Emphasis"><text:span text:style-name="T147">nternet</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in'tar'nat</text:span></text:span></text:p>
      <text:p text:style-name="P270"><text:span text:style-name="Strong_20_Emphasis"><text:span text:style-name="T147">2. </text:span></text:span><text:span text:style-name="Strong_20_Emphasis"><text:span text:style-name="T227">e</text:span></text:span><text:span text:style-name="Strong_20_Emphasis"><text:span text:style-name="T147">n'tar'net</text:span></text:span></text:p>
      <text:p text:style-name="P270"><text:span text:style-name="Strong_20_Emphasis"><text:span text:style-name="T147">3. </text:span></text:span><text:span text:style-name="Strong_20_Emphasis"><text:span text:style-name="T227">ee</text:span></text:span><text:span text:style-name="Strong_20_Emphasis"><text:span text:style-name="T147">n't</text:span></text:span><text:span text:style-name="Strong_20_Emphasis"><text:span text:style-name="T227">er</text:span></text:span><text:span text:style-name="Strong_20_Emphasis"><text:span text:style-name="T147">'n</text:span></text:span><text:span text:style-name="Strong_20_Emphasis"><text:span text:style-name="T227">e</text:span></text:span><text:span text:style-name="Strong_20_Emphasis"><text:span text:style-name="T147">t </text:span></text:span><text:span text:style-name="Strong_20_Emphasis"><text:span text:style-name="T227">(correct)</text:span></text:span></text:p>
      <text:p text:style-name="P270"><text:span text:style-name="Strong_20_Emphasis"><text:span text:style-name="T147">4. in'tar'net</text:span></text:span></text:p>
      <text:p text:style-name="P270"><text:span text:style-name="Strong_20_Emphasis"><text:span text:style-name="T147"/></text:span></text:p>
      <text:p text:style-name="P270"><text:span text:style-name="Strong_20_Emphasis"><text:span text:style-name="T147">Question 11:</text:span></text:span></text:p>
      <text:p text:style-name="P270"><text:span text:style-name="Strong_20_Emphasis"><text:span text:style-name="T147">גָּלֶרְיָה</text:span></text:span></text:p>
      <text:p text:style-name="P270"><text:span text:style-name="Strong_20_Emphasis"><text:span text:style-name="T147">galler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g</text:span></text:span><text:span text:style-name="Strong_20_Emphasis"><text:span text:style-name="T228">a</text:span></text:span><text:span text:style-name="Strong_20_Emphasis"><text:span text:style-name="T147">llar</text:span></text:span><text:span text:style-name="Strong_20_Emphasis"><text:span text:style-name="T228">i</text:span></text:span><text:span text:style-name="Strong_20_Emphasis"><text:span text:style-name="T147">eh </text:span></text:span><text:span text:style-name="Strong_20_Emphasis"><text:span text:style-name="T228">(correct)</text:span></text:span></text:p>
      <text:p text:style-name="P270"><text:span text:style-name="Strong_20_Emphasis"><text:span text:style-name="T147">2. gellar'e</text:span></text:span></text:p>
      <text:p text:style-name="P270"><text:soft-page-break/><text:span text:style-name="Strong_20_Emphasis"><text:span text:style-name="T147">3. g</text:span></text:span><text:span text:style-name="Strong_20_Emphasis"><text:span text:style-name="T228">a</text:span></text:span><text:span text:style-name="Strong_20_Emphasis"><text:span text:style-name="T147">llar'ah</text:span></text:span></text:p>
      <text:p text:style-name="P270"><text:span text:style-name="Strong_20_Emphasis"><text:span text:style-name="T147">4. gellar'a</text:span></text:span></text:p>
      <text:p text:style-name="P270"><text:span text:style-name="Strong_20_Emphasis"><text:span text:style-name="T147"/></text:span></text:p>
      <text:p text:style-name="P270"><text:span text:style-name="Strong_20_Emphasis"><text:span text:style-name="T147">Question 12:</text:span></text:span></text:p>
      <text:p text:style-name="P270"><text:span text:style-name="Strong_20_Emphasis"><text:span text:style-name="T147">נֶצַח</text:span></text:span></text:p>
      <text:p text:style-name="P270"><text:span text:style-name="Strong_20_Emphasis"><text:span text:style-name="T147">enduring, eminence, victor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n</text:span></text:span><text:span text:style-name="Strong_20_Emphasis"><text:span text:style-name="T229">e</text:span></text:span><text:span text:style-name="Strong_20_Emphasis"><text:span text:style-name="T147">z</text:span></text:span><text:span text:style-name="Strong_20_Emphasis"><text:span text:style-name="T229">o</text:span></text:span><text:span text:style-name="Strong_20_Emphasis"><text:span text:style-name="T147">ch</text:span></text:span></text:p>
      <text:p text:style-name="P270"><text:span text:style-name="Strong_20_Emphasis"><text:span text:style-name="T147">2. natezach</text:span></text:span></text:p>
      <text:p text:style-name="P270"><text:span text:style-name="Strong_20_Emphasis"><text:span text:style-name="T147">3. n</text:span></text:span><text:span text:style-name="Strong_20_Emphasis"><text:span text:style-name="T229">e</text:span></text:span><text:span text:style-name="Strong_20_Emphasis"><text:span text:style-name="T147">tzach </text:span></text:span><text:span text:style-name="Strong_20_Emphasis"><text:span text:style-name="T229">(correct)</text:span></text:span></text:p>
      <text:p text:style-name="P270"><text:span text:style-name="Strong_20_Emphasis"><text:span text:style-name="T147">4. natsach</text:span></text:span></text:p>
      <text:p text:style-name="P270"><text:span text:style-name="Strong_20_Emphasis"><text:span text:style-name="T147"/></text:span></text:p>
      <text:p text:style-name="P270"><text:span text:style-name="Strong_20_Emphasis"><text:span text:style-name="T147">Question 13:</text:span></text:span></text:p>
      <text:p text:style-name="P270"><text:span text:style-name="Strong_20_Emphasis"><text:span text:style-name="T147">אֶלֶף</text:span></text:span></text:p>
      <text:p text:style-name="P270"><text:span text:style-name="Strong_20_Emphasis"><text:span text:style-name="T342">t</text:span></text:span><text:span text:style-name="Strong_20_Emphasis"><text:span text:style-name="T147">housand, one thousand, millennium </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text:span></text:span><text:span text:style-name="Strong_20_Emphasis"><text:span text:style-name="T230">e</text:span></text:span><text:span text:style-name="Strong_20_Emphasis"><text:span text:style-name="T147">ll</text:span></text:span><text:span text:style-name="Strong_20_Emphasis"><text:span text:style-name="T230">e</text:span></text:span><text:span text:style-name="Strong_20_Emphasis"><text:span text:style-name="T147">ph </text:span></text:span><text:span text:style-name="Strong_20_Emphasis"><text:span text:style-name="T230">(correct)</text:span></text:span></text:p>
      <text:p text:style-name="P270"><text:span text:style-name="Strong_20_Emphasis"><text:span text:style-name="T147">2. allaf</text:span></text:span></text:p>
      <text:p text:style-name="P270"><text:span text:style-name="Strong_20_Emphasis"><text:span text:style-name="T147">3. alleph</text:span></text:span></text:p>
      <text:p text:style-name="P270"><text:span text:style-name="Strong_20_Emphasis"><text:span text:style-name="T147">4. a</text:span></text:span><text:span text:style-name="Strong_20_Emphasis"><text:span text:style-name="T230">i</text:span></text:span><text:span text:style-name="Strong_20_Emphasis"><text:span text:style-name="T147">llef</text:span></text:span></text:p>
      <text:p text:style-name="P270"><text:span text:style-name="Strong_20_Emphasis"><text:span text:style-name="T147"/></text:span></text:p>
      <text:p text:style-name="P270"><text:span text:style-name="Strong_20_Emphasis"><text:span text:style-name="T147">Question 14:</text:span></text:span></text:p>
      <text:p text:style-name="P270"><text:span text:style-name="Strong_20_Emphasis"><text:span text:style-name="T147">פֶּה</text:span></text:span></text:p>
      <text:p text:style-name="P270"><text:span text:style-name="Strong_20_Emphasis"><text:span text:style-name="T342">m</text:span></text:span><text:span text:style-name="Strong_20_Emphasis"><text:span text:style-name="T147">outh</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text:span></text:span><text:span text:style-name="Strong_20_Emphasis"><text:span text:style-name="T233">f</text:span></text:span><text:span text:style-name="Strong_20_Emphasis"><text:span text:style-name="T147">ah</text:span></text:span></text:p>
      <text:p text:style-name="P270"><text:span text:style-name="Strong_20_Emphasis"><text:span text:style-name="T147">2. pa</text:span></text:span><text:span text:style-name="Strong_20_Emphasis"><text:span text:style-name="T231">i</text:span></text:span></text:p>
      <text:p text:style-name="P270"><text:span text:style-name="Strong_20_Emphasis"><text:span text:style-name="T147">3. peh </text:span></text:span><text:span text:style-name="Strong_20_Emphasis"><text:span text:style-name="T232">(correct)</text:span></text:span></text:p>
      <text:p text:style-name="P270"><text:span text:style-name="Strong_20_Emphasis"><text:span text:style-name="T147">4. p</text:span></text:span><text:span text:style-name="Strong_20_Emphasis"><text:span text:style-name="T231">o</text:span></text:span></text:p>
      <text:p text:style-name="P270"><text:span text:style-name="Strong_20_Emphasis"><text:span text:style-name="T147"/></text:span></text:p>
      <text:p text:style-name="P270"><text:span text:style-name="Strong_20_Emphasis"><text:span text:style-name="T147">Question 15:</text:span></text:span></text:p>
      <text:p text:style-name="P270"><text:span text:style-name="Strong_20_Emphasis"><text:span text:style-name="T147">זֶה</text:span></text:span></text:p>
      <text:p text:style-name="P270"><text:span text:style-name="Strong_20_Emphasis"><text:span text:style-name="T342">t</text:span></text:span><text:span text:style-name="Strong_20_Emphasis"><text:span text:style-name="T147">his</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zah</text:span></text:span></text:p>
      <text:p text:style-name="P270"><text:span text:style-name="Strong_20_Emphasis"><text:span text:style-name="T147">2. z</text:span></text:span><text:span text:style-name="Strong_20_Emphasis"><text:span text:style-name="T234">ai</text:span></text:span></text:p>
      <text:p text:style-name="P270"><text:span text:style-name="Strong_20_Emphasis"><text:span text:style-name="T147">3. zeh </text:span></text:span><text:span text:style-name="Strong_20_Emphasis"><text:span text:style-name="T234">(correct)</text:span></text:span></text:p>
      <text:p text:style-name="P270"><text:span text:style-name="Strong_20_Emphasis"><text:span text:style-name="T147">4. z</text:span></text:span><text:span text:style-name="Strong_20_Emphasis"><text:span text:style-name="T235">ee</text:span></text:span></text:p>
      <text:p text:style-name="P270"><text:span text:style-name="Strong_20_Emphasis"><text:span text:style-name="T147"/></text:span></text:p>
      <text:p text:style-name="P270"><text:span text:style-name="Strong_20_Emphasis"><text:span text:style-name="T147">Question 16:</text:span></text:span></text:p>
      <text:p text:style-name="P270"><text:soft-page-break/><text:span text:style-name="Strong_20_Emphasis"><text:span text:style-name="T147">אַתֶּם</text:span></text:span></text:p>
      <text:p text:style-name="P270"><text:span text:style-name="Strong_20_Emphasis"><text:span text:style-name="T342">y</text:span></text:span><text:span text:style-name="Strong_20_Emphasis"><text:span text:style-name="T147">ou all</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tta</text:span></text:span><text:span text:style-name="Strong_20_Emphasis"><text:span text:style-name="T236">i</text:span></text:span><text:span text:style-name="Strong_20_Emphasis"><text:span text:style-name="T147">m</text:span></text:span></text:p>
      <text:p text:style-name="P270"><text:span text:style-name="Strong_20_Emphasis"><text:span text:style-name="T147">2. </text:span></text:span><text:span text:style-name="Strong_20_Emphasis"><text:span text:style-name="T237">u</text:span></text:span><text:span text:style-name="Strong_20_Emphasis"><text:span text:style-name="T147">ttem</text:span></text:span></text:p>
      <text:p text:style-name="P270"><text:span text:style-name="Strong_20_Emphasis"><text:span text:style-name="T147">3. atam</text:span></text:span></text:p>
      <text:p text:style-name="P270"><text:span text:style-name="Strong_20_Emphasis"><text:span text:style-name="T147">4. atem </text:span></text:span><text:span text:style-name="Strong_20_Emphasis"><text:span text:style-name="T236">(correct)</text:span></text:span></text:p>
      <text:p text:style-name="P270"><text:span text:style-name="Strong_20_Emphasis"><text:span text:style-name="T147"/></text:span></text:p>
      <text:p text:style-name="P270"><text:span text:style-name="Strong_20_Emphasis"><text:span text:style-name="T147">Question 17:</text:span></text:span></text:p>
      <text:p text:style-name="P270"><text:span text:style-name="Strong_20_Emphasis"><text:span text:style-name="T147">שֶׁל</text:span></text:span></text:p>
      <text:p text:style-name="P270"><text:span text:style-name="Strong_20_Emphasis"><text:span text:style-name="T342">o</text:span></text:span><text:span text:style-name="Strong_20_Emphasis"><text:span text:style-name="T147">f, belonging to, owned b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shal</text:span></text:span></text:p>
      <text:p text:style-name="P270"><text:span text:style-name="Strong_20_Emphasis"><text:span text:style-name="T147">2. shel </text:span></text:span><text:span text:style-name="Strong_20_Emphasis"><text:span text:style-name="T239">(correct)</text:span></text:span></text:p>
      <text:p text:style-name="P270"><text:span text:style-name="Strong_20_Emphasis"><text:span text:style-name="T147">3. sh</text:span></text:span><text:span text:style-name="Strong_20_Emphasis"><text:span text:style-name="T238">ul</text:span></text:span></text:p>
      <text:p text:style-name="P270"><text:span text:style-name="Strong_20_Emphasis"><text:span text:style-name="T147">4. sh</text:span></text:span><text:span text:style-name="Strong_20_Emphasis"><text:span text:style-name="T238">il</text:span></text:span></text:p>
      <text:p text:style-name="P270"><text:span text:style-name="Strong_20_Emphasis"><text:span text:style-name="T147"/></text:span></text:p>
      <text:p text:style-name="P270"><text:span text:style-name="Strong_20_Emphasis"><text:span text:style-name="T147">Question 18:</text:span></text:span></text:p>
      <text:p text:style-name="P270"><text:span text:style-name="Strong_20_Emphasis"><text:span text:style-name="T147">מֹשֶׁה</text:span></text:span></text:p>
      <text:p text:style-name="P270"><text:span text:style-name="Strong_20_Emphasis"><text:span text:style-name="T147">Moses</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mshah</text:span></text:span></text:p>
      <text:p text:style-name="P270"><text:span text:style-name="Strong_20_Emphasis"><text:span text:style-name="T147">2. m</text:span></text:span><text:span text:style-name="Strong_20_Emphasis"><text:span text:style-name="T240">u</text:span></text:span><text:span text:style-name="Strong_20_Emphasis"><text:span text:style-name="T147">sha</text:span></text:span></text:p>
      <text:p text:style-name="P270"><text:span text:style-name="Strong_20_Emphasis"><text:span text:style-name="T147">3. msheh</text:span></text:span></text:p>
      <text:p text:style-name="P270"><text:span text:style-name="Strong_20_Emphasis"><text:span text:style-name="T147">4. m</text:span></text:span><text:span text:style-name="Strong_20_Emphasis"><text:span text:style-name="T240">o</text:span></text:span><text:span text:style-name="Strong_20_Emphasis"><text:span text:style-name="T147">she </text:span></text:span><text:span text:style-name="Strong_20_Emphasis"><text:span text:style-name="T240">(correct)</text:span></text:span></text:p>
      <text:p text:style-name="P270"><text:span text:style-name="Strong_20_Emphasis"><text:span text:style-name="T147"/></text:span></text:p>
      <text:p text:style-name="P270"><text:span text:style-name="Strong_20_Emphasis"><text:span text:style-name="T147">Question 19:</text:span></text:span></text:p>
      <text:p text:style-name="P270"><text:span text:style-name="Strong_20_Emphasis"><text:span text:style-name="T147">כּוֹרֶשׁ</text:span></text:span></text:p>
      <text:p text:style-name="P270"><text:span text:style-name="Strong_20_Emphasis"><text:span text:style-name="T147">Cyrus famous King of Persia</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text:span></text:span><text:span text:style-name="Strong_20_Emphasis"><text:span text:style-name="T241">k</text:span></text:span><text:span text:style-name="Strong_20_Emphasis"><text:span text:style-name="T147">rash</text:span></text:span></text:p>
      <text:p text:style-name="P270"><text:span text:style-name="Strong_20_Emphasis"><text:span text:style-name="T147">2. </text:span></text:span><text:span text:style-name="Strong_20_Emphasis"><text:span text:style-name="T241">i</text:span></text:span><text:span text:style-name="Strong_20_Emphasis"><text:span text:style-name="T147">resh</text:span></text:span></text:p>
      <text:p text:style-name="P270"><text:span text:style-name="Strong_20_Emphasis"><text:span text:style-name="T147">3. </text:span></text:span><text:span text:style-name="Strong_20_Emphasis"><text:span text:style-name="T241">k</text:span></text:span><text:span text:style-name="Strong_20_Emphasis"><text:span text:style-name="T147">orash</text:span></text:span></text:p>
      <text:p text:style-name="P270"><text:span text:style-name="Strong_20_Emphasis"><text:span text:style-name="T147">4. </text:span></text:span><text:span text:style-name="Strong_20_Emphasis"><text:span text:style-name="T241">k</text:span></text:span><text:span text:style-name="Strong_20_Emphasis"><text:span text:style-name="T147">oresh </text:span></text:span><text:span text:style-name="Strong_20_Emphasis"><text:span text:style-name="T241">(correct)</text:span></text:span></text:p>
      <text:p text:style-name="P270"><text:span text:style-name="Strong_20_Emphasis"><text:span text:style-name="T147"/></text:span></text:p>
      <text:p text:style-name="P270"><text:span text:style-name="Strong_20_Emphasis"><text:span text:style-name="T147">Question 20:</text:span></text:span></text:p>
      <text:p text:style-name="P270"><text:span text:style-name="Strong_20_Emphasis"><text:span text:style-name="T147">מוֹרֶה</text:span></text:span></text:p>
      <text:p text:style-name="P270"><text:span text:style-name="Strong_20_Emphasis"><text:span text:style-name="T147">teacher, rain (ancient)</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oft-page-break/><text:span text:style-name="Strong_20_Emphasis"><text:span text:style-name="T147">Answers:</text:span></text:span></text:p>
      <text:p text:style-name="P270"><text:span text:style-name="Strong_20_Emphasis"><text:span text:style-name="T147">1. m</text:span></text:span><text:span text:style-name="Strong_20_Emphasis"><text:span text:style-name="T242">i</text:span></text:span><text:span text:style-name="Strong_20_Emphasis"><text:span text:style-name="T147">rah</text:span></text:span></text:p>
      <text:p text:style-name="P270"><text:span text:style-name="Strong_20_Emphasis"><text:span text:style-name="T147">2. m</text:span></text:span><text:span text:style-name="Strong_20_Emphasis"><text:span text:style-name="T242">o</text:span></text:span><text:span text:style-name="Strong_20_Emphasis"><text:span text:style-name="T147">ra</text:span></text:span></text:p>
      <text:p text:style-name="P270"><text:span text:style-name="Strong_20_Emphasis"><text:span text:style-name="T147">3. m</text:span></text:span><text:span text:style-name="Strong_20_Emphasis"><text:span text:style-name="T242">o</text:span></text:span><text:span text:style-name="Strong_20_Emphasis"><text:span text:style-name="T147">reh </text:span></text:span><text:span text:style-name="Strong_20_Emphasis"><text:span text:style-name="T242">(correct)</text:span></text:span></text:p>
      <text:p text:style-name="P270"><text:span text:style-name="Strong_20_Emphasis"><text:span text:style-name="T147">4. m</text:span></text:span><text:span text:style-name="Strong_20_Emphasis"><text:span text:style-name="T242">ore</text:span></text:span></text:p>
      <text:p text:style-name="P270"><text:span text:style-name="Strong_20_Emphasis"><text:span text:style-name="T147"/></text:span></text:p>
      <text:p text:style-name="P270"><text:span text:style-name="Strong_20_Emphasis"><text:span text:style-name="T147">Question 21:</text:span></text:span></text:p>
      <text:p text:style-name="P270"><text:span text:style-name="Strong_20_Emphasis"><text:span text:style-name="T147">חֶדֶר</text:span></text:span></text:p>
      <text:p text:style-name="P270"><text:span text:style-name="Strong_20_Emphasis"><text:span text:style-name="T147">room</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chaddar</text:span></text:span></text:p>
      <text:p text:style-name="P270"><text:span text:style-name="Strong_20_Emphasis"><text:span text:style-name="T147">2. ch</text:span></text:span><text:span text:style-name="Strong_20_Emphasis"><text:span text:style-name="T243">e</text:span></text:span><text:span text:style-name="Strong_20_Emphasis"><text:span text:style-name="T147">der </text:span></text:span><text:span text:style-name="Strong_20_Emphasis"><text:span text:style-name="T243">(correct)</text:span></text:span></text:p>
      <text:p text:style-name="P270"><text:span text:style-name="Strong_20_Emphasis"><text:span text:style-name="T147">3. chadar</text:span></text:span></text:p>
      <text:p text:style-name="P270"><text:span text:style-name="Strong_20_Emphasis"><text:span text:style-name="T147">4. ch</text:span></text:span><text:span text:style-name="Strong_20_Emphasis"><text:span text:style-name="T243">i</text:span></text:span><text:span text:style-name="Strong_20_Emphasis"><text:span text:style-name="T147">der</text:span></text:span></text:p>
      <text:p text:style-name="P270"><text:span text:style-name="Strong_20_Emphasis"><text:span text:style-name="T147"/></text:span></text:p>
      <text:p text:style-name="P270"><text:span text:style-name="Strong_20_Emphasis"><text:span text:style-name="T147">Question 22:</text:span></text:span></text:p>
      <text:p text:style-name="P270"><text:span text:style-name="Strong_20_Emphasis"><text:span text:style-name="T147">אֶתְמוֹל</text:span></text:span></text:p>
      <text:p text:style-name="P270"><text:span text:style-name="Strong_20_Emphasis"><text:span text:style-name="T147">yesterday, recently</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t'mml</text:span></text:span></text:p>
      <text:p text:style-name="P270"><text:span text:style-name="Strong_20_Emphasis"><text:span text:style-name="T147">2. at'mmol</text:span></text:span></text:p>
      <text:p text:style-name="P270"><text:span text:style-name="Strong_20_Emphasis"><text:span text:style-name="T147">3. at'mmal</text:span></text:span></text:p>
      <text:p text:style-name="P270"><text:span text:style-name="Strong_20_Emphasis"><text:span text:style-name="T147">4. at'ml</text:span></text:span></text:p>
      <text:p text:style-name="P270"><text:span text:style-name="Strong_20_Emphasis"><text:span text:style-name="T147"/></text:span></text:p>
      <text:p text:style-name="P270"><text:span text:style-name="Strong_20_Emphasis"><text:span text:style-name="T147">Question 23:</text:span></text:span></text:p>
      <text:p text:style-name="P270"><text:span text:style-name="Strong_20_Emphasis"><text:span text:style-name="T147">אֶלָּא</text:span></text:span></text:p>
      <text:p text:style-name="P270"><text:span text:style-name="Strong_20_Emphasis"><text:span text:style-name="T147">but</text:span></text:span></text:p>
      <text:p text:style-name="P270"><text:span text:style-name="Strong_20_Emphasis"><text:span text:style-name="T147">How do you pronounce this word?</text:span></text:span></text:p>
      <text:p text:style-name="P270"><text:span text:style-name="Strong_20_Emphasis"><text:span text:style-name="T147"/></text:span></text:p>
      <text:p text:style-name="P270"><text:span text:style-name="Strong_20_Emphasis"><text:span text:style-name="T147">Answers:</text:span></text:span></text:p>
      <text:p text:style-name="P270"><text:span text:style-name="Strong_20_Emphasis"><text:span text:style-name="T147">1. al</text:span></text:span><text:span text:style-name="Strong_20_Emphasis"><text:span text:style-name="T245">i</text:span></text:span></text:p>
      <text:p text:style-name="P270"><text:span text:style-name="Strong_20_Emphasis"><text:span text:style-name="T147">2. </text:span></text:span><text:span text:style-name="Strong_20_Emphasis"><text:span text:style-name="T244">e</text:span></text:span><text:span text:style-name="Strong_20_Emphasis"><text:span text:style-name="T147">lla </text:span></text:span><text:span text:style-name="Strong_20_Emphasis"><text:span text:style-name="T244">(correct)</text:span></text:span></text:p>
      <text:p text:style-name="P270"><text:span text:style-name="Strong_20_Emphasis"><text:span text:style-name="T147">3. allo</text:span></text:span></text:p>
      <text:p text:style-name="P270"><text:span text:style-name="Strong_20_Emphasis"><text:span text:style-name="T147">4. ale</text:span></text:span></text:p>
      <text:p text:style-name="P270"><text:span text:style-name="Strong_20_Emphasis"><text:span text:style-name="T147"/></text:span></text:p>
      <text:p text:style-name="P294"><text:span text:style-name="Strong_20_Emphasis"><text:span text:style-name="T147">Question 2</text:span></text:span><text:span text:style-name="Strong_20_Emphasis"><text:span text:style-name="T253">4</text:span></text:span><text:span text:style-name="Strong_20_Emphasis"><text:span text:style-name="T147">:</text:span></text:span></text:p>
      <text:p text:style-name="P281"><text:span text:style-name="Strong_20_Emphasis"><text:span text:style-name="T151">מֶלַח </text:span></text:span></text:p>
      <text:p text:style-name="P281"><text:span text:style-name="Strong_20_Emphasis"><text:span text:style-name="T151">salt</text:span></text:span></text:p>
      <text:p text:style-name="P294"><text:span text:style-name="Strong_20_Emphasis"><text:span text:style-name="T147">How do you pronounce this word?</text:span></text:span></text:p>
      <text:p text:style-name="P294"><text:span text:style-name="Strong_20_Emphasis"><text:span text:style-name="T147"/></text:span></text:p>
      <text:p text:style-name="P294"><text:span text:style-name="Strong_20_Emphasis"><text:span text:style-name="T147">Answers:</text:span></text:span></text:p>
      <text:p text:style-name="P294"><text:span text:style-name="Strong_20_Emphasis"><text:span text:style-name="T147">1. </text:span></text:span><text:span text:style-name="Strong_20_Emphasis"><text:span text:style-name="T253">malak</text:span></text:span></text:p>
      <text:p text:style-name="P294"><text:span text:style-name="Strong_20_Emphasis"><text:span text:style-name="T147">2. </text:span></text:span><text:span text:style-name="Strong_20_Emphasis"><text:span text:style-name="T253">melach</text:span></text:span><text:span text:style-name="Strong_20_Emphasis"><text:span text:style-name="T147"> </text:span></text:span><text:span text:style-name="Strong_20_Emphasis"><text:span text:style-name="T244">(correct)</text:span></text:span></text:p>
      <text:p text:style-name="P294"><text:span text:style-name="Strong_20_Emphasis"><text:span text:style-name="T147">3. </text:span></text:span><text:span text:style-name="Strong_20_Emphasis"><text:span text:style-name="T253">molik</text:span></text:span></text:p>
      <text:p text:style-name="P294"><text:soft-page-break/><text:span text:style-name="Strong_20_Emphasis"><text:span text:style-name="T147">4. </text:span></text:span><text:span text:style-name="Strong_20_Emphasis"><text:span text:style-name="T253">melk</text:span></text:span></text:p>
      <text:p text:style-name="P232"/>
      <text:p text:style-name="P501">Unit</text:p>
      <text:p text:style-name="P232"/>
      <text:h text:style-name="P307" text:outline-level="3"><text:span text:style-name="T467">L</text:span>esson <text:span text:style-name="T481">6</text:span><text:span text:style-name="T31">: </text:span><text:span text:style-name="T482">Cholam</text:span></text:h>
      <text:p text:style-name="P495">Video Lesson Script</text:p>
      <text:p text:style-name="P1"><text:span text:style-name="Strong_20_Emphasis"><text:span text:style-name="T137">חוֹלָם</text:span></text:span></text:p>
      <text:p text:style-name="P292"><text:span text:style-name="Strong_20_Emphasis"><text:span text:style-name="T148">Cholam is a small dot found on the top of the letter and it makes the “O” sound as in “top”. </text:span></text:span><text:span text:style-name="Strong_20_Emphasis"><text:span text:style-name="T149">Cholam means strength. It represents the sepher</text:span></text:span><text:span text:style-name="Strong_20_Emphasis"><text:span text:style-name="T342">a</text:span></text:span><text:span text:style-name="Strong_20_Emphasis"><text:span text:style-name="T149"> of </text:span></text:span><text:span text:style-name="Strong_20_Emphasis"><text:span text:style-name="T342">t</text:span></text:span><text:span text:style-name="Strong_20_Emphasis"><text:span text:style-name="T149">iferot which is the sepherot of beauty and mercy. </text:span></text:span><text:span text:style-name="Strong_20_Emphasis"><text:span text:style-name="T150">Coming out on top is beautiful! It’s about our overcoming our base limitations and connecting with what is higher. חָלַם</text:span></text:span><text:span text:style-name="Strong_20_Emphasis"><text:span text:style-name="T483"> </text:span></text:span><text:span text:style-name="Strong_20_Emphasis"><text:span text:style-name="T151">means to dream </text:span></text:span><text:span text:style-name="Strong_20_Emphasis"><text:span text:style-name="T152">or to heal</text:span></text:span><text:span text:style-name="Strong_20_Emphasis"><text:span text:style-name="T151">, מֶלַח means salt, and מָחַל means forgiveness. </text:span></text:span><text:span text:style-name="Strong_20_Emphasis"><text:span text:style-name="T152">Salt has a special meaning from the Temple ceremonies that imparts the aspect of preservation and eternity. When a person has this perpetual aspect of strength then he can be strong enough to forgive. And forgiveness and mercy is preserving of life. Let’s look at some common examples of </text:span></text:span><text:span text:style-name="Strong_20_Emphasis"><text:span text:style-name="T342">c</text:span></text:span><text:span text:style-name="Strong_20_Emphasis"><text:span text:style-name="T152">holam.</text:span></text:span></text:p>
      <text:p text:style-name="P1"><text:span text:style-name="Strong_20_Emphasis"><text:span text:style-name="T137"/></text:span></text:p>
      <text:p text:style-name="P287"><text:span text:style-name="Strong_20_Emphasis"><text:span text:style-name="T137">חוֹלָם</text:span></text:span></text:p>
      <text:p text:style-name="P287"><text:span text:style-name="Strong_20_Emphasis"><text:span text:style-name="T204">Cholam</text:span></text:span></text:p>
      <text:p text:style-name="P287"><text:span text:style-name="Strong_20_Emphasis"><text:span text:style-name="T204"/></text:span></text:p>
      <text:p text:style-name="P388"><text:span text:style-name="Strong_20_Emphasis"><text:span text:style-name="T361">Here is the name of our nikud! Cholam. You can see the cholam on top of the vav. Cholam.</text:span></text:span></text:p>
      <text:p text:style-name="P1"><text:span text:style-name="Strong_20_Emphasis"><text:span text:style-name="T137"/></text:span></text:p>
      <text:p text:style-name="P233"><text:span text:style-name="Strong_20_Emphasis"><text:span text:style-name="T137">יוֹם</text:span></text:span></text:p>
      <text:p text:style-name="P233"><text:span text:style-name="Strong_20_Emphasis"><text:span text:style-name="T152">Day</text:span></text:span></text:p>
      <text:p text:style-name="P388"><text:span text:style-name="Strong_20_Emphasis"><text:span text:style-name="T361">Another fun word to say! The word for “day” in Hebrew “yom”. “yom”.</text:span></text:span></text:p>
      <text:p text:style-name="P233"><text:span text:style-name="Strong_20_Emphasis"><text:span text:style-name="T152"/></text:span></text:p>
      <text:p text:style-name="P233"><text:span text:style-name="Strong_20_Emphasis"><text:span text:style-name="T152">טוֹב</text:span></text:span></text:p>
      <text:p text:style-name="P233"><text:span text:style-name="Strong_20_Emphasis"><text:span text:style-name="T152">Good</text:span></text:span></text:p>
      <text:p text:style-name="P233"><text:span text:style-name="Strong_20_Emphasis"><text:span text:style-name="T152"/></text:span></text:p>
      <text:p text:style-name="P388"><text:span text:style-name="Strong_20_Emphasis"><text:span text:style-name="T361">The word for “good” has one cholam. We say this “tov”. “tov”.</text:span></text:span></text:p>
      <text:p text:style-name="P233"><text:span text:style-name="Strong_20_Emphasis"><text:span text:style-name="T152"/></text:span></text:p>
      <text:p text:style-name="P233"><text:span text:style-name="Strong_20_Emphasis"><text:span text:style-name="T152">חֹק</text:span></text:span></text:p>
      <text:p text:style-name="P235"><text:span text:style-name="Strong_20_Emphasis"><text:span text:style-name="T153">Law, statute, rule</text:span></text:span></text:p>
      <text:p text:style-name="P235"><text:span text:style-name="Strong_20_Emphasis"><text:span text:style-name="T153"/></text:span></text:p>
      <text:p text:style-name="P391"><text:span text:style-name="Strong_20_Emphasis"><text:span text:style-name="T362">One cholam over the chet. We say this “chok” and it is the word for “law”, “statute”, or “rule”. “chok”.</text:span></text:span></text:p>
      <text:p text:style-name="P235"><text:span text:style-name="Strong_20_Emphasis"><text:span text:style-name="T153"/></text:span></text:p>
      <text:p text:style-name="P235"><text:span text:style-name="Strong_20_Emphasis"><text:span text:style-name="T153">אוֹר</text:span></text:span></text:p>
      <text:p text:style-name="P235"><text:span text:style-name="Strong_20_Emphasis"><text:span text:style-name="T153">Light</text:span></text:span></text:p>
      <text:p text:style-name="P235"><text:span text:style-name="Strong_20_Emphasis"><text:span text:style-name="T153"/></text:span></text:p>
      <text:p text:style-name="P392"><text:span text:style-name="Strong_20_Emphasis"><text:span text:style-name="T363">We the cholam over vav and the aleph is silent so the word for “light” is pronounced “or”. “or”.</text:span></text:span></text:p>
      <text:p text:style-name="P235"><text:span text:style-name="Strong_20_Emphasis"><text:span text:style-name="T153"/></text:span></text:p>
      <text:p text:style-name="P235"><text:span text:style-name="Strong_20_Emphasis"><text:span text:style-name="T153">קוֹל</text:span></text:span></text:p>
      <text:p text:style-name="P235"><text:span text:style-name="Strong_20_Emphasis"><text:span text:style-name="T153">Voice or sound</text:span></text:span></text:p>
      <text:p text:style-name="P235"><text:span text:style-name="Strong_20_Emphasis"><text:span text:style-name="T153"/></text:span></text:p>
      <text:p text:style-name="P393"><text:span text:style-name="Strong_20_Emphasis"><text:span text:style-name="T364">The cholam over vav makes an “O”. So we say this “kol”, “kol”. It means “voice”, or “sound”.</text:span></text:span></text:p>
      <text:p text:style-name="P1"><text:span text:style-name="Strong_20_Emphasis"><text:span text:style-name="T137"/></text:span></text:p>
      <text:p text:style-name="P1"><text:soft-page-break/><text:span text:style-name="Strong_20_Emphasis"><text:span text:style-name="T137">לֹא</text:span></text:span></text:p>
      <text:p text:style-name="P233"><text:span text:style-name="Strong_20_Emphasis"><text:span text:style-name="T152">No</text:span></text:span></text:p>
      <text:p text:style-name="P233"><text:span text:style-name="Strong_20_Emphasis"><text:span text:style-name="T152"/></text:span></text:p>
      <text:p text:style-name="P394"><text:span text:style-name="Strong_20_Emphasis"><text:span text:style-name="T365">The word “lo” means “no”. “lo”, “lo”.</text:span></text:span></text:p>
      <text:p text:style-name="P233"><text:span text:style-name="Strong_20_Emphasis"><text:span text:style-name="T152"/></text:span></text:p>
      <text:p text:style-name="P233"><text:span text:style-name="Strong_20_Emphasis"><text:span text:style-name="T152">עוֹד</text:span></text:span></text:p>
      <text:p text:style-name="P233"><text:span text:style-name="Strong_20_Emphasis"><text:span text:style-name="T152">Yet, still, more</text:span></text:span></text:p>
      <text:p text:style-name="P233"><text:span text:style-name="Strong_20_Emphasis"><text:span text:style-name="T152"/></text:span></text:p>
      <text:p text:style-name="P394"><text:span text:style-name="Strong_20_Emphasis"><text:span text:style-name="T365">We see the cholam over vav. This is the word “odd”, which means “yet”, “still” or “more”.</text:span></text:span></text:p>
      <text:p text:style-name="P233"><text:span text:style-name="Strong_20_Emphasis"><text:span text:style-name="T152"/></text:span></text:p>
      <text:p text:style-name="P233">אוֹן</text:p>
      <text:p text:style-name="P395">strength, power, vitality</text:p>
      <text:p text:style-name="P395"/>
      <text:p text:style-name="P397">The word for “strength”, “power” or “vitality” we say this “on”. “on”. <text:span text:style-name="T614">Because once again the aleph is silent.</text:span></text:p>
      <text:p text:style-name="P234"/>
      <text:p text:style-name="P234">רֹב</text:p>
      <text:p text:style-name="P234">majority, multitude, greatness</text:p>
      <text:p text:style-name="P234"/>
      <text:p text:style-name="P401">Not to be confused with the word for a great rabbi. This is pronounced “rov” because of the cholam. It means “majority”, “multitude” or “greatness”.</text:p>
      <text:p text:style-name="P234"/>
      <text:p text:style-name="P234">עֹז</text:p>
      <text:p text:style-name="P236">strength, might, courage</text:p>
      <text:p text:style-name="P406">Meaning “strength”, “might”, or “courage” this word is pronounced “oz”. </text:p>
      <text:p text:style-name="P236"/>
      <text:p text:style-name="P236"><text:span text:style-name="Strong_20_Emphasis"><text:span text:style-name="T120">צֹאן</text:span></text:span></text:p>
      <text:p text:style-name="P236"><text:span text:style-name="Strong_20_Emphasis"><text:span text:style-name="T120">sheep, flock of sheep</text:span></text:span></text:p>
      <text:p text:style-name="P236"><text:span text:style-name="Strong_20_Emphasis"><text:span text:style-name="T120"/></text:span></text:p>
      <text:p text:style-name="P403"><text:span text:style-name="Strong_20_Emphasis"><text:span text:style-name="T367">The cholam is above the tzadi, in this </text:span></text:span><text:span text:style-name="Strong_20_Emphasis"><text:span text:style-name="T366">word for “sheep”, or “flock of sheep”, the aleph is silent. “tzon”. “tzon”.</text:span></text:span></text:p>
      <text:p text:style-name="P236"><text:span text:style-name="Strong_20_Emphasis"><text:span text:style-name="T120"/></text:span></text:p>
      <text:p text:style-name="P236"><text:span text:style-name="Strong_20_Emphasis"><text:span text:style-name="T120">מְאוֹד</text:span></text:span></text:p>
      <text:p text:style-name="P404"><text:span text:style-name="Strong_20_Emphasis"><text:span text:style-name="T154">very, quite, strength, vehemence</text:span></text:span></text:p>
      <text:p text:style-name="P404"><text:span text:style-name="Strong_20_Emphasis"><text:span text:style-name="T154"/></text:span></text:p>
      <text:p text:style-name="P405"><text:span text:style-name="Strong_20_Emphasis"><text:span text:style-name="T368">Mem has a nekudot at its “feet”. So it is mee-od. The word for “very”, “quite”, “strength”, or “vehemence”.</text:span></text:span></text:p>
      <text:p text:style-name="P237"/>
      <text:p text:style-name="P238">שָׁרוֹן</text:p>
      <text:p text:style-name="P239">Sharon, level or plain</text:p>
      <text:p text:style-name="P239"/>
      <text:p text:style-name="P408">The name Sharon is said “sheeron” in Hebrew. This name means “level”, or “plain”.</text:p>
      <text:p text:style-name="P239"/>
      <text:p text:style-name="P239">אַרְכִיּוֹן</text:p>
      <text:p text:style-name="P239">archive</text:p>
      <text:p text:style-name="P239"/>
      <text:p text:style-name="P409">The word for “archive”. Very good to practice several nekud. “arrkeeon”.</text:p>
      <text:p text:style-name="P239"><text:soft-page-break/></text:p>
      <text:p text:style-name="P239">מִילְיוֹן</text:p>
      <text:p text:style-name="P239">Million</text:p>
      <text:p text:style-name="P239"/>
      <text:p text:style-name="P409">The nekudot under mem and lamed says “ee” like in “feet”. So this familiar word is “meeleeon”. The word for million. </text:p>
      <text:p text:style-name="P239"/>
      <text:p text:style-name="P239"><text:span text:style-name="Strong_20_Emphasis"><text:span text:style-name="T120">נִבְחָר</text:span></text:span></text:p>
      <text:p text:style-name="P240">chosen</text:p>
      <text:p text:style-name="P240"/>
      <text:p text:style-name="P411">Chosen <text:span text:style-name="T615">is the meaning of this word that</text:span> starts with a nekudot under the nun at it’s feet. <text:span text:style-name="T615">This</text:span> makes the “ee” sound. So “neechon”. “neechon”.</text:p>
      <text:p text:style-name="P240"/>
      <text:p text:style-name="P240">בְּתוֹךְ</text:p>
      <text:p text:style-name="P400">Inside, within</text:p>
      <text:p text:style-name="P400"/>
      <text:p text:style-name="P400">“<text:span text:style-name="T615">Beh-tok” is the word for “</text:span><text:span text:style-name="T616">inside” or “within. </text:span></text:p>
      <text:p text:style-name="P400"/>
      <text:p text:style-name="P396">סוֹף</text:p>
      <text:p text:style-name="P399">end</text:p>
      <text:p text:style-name="P399"/>
      <text:p text:style-name="P412">A perfect word to end this lesson “sof” means “end”. “sof”.</text:p>
      <text:p text:style-name="P241"/>
      <text:p text:style-name="P302">Lesson <text:span text:style-name="T489">6</text:span> Practice</text:p>
      <text:p text:style-name="P36"/>
      <text:p text:style-name="P36">Question 1:</text:p>
      <text:p text:style-name="P42">(Image of <text:span text:style-name="T617">c</text:span><text:span text:style-name="Strong_20_Emphasis"><text:span text:style-name="T148">holam</text:span></text:span><text:span text:style-name="T41"> </text:span>with <text:span text:style-name="T41">dot</text:span> highlighted.)</text:p>
      <text:p text:style-name="P37"/>
      <text:p text:style-name="P56">What is the name of this nikud?</text:p>
      <text:p text:style-name="P56"/>
      <text:p text:style-name="P56">Answers:</text:p>
      <text:p text:style-name="P56">1. Segol</text:p>
      <text:p text:style-name="P66">2. <text:span text:style-name="Strong_20_Emphasis"><text:span text:style-name="T148">Cholam</text:span></text:span> <text:span text:style-name="T43">(correct)</text:span></text:p>
      <text:p text:style-name="P56">3. <text:span text:style-name="T536">Kamatz</text:span></text:p>
      <text:p text:style-name="P56">4. <text:span text:style-name="T536">Salam</text:span></text:p>
      <text:p text:style-name="P56"/>
      <text:p text:style-name="P56">Question 2:</text:p>
      <text:p text:style-name="P67">(Image of <text:span text:style-name="T617">c</text:span><text:span text:style-name="Strong_20_Emphasis"><text:span text:style-name="T148">holam</text:span></text:span> with dot highlighted)</text:p>
      <text:p text:style-name="P56"/>
      <text:p text:style-name="P67">What <text:span text:style-name="T535">does this</text:span> nikud <text:span text:style-name="T535">mean?</text:span></text:p>
      <text:p text:style-name="P56"/>
      <text:p text:style-name="P56">Answers:</text:p>
      <text:p text:style-name="P56">1. <text:span text:style-name="T537">Chesod the sephera of kindness.</text:span></text:p>
      <text:p text:style-name="P67">2. <text:span text:style-name="Strong_20_Emphasis"><text:span text:style-name="T149">Tiferot which is the sephe</text:span></text:span><text:span text:style-name="Strong_20_Emphasis"><text:span text:style-name="T246">ra </text:span></text:span><text:span text:style-name="Strong_20_Emphasis"><text:span text:style-name="T149">of beauty </text:span></text:span><text:span text:style-name="Strong_20_Emphasis"><text:span text:style-name="T246">and mercy. </text:span></text:span><text:span text:style-name="Strong_20_Emphasis"><text:span text:style-name="T247">(correct)</text:span></text:span></text:p>
      <text:p text:style-name="P56">3. <text:span text:style-name="T537">Hod the sephera of majesty.</text:span></text:p>
      <text:p text:style-name="P56">4. <text:span text:style-name="T537">Natzach the sephera of victory and eternity.</text:span></text:p>
      <text:p text:style-name="P56"/>
      <text:p text:style-name="P56"><text:soft-page-break/>Question 3:</text:p>
      <text:p text:style-name="P56">(Image of <text:span text:style-name="T617">c</text:span><text:span text:style-name="T538">holam</text:span> with dot highlighted)</text:p>
      <text:p text:style-name="P56"/>
      <text:p text:style-name="P56">What sound does this nikud make?</text:p>
      <text:p text:style-name="P56"/>
      <text:p text:style-name="P56">Answers:</text:p>
      <text:p text:style-name="P56">1. Silent or an “E” sound like in “red”. </text:p>
      <text:p text:style-name="P56">2. A “<text:span text:style-name="T540">O</text:span>” sound like in “<text:span text:style-name="T540">top”</text:span>. <text:span text:style-name="T542">(correct)</text:span></text:p>
      <text:p text:style-name="P56">3. The nikud means a pause only.</text:p>
      <text:p text:style-name="P56">4. An “<text:span text:style-name="T539">E</text:span>” sound like in “<text:span text:style-name="T539">feet</text:span>”.</text:p>
      <text:p text:style-name="P56"/>
      <text:p text:style-name="P78">Question 4:</text:p>
      <text:p text:style-name="P56">(Image of <text:span text:style-name="T617">c</text:span><text:span text:style-name="T541">holam</text:span> with dot highlighted)</text:p>
      <text:p text:style-name="P56"/>
      <text:p text:style-name="P291">Three <text:span text:style-name="T543">words </text:span>can be made with the letter in Cholam? <text:s/><text:span text:style-name="Strong_20_Emphasis"><text:span text:style-name="T424">חלם, </text:span></text:span><text:span text:style-name="Strong_20_Emphasis"><text:span text:style-name="T151">מלח </text:span></text:span><text:span text:style-name="Strong_20_Emphasis"><text:span text:style-name="T120">and </text:span></text:span><text:span text:style-name="Strong_20_Emphasis"><text:span text:style-name="T151">מחל. </text:span></text:span><text:span text:style-name="Strong_20_Emphasis"><text:span text:style-name="T120">What do these mean?</text:span></text:span></text:p>
      <text:p text:style-name="P78"/>
      <text:p text:style-name="P78">Answers:</text:p>
      <text:p text:style-name="P293"><text:span text:style-name="T42">1.</text:span><text:span text:style-name="Strong_20_Emphasis"><text:span text:style-name="T248"> </text:span></text:span><text:span text:style-name="Strong_20_Emphasis"><text:span text:style-name="T150">חָלַם</text:span></text:span><text:span text:style-name="Strong_20_Emphasis"><text:span text:style-name="T483">: </text:span></text:span><text:span text:style-name="Strong_20_Emphasis"><text:span text:style-name="T151">to </text:span></text:span><text:span text:style-name="Strong_20_Emphasis"><text:span text:style-name="T250">bring</text:span></text:span><text:span text:style-name="Strong_20_Emphasis"><text:span text:style-name="T151">, מֶלַח: </text:span></text:span><text:span text:style-name="Strong_20_Emphasis"><text:span text:style-name="T250">unity</text:span></text:span><text:span text:style-name="Strong_20_Emphasis"><text:span text:style-name="T151">, and מָחַל: forgiveness. </text:span></text:span></text:p>
      <text:p text:style-name="P293"><text:span text:style-name="T42">2. </text:span><text:span text:style-name="Strong_20_Emphasis"><text:span text:style-name="T150">חָלַם</text:span></text:span><text:span text:style-name="Strong_20_Emphasis"><text:span text:style-name="T483">: </text:span></text:span><text:span text:style-name="Strong_20_Emphasis"><text:span text:style-name="T151">to </text:span></text:span><text:span text:style-name="Strong_20_Emphasis"><text:span text:style-name="T250">salt</text:span></text:span><text:span text:style-name="Strong_20_Emphasis"><text:span text:style-name="T151">, מֶלַח: </text:span></text:span><text:span text:style-name="Strong_20_Emphasis"><text:span text:style-name="T250">fairness</text:span></text:span><text:span text:style-name="Strong_20_Emphasis"><text:span text:style-name="T151">, and מָחַל: </text:span></text:span><text:span text:style-name="Strong_20_Emphasis"><text:span text:style-name="T250">Michael</text:span></text:span><text:span text:style-name="Strong_20_Emphasis"><text:span text:style-name="T151">. </text:span></text:span></text:p>
      <text:p text:style-name="P293"><text:span text:style-name="T42">3. </text:span><text:span text:style-name="Strong_20_Emphasis"><text:span text:style-name="T150">חָלַם</text:span></text:span><text:span text:style-name="Strong_20_Emphasis"><text:span text:style-name="T483">: </text:span></text:span><text:span text:style-name="Strong_20_Emphasis"><text:span text:style-name="T151">to dream, מֶלַח: salt, and מָחַל: forgive. </text:span></text:span><text:span text:style-name="Strong_20_Emphasis"><text:span text:style-name="T249">(correct)</text:span></text:span></text:p>
      <text:p text:style-name="P78">4. You can’t tell, it’s the most mysterious vowel.</text:p>
      <text:p text:style-name="P78"/>
      <text:p text:style-name="P242">Question 5:</text:p>
      <text:p text:style-name="P242">חוֹלָם</text:p>
      <text:p text:style-name="P242">Cholam</text:p>
      <text:p text:style-name="P242">How do you pronounce this word?</text:p>
      <text:p text:style-name="P242"/>
      <text:p text:style-name="P242">Answers:</text:p>
      <text:p text:style-name="P242">1. chllem</text:p>
      <text:p text:style-name="P242">2. chllam</text:p>
      <text:p text:style-name="P242">3. ch<text:span text:style-name="T553">o</text:span>l<text:span text:style-name="T553">a</text:span>m <text:span text:style-name="T553">(correct)</text:span></text:p>
      <text:p text:style-name="P242">4. chlem</text:p>
      <text:p text:style-name="P242"/>
      <text:p text:style-name="P242">Question 6:</text:p>
      <text:p text:style-name="P242">יוֹם</text:p>
      <text:p text:style-name="P242">Day</text:p>
      <text:p text:style-name="P242">How do you pronounce this word?</text:p>
      <text:p text:style-name="P242"/>
      <text:p text:style-name="P242">Answers:</text:p>
      <text:p text:style-name="P242">1. om</text:p>
      <text:p text:style-name="P242">2. am</text:p>
      <text:p text:style-name="P242">3. y<text:span text:style-name="T555">ee</text:span>m</text:p>
      <text:p text:style-name="P242">4. yom <text:span text:style-name="T554">(correct)</text:span></text:p>
      <text:p text:style-name="P242"/>
      <text:p text:style-name="P242">Question 7:</text:p>
      <text:p text:style-name="P242">טוֹב</text:p>
      <text:p text:style-name="P242">Good</text:p>
      <text:p text:style-name="P242">How do you pronounce this word?</text:p>
      <text:p text:style-name="P242"><text:soft-page-break/></text:p>
      <text:p text:style-name="P242">Answers:</text:p>
      <text:p text:style-name="P242">1. t<text:span text:style-name="T557">i</text:span>v</text:p>
      <text:p text:style-name="P242">2. tov <text:span text:style-name="T556">(correct)</text:span></text:p>
      <text:p text:style-name="P242">3. tav</text:p>
      <text:p text:style-name="P242">4. tav<text:span text:style-name="T558">e</text:span></text:p>
      <text:p text:style-name="P242"/>
      <text:p text:style-name="P242">Question 8:</text:p>
      <text:p text:style-name="P242">חֹק</text:p>
      <text:p text:style-name="P242">Law, statute, rule</text:p>
      <text:p text:style-name="P242">How do you pronounce this word?</text:p>
      <text:p text:style-name="P242"/>
      <text:p text:style-name="P242">Answers:</text:p>
      <text:p text:style-name="P242">1. ch<text:span text:style-name="T559">i</text:span>k</text:p>
      <text:p text:style-name="P242">2. chok <text:span text:style-name="T559">(correct)</text:span></text:p>
      <text:p text:style-name="P242">3. chak</text:p>
      <text:p text:style-name="P242">4. chak<text:span text:style-name="T559">e</text:span></text:p>
      <text:p text:style-name="P242"/>
      <text:p text:style-name="P242">Question 9:</text:p>
      <text:p text:style-name="P242">אוֹר</text:p>
      <text:p text:style-name="P242">Light</text:p>
      <text:p text:style-name="P242">How do you pronounce this word?</text:p>
      <text:p text:style-name="P242"/>
      <text:p text:style-name="P242">Answers:</text:p>
      <text:p text:style-name="P242">1. or<text:span text:style-name="T560">e (correct)</text:span></text:p>
      <text:p text:style-name="P242">2. ar<text:span text:style-name="T560">e</text:span></text:p>
      <text:p text:style-name="P242">3. a<text:span text:style-name="T560">ir</text:span></text:p>
      <text:p text:style-name="P242">4. <text:span text:style-name="T560">o</text:span><text:span text:style-name="T561">y</text:span><text:span text:style-name="T562">e</text:span><text:span text:style-name="T560">r</text:span></text:p>
      <text:p text:style-name="P242"/>
      <text:p text:style-name="P242">Question 10:</text:p>
      <text:p text:style-name="P242">קוֹל</text:p>
      <text:p text:style-name="P242">Voice or sound</text:p>
      <text:p text:style-name="P242">How do you pronounce this word?</text:p>
      <text:p text:style-name="P242"/>
      <text:p text:style-name="P242">Answers:</text:p>
      <text:p text:style-name="P242">1. k<text:span text:style-name="T562">i</text:span>l</text:p>
      <text:p text:style-name="P242">2. kol <text:span text:style-name="T563">(correct)</text:span></text:p>
      <text:p text:style-name="P242">3. kal</text:p>
      <text:p text:style-name="P242">4. kal<text:span text:style-name="T562">e</text:span></text:p>
      <text:p text:style-name="P242"/>
      <text:p text:style-name="P242">Question 11:</text:p>
      <text:p text:style-name="P242">לֹא</text:p>
      <text:p text:style-name="P242">No</text:p>
      <text:p text:style-name="P242">How do you pronounce this word?</text:p>
      <text:p text:style-name="P242"/>
      <text:p text:style-name="P242">Answers:</text:p>
      <text:p text:style-name="P242">1. lo <text:span text:style-name="T565">(correct)</text:span></text:p>
      <text:p text:style-name="P242">2. la</text:p>
      <text:p text:style-name="P242"><text:soft-page-break/>3. l<text:span text:style-name="T566">ao</text:span></text:p>
      <text:p text:style-name="P242">4. l<text:span text:style-name="T564">i</text:span></text:p>
      <text:p text:style-name="P242"/>
      <text:p text:style-name="P242">Question 12:</text:p>
      <text:p text:style-name="P242">עוֹד</text:p>
      <text:p text:style-name="P242">Yet, still, more</text:p>
      <text:p text:style-name="P242">How do you pronounce this word?</text:p>
      <text:p text:style-name="P242"/>
      <text:p text:style-name="P242">Answers:</text:p>
      <text:p text:style-name="P242">1. ad</text:p>
      <text:p text:style-name="P242">2. a<text:span text:style-name="T567">yod</text:span></text:p>
      <text:p text:style-name="P242">3. aod <text:span text:style-name="T567">(correct)</text:span></text:p>
      <text:p text:style-name="P242">4. a<text:span text:style-name="T567">i</text:span>d</text:p>
      <text:p text:style-name="P242"/>
      <text:p text:style-name="P242">Question 13:</text:p>
      <text:p text:style-name="P242">אוֹן</text:p>
      <text:p text:style-name="P242">strength, power, vitality</text:p>
      <text:p text:style-name="P242">How do you pronounce this word?</text:p>
      <text:p text:style-name="P242"/>
      <text:p text:style-name="P242">Answers:</text:p>
      <text:p text:style-name="P242">1. on <text:span text:style-name="T568">(correct)</text:span></text:p>
      <text:p text:style-name="P242">2. an</text:p>
      <text:p text:style-name="P242">3. a<text:span text:style-name="T569">on</text:span></text:p>
      <text:p text:style-name="P242">4. an<text:span text:style-name="T569">e</text:span></text:p>
      <text:p text:style-name="P242"/>
      <text:p text:style-name="P242">Question 14:</text:p>
      <text:p text:style-name="P242">סוֹף</text:p>
      <text:p text:style-name="P242">end</text:p>
      <text:p text:style-name="P242">How do you pronounce this word?</text:p>
      <text:p text:style-name="P242"/>
      <text:p text:style-name="P242">Answers:</text:p>
      <text:p text:style-name="P242">1. s<text:span text:style-name="T569">e</text:span>ph</text:p>
      <text:p text:style-name="P242">2. s<text:span text:style-name="T569">if</text:span></text:p>
      <text:p text:style-name="P242">3. so<text:span text:style-name="T569">f </text:span><text:span text:style-name="T570">(correct)</text:span></text:p>
      <text:p text:style-name="P242">4. so<text:span text:style-name="T569">k</text:span></text:p>
      <text:p text:style-name="P242"/>
      <text:p text:style-name="P242">Question 15:</text:p>
      <text:p text:style-name="P242">רֹב</text:p>
      <text:p text:style-name="P242">majority, multitude, greatness</text:p>
      <text:p text:style-name="P242">How do you pronounce this word?</text:p>
      <text:p text:style-name="P242"/>
      <text:p text:style-name="P242">Answers:</text:p>
      <text:p text:style-name="P242">1. r<text:span text:style-name="T571">i</text:span>v</text:p>
      <text:p text:style-name="P242">2. rov <text:span text:style-name="T571">(correct)</text:span></text:p>
      <text:p text:style-name="P242">3. rav</text:p>
      <text:p text:style-name="P242">4. r<text:span text:style-name="T571">e</text:span>v</text:p>
      <text:p text:style-name="P242"/>
      <text:p text:style-name="P242">Question 16:</text:p>
      <text:p text:style-name="P242"><text:soft-page-break/>עֹז</text:p>
      <text:p text:style-name="P242">strength, might, courage</text:p>
      <text:p text:style-name="P242">How do you pronounce this word?</text:p>
      <text:p text:style-name="P242"/>
      <text:p text:style-name="P242">Answers:</text:p>
      <text:p text:style-name="P242">1. <text:span text:style-name="T572">aze</text:span></text:p>
      <text:p text:style-name="P242">2. a<text:span text:style-name="T572">i</text:span>z</text:p>
      <text:p text:style-name="P242">3. az</text:p>
      <text:p text:style-name="P243">4. <text:span text:style-name="T572">ao</text:span>z <text:span text:style-name="T572">(correct)</text:span></text:p>
      <text:p text:style-name="P242"/>
      <text:p text:style-name="P242">Question 17:</text:p>
      <text:p text:style-name="P242">צֹאן</text:p>
      <text:p text:style-name="P242">sheep, flock of sheep</text:p>
      <text:p text:style-name="P242">How do you pronounce this word?</text:p>
      <text:p text:style-name="P242"/>
      <text:p text:style-name="P242">Answers:</text:p>
      <text:p text:style-name="P242">1. <text:span text:style-name="T573">t</text:span>z<text:span text:style-name="T573">i</text:span>n</text:p>
      <text:p text:style-name="P242">2. <text:span text:style-name="T573">t</text:span>zon <text:span text:style-name="T573">(correct)</text:span></text:p>
      <text:p text:style-name="P242">3. <text:span text:style-name="T573">t</text:span>zan</text:p>
      <text:p text:style-name="P242">4. tezn</text:p>
      <text:p text:style-name="P242"/>
      <text:p text:style-name="P242">Question 18:</text:p>
      <text:p text:style-name="P242">מְאוֹד</text:p>
      <text:p text:style-name="P242">very, quite, strength, vehemence</text:p>
      <text:p text:style-name="P242">How do you pronounce this word?</text:p>
      <text:p text:style-name="P242"/>
      <text:p text:style-name="P242">Answers:</text:p>
      <text:p text:style-name="P242">1. m<text:span text:style-name="T574">i</text:span>'d</text:p>
      <text:p text:style-name="P242">2. m<text:span text:style-name="T574">e</text:span>'od <text:span text:style-name="T575">(correct)</text:span></text:p>
      <text:p text:style-name="P242">3. m<text:span text:style-name="T574">e</text:span>'ad</text:p>
      <text:p text:style-name="P242">4. mi’<text:span text:style-name="T574">e</text:span>d</text:p>
      <text:p text:style-name="P242"/>
      <text:p text:style-name="P242">Question 19:</text:p>
      <text:p text:style-name="P242">שָׁרוֹן</text:p>
      <text:p text:style-name="P242">Sharon, level or plain</text:p>
      <text:p text:style-name="P242">How do you pronounce this word?</text:p>
      <text:p text:style-name="P242"/>
      <text:p text:style-name="P242">Answers:</text:p>
      <text:p text:style-name="P242">1. shern</text:p>
      <text:p text:style-name="P242">2. sheron <text:span text:style-name="T576">(correct)</text:span></text:p>
      <text:p text:style-name="P242">3. sheran</text:p>
      <text:p text:style-name="P242">4. sharn</text:p>
      <text:p text:style-name="P242"/>
      <text:p text:style-name="P242">Question 20:</text:p>
      <text:p text:style-name="P242">אַרְכִיּוֹן</text:p>
      <text:p text:style-name="P242">archive</text:p>
      <text:p text:style-name="P242">How do you pronounce this word?</text:p>
      <text:p text:style-name="P242"/>
      <text:p text:style-name="P242"><text:soft-page-break/>Answers:</text:p>
      <text:p text:style-name="P242">1. ar'cceen</text:p>
      <text:p text:style-name="P242">2. ar'<text:span text:style-name="T576">ke</text:span>on <text:span text:style-name="T576">(correct)</text:span></text:p>
      <text:p text:style-name="P242">3. ar'cceean</text:p>
      <text:p text:style-name="P242">4. ar'<text:span text:style-name="T577">chive</text:span></text:p>
      <text:p text:style-name="P242"/>
      <text:p text:style-name="P242">Question 21:</text:p>
      <text:p text:style-name="P242">מִילְיוֹן</text:p>
      <text:p text:style-name="P242">Million</text:p>
      <text:p text:style-name="P242">How do you pronounce this word?</text:p>
      <text:p text:style-name="P242"/>
      <text:p text:style-name="P242">Answers:</text:p>
      <text:p text:style-name="P242">1. meell'<text:span text:style-name="T578">e</text:span>n</text:p>
      <text:p text:style-name="P242">2. meell'on <text:span text:style-name="T578">(correct)</text:span></text:p>
      <text:p text:style-name="P242">3. meell'an</text:p>
      <text:p text:style-name="P242">4. meell'yn</text:p>
      <text:p text:style-name="P242"/>
      <text:p text:style-name="P242">Question 22:</text:p>
      <text:p text:style-name="P242">נִבְחָר</text:p>
      <text:p text:style-name="P242">chosen</text:p>
      <text:p text:style-name="P242">How do you pronounce this word?</text:p>
      <text:p text:style-name="P242"/>
      <text:p text:style-name="P242">Answers:</text:p>
      <text:p text:style-name="P242">1. neev'cher</text:p>
      <text:p text:style-name="P242">2. neev'char <text:span text:style-name="T579">(correct)</text:span></text:p>
      <text:p text:style-name="P242">3. neev'chor</text:p>
      <text:p text:style-name="P242">4. neevicher</text:p>
      <text:p text:style-name="P242"/>
      <text:p text:style-name="P242">Question 23:</text:p>
      <text:p text:style-name="P242">בְּתוֹךְ</text:p>
      <text:p text:style-name="P242">Inside, within</text:p>
      <text:p text:style-name="P242">How do you pronounce this word?</text:p>
      <text:p text:style-name="P242"/>
      <text:p text:style-name="P242">Answers:</text:p>
      <text:p text:style-name="P242">1. b<text:span text:style-name="T580">e</text:span>t<text:span text:style-name="T580">o</text:span>ch <text:span text:style-name="T580">(correct)</text:span></text:p>
      <text:p text:style-name="P242">2. b'tchi</text:p>
      <text:p text:style-name="P242">3. b'tche</text:p>
      <text:p text:style-name="P242">4. b'tcha</text:p>
      <text:p text:style-name="P242"/>
      <text:h text:style-name="P308" text:outline-level="3"><text:span text:style-name="T467">L</text:span>esson <text:span text:style-name="T484">7</text:span><text:span text:style-name="T31">: </text:span><text:span text:style-name="T484">Chirik</text:span></text:h>
      <text:p text:style-name="P496">Video Lesson Script</text:p>
      <text:p text:style-name="P2"><text:span text:style-name="Strong_20_Emphasis"><text:span text:style-name="T137">חִירִיק</text:span></text:span></text:p>
      <text:p text:style-name="P324"><text:span text:style-name="Strong_20_Emphasis"><text:span text:style-name="T155">Chirik is a single dot BEE-low the letter and it makes the “EE” sound in </text:span></text:span><text:span text:style-name="Strong_20_Emphasis"><text:span text:style-name="T156">BEE-low and</text:span></text:span><text:span text:style-name="Strong_20_Emphasis"><text:span text:style-name="T155"> </text:span></text:span><text:span text:style-name="Strong_20_Emphasis"><text:span text:style-name="T156">feet</text:span></text:span><text:span text:style-name="Strong_20_Emphasis"><text:span text:style-name="T155">. </text:span></text:span><text:span text:style-name="Strong_20_Emphasis"><text:span text:style-name="T305">This ties in well with King David’s words </text:span></text:span><text:span text:style-name="Strong_20_Emphasis"><text:span text:style-name="T156">“</text:span></text:span><text:bookmark text:name="v38"/><text:span text:style-name="Strong_20_Emphasis"><text:span text:style-name="T156">I have pursued my enemies and overtaken them, never turning back until they were consumed. I have crushed them so that they cannot rise; ye</text:span></text:span><text:span text:style-name="Strong_20_Emphasis"><text:span text:style-name="T305">s</text:span></text:span><text:span text:style-name="Strong_20_Emphasis"><text:span text:style-name="T156">, they are fallen under my feet.” </text:span></text:span><text:span text:style-name="Strong_20_Emphasis"><text:span text:style-name="T260">The word “below” only works if you pronounce it like </text:span></text:span><text:span text:style-name="Strong_20_Emphasis"><text:span text:style-name="T261">the wonderful insect that famously makes honey. </text:span></text:span><text:span text:style-name="Strong_20_Emphasis"><text:span text:style-name="T156">This represents the sepher</text:span></text:span><text:span text:style-name="Strong_20_Emphasis"><text:span text:style-name="T258">a</text:span></text:span><text:span text:style-name="Strong_20_Emphasis"><text:span text:style-name="T156"> of Natzach, which is the sepher</text:span></text:span><text:span text:style-name="Strong_20_Emphasis"><text:span text:style-name="T258">a </text:span></text:span><text:soft-page-break/><text:span text:style-name="Strong_20_Emphasis"><text:span text:style-name="T156">of victory. </text:span></text:span><text:span text:style-name="Strong_20_Emphasis"><text:span text:style-name="T261"><text:s/></text:span></text:span><text:span text:style-name="Strong_20_Emphasis"><text:span text:style-name="T155">The letters of chirik backwards </text:span></text:span><text:span text:style-name="Strong_20_Emphasis"><text:span text:style-name="T259">is</text:span></text:span><text:span text:style-name="Strong_20_Emphasis"><text:span text:style-name="T155"> קֵרֵחַ kerach, which means ice. </text:span></text:span><text:span text:style-name="Strong_20_Emphasis"><text:span text:style-name="T156">In this case the dot is below the letter and so has been victorious. When water becomes ice it becomes hard and because it is solid you can walk on it. </text:span></text:span><text:span text:style-name="Strong_20_Emphasis"><text:span text:style-name="T305">Let’s look at some examples </text:span></text:span><text:span text:style-name="Strong_20_Emphasis"><text:span text:style-name="T306">of </text:span></text:span><text:span text:style-name="Strong_20_Emphasis"><text:span text:style-name="T155">Chirik.</text:span></text:span></text:p>
      <text:p text:style-name="P2"><text:span text:style-name="Strong_20_Emphasis"><text:span text:style-name="T156"/></text:span></text:p>
      <text:p text:style-name="P288"><text:span text:style-name="Strong_20_Emphasis"><text:span text:style-name="T137">חִירִיק</text:span></text:span></text:p>
      <text:p text:style-name="P288"><text:span text:style-name="Strong_20_Emphasis"><text:span text:style-name="T155">Chirik</text:span></text:span></text:p>
      <text:p text:style-name="P288"><text:span text:style-name="Strong_20_Emphasis"><text:span text:style-name="T155"/></text:span></text:p>
      <text:p text:style-name="P414"><text:span text:style-name="Strong_20_Emphasis"><text:span text:style-name="T369">Like all of the nikud this one’s name also contains the nikud itself. Chirik is under chet and reish. “cheereek”, “cheereek”.</text:span></text:span></text:p>
      <text:p text:style-name="P244"><text:span text:style-name="Strong_20_Emphasis"><text:span text:style-name="T157"/></text:span></text:p>
      <text:p text:style-name="P244"><text:span text:style-name="Strong_20_Emphasis"><text:span text:style-name="T157">עִבְרִית</text:span></text:span></text:p>
      <text:p text:style-name="P244"><text:span text:style-name="Strong_20_Emphasis"><text:span text:style-name="T157">Hebrew language</text:span></text:span></text:p>
      <text:p text:style-name="P244"><text:span text:style-name="Strong_20_Emphasis"><text:span text:style-name="T157"/></text:span></text:p>
      <text:p text:style-name="P416"><text:span text:style-name="Strong_20_Emphasis"><text:span text:style-name="T370">This is the name of the Hebrew language itself. We see chirik under ayin and reish. We say this “eev-reet”.</text:span></text:span></text:p>
      <text:p text:style-name="P244"><text:span text:style-name="Strong_20_Emphasis"><text:span text:style-name="T157"/></text:span></text:p>
      <text:p text:style-name="P244"><text:span text:style-name="Strong_20_Emphasis"><text:span text:style-name="T157">שִׁשִּׁי</text:span></text:span></text:p>
      <text:p text:style-name="P244"><text:span text:style-name="Strong_20_Emphasis"><text:span text:style-name="T157">six, sixth</text:span></text:span></text:p>
      <text:p text:style-name="P244"><text:span text:style-name="Strong_20_Emphasis"><text:span text:style-name="T157"/></text:span></text:p>
      <text:p text:style-name="P417"><text:span text:style-name="Strong_20_Emphasis"><text:span text:style-name="T371">Two examples of chirik under sheen. This is the word for six or sixth: “sheeshee”.</text:span></text:span></text:p>
      <text:p text:style-name="P244"><text:span text:style-name="Strong_20_Emphasis"><text:span text:style-name="T157"/></text:span></text:p>
      <text:p text:style-name="P298"><text:span text:style-name="Strong_20_Emphasis"><text:span text:style-name="T161">מִטָּה</text:span></text:span></text:p>
      <text:p text:style-name="P246"><text:span text:style-name="Strong_20_Emphasis"><text:span text:style-name="T159">Bed, lying down</text:span></text:span></text:p>
      <text:p text:style-name="P246"><text:span text:style-name="Strong_20_Emphasis"><text:span text:style-name="T159"/></text:span></text:p>
      <text:p text:style-name="P419"><text:span text:style-name="Strong_20_Emphasis"><text:span text:style-name="T372">“Bed”, or “lying down” with the chirik under mem and kamatz under tav this word is said “meetah”. “meetah”.</text:span></text:span></text:p>
      <text:p text:style-name="P244"><text:span text:style-name="Strong_20_Emphasis"><text:span text:style-name="T157"/></text:span></text:p>
      <text:p text:style-name="P244"><text:span text:style-name="Strong_20_Emphasis"><text:span text:style-name="T157">לִי</text:span></text:span></text:p>
      <text:p text:style-name="P244"><text:span text:style-name="Strong_20_Emphasis"><text:span text:style-name="T157">to me, for myself</text:span></text:span></text:p>
      <text:p text:style-name="P244"><text:span text:style-name="Strong_20_Emphasis"><text:span text:style-name="T157"/></text:span></text:p>
      <text:p text:style-name="P420"><text:span text:style-name="Strong_20_Emphasis"><text:span text:style-name="T373">A common word that means “to me” or “for myself”, we see the chirik under the lamed. This is said “li”. </text:span></text:span></text:p>
      <text:p text:style-name="P244"><text:span text:style-name="Strong_20_Emphasis"><text:span text:style-name="T157"/></text:span></text:p>
      <text:p text:style-name="P244"><text:span text:style-name="Strong_20_Emphasis"><text:span text:style-name="T157">מַעֲרִיב</text:span></text:span></text:p>
      <text:p text:style-name="P244"><text:span text:style-name="Strong_20_Emphasis"><text:span text:style-name="T157">Mariv newspaper, </text:span></text:span><text:span text:style-name="Strong_20_Emphasis"><text:span text:style-name="T373">evening</text:span></text:span></text:p>
      <text:p text:style-name="P244"><text:span text:style-name="Strong_20_Emphasis"><text:span text:style-name="T157"/></text:span></text:p>
      <text:p text:style-name="P420"><text:span text:style-name="Strong_20_Emphasis"><text:span text:style-name="T373">A name of a famous Israeli newspaper, the word means “evening” and sometimes can refer to the evening prayer. We see patach under mem and ayin, with chirik under reish. We would say this “Mah-areev”, “Mah-areev”.</text:span></text:span></text:p>
      <text:p text:style-name="P244"><text:span text:style-name="Strong_20_Emphasis"><text:span text:style-name="T157"/></text:span></text:p>
      <text:p text:style-name="P244"><text:span text:style-name="Strong_20_Emphasis"><text:span text:style-name="T157">אִינְטֶרְנֶט</text:span></text:span></text:p>
      <text:p text:style-name="P244"><text:span text:style-name="Strong_20_Emphasis"><text:span text:style-name="T157">Internet</text:span></text:span></text:p>
      <text:p text:style-name="P244"><text:span text:style-name="Strong_20_Emphasis"><text:span text:style-name="T157"/></text:span></text:p>
      <text:p text:style-name="P421"><text:span text:style-name="Strong_20_Emphasis"><text:span text:style-name="T374">We have covered this modern word before. The chirik is under the aleph. “Eenternet”.</text:span></text:span></text:p>
      <text:p text:style-name="P244"><text:span text:style-name="Strong_20_Emphasis"><text:span text:style-name="T157"/></text:span></text:p>
      <text:p text:style-name="P244"><text:span text:style-name="Strong_20_Emphasis"><text:span text:style-name="T157">סְפָרִים</text:span></text:span></text:p>
      <text:p text:style-name="P244"><text:span text:style-name="Strong_20_Emphasis"><text:span text:style-name="T157">Books</text:span></text:span></text:p>
      <text:p text:style-name="P244"><text:soft-page-break/><text:span text:style-name="Strong_20_Emphasis"><text:span text:style-name="T157"/></text:span></text:p>
      <text:p text:style-name="P422"><text:span text:style-name="Strong_20_Emphasis"><text:span text:style-name="T375">When said in the plural the word for book </text:span></text:span><text:span text:style-name="Strong_20_Emphasis"><text:span text:style-name="T157">סְפָרִ</text:span></text:span><text:span text:style-name="Strong_20_Emphasis"><text:span text:style-name="T375"> gains a chirik under the reish and so we say it “sephereem”. “sephereem”.</text:span></text:span></text:p>
      <text:p text:style-name="P244"><text:span text:style-name="Strong_20_Emphasis"><text:span text:style-name="T157"/></text:span></text:p>
      <text:p text:style-name="P244"><text:span text:style-name="Strong_20_Emphasis"><text:span text:style-name="T157">נִבְחַר</text:span></text:span></text:p>
      <text:p text:style-name="P245"><text:span text:style-name="Strong_20_Emphasis"><text:span text:style-name="T376">selected</text:span></text:span><text:span text:style-name="Strong_20_Emphasis"><text:span text:style-name="T158">, preferred, appointed</text:span></text:span></text:p>
      <text:p text:style-name="P245"><text:span text:style-name="Strong_20_Emphasis"><text:span text:style-name="T158"/></text:span></text:p>
      <text:p text:style-name="P423"><text:span text:style-name="Strong_20_Emphasis"><text:span text:style-name="T376">This word means “selected”, “preferred” or “appointed” and is said “Neevchar”.</text:span></text:span></text:p>
      <text:p text:style-name="P245"><text:span text:style-name="Strong_20_Emphasis"><text:span text:style-name="T158"/></text:span></text:p>
      <text:p text:style-name="P245"><text:span text:style-name="Strong_20_Emphasis"><text:span text:style-name="T158">אָמֶרִיקָה</text:span></text:span></text:p>
      <text:p text:style-name="P245"><text:span text:style-name="Strong_20_Emphasis"><text:span text:style-name="T158">America</text:span></text:span></text:p>
      <text:p text:style-name="P245"><text:span text:style-name="Strong_20_Emphasis"><text:span text:style-name="T158"/></text:span></text:p>
      <text:p text:style-name="P424"><text:span text:style-name="Strong_20_Emphasis"><text:span text:style-name="T377">Another modern word with kamatz under aleph and kof, segol under mem and chirik under reish. This is “Amereeka”. “Amereeka”.</text:span></text:span></text:p>
      <text:p text:style-name="P245"><text:span text:style-name="Strong_20_Emphasis"><text:span text:style-name="T158"/></text:span></text:p>
      <text:p text:style-name="P245"><text:span text:style-name="Strong_20_Emphasis"><text:span text:style-name="T158">כִּמְעַט</text:span></text:span></text:p>
      <text:p text:style-name="P245"><text:span text:style-name="Strong_20_Emphasis"><text:span text:style-name="T158">Almost, nearly</text:span></text:span></text:p>
      <text:p text:style-name="P245"><text:span text:style-name="Strong_20_Emphasis"><text:span text:style-name="T158"/></text:span></text:p>
      <text:p text:style-name="P245"><text:span text:style-name="Strong_20_Emphasis"><text:span text:style-name="T158">“</text:span></text:span><text:span text:style-name="Strong_20_Emphasis"><text:span text:style-name="T378">Keem-at”, “keem-at”. The word for “almost”, or “nearly.</text:span></text:span></text:p>
      <text:p text:style-name="P245"><text:span text:style-name="Strong_20_Emphasis"><text:span text:style-name="T158"/></text:span></text:p>
      <text:p text:style-name="P245"><text:span text:style-name="Strong_20_Emphasis"><text:span text:style-name="T158">מִצְרַיִם</text:span></text:span></text:p>
      <text:p text:style-name="P246"><text:span text:style-name="Strong_20_Emphasis"><text:span text:style-name="T159">Egypt</text:span></text:span></text:p>
      <text:p text:style-name="P425"><text:span text:style-name="Strong_20_Emphasis"><text:span text:style-name="T379">Moshe brought us out of here. “Meetzrayeem” or Egypt. “Meetzrayeem”.</text:span></text:span></text:p>
      <text:p text:style-name="P246"><text:span text:style-name="Strong_20_Emphasis"><text:span text:style-name="T159"/></text:span></text:p>
      <text:p text:style-name="P246"><text:span text:style-name="Strong_20_Emphasis"><text:span text:style-name="T159">תָּכְנִית</text:span></text:span></text:p>
      <text:p text:style-name="P247"><text:span text:style-name="Strong_20_Emphasis"><text:span text:style-name="T160">plan, program</text:span></text:span></text:p>
      <text:p text:style-name="P247"><text:span text:style-name="Strong_20_Emphasis"><text:span text:style-name="T160"/></text:span></text:p>
      <text:p text:style-name="P428"><text:span text:style-name="Strong_20_Emphasis"><text:span text:style-name="T380">The term for “plan” or “program” is pretty “takh-neet”. “takh-neet”.</text:span></text:span></text:p>
      <text:p text:style-name="P247"><text:span text:style-name="Strong_20_Emphasis"><text:span text:style-name="T160"/></text:span></text:p>
      <text:p text:style-name="P247"><text:span text:style-name="Strong_20_Emphasis"><text:span text:style-name="T160">רִמּוֹן</text:span></text:span></text:p>
      <text:p text:style-name="P427"><text:span text:style-name="Strong_20_Emphasis"><text:span text:style-name="T160"><text:tab/></text:span></text:span><text:span text:style-name="Strong_20_Emphasis"><text:span text:style-name="T160">pomegranate</text:span></text:span></text:p>
      <text:p text:style-name="P247"><text:span text:style-name="Strong_20_Emphasis"><text:span text:style-name="T160"/></text:span></text:p>
      <text:p text:style-name="P429"><text:span text:style-name="Strong_20_Emphasis"><text:span text:style-name="T381">A pomegranate is called “reemon” in Hebrew. We see cholam above the vav and chirik under the reish. “reemon” is a delicious fruit.</text:span></text:span></text:p>
      <text:p text:style-name="P247"><text:span text:style-name="Strong_20_Emphasis"><text:span text:style-name="T160"/></text:span></text:p>
      <text:p text:style-name="P247"><text:span text:style-name="Strong_20_Emphasis"><text:span text:style-name="T160">דּוֹדִי</text:span></text:span></text:p>
      <text:p text:style-name="P248"><text:span text:style-name="Strong_20_Emphasis"><text:span text:style-name="T161">my uncle, my love (archaic, formal)</text:span></text:span></text:p>
      <text:p text:style-name="P248"><text:span text:style-name="Strong_20_Emphasis"><text:span text:style-name="T87"/></text:span></text:p>
      <text:p text:style-name="P431"><text:span text:style-name="Strong_20_Emphasis"><text:span text:style-name="T118">A word for Uncle in modern Hebrew the word used to mean “my love”. </text:span></text:span><text:span text:style-name="Strong_20_Emphasis"><text:span text:style-name="T119">We see cholam above the vav and chirik under dalet. This is said “doe-di”. “doe-di”.</text:span></text:span></text:p>
      <text:p text:style-name="P248"><text:span text:style-name="Strong_20_Emphasis"><text:span text:style-name="T87"/></text:span></text:p>
      <text:p text:style-name="P248"><text:span text:style-name="Strong_20_Emphasis"><text:span text:style-name="T87">קִישׁ</text:span></text:span></text:p>
      <text:p text:style-name="P248"><text:span text:style-name="Strong_20_Emphasis"><text:span text:style-name="T87">Qish </text:span></text:span><text:span text:style-name="Strong_20_Emphasis"><text:span text:style-name="T92">father of King Saul, </text:span></text:span><text:span text:style-name="Strong_20_Emphasis"><text:span text:style-name="T87">quiche </text:span></text:span><text:span text:style-name="Strong_20_Emphasis"><text:span text:style-name="T92">type of food</text:span></text:span></text:p>
      <text:p text:style-name="P248"><text:span text:style-name="Strong_20_Emphasis"><text:span text:style-name="T161"/></text:span></text:p>
      <text:p text:style-name="P432"><text:span text:style-name="Strong_20_Emphasis"><text:span text:style-name="T382">The name of the father of King Saul in the Bible now is a borrow word for a delicous egg based food. “Qeesh”, “Qeesh”.</text:span></text:span></text:p>
      <text:p text:style-name="P248"><text:span text:style-name="Strong_20_Emphasis"><text:span text:style-name="T161"/></text:span></text:p>
      <text:p text:style-name="P2"><text:soft-page-break/><text:span text:style-name="Strong_20_Emphasis"><text:span text:style-name="T156">אַגִּיד</text:span></text:span></text:p>
      <text:p text:style-name="P248"><text:span text:style-name="Strong_20_Emphasis"><text:span text:style-name="T161">to tell, say</text:span></text:span></text:p>
      <text:p text:style-name="P248"><text:span text:style-name="Strong_20_Emphasis"><text:span text:style-name="T161"/></text:span></text:p>
      <text:p text:style-name="P248"><text:span text:style-name="Strong_20_Emphasis"><text:span text:style-name="T161">“</text:span></text:span><text:span text:style-name="Strong_20_Emphasis"><text:span text:style-name="T383">Ageed” is to “tell” or “to say”. Patach is under aleph and chirik under gimmel. “Ageed”.</text:span></text:span></text:p>
      <text:p text:style-name="P248"><text:span text:style-name="Strong_20_Emphasis"><text:span text:style-name="T161"/></text:span></text:p>
      <text:p text:style-name="P248"><text:span text:style-name="Strong_20_Emphasis"><text:span text:style-name="T161">צִידוֹן</text:span></text:span></text:p>
      <text:p text:style-name="P248"><text:span text:style-name="Strong_20_Emphasis"><text:span text:style-name="T161">Sidon city in Lebanon</text:span></text:span></text:p>
      <text:p text:style-name="P248"><text:span text:style-name="Strong_20_Emphasis"><text:span text:style-name="T161"/></text:span></text:p>
      <text:p text:style-name="P433"><text:span text:style-name="Strong_20_Emphasis"><text:span text:style-name="T383">Sidon is a city in Lebanon. </text:span></text:span><text:span text:style-name="Strong_20_Emphasis"><text:span text:style-name="T384">With the chirik under tzadi and cholam over the vav we</text:span></text:span><text:span text:style-name="Strong_20_Emphasis"><text:span text:style-name="T383"> say this “tzeedon”, “tzeedon”.</text:span></text:span></text:p>
      <text:p text:style-name="P249"><text:span text:style-name="Strong_20_Emphasis"><text:span text:style-name="T161"/></text:span></text:p>
      <text:p text:style-name="P302">Lesson <text:span text:style-name="T490">7</text:span> Practice</text:p>
      <text:p text:style-name="P38"/>
      <text:p text:style-name="P38">Question 1:</text:p>
      <text:p text:style-name="P44">(Image of <text:span text:style-name="T619">c</text:span><text:span text:style-name="Strong_20_Emphasis"><text:span text:style-name="T155">hirik</text:span></text:span><text:span text:style-name="T41"> </text:span>with <text:span text:style-name="T41">dot</text:span> highlighted.)</text:p>
      <text:p text:style-name="P39"/>
      <text:p text:style-name="P57">What is the name of this nikud?</text:p>
      <text:p text:style-name="P57"/>
      <text:p text:style-name="P57">Answers:</text:p>
      <text:p text:style-name="P57">1. <text:span text:style-name="T581">Kamatz</text:span></text:p>
      <text:p text:style-name="P71">2. <text:span text:style-name="Strong_20_Emphasis"><text:span text:style-name="T155">Chirik</text:span></text:span> <text:span text:style-name="T43">(correct)</text:span></text:p>
      <text:p text:style-name="P57">3. <text:span text:style-name="T581">Cholam</text:span></text:p>
      <text:p text:style-name="P57">4. <text:span text:style-name="T581">Segol</text:span></text:p>
      <text:p text:style-name="P57"/>
      <text:p text:style-name="P57">Question 2:</text:p>
      <text:p text:style-name="P57">(Image of <text:span text:style-name="T619">c</text:span><text:span text:style-name="T582">hirik</text:span> with dot highlighted)</text:p>
      <text:p text:style-name="P57"/>
      <text:p text:style-name="P72">What <text:span text:style-name="T592">sephera is this associated with?</text:span></text:p>
      <text:p text:style-name="P57"/>
      <text:p text:style-name="P57">Answers:</text:p>
      <text:p text:style-name="P57">1. <text:span text:style-name="T582">Sephera of </text:span><text:span text:style-name="T619">h</text:span><text:span text:style-name="T582">od, the sephera a majesty.</text:span></text:p>
      <text:p text:style-name="P57">2. <text:span text:style-name="T582">Sephera of </text:span><text:span text:style-name="T619">t</text:span><text:span text:style-name="T582">iferet, the sephera of beauty.</text:span></text:p>
      <text:p text:style-name="P57">3. <text:span text:style-name="T592">Sephera of </text:span><text:span text:style-name="T619">c</text:span><text:span text:style-name="T592">hessod which is kindness.</text:span></text:p>
      <text:p text:style-name="P72">4. <text:span text:style-name="Strong_20_Emphasis"><text:span text:style-name="T156">Natzach, which is the sepher</text:span></text:span><text:span text:style-name="Strong_20_Emphasis"><text:span text:style-name="T258">a </text:span></text:span><text:span text:style-name="Strong_20_Emphasis"><text:span text:style-name="T156">of victory.</text:span></text:span></text:p>
      <text:p text:style-name="P57"/>
      <text:p text:style-name="P57">Question 3:</text:p>
      <text:p text:style-name="P57">(Image of <text:span text:style-name="T620">c</text:span><text:span text:style-name="T582">hirik </text:span>with dot highlighted)</text:p>
      <text:p text:style-name="P57"/>
      <text:p text:style-name="P57">What sound does this nikud make?</text:p>
      <text:p text:style-name="P57"/>
      <text:p text:style-name="P57">Answers:</text:p>
      <text:p text:style-name="P57">1. Silent or an “E” sound like in “red”. <text:span text:style-name="T43">(correct)</text:span></text:p>
      <text:p text:style-name="P57">2. A “<text:span text:style-name="T583">EE</text:span>” sound like in “<text:span text:style-name="T583">feet”</text:span>.</text:p>
      <text:p text:style-name="P57">3. <text:span text:style-name="T583">A “O” sound like in “stop”.</text:span></text:p>
      <text:p text:style-name="P57">4. An “A” sound like in “sat”.</text:p>
      <text:p text:style-name="P57"/>
      <text:p text:style-name="P79">Question 4:</text:p>
      <text:p text:style-name="P57"><text:soft-page-break/>(Image of <text:span text:style-name="T621">c</text:span><text:span text:style-name="T582">hirik</text:span> with dot highlighted)</text:p>
      <text:p text:style-name="P57"/>
      <text:p text:style-name="P297">The dot below the letter can mean what?</text:p>
      <text:p text:style-name="P79"/>
      <text:p text:style-name="P79">Answers:</text:p>
      <text:p text:style-name="P79">1. <text:span text:style-name="T584">The letter is victorious, as the dot is “at it’s feet”. (correct)</text:span></text:p>
      <text:p text:style-name="P79">2. <text:span text:style-name="T584">Ice is the substance of snow which is light and fluffy and joyful.</text:span></text:p>
      <text:p text:style-name="P79">3. <text:span text:style-name="T584">Bee strings can be treated with ice and this means healing.</text:span></text:p>
      <text:p text:style-name="P79">4. <text:span text:style-name="T584">Feet are weird looking and this symbolic of mercy.</text:span></text:p>
      <text:p text:style-name="P79"/>
      <text:p text:style-name="P271"><text:span text:style-name="Strong_20_Emphasis"><text:span text:style-name="T161">Question 5:</text:span></text:span></text:p>
      <text:p text:style-name="P271"><text:span text:style-name="Strong_20_Emphasis"><text:span text:style-name="T161">חִירִיק</text:span></text:span></text:p>
      <text:p text:style-name="P271"><text:span text:style-name="Strong_20_Emphasis"><text:span text:style-name="T161">Chirik</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c</text:span></text:span><text:span text:style-name="Strong_20_Emphasis"><text:span text:style-name="T262">ha</text:span></text:span><text:span text:style-name="Strong_20_Emphasis"><text:span text:style-name="T161">r</text:span></text:span><text:span text:style-name="Strong_20_Emphasis"><text:span text:style-name="T262">a</text:span></text:span><text:span text:style-name="Strong_20_Emphasis"><text:span text:style-name="T161">k</text:span></text:span></text:p>
      <text:p text:style-name="P271"><text:span text:style-name="Strong_20_Emphasis"><text:span text:style-name="T161">2. cheer</text:span></text:span><text:span text:style-name="Strong_20_Emphasis"><text:span text:style-name="T262">a</text:span></text:span><text:span text:style-name="Strong_20_Emphasis"><text:span text:style-name="T161">k</text:span></text:span></text:p>
      <text:p text:style-name="P271"><text:span text:style-name="Strong_20_Emphasis"><text:span text:style-name="T161">3. chir</text:span></text:span><text:span text:style-name="Strong_20_Emphasis"><text:span text:style-name="T262">o</text:span></text:span><text:span text:style-name="Strong_20_Emphasis"><text:span text:style-name="T161">k</text:span></text:span></text:p>
      <text:p text:style-name="P271"><text:span text:style-name="Strong_20_Emphasis"><text:span text:style-name="T161">4. </text:span></text:span><text:span text:style-name="Strong_20_Emphasis"><text:span text:style-name="T262">chirik (correct)</text:span></text:span></text:p>
      <text:p text:style-name="P271"><text:span text:style-name="Strong_20_Emphasis"><text:span text:style-name="T161"/></text:span></text:p>
      <text:p text:style-name="P271"><text:span text:style-name="Strong_20_Emphasis"><text:span text:style-name="T161">Question 6:</text:span></text:span></text:p>
      <text:p text:style-name="P271"><text:span text:style-name="Strong_20_Emphasis"><text:span text:style-name="T161">עִבְרִית</text:span></text:span></text:p>
      <text:p text:style-name="P271"><text:span text:style-name="Strong_20_Emphasis"><text:span text:style-name="T161">Hebrew language</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aeev'reet </text:span></text:span><text:span text:style-name="Strong_20_Emphasis"><text:span text:style-name="T263">(correct)</text:span></text:span></text:p>
      <text:p text:style-name="P271"><text:span text:style-name="Strong_20_Emphasis"><text:span text:style-name="T161">2. av'r</text:span></text:span><text:span text:style-name="Strong_20_Emphasis"><text:span text:style-name="T263">i</text:span></text:span><text:span text:style-name="Strong_20_Emphasis"><text:span text:style-name="T161">t</text:span></text:span></text:p>
      <text:p text:style-name="P271"><text:span text:style-name="Strong_20_Emphasis"><text:span text:style-name="T161">3. av'r</text:span></text:span><text:span text:style-name="Strong_20_Emphasis"><text:span text:style-name="T263">at</text:span></text:span></text:p>
      <text:p text:style-name="P271"><text:span text:style-name="Strong_20_Emphasis"><text:span text:style-name="T161">4. aeev'rit</text:span></text:span><text:span text:style-name="Strong_20_Emphasis"><text:span text:style-name="T263">e</text:span></text:span></text:p>
      <text:p text:style-name="P271"><text:span text:style-name="Strong_20_Emphasis"><text:span text:style-name="T161"/></text:span></text:p>
      <text:p text:style-name="P271"><text:span text:style-name="Strong_20_Emphasis"><text:span text:style-name="T161">Question 7:</text:span></text:span></text:p>
      <text:p text:style-name="P271"><text:span text:style-name="Strong_20_Emphasis"><text:span text:style-name="T161">שִׁשִּׁי</text:span></text:span></text:p>
      <text:p text:style-name="P271"><text:span text:style-name="Strong_20_Emphasis"><text:span text:style-name="T161">six, sixth</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shees</text:span></text:span><text:span text:style-name="Strong_20_Emphasis"><text:span text:style-name="T264">h</text:span></text:span></text:p>
      <text:p text:style-name="P271"><text:span text:style-name="Strong_20_Emphasis"><text:span text:style-name="T161">2. sh</text:span></text:span><text:span text:style-name="Strong_20_Emphasis"><text:span text:style-name="T264">u</text:span></text:span><text:span text:style-name="Strong_20_Emphasis"><text:span text:style-name="T161">shi</text:span></text:span></text:p>
      <text:p text:style-name="P271"><text:span text:style-name="Strong_20_Emphasis"><text:span text:style-name="T161">3. shishi </text:span></text:span><text:span text:style-name="Strong_20_Emphasis"><text:span text:style-name="T264">(correct)</text:span></text:span></text:p>
      <text:p text:style-name="P271"><text:span text:style-name="Strong_20_Emphasis"><text:span text:style-name="T161">4. sh</text:span></text:span><text:span text:style-name="Strong_20_Emphasis"><text:span text:style-name="T265">a</text:span></text:span><text:span text:style-name="Strong_20_Emphasis"><text:span text:style-name="T161">sh</text:span></text:span><text:span text:style-name="Strong_20_Emphasis"><text:span text:style-name="T265">a</text:span></text:span></text:p>
      <text:p text:style-name="P271"><text:span text:style-name="Strong_20_Emphasis"><text:span text:style-name="T161"/></text:span></text:p>
      <text:p text:style-name="P271"><text:span text:style-name="Strong_20_Emphasis"><text:span text:style-name="T161">Question 8:</text:span></text:span></text:p>
      <text:p text:style-name="P271"><text:span text:style-name="Strong_20_Emphasis"><text:span text:style-name="T161">מִטָּה</text:span></text:span></text:p>
      <text:p text:style-name="P271"><text:span text:style-name="Strong_20_Emphasis"><text:span text:style-name="T161">Bed</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oft-page-break/><text:span text:style-name="Strong_20_Emphasis"><text:span text:style-name="T161">Answers:</text:span></text:span></text:p>
      <text:p text:style-name="P271"><text:span text:style-name="Strong_20_Emphasis"><text:span text:style-name="T161">1. m</text:span></text:span><text:span text:style-name="Strong_20_Emphasis"><text:span text:style-name="T266">eetah (correct)</text:span></text:span></text:p>
      <text:p text:style-name="P271"><text:span text:style-name="Strong_20_Emphasis"><text:span text:style-name="T161">2. m</text:span></text:span><text:span text:style-name="Strong_20_Emphasis"><text:span text:style-name="T267">e</text:span></text:span><text:span text:style-name="Strong_20_Emphasis"><text:span text:style-name="T161">t</text:span></text:span></text:p>
      <text:p text:style-name="P271"><text:span text:style-name="Strong_20_Emphasis"><text:span text:style-name="T161">3. m</text:span></text:span><text:span text:style-name="Strong_20_Emphasis"><text:span text:style-name="T267">eet</text:span></text:span></text:p>
      <text:p text:style-name="P271"><text:span text:style-name="Strong_20_Emphasis"><text:span text:style-name="T161">4. myth</text:span></text:span></text:p>
      <text:p text:style-name="P271"><text:span text:style-name="Strong_20_Emphasis"><text:span text:style-name="T161"/></text:span></text:p>
      <text:p text:style-name="P271"><text:span text:style-name="Strong_20_Emphasis"><text:span text:style-name="T161">Question 9:</text:span></text:span></text:p>
      <text:p text:style-name="P271"><text:span text:style-name="Strong_20_Emphasis"><text:span text:style-name="T161">לִי</text:span></text:span></text:p>
      <text:p text:style-name="P271"><text:span text:style-name="Strong_20_Emphasis"><text:span text:style-name="T161">to me, for myself</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l</text:span></text:span><text:span text:style-name="Strong_20_Emphasis"><text:span text:style-name="T268">o</text:span></text:span></text:p>
      <text:p text:style-name="P271"><text:span text:style-name="Strong_20_Emphasis"><text:span text:style-name="T161">2. l</text:span></text:span><text:span text:style-name="Strong_20_Emphasis"><text:span text:style-name="T268">ay</text:span></text:span></text:p>
      <text:p text:style-name="P271"><text:span text:style-name="Strong_20_Emphasis"><text:span text:style-name="T161">3. l</text:span></text:span><text:span text:style-name="Strong_20_Emphasis"><text:span text:style-name="T268">ai</text:span></text:span></text:p>
      <text:p text:style-name="P271"><text:span text:style-name="Strong_20_Emphasis"><text:span text:style-name="T161">4. l</text:span></text:span><text:span text:style-name="Strong_20_Emphasis"><text:span text:style-name="T268">ee (correct)</text:span></text:span></text:p>
      <text:p text:style-name="P271"><text:span text:style-name="Strong_20_Emphasis"><text:span text:style-name="T161"/></text:span></text:p>
      <text:p text:style-name="P271"><text:span text:style-name="Strong_20_Emphasis"><text:span text:style-name="T161">Question 10:</text:span></text:span></text:p>
      <text:p text:style-name="P271"><text:span text:style-name="Strong_20_Emphasis"><text:span text:style-name="T161">מַעֲרִיב</text:span></text:span></text:p>
      <text:p text:style-name="P271"><text:span text:style-name="Strong_20_Emphasis"><text:span text:style-name="T161">Mariv newspaper</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maareev </text:span></text:span><text:span text:style-name="Strong_20_Emphasis"><text:span text:style-name="T269">(correct)</text:span></text:span></text:p>
      <text:p text:style-name="P271"><text:span text:style-name="Strong_20_Emphasis"><text:span text:style-name="T161">2. maaar</text:span></text:span><text:span text:style-name="Strong_20_Emphasis"><text:span text:style-name="T269">av</text:span></text:span></text:p>
      <text:p text:style-name="P271"><text:span text:style-name="Strong_20_Emphasis"><text:span text:style-name="T161">3. maaar</text:span></text:span><text:span text:style-name="Strong_20_Emphasis"><text:span text:style-name="T269">o</text:span></text:span><text:span text:style-name="Strong_20_Emphasis"><text:span text:style-name="T161">v</text:span></text:span></text:p>
      <text:p text:style-name="P271"><text:span text:style-name="Strong_20_Emphasis"><text:span text:style-name="T161">4. mariv</text:span></text:span></text:p>
      <text:p text:style-name="P271"><text:span text:style-name="Strong_20_Emphasis"><text:span text:style-name="T161"/></text:span></text:p>
      <text:p text:style-name="P271"><text:span text:style-name="Strong_20_Emphasis"><text:span text:style-name="T161">Question 11:</text:span></text:span></text:p>
      <text:p text:style-name="P271"><text:span text:style-name="Strong_20_Emphasis"><text:span text:style-name="T161">אִינְטֶרְנֶט</text:span></text:span></text:p>
      <text:p text:style-name="P271"><text:span text:style-name="Strong_20_Emphasis"><text:span text:style-name="T161">Internet</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99"><text:span text:style-name="Strong_20_Emphasis"><text:span text:style-name="T147">1. in'tar'nat</text:span></text:span></text:p>
      <text:p text:style-name="P299"><text:span text:style-name="Strong_20_Emphasis"><text:span text:style-name="T147">2. </text:span></text:span><text:span text:style-name="Strong_20_Emphasis"><text:span text:style-name="T227">e</text:span></text:span><text:span text:style-name="Strong_20_Emphasis"><text:span text:style-name="T147">n'tar'net</text:span></text:span></text:p>
      <text:p text:style-name="P299"><text:span text:style-name="Strong_20_Emphasis"><text:span text:style-name="T147">3. </text:span></text:span><text:span text:style-name="Strong_20_Emphasis"><text:span text:style-name="T227">ee</text:span></text:span><text:span text:style-name="Strong_20_Emphasis"><text:span text:style-name="T147">n't</text:span></text:span><text:span text:style-name="Strong_20_Emphasis"><text:span text:style-name="T227">er</text:span></text:span><text:span text:style-name="Strong_20_Emphasis"><text:span text:style-name="T147">'n</text:span></text:span><text:span text:style-name="Strong_20_Emphasis"><text:span text:style-name="T227">e</text:span></text:span><text:span text:style-name="Strong_20_Emphasis"><text:span text:style-name="T147">t </text:span></text:span><text:span text:style-name="Strong_20_Emphasis"><text:span text:style-name="T227">(correct)</text:span></text:span></text:p>
      <text:p text:style-name="P299"><text:span text:style-name="Strong_20_Emphasis"><text:span text:style-name="T147">4. in'tar'net</text:span></text:span></text:p>
      <text:p text:style-name="P271"><text:span text:style-name="Strong_20_Emphasis"><text:span text:style-name="T161"/></text:span></text:p>
      <text:p text:style-name="P271"><text:span text:style-name="Strong_20_Emphasis"><text:span text:style-name="T161">Question 12:</text:span></text:span></text:p>
      <text:p text:style-name="P271"><text:span text:style-name="Strong_20_Emphasis"><text:span text:style-name="T161">סְפָרִים</text:span></text:span></text:p>
      <text:p text:style-name="P271"><text:span text:style-name="Strong_20_Emphasis"><text:span text:style-name="T161">Books</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s'phereem </text:span></text:span><text:span text:style-name="Strong_20_Emphasis"><text:span text:style-name="T270">(correct)</text:span></text:span></text:p>
      <text:p text:style-name="P271"><text:span text:style-name="Strong_20_Emphasis"><text:span text:style-name="T161">2. s'perim</text:span></text:span></text:p>
      <text:p text:style-name="P271"><text:span text:style-name="Strong_20_Emphasis"><text:span text:style-name="T161">3. s'phar</text:span></text:span><text:span text:style-name="Strong_20_Emphasis"><text:span text:style-name="T270">a</text:span></text:span><text:span text:style-name="Strong_20_Emphasis"><text:span text:style-name="T161">m</text:span></text:span></text:p>
      <text:p text:style-name="P271"><text:soft-page-break/><text:span text:style-name="Strong_20_Emphasis"><text:span text:style-name="T161">4. s</text:span></text:span><text:span text:style-name="Strong_20_Emphasis"><text:span text:style-name="T270">a</text:span></text:span><text:span text:style-name="Strong_20_Emphasis"><text:span text:style-name="T161">'pharim</text:span></text:span></text:p>
      <text:p text:style-name="P271"><text:span text:style-name="Strong_20_Emphasis"><text:span text:style-name="T161"/></text:span></text:p>
      <text:p text:style-name="P271"><text:span text:style-name="Strong_20_Emphasis"><text:span text:style-name="T161">Question 13:</text:span></text:span></text:p>
      <text:p text:style-name="P271"><text:span text:style-name="Strong_20_Emphasis"><text:span text:style-name="T161">נִבְחַר</text:span></text:span></text:p>
      <text:p text:style-name="P271"><text:span text:style-name="Strong_20_Emphasis"><text:span text:style-name="T161">chosen, preferred, appointed</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neev'char </text:span></text:span><text:span text:style-name="Strong_20_Emphasis"><text:span text:style-name="T271">(correct)</text:span></text:span></text:p>
      <text:p text:style-name="P271"><text:span text:style-name="Strong_20_Emphasis"><text:span text:style-name="T161">2. neevichar</text:span></text:span></text:p>
      <text:p text:style-name="P271"><text:span text:style-name="Strong_20_Emphasis"><text:span text:style-name="T161">3. nevecha</text:span></text:span><text:span text:style-name="Strong_20_Emphasis"><text:span text:style-name="T271">i</text:span></text:span><text:span text:style-name="Strong_20_Emphasis"><text:span text:style-name="T161">r</text:span></text:span></text:p>
      <text:p text:style-name="P271"><text:span text:style-name="Strong_20_Emphasis"><text:span text:style-name="T161">4. nevach</text:span></text:span><text:span text:style-name="Strong_20_Emphasis"><text:span text:style-name="T271">ore</text:span></text:span></text:p>
      <text:p text:style-name="P271"><text:span text:style-name="Strong_20_Emphasis"><text:span text:style-name="T161"/></text:span></text:p>
      <text:p text:style-name="P271"><text:span text:style-name="Strong_20_Emphasis"><text:span text:style-name="T161">Question 14:</text:span></text:span></text:p>
      <text:p text:style-name="P271"><text:span text:style-name="Strong_20_Emphasis"><text:span text:style-name="T161">אָמֶרִיקָה</text:span></text:span></text:p>
      <text:p text:style-name="P271"><text:span text:style-name="Strong_20_Emphasis"><text:span text:style-name="T161">America</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emmareekkeh</text:span></text:span></text:p>
      <text:p text:style-name="P271"><text:span text:style-name="Strong_20_Emphasis"><text:span text:style-name="T161">2. emmareekke</text:span></text:span></text:p>
      <text:p text:style-name="P271"><text:span text:style-name="Strong_20_Emphasis"><text:span text:style-name="T161">3. emmareekkah </text:span></text:span><text:span text:style-name="Strong_20_Emphasis"><text:span text:style-name="T272">(correct)</text:span></text:span></text:p>
      <text:p text:style-name="P271"><text:span text:style-name="Strong_20_Emphasis"><text:span text:style-name="T161">4. emmareekka</text:span></text:span></text:p>
      <text:p text:style-name="P271"><text:span text:style-name="Strong_20_Emphasis"><text:span text:style-name="T161"/></text:span></text:p>
      <text:p text:style-name="P271"><text:span text:style-name="Strong_20_Emphasis"><text:span text:style-name="T161">Question 15:</text:span></text:span></text:p>
      <text:p text:style-name="P271"><text:span text:style-name="Strong_20_Emphasis"><text:span text:style-name="T161">כִּמְעַט</text:span></text:span></text:p>
      <text:p text:style-name="P271"><text:span text:style-name="Strong_20_Emphasis"><text:span text:style-name="T161">Almost, nearly</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text:span></text:span><text:span text:style-name="Strong_20_Emphasis"><text:span text:style-name="T273">k</text:span></text:span><text:span text:style-name="Strong_20_Emphasis"><text:span text:style-name="T161">eemm'</text:span></text:span><text:span text:style-name="Strong_20_Emphasis"><text:span text:style-name="T274">i</text:span></text:span><text:span text:style-name="Strong_20_Emphasis"><text:span text:style-name="T275">t</text:span></text:span></text:p>
      <text:p text:style-name="P271"><text:span text:style-name="Strong_20_Emphasis"><text:span text:style-name="T161">2. </text:span></text:span><text:span text:style-name="Strong_20_Emphasis"><text:span text:style-name="T273">k</text:span></text:span><text:span text:style-name="Strong_20_Emphasis"><text:span text:style-name="T161">eemmiaat</text:span></text:span></text:p>
      <text:p text:style-name="P271"><text:span text:style-name="Strong_20_Emphasis"><text:span text:style-name="T161">3. </text:span></text:span><text:span text:style-name="Strong_20_Emphasis"><text:span text:style-name="T273">k</text:span></text:span><text:span text:style-name="Strong_20_Emphasis"><text:span text:style-name="T161">eemmeaat</text:span></text:span></text:p>
      <text:p text:style-name="P271"><text:span text:style-name="Strong_20_Emphasis"><text:span text:style-name="T161">4. </text:span></text:span><text:span text:style-name="Strong_20_Emphasis"><text:span text:style-name="T273">k</text:span></text:span><text:span text:style-name="Strong_20_Emphasis"><text:span text:style-name="T161">eemat </text:span></text:span><text:span text:style-name="Strong_20_Emphasis"><text:span text:style-name="T273">(correct)</text:span></text:span></text:p>
      <text:p text:style-name="P271"><text:span text:style-name="Strong_20_Emphasis"><text:span text:style-name="T161"/></text:span></text:p>
      <text:p text:style-name="P271"><text:span text:style-name="Strong_20_Emphasis"><text:span text:style-name="T161">Question 16:</text:span></text:span></text:p>
      <text:p text:style-name="P271"><text:span text:style-name="Strong_20_Emphasis"><text:span text:style-name="T161">מִצְרַיִם</text:span></text:span></text:p>
      <text:p text:style-name="P271"><text:span text:style-name="Strong_20_Emphasis"><text:span text:style-name="T161">Egypt</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mee</text:span></text:span><text:span text:style-name="Strong_20_Emphasis"><text:span text:style-name="T276">t</text:span></text:span><text:span text:style-name="Strong_20_Emphasis"><text:span text:style-name="T161">z'raeem </text:span></text:span><text:span text:style-name="Strong_20_Emphasis"><text:span text:style-name="T276">(correct)</text:span></text:span></text:p>
      <text:p text:style-name="P271"><text:span text:style-name="Strong_20_Emphasis"><text:span text:style-name="T161">2. meez'raim</text:span></text:span></text:p>
      <text:p text:style-name="P271"><text:span text:style-name="Strong_20_Emphasis"><text:span text:style-name="T161">3. meez'ray</text:span></text:span><text:span text:style-name="Strong_20_Emphasis"><text:span text:style-name="T276">o</text:span></text:span><text:span text:style-name="Strong_20_Emphasis"><text:span text:style-name="T161">m</text:span></text:span></text:p>
      <text:p text:style-name="P271"><text:span text:style-name="Strong_20_Emphasis"><text:span text:style-name="T161">4. m</text:span></text:span><text:span text:style-name="Strong_20_Emphasis"><text:span text:style-name="T276">i</text:span></text:span><text:span text:style-name="Strong_20_Emphasis"><text:span text:style-name="T161">z'rayim</text:span></text:span></text:p>
      <text:p text:style-name="P271"><text:span text:style-name="Strong_20_Emphasis"><text:span text:style-name="T161"/></text:span></text:p>
      <text:p text:style-name="P271"><text:span text:style-name="Strong_20_Emphasis"><text:span text:style-name="T161">Question 17:</text:span></text:span></text:p>
      <text:p text:style-name="P271"><text:span text:style-name="Strong_20_Emphasis"><text:span text:style-name="T161">תָּכְנִית</text:span></text:span></text:p>
      <text:p text:style-name="P271"><text:soft-page-break/><text:span text:style-name="Strong_20_Emphasis"><text:span text:style-name="T161">plan, program</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tech'neet</text:span></text:span></text:p>
      <text:p text:style-name="P271"><text:span text:style-name="Strong_20_Emphasis"><text:span text:style-name="T161">2. tech'neeth</text:span></text:span></text:p>
      <text:p text:style-name="P300"><text:span text:style-name="Strong_20_Emphasis"><text:span text:style-name="T161">3. t</text:span></text:span><text:span text:style-name="Strong_20_Emphasis"><text:span text:style-name="T277">a</text:span></text:span><text:span text:style-name="Strong_20_Emphasis"><text:span text:style-name="T161">ch'neet </text:span></text:span><text:span text:style-name="Strong_20_Emphasis"><text:span text:style-name="T277">(correct)</text:span></text:span></text:p>
      <text:p text:style-name="P271"><text:span text:style-name="Strong_20_Emphasis"><text:span text:style-name="T161">4. tech'nit</text:span></text:span></text:p>
      <text:p text:style-name="P271"><text:span text:style-name="Strong_20_Emphasis"><text:span text:style-name="T161"/></text:span></text:p>
      <text:p text:style-name="P271"><text:span text:style-name="Strong_20_Emphasis"><text:span text:style-name="T161">Question 18:</text:span></text:span></text:p>
      <text:p text:style-name="P271"><text:span text:style-name="Strong_20_Emphasis"><text:span text:style-name="T161">רִמּוֹן</text:span></text:span></text:p>
      <text:p text:style-name="P271"><text:span text:style-name="Strong_20_Emphasis"><text:span text:style-name="T161">pomegranate</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reemm</text:span></text:span><text:span text:style-name="Strong_20_Emphasis"><text:span text:style-name="T278">i</text:span></text:span><text:span text:style-name="Strong_20_Emphasis"><text:span text:style-name="T161">n</text:span></text:span></text:p>
      <text:p text:style-name="P271"><text:span text:style-name="Strong_20_Emphasis"><text:span text:style-name="T161">2. reemmon </text:span></text:span><text:span text:style-name="Strong_20_Emphasis"><text:span text:style-name="T278">(correct)</text:span></text:span></text:p>
      <text:p text:style-name="P271"><text:span text:style-name="Strong_20_Emphasis"><text:span text:style-name="T161">3. reemman</text:span></text:span></text:p>
      <text:p text:style-name="P271"><text:span text:style-name="Strong_20_Emphasis"><text:span text:style-name="T161">4. rem</text:span></text:span><text:span text:style-name="Strong_20_Emphasis"><text:span text:style-name="T278">on</text:span></text:span></text:p>
      <text:p text:style-name="P271"><text:span text:style-name="Strong_20_Emphasis"><text:span text:style-name="T161"/></text:span></text:p>
      <text:p text:style-name="P271"><text:span text:style-name="Strong_20_Emphasis"><text:span text:style-name="T161">Question 19:</text:span></text:span></text:p>
      <text:p text:style-name="P271"><text:span text:style-name="Strong_20_Emphasis"><text:span text:style-name="T161">דּוֹדִי</text:span></text:span></text:p>
      <text:p text:style-name="P271"><text:span text:style-name="Strong_20_Emphasis"><text:span text:style-name="T161">my uncle, my love (archaic, formal)</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doddi</text:span></text:span></text:p>
      <text:p text:style-name="P271"><text:span text:style-name="Strong_20_Emphasis"><text:span text:style-name="T161">2. dodi </text:span></text:span><text:span text:style-name="Strong_20_Emphasis"><text:span text:style-name="T279">(correct)</text:span></text:span></text:p>
      <text:p text:style-name="P271"><text:span text:style-name="Strong_20_Emphasis"><text:span text:style-name="T161">3. daddi</text:span></text:span></text:p>
      <text:p text:style-name="P271"><text:span text:style-name="Strong_20_Emphasis"><text:span text:style-name="T161">4. dadi</text:span></text:span></text:p>
      <text:p text:style-name="P271"><text:span text:style-name="Strong_20_Emphasis"><text:span text:style-name="T161"/></text:span></text:p>
      <text:p text:style-name="P271"><text:span text:style-name="Strong_20_Emphasis"><text:span text:style-name="T161">Question 20:</text:span></text:span></text:p>
      <text:p text:style-name="P271"><text:span text:style-name="Strong_20_Emphasis"><text:span text:style-name="T161">קִישׁ</text:span></text:span></text:p>
      <text:p text:style-name="P271"><text:span text:style-name="Strong_20_Emphasis"><text:span text:style-name="T161">Qish father of King Saul, quiche type of food</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keesh </text:span></text:span><text:span text:style-name="Strong_20_Emphasis"><text:span text:style-name="T280">(correct)</text:span></text:span></text:p>
      <text:p text:style-name="P271"><text:span text:style-name="Strong_20_Emphasis"><text:span text:style-name="T161">2. kish</text:span></text:span></text:p>
      <text:p text:style-name="P271"><text:span text:style-name="Strong_20_Emphasis"><text:span text:style-name="T161">3. k</text:span></text:span><text:span text:style-name="Strong_20_Emphasis"><text:span text:style-name="T279">a</text:span></text:span><text:span text:style-name="Strong_20_Emphasis"><text:span text:style-name="T161">sh</text:span></text:span></text:p>
      <text:p text:style-name="P271"><text:span text:style-name="Strong_20_Emphasis"><text:span text:style-name="T161">4. k</text:span></text:span><text:span text:style-name="Strong_20_Emphasis"><text:span text:style-name="T279">e</text:span></text:span><text:span text:style-name="Strong_20_Emphasis"><text:span text:style-name="T161">sh</text:span></text:span></text:p>
      <text:p text:style-name="P271"><text:span text:style-name="Strong_20_Emphasis"><text:span text:style-name="T161"/></text:span></text:p>
      <text:p text:style-name="P271"><text:span text:style-name="Strong_20_Emphasis"><text:span text:style-name="T161">Question 21:</text:span></text:span></text:p>
      <text:p text:style-name="P271"><text:span text:style-name="Strong_20_Emphasis"><text:span text:style-name="T161">אַגִּיד</text:span></text:span></text:p>
      <text:p text:style-name="P271"><text:span text:style-name="Strong_20_Emphasis"><text:span text:style-name="T161">to tell, say</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oft-page-break/><text:span text:style-name="Strong_20_Emphasis"><text:span text:style-name="T161">1. a</text:span></text:span><text:span text:style-name="Strong_20_Emphasis"><text:span text:style-name="T281">h</text:span></text:span><text:span text:style-name="Strong_20_Emphasis"><text:span text:style-name="T161">geed </text:span></text:span><text:span text:style-name="Strong_20_Emphasis"><text:span text:style-name="T281">(correct)</text:span></text:span></text:p>
      <text:p text:style-name="P271"><text:span text:style-name="Strong_20_Emphasis"><text:span text:style-name="T161">2. agg</text:span></text:span><text:span text:style-name="Strong_20_Emphasis"><text:span text:style-name="T281">a</text:span></text:span><text:span text:style-name="Strong_20_Emphasis"><text:span text:style-name="T161">d</text:span></text:span></text:p>
      <text:p text:style-name="P271"><text:span text:style-name="Strong_20_Emphasis"><text:span text:style-name="T161">3. aged</text:span></text:span></text:p>
      <text:p text:style-name="P271"><text:span text:style-name="Strong_20_Emphasis"><text:span text:style-name="T161">4. ag</text:span></text:span><text:span text:style-name="Strong_20_Emphasis"><text:span text:style-name="T281">od</text:span></text:span></text:p>
      <text:p text:style-name="P271"><text:span text:style-name="Strong_20_Emphasis"><text:span text:style-name="T161"/></text:span></text:p>
      <text:p text:style-name="P271"><text:span text:style-name="Strong_20_Emphasis"><text:span text:style-name="T161">Question 22:</text:span></text:span></text:p>
      <text:p text:style-name="P271"><text:span text:style-name="Strong_20_Emphasis"><text:span text:style-name="T161">צִידוֹן</text:span></text:span></text:p>
      <text:p text:style-name="P271"><text:span text:style-name="Strong_20_Emphasis"><text:span text:style-name="T161">Sidon city in Lebanon</text:span></text:span></text:p>
      <text:p text:style-name="P271"><text:span text:style-name="Strong_20_Emphasis"><text:span text:style-name="T161">How do you pronounce this word?</text:span></text:span></text:p>
      <text:p text:style-name="P271"><text:span text:style-name="Strong_20_Emphasis"><text:span text:style-name="T161"/></text:span></text:p>
      <text:p text:style-name="P271"><text:span text:style-name="Strong_20_Emphasis"><text:span text:style-name="T161">Answers:</text:span></text:span></text:p>
      <text:p text:style-name="P271"><text:span text:style-name="Strong_20_Emphasis"><text:span text:style-name="T161">1. </text:span></text:span><text:span text:style-name="Strong_20_Emphasis"><text:span text:style-name="T282">t</text:span></text:span><text:span text:style-name="Strong_20_Emphasis"><text:span text:style-name="T161">zeedd</text:span></text:span><text:span text:style-name="Strong_20_Emphasis"><text:span text:style-name="T282">i</text:span></text:span><text:span text:style-name="Strong_20_Emphasis"><text:span text:style-name="T161">n</text:span></text:span></text:p>
      <text:p text:style-name="P271"><text:span text:style-name="Strong_20_Emphasis"><text:span text:style-name="T161">2. </text:span></text:span><text:span text:style-name="Strong_20_Emphasis"><text:span text:style-name="T282">t</text:span></text:span><text:span text:style-name="Strong_20_Emphasis"><text:span text:style-name="T161">zeeddon </text:span></text:span><text:span text:style-name="Strong_20_Emphasis"><text:span text:style-name="T282">(correct)</text:span></text:span></text:p>
      <text:p text:style-name="P271"><text:span text:style-name="Strong_20_Emphasis"><text:span text:style-name="T161">3. </text:span></text:span><text:span text:style-name="Strong_20_Emphasis"><text:span text:style-name="T282">t</text:span></text:span><text:span text:style-name="Strong_20_Emphasis"><text:span text:style-name="T161">zeeddan</text:span></text:span></text:p>
      <text:p text:style-name="P271"><text:span text:style-name="Strong_20_Emphasis"><text:span text:style-name="T161">4. zeed</text:span></text:span><text:span text:style-name="Strong_20_Emphasis"><text:span text:style-name="T282">a</text:span></text:span><text:span text:style-name="Strong_20_Emphasis"><text:span text:style-name="T161">n</text:span></text:span></text:p>
      <text:p text:style-name="P271"><text:span text:style-name="Strong_20_Emphasis"><text:span text:style-name="T161"/></text:span></text:p>
      <text:h text:style-name="P309" text:outline-level="3"><text:span text:style-name="T467">L</text:span>esson <text:span text:style-name="T485">8</text:span><text:span text:style-name="T31">: </text:span><text:span text:style-name="T590">Shuruk</text:span></text:h>
      <text:p text:style-name="P497">Video Lesson Script</text:p>
      <text:p text:style-name="P435"><text:span text:style-name="Strong_20_Emphasis"><text:span text:style-name="T137"><text:tab/>שׁוּרֻק‎</text:span></text:span></text:p>
      <text:p text:style-name="P314"><text:span text:style-name="Strong_20_Emphasis"><text:span text:style-name="T301">Sh</text:span></text:span><text:span text:style-name="Strong_20_Emphasis"><text:span text:style-name="T301">uruk</text:span></text:span><text:span text:style-name="Strong_20_Emphasis"><text:span text:style-name="T162"> is </text:span></text:span><text:span text:style-name="Strong_20_Emphasis"><text:span text:style-name="T163">like a staircase </text:span></text:span><text:span text:style-name="Strong_20_Emphasis"><text:span text:style-name="T164">of dots going down from the letter</text:span></text:span><text:span text:style-name="Strong_20_Emphasis"><text:span text:style-name="T169">.</text:span></text:span><text:span text:style-name="Strong_20_Emphasis"><text:span text:style-name="T171"> </text:span></text:span><text:span text:style-name="Strong_20_Emphasis"><text:span text:style-name="T164">It’s easy to remember the sound it makes by the phrase “if you see a stair read a book there.” The “OO” in book is the sound this nikud makes. From the ascent and descent of a staircase we</text:span></text:span><text:span text:style-name="Strong_20_Emphasis"><text:span text:style-name="T165"> might think, what’s my location on this staircase? </text:span></text:span><text:span text:style-name="Strong_20_Emphasis"><text:span text:style-name="T171">If </text:span></text:span><text:span text:style-name="Strong_20_Emphasis"><text:span text:style-name="T172">we </text:span></text:span><text:span text:style-name="Strong_20_Emphasis"><text:span text:style-name="T171">are “going up” and thinking “</text:span></text:span><text:span text:style-name="Strong_20_Emphasis"><text:span text:style-name="T172">what floor am I on?”</text:span></text:span><text:span text:style-name="Strong_20_Emphasis"><text:span text:style-name="T165"> </text:span></text:span><text:span text:style-name="Strong_20_Emphasis"><text:span text:style-name="T166">The sepher</text:span></text:span><text:span text:style-name="Strong_20_Emphasis"><text:span text:style-name="T283">a</text:span></text:span><text:span text:style-name="Strong_20_Emphasis"><text:span text:style-name="T166"> of </text:span></text:span><text:span text:style-name="Strong_20_Emphasis"><text:span text:style-name="T385">s</text:span></text:span><text:span text:style-name="Strong_20_Emphasis"><text:span text:style-name="T301">huruk</text:span></text:span><text:span text:style-name="Strong_20_Emphasis"><text:span text:style-name="T166"> is </text:span></text:span><text:span text:style-name="Strong_20_Emphasis"><text:span text:style-name="T385">ho</text:span></text:span><text:span text:style-name="Strong_20_Emphasis"><text:span text:style-name="T166">d which is acknowledgement. So where am </text:span></text:span><text:span text:style-name="Strong_20_Emphasis"><text:span text:style-name="T167">I</text:span></text:span><text:span text:style-name="Strong_20_Emphasis"><text:span text:style-name="T166">? What is my relationship with highe</text:span></text:span><text:span text:style-name="Strong_20_Emphasis"><text:span text:style-name="T181">r</text:span></text:span><text:span text:style-name="Strong_20_Emphasis"><text:span text:style-name="T166"> </text:span></text:span><text:span text:style-name="Strong_20_Emphasis"><text:span text:style-name="T168">things</text:span></text:span><text:span text:style-name="Strong_20_Emphasis"><text:span text:style-name="T166">? </text:span></text:span><text:span text:style-name="Strong_20_Emphasis"><text:span text:style-name="T171">This is </text:span></text:span><text:span text:style-name="Strong_20_Emphasis"><text:span text:style-name="T385">s</text:span></text:span><text:span text:style-name="Strong_20_Emphasis"><text:span text:style-name="T301">huruk</text:span></text:span><text:span text:style-name="Strong_20_Emphasis"><text:span text:style-name="T171">, </text:span></text:span><text:span text:style-name="Strong_20_Emphasis"><text:span text:style-name="T166">This is the question this nikud might have us ask. </text:span></text:span><text:span text:style-name="Strong_20_Emphasis"><text:span text:style-name="T307">One other angle on this letter is seeing this as a grape vine with only a few grapes on it. Again, we might think, how much more can I give?</text:span></text:span><text:span text:style-name="Strong_20_Emphasis"><text:span text:style-name="T166"> </text:span></text:span><text:span text:style-name="Strong_20_Emphasis"><text:span text:style-name="T173">Let’s look at some examples of this nikud.</text:span></text:span></text:p>
      <text:p text:style-name="P3"><text:span text:style-name="Strong_20_Emphasis"><text:span text:style-name="T173"/></text:span></text:p>
      <text:p text:style-name="P434"><text:span text:style-name="Strong_20_Emphasis"><text:span text:style-name="T137">שׁוּרֻק</text:span></text:span></text:p>
      <text:p text:style-name="P314"><text:span text:style-name="Strong_20_Emphasis"><text:span text:style-name="T301">Shuruk</text:span></text:span></text:p>
      <text:p text:style-name="P314"><text:span text:style-name="Strong_20_Emphasis"><text:span text:style-name="T301"/></text:span></text:p>
      <text:p text:style-name="P436"><text:span text:style-name="Strong_20_Emphasis"><text:span text:style-name="T386">Shuruk contains itself, like other nikud. We also see the other nikud that makes an “oo” sound, a target to “shoot”. So we can see how thi says “Shoo-rook”.</text:span></text:span></text:p>
      <text:p text:style-name="P3"><text:span text:style-name="Strong_20_Emphasis"><text:span text:style-name="T173"/></text:span></text:p>
      <text:p text:style-name="P3"><text:span text:style-name="Strong_20_Emphasis"><text:span text:style-name="T173">סֻכּוֹת</text:span></text:span></text:p>
      <text:p text:style-name="P250"><text:span text:style-name="Strong_20_Emphasis"><text:span text:style-name="T174">Sukkot</text:span></text:span></text:p>
      <text:p text:style-name="P250"><text:span text:style-name="Strong_20_Emphasis"><text:span text:style-name="T174"/></text:span></text:p>
      <text:p text:style-name="P439"><text:span text:style-name="Strong_20_Emphasis"><text:span text:style-name="T389">This is how we write the name of the Jewish festival of booths. The shuruk is under the samkh here, and we see a cholam above the vav. So what we get “soo-kot”. “soo-kot”. </text:span></text:span></text:p>
      <text:p text:style-name="P250"><text:span text:style-name="Strong_20_Emphasis"><text:span text:style-name="T174"/></text:span></text:p>
      <text:p text:style-name="P250"><text:span text:style-name="Strong_20_Emphasis"><text:span text:style-name="T174">נְקֻדַּת</text:span></text:span></text:p>
      <text:p text:style-name="P258"><text:span text:style-name="Strong_20_Emphasis"><text:span text:style-name="T180">point or dot</text:span></text:span></text:p>
      <text:p text:style-name="P258"><text:span text:style-name="Strong_20_Emphasis"><text:span text:style-name="T180"/></text:span></text:p>
      <text:p text:style-name="P441"><text:span text:style-name="Strong_20_Emphasis"><text:span text:style-name="T390">Nekudot in Hebrew is written with a shuruk below the kof. In this case the two dots below the nun makes an ‘e” sound. We see a patach below the dalet. All together it is pronounced “nek-oo-dot”. “nek-oo-dot”.</text:span></text:span></text:p>
      <text:p text:style-name="P258"><text:span text:style-name="Strong_20_Emphasis"><text:span text:style-name="T180"/></text:span></text:p>
      <text:p text:style-name="P258"><text:soft-page-break/>מֻצְלָח</text:p>
      <text:p text:style-name="P313">lucky, fortunate, successful</text:p>
      <text:p text:style-name="P313"/>
      <text:p text:style-name="P442">In this case the two dots below the tsadi are silent. We see the shuruk below the mem and patach under the lamed. All together it is “mootz-lach”. “mootz-lach”. </text:p>
      <text:p text:style-name="P250"><text:span text:style-name="Strong_20_Emphasis"><text:span text:style-name="T175"/></text:span></text:p>
      <text:p text:style-name="P251"><text:span text:style-name="Strong_20_Emphasis"><text:span text:style-name="T63">חֻקָּה</text:span></text:span></text:p>
      <text:p text:style-name="P251"><text:span text:style-name="Strong_20_Emphasis"><text:span text:style-name="T175">law, statute</text:span></text:span></text:p>
      <text:p text:style-name="P251"><text:span text:style-name="Strong_20_Emphasis"><text:span text:style-name="T175"/></text:span></text:p>
      <text:p text:style-name="P444"><text:span text:style-name="Strong_20_Emphasis"><text:span text:style-name="T391">This word means “law” or “statute”. We see the shuruk under the chet and patach under the kof. So this is pronounced “chookah”. “chookah”.</text:span></text:span></text:p>
      <text:p text:style-name="P251"><text:span text:style-name="Strong_20_Emphasis"><text:span text:style-name="T175"/></text:span></text:p>
      <text:p text:style-name="P256"><text:span text:style-name="Strong_20_Emphasis"><text:span text:style-name="T179">מֻתָּר</text:span></text:span></text:p>
      <text:p text:style-name="P256"><text:span text:style-name="Strong_20_Emphasis"><text:span text:style-name="T179">permitted, allowed</text:span></text:span></text:p>
      <text:p text:style-name="P256"><text:span text:style-name="Strong_20_Emphasis"><text:span text:style-name="T179"/></text:span></text:p>
      <text:p text:style-name="P446"><text:span text:style-name="Strong_20_Emphasis"><text:span text:style-name="T392">The shuruk is under the mem and kamatz under the tet. Together this is “moo-tar”, the word for “permitted”, or “allowed”. “</text:span></text:span><text:span text:style-name="Strong_20_Emphasis"><text:span text:style-name="T393">moo-tar”.</text:span></text:span></text:p>
      <text:p text:style-name="P251"><text:span text:style-name="Strong_20_Emphasis"><text:span text:style-name="T175"/></text:span></text:p>
      <text:p text:style-name="P251"><text:span text:style-name="Strong_20_Emphasis"><text:span text:style-name="T175">נֻסוּ</text:span></text:span></text:p>
      <text:p text:style-name="P252"><text:span text:style-name="Strong_20_Emphasis"><text:span text:style-name="T176">To flee</text:span></text:span></text:p>
      <text:p text:style-name="P252"><text:span text:style-name="Strong_20_Emphasis"><text:span text:style-name="T176"/></text:span></text:p>
      <text:p text:style-name="P447"><text:span text:style-name="Strong_20_Emphasis"><text:span text:style-name="T394">This is a fun one to say! It means “to flee” and it’s said “noosoo”. Because we have the shuruk under nun and the nikudot in in the middle “that’s a target to ‘shoot’”. So together we know it makes the pronunciation “noosoo”. </text:span></text:span></text:p>
      <text:p text:style-name="P252"><text:span text:style-name="Strong_20_Emphasis"><text:span text:style-name="T176"/></text:span></text:p>
      <text:p text:style-name="P252"><text:span text:style-name="Strong_20_Emphasis"><text:span text:style-name="T176">אָחֻז</text:span></text:span></text:p>
      <text:p text:style-name="P252"><text:span text:style-name="Strong_20_Emphasis"><text:span text:style-name="T176">held</text:span></text:span></text:p>
      <text:p text:style-name="P252"><text:span text:style-name="Strong_20_Emphasis"><text:span text:style-name="T176"/></text:span></text:p>
      <text:p text:style-name="P448"><text:span text:style-name="Strong_20_Emphasis"><text:span text:style-name="T395">Meaning “held” we see kamatz under the aleph and the shuruk under the chet. This makes “ahh-chooz”. “ahh-chooz”.</text:span></text:span></text:p>
      <text:p text:style-name="P252"><text:span text:style-name="Strong_20_Emphasis"><text:span text:style-name="T176"/></text:span></text:p>
      <text:p text:style-name="P252"><text:span text:style-name="Strong_20_Emphasis"><text:span text:style-name="T176">מְיֻחָדִים</text:span></text:span></text:p>
      <text:p text:style-name="P253"><text:span text:style-name="Strong_20_Emphasis"><text:span text:style-name="T177">special, unique</text:span></text:span></text:p>
      <text:p text:style-name="P253"><text:span text:style-name="Strong_20_Emphasis"><text:span text:style-name="T177"/></text:span></text:p>
      <text:p text:style-name="P450"><text:span text:style-name="Strong_20_Emphasis"><text:span text:style-name="T396">In this case the two dots below the mem makes the “e” sound. Then we have the shuruk under the yod, followed by kamatz under chet, and chirik below the dalet. When we put it all together we get the pronunciation “meh-oo-chadeem”. “meh-oo-chadeem”.</text:span></text:span></text:p>
      <text:p text:style-name="P253"><text:span text:style-name="Strong_20_Emphasis"><text:span text:style-name="T177"/></text:span></text:p>
      <text:p text:style-name="P253"><text:span text:style-name="Strong_20_Emphasis"><text:span text:style-name="T177">כֻּלָּם</text:span></text:span></text:p>
      <text:p text:style-name="P254"><text:span text:style-name="Strong_20_Emphasis"><text:span text:style-name="T178">all, whole</text:span></text:span></text:p>
      <text:p text:style-name="P254"><text:span text:style-name="Strong_20_Emphasis"><text:span text:style-name="T178"/></text:span></text:p>
      <text:p text:style-name="P452"><text:span text:style-name="Strong_20_Emphasis"><text:span text:style-name="T397">We see shuruk under the kof and kamatz under the lamed. </text:span></text:span><text:span text:style-name="Strong_20_Emphasis"><text:span text:style-name="T398">This word means “all”, or “whole”. And together we pronounce it “koo-lam”. “koo-lam”.</text:span></text:span></text:p>
      <text:p text:style-name="P254"><text:span text:style-name="Strong_20_Emphasis"><text:span text:style-name="T178"/></text:span></text:p>
      <text:p text:style-name="P254"><text:span text:style-name="Strong_20_Emphasis"><text:span text:style-name="T178">דֻּגְמָה</text:span></text:span></text:p>
      <text:p text:style-name="P453"><text:span text:style-name="Strong_20_Emphasis"><text:span text:style-name="T399">pattern, example</text:span></text:span></text:p>
      <text:p text:style-name="P254"><text:span text:style-name="Strong_20_Emphasis"><text:span text:style-name="T178"/></text:span></text:p>
      <text:p text:style-name="P453"><text:soft-page-break/><text:span text:style-name="Strong_20_Emphasis"><text:span text:style-name="T399">Here the two dots below the gimmel is silent and only means a pause. The shuruk is below the dalet, with a patach below the mem. This word means an example or pattern and we say it “doogma”. “doogma”.</text:span></text:span></text:p>
      <text:p text:style-name="P254"><text:span text:style-name="Strong_20_Emphasis"><text:span text:style-name="T178"/></text:span></text:p>
      <text:p text:style-name="P254"><text:span text:style-name="Strong_20_Emphasis"><text:span text:style-name="T178">פְּעֻלָּה</text:span></text:span></text:p>
      <text:p text:style-name="P254"><text:span text:style-name="Strong_20_Emphasis"><text:span text:style-name="T178">Action, activity, work or wages (ancient)</text:span></text:span></text:p>
      <text:p text:style-name="P254"><text:span text:style-name="Strong_20_Emphasis"><text:span text:style-name="T178"/></text:span></text:p>
      <text:p text:style-name="P454"><text:span text:style-name="Strong_20_Emphasis"><text:span text:style-name="T400">The two dots below the pe make an “e” sound here. The shuruk is below the ayin and we have a kamatz under the lamed. So together we would say this word “pe-oo-lah”. “pe-oo-lah”. It mwans “action”, or “activity”. In ancient times it means “work”, or “wages”.</text:span></text:span></text:p>
      <text:p text:style-name="P254"><text:span text:style-name="Strong_20_Emphasis"><text:span text:style-name="T178"/></text:span></text:p>
      <text:p text:style-name="P254"><text:span text:style-name="Strong_20_Emphasis"><text:span text:style-name="T178">מֻקְדָּם</text:span></text:span></text:p>
      <text:p text:style-name="P255"><text:span text:style-name="Strong_20_Emphasis"><text:span text:style-name="T179">early</text:span></text:span></text:p>
      <text:p text:style-name="P255"><text:span text:style-name="Strong_20_Emphasis"><text:span text:style-name="T179"/></text:span></text:p>
      <text:p text:style-name="P456"><text:span text:style-name="Strong_20_Emphasis"><text:span text:style-name="T401">This word means “early”. We see the shuruk under the mem. The two dots under quof in this case is silent and means a pause only. There is a kamatz under dalet. So together we say this as “mook-dam”. “mook-dam”.</text:span></text:span></text:p>
      <text:p text:style-name="P255"><text:span text:style-name="Strong_20_Emphasis"><text:span text:style-name="T179"/></text:span></text:p>
      <text:p text:style-name="P255"><text:span text:style-name="Strong_20_Emphasis"><text:span text:style-name="T86">פֻּרְסַם</text:span></text:span></text:p>
      <text:p text:style-name="P255"><text:span text:style-name="Strong_20_Emphasis"><text:span text:style-name="T179">publish</text:span></text:span></text:p>
      <text:p text:style-name="P255"><text:span text:style-name="Strong_20_Emphasis"><text:span text:style-name="T179"/></text:span></text:p>
      <text:p text:style-name="P457"><text:span text:style-name="Strong_20_Emphasis"><text:span text:style-name="T402">Here the shuruk is under pe, the two dots under reish are silent and we see kamatz under samekh. This word means “publish” and it is said “poor-sam”. “poor-sam”</text:span></text:span></text:p>
      <text:p text:style-name="P255"><text:span text:style-name="Strong_20_Emphasis"><text:span text:style-name="T179"/></text:span></text:p>
      <text:p text:style-name="P255">אֲגֻדָּה</text:p>
      <text:p text:style-name="P458">band, bundle</text:p>
      <text:p text:style-name="P458"/>
      <text:p text:style-name="P459">This word means “band”, or “bundle”. Patach is under aleph, shuruk under gimmel, and kamatz under dalet. Together this is said “ah-goo-dah”. “ah-goo-dah”.</text:p>
      <text:p text:style-name="P257"/>
      <text:p text:style-name="P257">עֻזִּי</text:p>
      <text:p text:style-name="P257">Uzzi (name) means strength</text:p>
      <text:p text:style-name="P257"/>
      <text:p text:style-name="P461">Shuruk is under ayin and chirik under zayin. We say this “oo-zee”, “oo-zee”. A common name that means “strength.”</text:p>
      <text:p text:style-name="P257"/>
      <text:p text:style-name="P302">Lesson <text:span text:style-name="T490">8</text:span> Practice</text:p>
      <text:p text:style-name="P38"/>
      <text:p text:style-name="P38">Question 1:</text:p>
      <text:p text:style-name="P315">(Image of <text:span text:style-name="T618">s</text:span><text:span text:style-name="Strong_20_Emphasis"><text:span text:style-name="T301">huruk</text:span></text:span><text:span text:style-name="T41"> </text:span>with <text:span text:style-name="T41">dots</text:span> highlighted.)</text:p>
      <text:p text:style-name="P39"/>
      <text:p text:style-name="P57">What is the name of this nikud?</text:p>
      <text:p text:style-name="P57"/>
      <text:p text:style-name="P57">Answers:</text:p>
      <text:p text:style-name="P57">1. Segol</text:p>
      <text:p text:style-name="P317">2. <text:span text:style-name="Strong_20_Emphasis"><text:span text:style-name="T301">Shuruk</text:span></text:span> <text:span text:style-name="T43">(correct)</text:span></text:p>
      <text:p text:style-name="P73"><text:soft-page-break/>3. <text:span text:style-name="Strong_20_Emphasis"><text:span text:style-name="T155">Chirik</text:span></text:span></text:p>
      <text:p text:style-name="P57">4. <text:span text:style-name="T585">Sh’va</text:span></text:p>
      <text:p text:style-name="P57"/>
      <text:p text:style-name="P57">Question 2:</text:p>
      <text:p text:style-name="P317">(Image of <text:span text:style-name="Strong_20_Emphasis"><text:span text:style-name="T301">Shuruk</text:span></text:span><text:span text:style-name="Strong_20_Emphasis"><text:span text:style-name="T155"> </text:span></text:span>with dots highlighted)</text:p>
      <text:p text:style-name="P57"/>
      <text:p text:style-name="P317">What is <text:span text:style-name="Strong_20_Emphasis"><text:span text:style-name="T301">Shuruk’</text:span></text:span><text:span text:style-name="Strong_20_Emphasis"><text:span text:style-name="T302">s</text:span></text:span><text:span text:style-name="T586"> sephera?</text:span></text:p>
      <text:p text:style-name="P57"/>
      <text:p text:style-name="P57">Answers:</text:p>
      <text:p text:style-name="P73">1. <text:span text:style-name="Strong_20_Emphasis"><text:span text:style-name="T283">Natzach</text:span></text:span><text:span text:style-name="Strong_20_Emphasis"><text:span text:style-name="T166"> which is </text:span></text:span><text:span text:style-name="Strong_20_Emphasis"><text:span text:style-name="T283">victory.</text:span></text:span></text:p>
      <text:p text:style-name="P73">2. <text:span text:style-name="Strong_20_Emphasis"><text:span text:style-name="T166">Hod which is acknowledgement.</text:span></text:span> <text:span text:style-name="T43">(correct)</text:span></text:p>
      <text:p text:style-name="P73">3. <text:span text:style-name="Strong_20_Emphasis"><text:span text:style-name="T283">Tiferet</text:span></text:span><text:span text:style-name="Strong_20_Emphasis"><text:span text:style-name="T166"> which is </text:span></text:span><text:span text:style-name="Strong_20_Emphasis"><text:span text:style-name="T283">beauty.</text:span></text:span></text:p>
      <text:p text:style-name="P73">4. <text:span text:style-name="Strong_20_Emphasis"><text:span text:style-name="T284">Ches</text:span></text:span><text:span text:style-name="Strong_20_Emphasis"><text:span text:style-name="T285">s</text:span></text:span><text:span text:style-name="Strong_20_Emphasis"><text:span text:style-name="T284">od</text:span></text:span><text:span text:style-name="Strong_20_Emphasis"><text:span text:style-name="T166"> which is </text:span></text:span><text:span text:style-name="Strong_20_Emphasis"><text:span text:style-name="T284">kindness.</text:span></text:span></text:p>
      <text:p text:style-name="P57"/>
      <text:p text:style-name="P57">Question 3:</text:p>
      <text:p text:style-name="P317">(Image of <text:span text:style-name="Strong_20_Emphasis"><text:span text:style-name="T301">Shuruk</text:span></text:span> with dots highlighted)</text:p>
      <text:p text:style-name="P57"/>
      <text:p text:style-name="P57">What sound does this nikud make?</text:p>
      <text:p text:style-name="P57"/>
      <text:p text:style-name="P57">Answers:</text:p>
      <text:p text:style-name="P57">1. Silent or an “<text:span text:style-name="T587">OO</text:span>” sound like in “<text:span text:style-name="T587">book</text:span>”. <text:span text:style-name="T43">(correct)</text:span></text:p>
      <text:p text:style-name="P57">2. A<text:span text:style-name="T587">n</text:span> “<text:span text:style-name="T587">E</text:span>” sound like in <text:span text:style-name="T587">feet</text:span>.</text:p>
      <text:p text:style-name="P57">3. The nikud means a pause only.</text:p>
      <text:p text:style-name="P57">4. An “A” sound like in “sat”.</text:p>
      <text:p text:style-name="P57"/>
      <text:p text:style-name="P79">Question 4:</text:p>
      <text:p text:style-name="P317">(Image of <text:span text:style-name="Strong_20_Emphasis"><text:span text:style-name="T301">Shuruk</text:span></text:span> with dots highlighted)</text:p>
      <text:p text:style-name="P57"/>
      <text:p text:style-name="P301">What is the meaning of this nikud?</text:p>
      <text:p text:style-name="P79"/>
      <text:p text:style-name="P79">Answers:</text:p>
      <text:p text:style-name="P79">1. <text:span text:style-name="T588">Our relationship with higher things. (correct)</text:span></text:p>
      <text:p text:style-name="P79">2. <text:span text:style-name="T588">The three patriarchs: Abraham, Isaac, and Jacob.</text:span></text:p>
      <text:p text:style-name="P79">3. <text:span text:style-name="T588">The three branches of Judaism: Orthodox, Conservative and Reform.</text:span></text:p>
      <text:p text:style-name="P79">4. <text:span text:style-name="T588">The top 3 levels of heaven.</text:span></text:p>
      <text:p text:style-name="P79"/>
      <text:p text:style-name="P161"><text:span text:style-name="Strong_20_Emphasis"><text:span text:style-name="T186">Question 5:</text:span></text:span></text:p>
      <text:p text:style-name="P321"><text:span text:style-name="Strong_20_Emphasis"><text:span text:style-name="T137">שׁוּרוּק</text:span></text:span></text:p>
      <text:p text:style-name="P321"><text:span text:style-name="Strong_20_Emphasis"><text:span text:style-name="T301">Shuruk</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02">sherook</text:span></text:span></text:p>
      <text:p text:style-name="P161"><text:span text:style-name="Strong_20_Emphasis"><text:span text:style-name="T186">2. </text:span></text:span><text:span text:style-name="Strong_20_Emphasis"><text:span text:style-name="T302">sharook</text:span></text:span></text:p>
      <text:p text:style-name="P321"><text:span text:style-name="Strong_20_Emphasis"><text:span text:style-name="T186">3. </text:span></text:span><text:span text:style-name="Strong_20_Emphasis"><text:span text:style-name="T302">s</text:span></text:span><text:span text:style-name="Strong_20_Emphasis"><text:span text:style-name="T301">h</text:span></text:span><text:span text:style-name="Strong_20_Emphasis"><text:span text:style-name="T302">oo</text:span></text:span><text:span text:style-name="Strong_20_Emphasis"><text:span text:style-name="T301">r</text:span></text:span><text:span text:style-name="Strong_20_Emphasis"><text:span text:style-name="T302">oo</text:span></text:span><text:span text:style-name="Strong_20_Emphasis"><text:span text:style-name="T301">k</text:span></text:span><text:span text:style-name="Strong_20_Emphasis"><text:span text:style-name="T186"> </text:span></text:span><text:span text:style-name="Strong_20_Emphasis"><text:span text:style-name="T286">(correct)</text:span></text:span></text:p>
      <text:p text:style-name="P161"><text:span text:style-name="Strong_20_Emphasis"><text:span text:style-name="T186">4. </text:span></text:span><text:span text:style-name="Strong_20_Emphasis"><text:span text:style-name="T302">sharok</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6</text:span></text:span><text:span text:style-name="Strong_20_Emphasis"><text:span text:style-name="T186">:</text:span></text:span></text:p>
      <text:p text:style-name="P161"><text:soft-page-break/><text:span text:style-name="Strong_20_Emphasis"><text:span text:style-name="T186">סֻכּוֹת</text:span></text:span></text:p>
      <text:p text:style-name="P161"><text:span text:style-name="Strong_20_Emphasis"><text:span text:style-name="T186">Sukko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eucc</text:span></text:span><text:span text:style-name="Strong_20_Emphasis"><text:span text:style-name="T287">a</text:span></text:span><text:span text:style-name="Strong_20_Emphasis"><text:span text:style-name="T186">t</text:span></text:span></text:p>
      <text:p text:style-name="P161"><text:span text:style-name="Strong_20_Emphasis"><text:span text:style-name="T186">2. succ</text:span></text:span><text:span text:style-name="Strong_20_Emphasis"><text:span text:style-name="T287">et</text:span></text:span></text:p>
      <text:p text:style-name="P161"><text:span text:style-name="Strong_20_Emphasis"><text:span text:style-name="T186">3. </text:span></text:span><text:span text:style-name="Strong_20_Emphasis"><text:span text:style-name="T287">seccat</text:span></text:span></text:p>
      <text:p text:style-name="P161"><text:span text:style-name="Strong_20_Emphasis"><text:span text:style-name="T186">4. </text:span></text:span><text:span text:style-name="Strong_20_Emphasis"><text:span text:style-name="T287">sookote (correct)</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7</text:span></text:span><text:span text:style-name="Strong_20_Emphasis"><text:span text:style-name="T186">:</text:span></text:span></text:p>
      <text:p text:style-name="P161"><text:span text:style-name="Strong_20_Emphasis"><text:span text:style-name="T186">נְקֻדַּת</text:span></text:span></text:p>
      <text:p text:style-name="P161"><text:span text:style-name="Strong_20_Emphasis"><text:span text:style-name="T186">point or do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n</text:span></text:span><text:span text:style-name="Strong_20_Emphasis"><text:span text:style-name="T288">e</text:span></text:span><text:span text:style-name="Strong_20_Emphasis"><text:span text:style-name="T186">'k</text:span></text:span><text:span text:style-name="Strong_20_Emphasis"><text:span text:style-name="T288">ee</text:span></text:span><text:span text:style-name="Strong_20_Emphasis"><text:span text:style-name="T186">dat</text:span></text:span></text:p>
      <text:p text:style-name="P161"><text:span text:style-name="Strong_20_Emphasis"><text:span text:style-name="T186">2. n</text:span></text:span><text:span text:style-name="Strong_20_Emphasis"><text:span text:style-name="T288">e</text:span></text:span><text:span text:style-name="Strong_20_Emphasis"><text:span text:style-name="T186">'kkedat</text:span></text:span></text:p>
      <text:p text:style-name="P161"><text:span text:style-name="Strong_20_Emphasis"><text:span text:style-name="T186">3. n</text:span></text:span><text:span text:style-name="Strong_20_Emphasis"><text:span text:style-name="T288">e</text:span></text:span><text:span text:style-name="Strong_20_Emphasis"><text:span text:style-name="T186">'kk</text:span></text:span><text:span text:style-name="Strong_20_Emphasis"><text:span text:style-name="T288">a</text:span></text:span><text:span text:style-name="Strong_20_Emphasis"><text:span text:style-name="T186">da</text:span></text:span><text:span text:style-name="Strong_20_Emphasis"><text:span text:style-name="T288">te</text:span></text:span></text:p>
      <text:p text:style-name="P161"><text:span text:style-name="Strong_20_Emphasis"><text:span text:style-name="T186">4. n</text:span></text:span><text:span text:style-name="Strong_20_Emphasis"><text:span text:style-name="T288">e</text:span></text:span><text:span text:style-name="Strong_20_Emphasis"><text:span text:style-name="T186">'k</text:span></text:span><text:span text:style-name="Strong_20_Emphasis"><text:span text:style-name="T288">oo</text:span></text:span><text:span text:style-name="Strong_20_Emphasis"><text:span text:style-name="T186">dat </text:span></text:span><text:span text:style-name="Strong_20_Emphasis"><text:span text:style-name="T288">(correct)</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8</text:span></text:span><text:span text:style-name="Strong_20_Emphasis"><text:span text:style-name="T186">:</text:span></text:span></text:p>
      <text:p text:style-name="P161"><text:span text:style-name="Strong_20_Emphasis"><text:span text:style-name="T186">מֻצְלָח</text:span></text:span></text:p>
      <text:p text:style-name="P161"><text:span text:style-name="Strong_20_Emphasis"><text:span text:style-name="T186">lucky, fortunate, successful</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euz'llech</text:span></text:span></text:p>
      <text:p text:style-name="P161"><text:span text:style-name="Strong_20_Emphasis"><text:span text:style-name="T186">2. m</text:span></text:span><text:span text:style-name="Strong_20_Emphasis"><text:span text:style-name="T289">oot</text:span></text:span><text:span text:style-name="Strong_20_Emphasis"><text:span text:style-name="T186">z'lach </text:span></text:span><text:span text:style-name="Strong_20_Emphasis"><text:span text:style-name="T289">(correct)</text:span></text:span></text:p>
      <text:p text:style-name="P161"><text:span text:style-name="Strong_20_Emphasis"><text:span text:style-name="T186">3. mez'lloch</text:span></text:span></text:p>
      <text:p text:style-name="P161"><text:span text:style-name="Strong_20_Emphasis"><text:span text:style-name="T186">4. m</text:span></text:span><text:span text:style-name="Strong_20_Emphasis"><text:span text:style-name="T289">o</text:span></text:span><text:span text:style-name="Strong_20_Emphasis"><text:span text:style-name="T186">z'lech</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9</text:span></text:span><text:span text:style-name="Strong_20_Emphasis"><text:span text:style-name="T186">:</text:span></text:span></text:p>
      <text:p text:style-name="P161"><text:span text:style-name="Strong_20_Emphasis"><text:span text:style-name="T186">חֻקָּה</text:span></text:span></text:p>
      <text:p text:style-name="P161"><text:span text:style-name="Strong_20_Emphasis"><text:span text:style-name="T186">law, statut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eukeh</text:span></text:span></text:p>
      <text:p text:style-name="P161"><text:span text:style-name="Strong_20_Emphasis"><text:span text:style-name="T186">2. cheuke</text:span></text:span></text:p>
      <text:p text:style-name="P161"><text:span text:style-name="Strong_20_Emphasis"><text:span text:style-name="T186">3. ch</text:span></text:span><text:span text:style-name="Strong_20_Emphasis"><text:span text:style-name="T290">oo</text:span></text:span><text:span text:style-name="Strong_20_Emphasis"><text:span text:style-name="T186">kah </text:span></text:span><text:span text:style-name="Strong_20_Emphasis"><text:span text:style-name="T290">(correct)</text:span></text:span></text:p>
      <text:p text:style-name="P161"><text:span text:style-name="Strong_20_Emphasis"><text:span text:style-name="T186">4. cheuka</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0</text:span></text:span><text:span text:style-name="Strong_20_Emphasis"><text:span text:style-name="T186">:</text:span></text:span></text:p>
      <text:p text:style-name="P161"><text:span text:style-name="Strong_20_Emphasis"><text:span text:style-name="T186">מֻתָּר</text:span></text:span></text:p>
      <text:p text:style-name="P161"><text:span text:style-name="Strong_20_Emphasis"><text:span text:style-name="T186">permitted, allowe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oft-page-break/><text:span text:style-name="Strong_20_Emphasis"><text:span text:style-name="T186">Answers:</text:span></text:span></text:p>
      <text:p text:style-name="P161"><text:span text:style-name="Strong_20_Emphasis"><text:span text:style-name="T186">1. mut</text:span></text:span><text:span text:style-name="Strong_20_Emphasis"><text:span text:style-name="T291">t</text:span></text:span><text:span text:style-name="Strong_20_Emphasis"><text:span text:style-name="T186">er</text:span></text:span></text:p>
      <text:p text:style-name="P161"><text:span text:style-name="Strong_20_Emphasis"><text:span text:style-name="T186">2. m</text:span></text:span><text:span text:style-name="Strong_20_Emphasis"><text:span text:style-name="T291">oo</text:span></text:span><text:span text:style-name="Strong_20_Emphasis"><text:span text:style-name="T186">tar </text:span></text:span><text:span text:style-name="Strong_20_Emphasis"><text:span text:style-name="T291">(correct)</text:span></text:span></text:p>
      <text:p text:style-name="P161"><text:span text:style-name="Strong_20_Emphasis"><text:span text:style-name="T186">3. metor</text:span></text:span></text:p>
      <text:p text:style-name="P161"><text:span text:style-name="Strong_20_Emphasis"><text:span text:style-name="T186">4. meut</text:span></text:span><text:span text:style-name="Strong_20_Emphasis"><text:span text:style-name="T291">o</text:span></text:span><text:span text:style-name="Strong_20_Emphasis"><text:span text:style-name="T186">r</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1</text:span></text:span><text:span text:style-name="Strong_20_Emphasis"><text:span text:style-name="T186">:</text:span></text:span></text:p>
      <text:p text:style-name="P161"><text:span text:style-name="Strong_20_Emphasis"><text:span text:style-name="T186">נֻסוּ</text:span></text:span></text:p>
      <text:p text:style-name="P161"><text:span text:style-name="Strong_20_Emphasis"><text:span text:style-name="T186">To fle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nesse</text:span></text:span></text:p>
      <text:p text:style-name="P161"><text:span text:style-name="Strong_20_Emphasis"><text:span text:style-name="T186">2. n</text:span></text:span><text:span text:style-name="Strong_20_Emphasis"><text:span text:style-name="T292">oo</text:span></text:span><text:span text:style-name="Strong_20_Emphasis"><text:span text:style-name="T186">s</text:span></text:span><text:span text:style-name="Strong_20_Emphasis"><text:span text:style-name="T292">oo (correct)</text:span></text:span></text:p>
      <text:p text:style-name="P161"><text:span text:style-name="Strong_20_Emphasis"><text:span text:style-name="T186">3. n</text:span></text:span><text:span text:style-name="Strong_20_Emphasis"><text:span text:style-name="T292">o</text:span></text:span><text:span text:style-name="Strong_20_Emphasis"><text:span text:style-name="T186">s</text:span></text:span><text:span text:style-name="Strong_20_Emphasis"><text:span text:style-name="T292">o</text:span></text:span></text:p>
      <text:p text:style-name="P161"><text:span text:style-name="Strong_20_Emphasis"><text:span text:style-name="T186">4. </text:span></text:span><text:span text:style-name="Strong_20_Emphasis"><text:span text:style-name="T292">no</text:span></text:span><text:span text:style-name="Strong_20_Emphasis"><text:span text:style-name="T186">us</text:span></text:span><text:span text:style-name="Strong_20_Emphasis"><text:span text:style-name="T292">o</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2</text:span></text:span><text:span text:style-name="Strong_20_Emphasis"><text:span text:style-name="T186">:</text:span></text:span></text:p>
      <text:p text:style-name="P161"><text:span text:style-name="Strong_20_Emphasis"><text:span text:style-name="T186">אָחֻז</text:span></text:span></text:p>
      <text:p text:style-name="P161"><text:span text:style-name="Strong_20_Emphasis"><text:span text:style-name="T186">hel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ech</text:span></text:span><text:span text:style-name="Strong_20_Emphasis"><text:span text:style-name="T293">oot</text:span></text:span><text:span text:style-name="Strong_20_Emphasis"><text:span text:style-name="T186">z </text:span></text:span><text:span text:style-name="Strong_20_Emphasis"><text:span text:style-name="T293">(correct)</text:span></text:span></text:p>
      <text:p text:style-name="P161"><text:span text:style-name="Strong_20_Emphasis"><text:span text:style-name="T186">2. echo</text:span></text:span><text:span text:style-name="Strong_20_Emphasis"><text:span text:style-name="T293">tz</text:span></text:span></text:p>
      <text:p text:style-name="P161"><text:span text:style-name="Strong_20_Emphasis"><text:span text:style-name="T186">3. ech</text:span></text:span><text:span text:style-name="Strong_20_Emphasis"><text:span text:style-name="T293">a</text:span></text:span><text:span text:style-name="Strong_20_Emphasis"><text:span text:style-name="T186">z</text:span></text:span></text:p>
      <text:p text:style-name="P161"><text:span text:style-name="Strong_20_Emphasis"><text:span text:style-name="T186">4. ach</text:span></text:span><text:span text:style-name="Strong_20_Emphasis"><text:span text:style-name="T293">u</text:span></text:span><text:span text:style-name="Strong_20_Emphasis"><text:span text:style-name="T186">z</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3</text:span></text:span><text:span text:style-name="Strong_20_Emphasis"><text:span text:style-name="T186">:</text:span></text:span></text:p>
      <text:p text:style-name="P161"><text:span text:style-name="Strong_20_Emphasis"><text:span text:style-name="T186">מְיֻחָדִים</text:span></text:span></text:p>
      <text:p text:style-name="P161"><text:span text:style-name="Strong_20_Emphasis"><text:span text:style-name="T186">special, uniqu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294">eya</text:span></text:span><text:span text:style-name="Strong_20_Emphasis"><text:span text:style-name="T186">ched</text:span></text:span><text:span text:style-name="Strong_20_Emphasis"><text:span text:style-name="T294">a</text:span></text:span><text:span text:style-name="Strong_20_Emphasis"><text:span text:style-name="T186">m</text:span></text:span></text:p>
      <text:p text:style-name="P161"><text:span text:style-name="Strong_20_Emphasis"><text:span text:style-name="T186">2. m</text:span></text:span><text:span text:style-name="Strong_20_Emphasis"><text:span text:style-name="T294">eyu</text:span></text:span><text:span text:style-name="Strong_20_Emphasis"><text:span text:style-name="T186">ched</text:span></text:span><text:span text:style-name="Strong_20_Emphasis"><text:span text:style-name="T294">ee</text:span></text:span><text:span text:style-name="Strong_20_Emphasis"><text:span text:style-name="T186">m </text:span></text:span><text:span text:style-name="Strong_20_Emphasis"><text:span text:style-name="T294">(correct)</text:span></text:span></text:p>
      <text:p text:style-name="P161"><text:span text:style-name="Strong_20_Emphasis"><text:span text:style-name="T186">3. meched</text:span></text:span><text:span text:style-name="Strong_20_Emphasis"><text:span text:style-name="T294">a</text:span></text:span><text:span text:style-name="Strong_20_Emphasis"><text:span text:style-name="T186">m</text:span></text:span></text:p>
      <text:p text:style-name="P161"><text:span text:style-name="Strong_20_Emphasis"><text:span text:style-name="T186">4. muched</text:span></text:span><text:span text:style-name="Strong_20_Emphasis"><text:span text:style-name="T294">ee</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4</text:span></text:span><text:span text:style-name="Strong_20_Emphasis"><text:span text:style-name="T186">:</text:span></text:span></text:p>
      <text:p text:style-name="P161"><text:span text:style-name="Strong_20_Emphasis"><text:span text:style-name="T186">כֻּלָּם</text:span></text:span></text:p>
      <text:p text:style-name="P161"><text:span text:style-name="Strong_20_Emphasis"><text:span text:style-name="T186">all, whol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ullem</text:span></text:span></text:p>
      <text:p text:style-name="P161"><text:span text:style-name="Strong_20_Emphasis"><text:span text:style-name="T186">2. cellam</text:span></text:span></text:p>
      <text:p text:style-name="P161"><text:span text:style-name="Strong_20_Emphasis"><text:span text:style-name="T186">3. c</text:span></text:span><text:span text:style-name="Strong_20_Emphasis"><text:span text:style-name="T294">oo</text:span></text:span><text:span text:style-name="Strong_20_Emphasis"><text:span text:style-name="T186">l</text:span></text:span><text:span text:style-name="Strong_20_Emphasis"><text:span text:style-name="T294">l</text:span></text:span><text:span text:style-name="Strong_20_Emphasis"><text:span text:style-name="T186">om </text:span></text:span><text:span text:style-name="Strong_20_Emphasis"><text:span text:style-name="T294">(correct)</text:span></text:span></text:p>
      <text:p text:style-name="P161"><text:soft-page-break/><text:span text:style-name="Strong_20_Emphasis"><text:span text:style-name="T186">4. c</text:span></text:span><text:span text:style-name="Strong_20_Emphasis"><text:span text:style-name="T294">a</text:span></text:span><text:span text:style-name="Strong_20_Emphasis"><text:span text:style-name="T186">lem</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5</text:span></text:span><text:span text:style-name="Strong_20_Emphasis"><text:span text:style-name="T186">:</text:span></text:span></text:p>
      <text:p text:style-name="P161"><text:span text:style-name="Strong_20_Emphasis"><text:span text:style-name="T186">דֻּגְמַת</text:span></text:span></text:p>
      <text:p text:style-name="P161"><text:span text:style-name="Strong_20_Emphasis"><text:span text:style-name="T186">Dogma</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d</text:span></text:span><text:span text:style-name="Strong_20_Emphasis"><text:span text:style-name="T295">oo</text:span></text:span><text:span text:style-name="Strong_20_Emphasis"><text:span text:style-name="T186">g'mat</text:span></text:span></text:p>
      <text:p text:style-name="P161"><text:span text:style-name="Strong_20_Emphasis"><text:span text:style-name="T186">2. dug'm</text:span></text:span><text:span text:style-name="Strong_20_Emphasis"><text:span text:style-name="T295">et</text:span></text:span></text:p>
      <text:p text:style-name="P161"><text:span text:style-name="Strong_20_Emphasis"><text:span text:style-name="T186">3. d</text:span></text:span><text:span text:style-name="Strong_20_Emphasis"><text:span text:style-name="T295">e</text:span></text:span><text:span text:style-name="Strong_20_Emphasis"><text:span text:style-name="T186">g'm</text:span></text:span><text:span text:style-name="Strong_20_Emphasis"><text:span text:style-name="T295">et</text:span></text:span></text:p>
      <text:p text:style-name="P161"><text:span text:style-name="Strong_20_Emphasis"><text:span text:style-name="T186">4. dug'm</text:span></text:span><text:span text:style-name="Strong_20_Emphasis"><text:span text:style-name="T295">o</text:span></text:span><text:span text:style-name="Strong_20_Emphasis"><text:span text:style-name="T186">t</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6</text:span></text:span><text:span text:style-name="Strong_20_Emphasis"><text:span text:style-name="T186">:</text:span></text:span></text:p>
      <text:p text:style-name="P161"><text:span text:style-name="Strong_20_Emphasis"><text:span text:style-name="T186">פְּעֻלָּה</text:span></text:span></text:p>
      <text:p text:style-name="P161"><text:span text:style-name="Strong_20_Emphasis"><text:span text:style-name="T186">Action, activity, work or wages (ancien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pa</text:span></text:span><text:span text:style-name="Strong_20_Emphasis"><text:span text:style-name="T295">oo</text:span></text:span><text:span text:style-name="Strong_20_Emphasis"><text:span text:style-name="T186">leh</text:span></text:span></text:p>
      <text:p text:style-name="P161"><text:span text:style-name="Strong_20_Emphasis"><text:span text:style-name="T186">2. pa</text:span></text:span><text:span text:style-name="Strong_20_Emphasis"><text:span text:style-name="T295">oo</text:span></text:span><text:span text:style-name="Strong_20_Emphasis"><text:span text:style-name="T186">le</text:span></text:span></text:p>
      <text:p text:style-name="P161"><text:span text:style-name="Strong_20_Emphasis"><text:span text:style-name="T186">3. pa</text:span></text:span><text:span text:style-name="Strong_20_Emphasis"><text:span text:style-name="T295">oo</text:span></text:span><text:span text:style-name="Strong_20_Emphasis"><text:span text:style-name="T186">lah</text:span></text:span></text:p>
      <text:p text:style-name="P161"><text:span text:style-name="Strong_20_Emphasis"><text:span text:style-name="T186">4. pa</text:span></text:span><text:span text:style-name="Strong_20_Emphasis"><text:span text:style-name="T295">oo</text:span></text:span><text:span text:style-name="Strong_20_Emphasis"><text:span text:style-name="T186">l</text:span></text:span><text:span text:style-name="Strong_20_Emphasis"><text:span text:style-name="T295">o</text:span></text:span></text:p>
      <text:p text:style-name="P161"><text:span text:style-name="Strong_20_Emphasis"><text:span text:style-name="T186"/></text:span></text:p>
      <text:p text:style-name="P161"><text:span text:style-name="Strong_20_Emphasis"><text:span text:style-name="T186">Question 1</text:span></text:span><text:span text:style-name="Strong_20_Emphasis"><text:span text:style-name="T388">7</text:span></text:span><text:span text:style-name="Strong_20_Emphasis"><text:span text:style-name="T186">:</text:span></text:span></text:p>
      <text:p text:style-name="P161"><text:span text:style-name="Strong_20_Emphasis"><text:span text:style-name="T186">מֻקְדָּם</text:span></text:span></text:p>
      <text:p text:style-name="P161"><text:span text:style-name="Strong_20_Emphasis"><text:span text:style-name="T186">early</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295">oo</text:span></text:span><text:span text:style-name="Strong_20_Emphasis"><text:span text:style-name="T186">k'dem</text:span></text:span></text:p>
      <text:p text:style-name="P161"><text:span text:style-name="Strong_20_Emphasis"><text:span text:style-name="T186">2. m</text:span></text:span><text:span text:style-name="Strong_20_Emphasis"><text:span text:style-name="T295">oo</text:span></text:span><text:span text:style-name="Strong_20_Emphasis"><text:span text:style-name="T186">k'dam </text:span></text:span><text:span text:style-name="Strong_20_Emphasis"><text:span text:style-name="T295">(correct)</text:span></text:span></text:p>
      <text:p text:style-name="P161"><text:span text:style-name="Strong_20_Emphasis"><text:span text:style-name="T186">3. mek'dom</text:span></text:span></text:p>
      <text:p text:style-name="P161"><text:span text:style-name="Strong_20_Emphasis"><text:span text:style-name="T186">4. m</text:span></text:span><text:span text:style-name="Strong_20_Emphasis"><text:span text:style-name="T295">a</text:span></text:span><text:span text:style-name="Strong_20_Emphasis"><text:span text:style-name="T186">k'dem</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7">1</text:span></text:span><text:span text:style-name="Strong_20_Emphasis"><text:span text:style-name="T388">8</text:span></text:span><text:span text:style-name="Strong_20_Emphasis"><text:span text:style-name="T186">:</text:span></text:span></text:p>
      <text:p text:style-name="P161"><text:span text:style-name="Strong_20_Emphasis"><text:span text:style-name="T186">פֻּרְסַם</text:span></text:span></text:p>
      <text:p text:style-name="P161"><text:span text:style-name="Strong_20_Emphasis"><text:span text:style-name="T186">publish</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p</text:span></text:span><text:span text:style-name="Strong_20_Emphasis"><text:span text:style-name="T296">oo</text:span></text:span><text:span text:style-name="Strong_20_Emphasis"><text:span text:style-name="T186">r's</text:span></text:span><text:span text:style-name="Strong_20_Emphasis"><text:span text:style-name="T296">e</text:span></text:span><text:span text:style-name="Strong_20_Emphasis"><text:span text:style-name="T186">m</text:span></text:span></text:p>
      <text:p text:style-name="P161"><text:span text:style-name="Strong_20_Emphasis"><text:span text:style-name="T186">2. p</text:span></text:span><text:span text:style-name="Strong_20_Emphasis"><text:span text:style-name="T296">oo</text:span></text:span><text:span text:style-name="Strong_20_Emphasis"><text:span text:style-name="T186">r'sam </text:span></text:span><text:span text:style-name="Strong_20_Emphasis"><text:span text:style-name="T296">(correct)</text:span></text:span></text:p>
      <text:p text:style-name="P161"><text:span text:style-name="Strong_20_Emphasis"><text:span text:style-name="T186">3. perissam</text:span></text:span></text:p>
      <text:p text:style-name="P161"><text:span text:style-name="Strong_20_Emphasis"><text:span text:style-name="T186">4. purisam</text:span></text:span></text:p>
      <text:p text:style-name="P161"><text:span text:style-name="Strong_20_Emphasis"><text:span text:style-name="T186"/></text:span></text:p>
      <text:p text:style-name="P161"><text:span text:style-name="Strong_20_Emphasis"><text:span text:style-name="T186">Question </text:span></text:span><text:span text:style-name="Strong_20_Emphasis"><text:span text:style-name="T388">19</text:span></text:span><text:span text:style-name="Strong_20_Emphasis"><text:span text:style-name="T186">:</text:span></text:span></text:p>
      <text:p text:style-name="P161"><text:span text:style-name="Strong_20_Emphasis"><text:span text:style-name="T186">אֲגֻדָּה</text:span></text:span></text:p>
      <text:p text:style-name="P161"><text:soft-page-break/><text:span text:style-name="Strong_20_Emphasis"><text:span text:style-name="T186">band, bundl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ag</text:span></text:span><text:span text:style-name="Strong_20_Emphasis"><text:span text:style-name="T297">oo</text:span></text:span><text:span text:style-name="Strong_20_Emphasis"><text:span text:style-name="T186">deh</text:span></text:span></text:p>
      <text:p text:style-name="P161"><text:span text:style-name="Strong_20_Emphasis"><text:span text:style-name="T186">2. ag</text:span></text:span><text:span text:style-name="Strong_20_Emphasis"><text:span text:style-name="T297">oo</text:span></text:span><text:span text:style-name="Strong_20_Emphasis"><text:span text:style-name="T186">d</text:span></text:span><text:span text:style-name="Strong_20_Emphasis"><text:span text:style-name="T297">i</text:span></text:span></text:p>
      <text:p text:style-name="P161"><text:span text:style-name="Strong_20_Emphasis"><text:span text:style-name="T186">3. ag</text:span></text:span><text:span text:style-name="Strong_20_Emphasis"><text:span text:style-name="T297">oo</text:span></text:span><text:span text:style-name="Strong_20_Emphasis"><text:span text:style-name="T186">dah </text:span></text:span><text:span text:style-name="Strong_20_Emphasis"><text:span text:style-name="T297">(correct)</text:span></text:span></text:p>
      <text:p text:style-name="P161"><text:span text:style-name="Strong_20_Emphasis"><text:span text:style-name="T186">4. ag</text:span></text:span><text:span text:style-name="Strong_20_Emphasis"><text:span text:style-name="T297">oo</text:span></text:span><text:span text:style-name="Strong_20_Emphasis"><text:span text:style-name="T186">d</text:span></text:span><text:span text:style-name="Strong_20_Emphasis"><text:span text:style-name="T297">o</text:span></text:span></text:p>
      <text:p text:style-name="P161"><text:span text:style-name="Strong_20_Emphasis"><text:span text:style-name="T186"/></text:span></text:p>
      <text:p text:style-name="P161"><text:span text:style-name="Strong_20_Emphasis"><text:span text:style-name="T186">Question 2</text:span></text:span><text:span text:style-name="Strong_20_Emphasis"><text:span text:style-name="T403">0</text:span></text:span><text:span text:style-name="Strong_20_Emphasis"><text:span text:style-name="T186">:</text:span></text:span></text:p>
      <text:p text:style-name="P161"><text:span text:style-name="Strong_20_Emphasis"><text:span text:style-name="T186">עֻזִּי</text:span></text:span></text:p>
      <text:p text:style-name="P161"><text:span text:style-name="Strong_20_Emphasis"><text:span text:style-name="T186">Uzzi (name) means strength</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azz</text:span></text:span><text:span text:style-name="Strong_20_Emphasis"><text:span text:style-name="T298">e</text:span></text:span></text:p>
      <text:p text:style-name="P161"><text:span text:style-name="Strong_20_Emphasis"><text:span text:style-name="T186">2. euz</text:span></text:span><text:span text:style-name="Strong_20_Emphasis"><text:span text:style-name="T298">o</text:span></text:span></text:p>
      <text:p text:style-name="P161"><text:span text:style-name="Strong_20_Emphasis"><text:span text:style-name="T186">3. oozi </text:span></text:span><text:span text:style-name="Strong_20_Emphasis"><text:span text:style-name="T298">(correct</text:span></text:span><text:span text:style-name="Strong_20_Emphasis"><text:span text:style-name="T299">)</text:span></text:span></text:p>
      <text:p text:style-name="P161"><text:span text:style-name="Strong_20_Emphasis"><text:span text:style-name="T186">4. aooz</text:span></text:span><text:span text:style-name="Strong_20_Emphasis"><text:span text:style-name="T298">eh</text:span></text:span></text:p>
      <text:p text:style-name="P259"/>
      <text:h text:style-name="P310" text:outline-level="3"><text:span text:style-name="T467">L</text:span>esson <text:span text:style-name="T486">9</text:span><text:span text:style-name="T31">: </text:span><text:span text:style-name="T589">Millupum</text:span></text:h>
      <text:p text:style-name="P498">Video Lesson Script</text:p>
      <text:p text:style-name="P260"><text:span text:style-name="Strong_20_Emphasis"><text:span text:style-name="T137"><text:tab/>מְלָאפוּם‎</text:span></text:span></text:p>
      <text:p text:style-name="P323"><text:span text:style-name="Strong_20_Emphasis"><text:span text:style-name="T181">This i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 </text:span></text:span><text:span text:style-name="Strong_20_Emphasis"><text:span text:style-name="T171">and </text:span></text:span><text:span text:style-name="Strong_20_Emphasis"><text:span text:style-name="T181">it looks like the letter vav with a dot centered to the left</text:span></text:span><text:span text:style-name="Strong_20_Emphasis"><text:span text:style-name="T168">. </text:span></text:span><text:span text:style-name="Strong_20_Emphasis"><text:span text:style-name="T181">It makes the same sound a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181">. We can remember the sound by the phrase “</text:span></text:span><text:span text:style-name="Strong_20_Emphasis"><text:span text:style-name="T182">A dot beside </text:span></text:span><text:span text:style-name="Strong_20_Emphasis"><text:span text:style-name="T183">is a </text:span></text:span><text:span text:style-name="Strong_20_Emphasis"><text:span text:style-name="T182">target to shoo</text:span></text:span><text:span text:style-name="Strong_20_Emphasis"><text:span text:style-name="T181">t”. </text:span></text:span><text:span text:style-name="Strong_20_Emphasis"><text:span text:style-name="T300">Another name for this nikud is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300">) </text:span></text:span><text:span text:style-name="Strong_20_Emphasis"><text:span text:style-name="T137">מְלָאפוּם.</text:span></text:span><text:span text:style-name="Strong_20_Emphasis"><text:span text:style-name="T181"> The name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300">u</text:span></text:span><text:span text:style-name="Strong_20_Emphasis"><text:span text:style-name="T168">m</text:span></text:span><text:span text:style-name="Strong_20_Emphasis"><text:span text:style-name="T169"> </text:span></text:span><text:span text:style-name="Strong_20_Emphasis"><text:span text:style-name="T171">might</text:span></text:span><text:span text:style-name="Strong_20_Emphasis"><text:span text:style-name="T169"> comes from the word מלאו (</text:span></text:span><text:span text:style-name="Emphasis"><text:span text:style-name="T169">mil’u</text:span></text:span><text:span text:style-name="Strong_20_Emphasis"><text:span text:style-name="T169">) which means “to fill”. </text:span></text:span><text:span text:style-name="Strong_20_Emphasis"><text:span text:style-name="T309">It is associated with the sephera of Yesod which is reproduction.</text:span></text:span><text:span text:style-name="Strong_20_Emphasis"><text:span text:style-name="T169"> </text:span></text:span><text:span text:style-name="Strong_20_Emphasis"><text:span text:style-name="T170">This can remind us of </text:span></text:span><text:span text:style-name="Strong_20_Emphasis"><text:span text:style-name="T172">the mittzvah </text:span></text:span><text:span text:style-name="Strong_20_Emphasis"><text:span text:style-name="T170"><text:s/>“Be fruitful and multiply and fill the earth”. </text:span></text:span><text:span text:style-name="Strong_20_Emphasis"><text:span text:style-name="T171">The first thing we might think of in this is </text:span></text:span><text:span text:style-name="Strong_20_Emphasis"><text:span text:style-name="T172">of </text:span></text:span><text:span text:style-name="Strong_20_Emphasis"><text:span text:style-name="T171">having children. And certainly they are a blessing! </text:span></text:span><text:span text:style-name="Strong_20_Emphasis"><text:span text:style-name="T303">King David said “Like arrows in the hand of a mighty man, so are the sons of one's youth.” </text:span></text:span><text:span text:style-name="Strong_20_Emphasis"><text:span text:style-name="T171">But it also can include anything that makes the world a better place! Helping people with charity, </text:span></text:span><text:span text:style-name="Strong_20_Emphasis"><text:span text:style-name="T304">healing others, cooking, or anything that makes this world beautiful. </text:span></text:span><text:span text:style-name="Strong_20_Emphasis"><text:span text:style-name="T187">Let’s take a look at some examples of </text:span></text:span><text:span text:style-name="Strong_20_Emphasis"><text:span text:style-name="T404">m</text:span></text:span><text:span text:style-name="Strong_20_Emphasis"><text:span text:style-name="T168">il</text:span></text:span><text:span text:style-name="Strong_20_Emphasis"><text:span text:style-name="T405">a</text:span></text:span><text:span text:style-name="Strong_20_Emphasis"><text:span text:style-name="T168">p</text:span></text:span><text:span text:style-name="Strong_20_Emphasis"><text:span text:style-name="T405">u</text:span></text:span><text:span text:style-name="Strong_20_Emphasis"><text:span text:style-name="T168">m.</text:span></text:span></text:p>
      <text:p text:style-name="P261"><text:span text:style-name="Strong_20_Emphasis"><text:span text:style-name="T173"/></text:span></text:p>
      <text:p text:style-name="P289"><text:span text:style-name="Strong_20_Emphasis"><text:span text:style-name="T137">מְלָאפוּם</text:span></text:span></text:p>
      <text:p text:style-name="P289"><text:span text:style-name="Strong_20_Emphasis"><text:span text:style-name="T168">Mil</text:span></text:span><text:span text:style-name="Strong_20_Emphasis"><text:span text:style-name="T405">a</text:span></text:span><text:span text:style-name="Strong_20_Emphasis"><text:span text:style-name="T168">p</text:span></text:span><text:span text:style-name="Strong_20_Emphasis"><text:span text:style-name="T405">u</text:span></text:span><text:span text:style-name="Strong_20_Emphasis"><text:span text:style-name="T168">m</text:span></text:span></text:p>
      <text:p text:style-name="P289"><text:span text:style-name="Strong_20_Emphasis"><text:span text:style-name="T168"/></text:span></text:p>
      <text:p text:style-name="P463"><text:span text:style-name="Strong_20_Emphasis"><text:span text:style-name="T404">Here the two dots below mem make an “E”, the lamed has a kamatz, and we see the milapum </text:span></text:span><text:span text:style-name="Strong_20_Emphasis"><text:span text:style-name="T405">between the pe and mem sofit. So this is pronounced “mela-poom”. “mela-poom”.</text:span></text:span></text:p>
      <text:p text:style-name="P261"><text:span text:style-name="Strong_20_Emphasis"><text:span text:style-name="T173"/></text:span></text:p>
      <text:p text:style-name="P261"><text:span text:style-name="Strong_20_Emphasis"><text:span text:style-name="T173">בָּרוּךְ</text:span></text:span></text:p>
      <text:p text:style-name="P266"><text:span text:style-name="Strong_20_Emphasis"><text:span text:style-name="T190">blessed</text:span></text:span></text:p>
      <text:p text:style-name="P266"><text:span text:style-name="Strong_20_Emphasis"><text:span text:style-name="T190"/></text:span></text:p>
      <text:p text:style-name="P465"><text:span text:style-name="Strong_20_Emphasis"><text:span text:style-name="T405">With the kamatz under bet and the milapum between the reish and kof sofit we would pronounce this common word “bah-rook”. It means “blessed”. “bah-rook”.</text:span></text:span></text:p>
      <text:p text:style-name="P261"><text:span text:style-name="Strong_20_Emphasis"><text:span text:style-name="T173"/></text:span></text:p>
      <text:p text:style-name="P261"><text:soft-page-break/><text:span text:style-name="Strong_20_Emphasis"><text:span text:style-name="T173">הוּא</text:span></text:span></text:p>
      <text:p text:style-name="P263"><text:span text:style-name="Strong_20_Emphasis"><text:span text:style-name="T187">He, it</text:span></text:span></text:p>
      <text:p text:style-name="P263"><text:span text:style-name="Strong_20_Emphasis"><text:span text:style-name="T187"/></text:span></text:p>
      <text:p text:style-name="P467"><text:span text:style-name="Strong_20_Emphasis"><text:span text:style-name="T406">A very common word meaning “he”, or “it”. The milapum is between het and aleph, together it is pronounced “hoo”. </text:span></text:span></text:p>
      <text:p text:style-name="P263"><text:span text:style-name="Strong_20_Emphasis"><text:span text:style-name="T187"/></text:span></text:p>
      <text:p text:style-name="P263"><text:span text:style-name="Strong_20_Emphasis"><text:span text:style-name="T187">אֲנַחְנוּ</text:span></text:span></text:p>
      <text:p text:style-name="P266"><text:span text:style-name="Strong_20_Emphasis"><text:span text:style-name="T190">We</text:span></text:span></text:p>
      <text:p text:style-name="P266"><text:span text:style-name="Strong_20_Emphasis"><text:span text:style-name="T190"/></text:span></text:p>
      <text:p text:style-name="P467"><text:span text:style-name="Strong_20_Emphasis"><text:span text:style-name="T406">Both the aleph and the nun have a patach. Both the sets of two dots are silent in this word. The millapum is at the end. Together this is the common word for “we” that is said “ahnachnoo”, “ahnachnoo”.</text:span></text:span></text:p>
      <text:p text:style-name="P263"><text:span text:style-name="Strong_20_Emphasis"><text:span text:style-name="T187"/></text:span></text:p>
      <text:p text:style-name="P263"><text:span text:style-name="Strong_20_Emphasis"><text:span text:style-name="T187">צוּר</text:span></text:span></text:p>
      <text:p text:style-name="P264"><text:span text:style-name="Strong_20_Emphasis"><text:span text:style-name="T188">rock, cliff</text:span></text:span></text:p>
      <text:p text:style-name="P264"><text:span text:style-name="Strong_20_Emphasis"><text:span text:style-name="T188"/></text:span></text:p>
      <text:p text:style-name="P469"><text:span text:style-name="Strong_20_Emphasis"><text:span text:style-name="T407">The word for “rock”, or “cliff” has a millapum between tzadi and reish. We say it “tzoor”, “tzoor”.</text:span></text:span></text:p>
      <text:p text:style-name="P264"><text:span text:style-name="Strong_20_Emphasis"><text:span text:style-name="T188"/></text:span></text:p>
      <text:p text:style-name="P264"><text:span text:style-name="Strong_20_Emphasis"><text:span text:style-name="T188">סוּס</text:span></text:span></text:p>
      <text:p text:style-name="P264"><text:span text:style-name="Strong_20_Emphasis"><text:span text:style-name="T188">horse</text:span></text:span></text:p>
      <text:p text:style-name="P470"><text:span text:style-name="Strong_20_Emphasis"><text:span text:style-name="T408">The beautiful word for “horse” has a millipum between each samekh and is pronounced. “soos”. “soos”.</text:span></text:span></text:p>
      <text:p text:style-name="P264"><text:span text:style-name="Strong_20_Emphasis"><text:span text:style-name="T188"/></text:span></text:p>
      <text:p text:style-name="P264"><text:span text:style-name="Strong_20_Emphasis"><text:span text:style-name="T188">זוּג</text:span></text:span></text:p>
      <text:p text:style-name="P264"><text:span text:style-name="Strong_20_Emphasis"><text:span text:style-name="T188">pair, couple</text:span></text:span></text:p>
      <text:p text:style-name="P264"><text:span text:style-name="Strong_20_Emphasis"><text:span text:style-name="T188"/></text:span></text:p>
      <text:p text:style-name="P471"><text:span text:style-name="Strong_20_Emphasis"><text:span text:style-name="T409">A simple one again, zayin and gimmel with a millipum between. The word means “pair” or “couple” and is said “zoog”, “zoog”.</text:span></text:span></text:p>
      <text:p text:style-name="P264"><text:span text:style-name="Strong_20_Emphasis"><text:span text:style-name="T188"/></text:span></text:p>
      <text:p text:style-name="P264"><text:span text:style-name="Strong_20_Emphasis"><text:span text:style-name="T188">קוּם</text:span></text:span></text:p>
      <text:p text:style-name="P264"><text:span text:style-name="Strong_20_Emphasis"><text:span text:style-name="T188">to arise, stand up</text:span></text:span></text:p>
      <text:p text:style-name="P264"><text:span text:style-name="Strong_20_Emphasis"><text:span text:style-name="T188"/></text:span></text:p>
      <text:p text:style-name="P472"><text:span text:style-name="Strong_20_Emphasis"><text:span text:style-name="T410">The millapum is between the quof and mem sofit. This is pronounced “qoom” and means “to arise”, “stand up”. “qoom”.</text:span></text:span></text:p>
      <text:p text:style-name="P263"><text:span text:style-name="Strong_20_Emphasis"><text:span text:style-name="T187"/></text:span></text:p>
      <text:p text:style-name="P263"><text:span text:style-name="Strong_20_Emphasis"><text:span text:style-name="T187">מוּל</text:span></text:span></text:p>
      <text:p text:style-name="P263"><text:span text:style-name="Strong_20_Emphasis"><text:span text:style-name="T187">circumcise (</text:span></text:span><text:span text:style-name="Strong_20_Emphasis"><text:span text:style-name="T412">Biblical</text:span></text:span><text:span text:style-name="Strong_20_Emphasis"><text:span text:style-name="T187">), against (modern)</text:span></text:span></text:p>
      <text:p text:style-name="P263"><text:span text:style-name="Strong_20_Emphasis"><text:span text:style-name="T187"/></text:span></text:p>
      <text:p text:style-name="P473"><text:span text:style-name="Strong_20_Emphasis"><text:span text:style-name="T411">An ancient word for circumcision today it means “against”. The millapum is between the mem and lamed. So we say this “mool”, “mool”.</text:span></text:span></text:p>
      <text:p text:style-name="P263"><text:span text:style-name="Strong_20_Emphasis"><text:span text:style-name="T187"/></text:span></text:p>
      <text:p text:style-name="P263"><text:span text:style-name="Strong_20_Emphasis"><text:span text:style-name="T187">חוּס</text:span></text:span></text:p>
      <text:p text:style-name="P264"><text:span text:style-name="Strong_20_Emphasis"><text:span text:style-name="T188">pity</text:span></text:span></text:p>
      <text:p text:style-name="P264"><text:span text:style-name="Strong_20_Emphasis"><text:span text:style-name="T188"/></text:span></text:p>
      <text:p text:style-name="P474"><text:span text:style-name="Strong_20_Emphasis"><text:span text:style-name="T412">A Biblical word for pity, this is pronounced “choos”, “choos”.</text:span></text:span></text:p>
      <text:p text:style-name="P264"><text:span text:style-name="Strong_20_Emphasis"><text:span text:style-name="T188"/></text:span></text:p>
      <text:p text:style-name="P264"><text:soft-page-break/><text:span text:style-name="Strong_20_Emphasis"><text:span text:style-name="T188">אוּף</text:span></text:span></text:p>
      <text:p text:style-name="P265"><text:span text:style-name="Strong_20_Emphasis"><text:span text:style-name="T413">oops!, u</text:span></text:span><text:span text:style-name="Strong_20_Emphasis"><text:span text:style-name="T189">gh! (modern)</text:span></text:span></text:p>
      <text:p text:style-name="P265"><text:span text:style-name="Strong_20_Emphasis"><text:span text:style-name="T189"/></text:span></text:p>
      <text:p text:style-name="P476"><text:span text:style-name="Strong_20_Emphasis"><text:span text:style-name="T413">A modern Hebrew interjection like “oops!” or “ugh!”. “Aof”, “Aof”.</text:span></text:span></text:p>
      <text:p text:style-name="P265"><text:span text:style-name="Strong_20_Emphasis"><text:span text:style-name="T189"/></text:span></text:p>
      <text:p text:style-name="P265"><text:span text:style-name="Strong_20_Emphasis"><text:span text:style-name="T189">צִיּוּן</text:span></text:span></text:p>
      <text:p text:style-name="P265"><text:span text:style-name="Strong_20_Emphasis"><text:span text:style-name="T189">signpost, landmark, monument</text:span></text:span></text:p>
      <text:p text:style-name="P265"><text:span text:style-name="Strong_20_Emphasis"><text:span text:style-name="T189"/></text:span></text:p>
      <text:p text:style-name="P476"><text:span text:style-name="Strong_20_Emphasis"><text:span text:style-name="T413">This means “signpost”, “landmark”, or “monument” it’s “tzee-oon”. “tzee-oon”.</text:span></text:span></text:p>
      <text:p text:style-name="P265"><text:span text:style-name="Strong_20_Emphasis"><text:span text:style-name="T189"/></text:span></text:p>
      <text:p text:style-name="P265"><text:span text:style-name="Strong_20_Emphasis"><text:span text:style-name="T189">תַּרְבּוּת</text:span></text:span></text:p>
      <text:p text:style-name="P265"><text:span text:style-name="Strong_20_Emphasis"><text:span text:style-name="T189">increase, </text:span></text:span><text:span text:style-name="Strong_20_Emphasis"><text:span text:style-name="T190">progeny</text:span></text:span><text:span text:style-name="Strong_20_Emphasis"><text:span text:style-name="T189">, culture (modern)</text:span></text:span></text:p>
      <text:p text:style-name="P265"><text:span text:style-name="Strong_20_Emphasis"><text:span text:style-name="T189"/></text:span></text:p>
      <text:p text:style-name="P477"><text:span text:style-name="Strong_20_Emphasis"><text:span text:style-name="T414">The two dots under reish are like a hyphen. We see patach under tav and millapum between bet and the other tav. This word means “increase”, or “progeny” in a Biblical context and “culture” in modern Hebrew. We say this word “tar-boot”. “tar-boot”. </text:span></text:span></text:p>
      <text:p text:style-name="P265"><text:span text:style-name="Strong_20_Emphasis"><text:span text:style-name="T189"/></text:span></text:p>
      <text:p text:style-name="P265"><text:span text:style-name="Strong_20_Emphasis"><text:span text:style-name="T189">חוּץ</text:span></text:span></text:p>
      <text:p text:style-name="P266"><text:span text:style-name="Strong_20_Emphasis"><text:span text:style-name="T190">outside</text:span></text:span></text:p>
      <text:p text:style-name="P266"><text:span text:style-name="Strong_20_Emphasis"><text:span text:style-name="T190"/></text:span></text:p>
      <text:p text:style-name="P478"><text:span text:style-name="Strong_20_Emphasis"><text:span text:style-name="T415">With millapum between chet and tzadi sofit we say this word “chootz”, “chootz”. It means “outside”. </text:span></text:span></text:p>
      <text:p text:style-name="P266"><text:span text:style-name="Strong_20_Emphasis"><text:span text:style-name="T190"/></text:span></text:p>
      <text:p text:style-name="P266"><text:span text:style-name="Strong_20_Emphasis"><text:span text:style-name="T190">שׁוּק</text:span></text:span></text:p>
      <text:p text:style-name="P266"><text:span text:style-name="Strong_20_Emphasis"><text:span text:style-name="T190">market (modern), street, abundant (ancient)</text:span></text:span></text:p>
      <text:p text:style-name="P266"><text:span text:style-name="Strong_20_Emphasis"><text:span text:style-name="T190"/></text:span></text:p>
      <text:p text:style-name="P479"><text:span text:style-name="Strong_20_Emphasis"><text:span text:style-name="T416">A “shook” is a market in modern Hebrew. In Biblical Hebrew it meant “street”, or “abudant”. “</text:span></text:span><text:span text:style-name="Strong_20_Emphasis"><text:span text:style-name="T417">shook”.</text:span></text:span></text:p>
      <text:p text:style-name="P266"><text:span text:style-name="Strong_20_Emphasis"><text:span text:style-name="T190"/></text:span></text:p>
      <text:p text:style-name="P266"><text:span text:style-name="Strong_20_Emphasis"><text:span text:style-name="T190">לוּחַ</text:span></text:span></text:p>
      <text:p text:style-name="P266"><text:span text:style-name="Strong_20_Emphasis"><text:span text:style-name="T190">tablet, board, chart (modern)</text:span></text:span></text:p>
      <text:p text:style-name="P266"><text:span text:style-name="Strong_20_Emphasis"><text:span text:style-name="T190"/></text:span></text:p>
      <text:p text:style-name="P480"><text:span text:style-name="Strong_20_Emphasis"><text:span text:style-name="T418">The word “tablet”, “board”, or “chart” in modern contexts. We say the patach before the chet. So with the milapum between lamed and chet we say this “loo-ach”. “loo-ach”.</text:span></text:span></text:p>
      <text:p text:style-name="P263"><text:span text:style-name="Strong_20_Emphasis"><text:span text:style-name="T187"/></text:span></text:p>
      <text:p text:style-name="P263"><text:span text:style-name="Strong_20_Emphasis"><text:span text:style-name="T187">סוּפָה</text:span></text:span></text:p>
      <text:p text:style-name="P267"><text:span text:style-name="Strong_20_Emphasis"><text:span text:style-name="T191">storm</text:span></text:span></text:p>
      <text:p text:style-name="P267"><text:span text:style-name="Strong_20_Emphasis"><text:span text:style-name="T191"/></text:span></text:p>
      <text:p text:style-name="P482"><text:span text:style-name="Strong_20_Emphasis"><text:span text:style-name="T419">The word for storm, we say this “soofah”, “soofah”.</text:span></text:span></text:p>
      <text:p text:style-name="P267"><text:span text:style-name="Strong_20_Emphasis"><text:span text:style-name="T191"/></text:span></text:p>
      <text:p text:style-name="P267"><text:span text:style-name="Strong_20_Emphasis"><text:span text:style-name="T191">מַשּׁוּאָה</text:span></text:span></text:p>
      <text:p text:style-name="P267"><text:span text:style-name="Strong_20_Emphasis"><text:span text:style-name="T191">destruction</text:span></text:span></text:p>
      <text:p text:style-name="P267"><text:span text:style-name="Strong_20_Emphasis"><text:span text:style-name="T191"/></text:span></text:p>
      <text:p text:style-name="P483"><text:span text:style-name="Strong_20_Emphasis"><text:span text:style-name="T420">A word for “destruction” or “calamity” this word is pronounced “mahshooah”. “mahshooah”.</text:span></text:span></text:p>
      <text:p text:style-name="P267"><text:span text:style-name="Strong_20_Emphasis"><text:span text:style-name="T191"/></text:span></text:p>
      <text:p text:style-name="P267"><text:span text:style-name="Strong_20_Emphasis"><text:span text:style-name="T191">סוֹפְשָׁבוּעַ</text:span></text:span></text:p>
      <text:p text:style-name="P268"><text:span text:style-name="Strong_20_Emphasis"><text:span text:style-name="T192">weekend</text:span></text:span></text:p>
      <text:p text:style-name="P268"><text:soft-page-break/><text:span text:style-name="Strong_20_Emphasis"><text:span text:style-name="T192"/></text:span></text:p>
      <text:p text:style-name="P485"><text:span text:style-name="Strong_20_Emphasis"><text:span text:style-name="T421">The word for “weekend” we have a cholam above the vav, a silent set of two dots below the fe, a millapum between vet and ayin, and a patach under the ayin. Together this is said “sof-shavooah” “sof-shavooah”.</text:span></text:span></text:p>
      <text:p text:style-name="P268"><text:span text:style-name="Strong_20_Emphasis"><text:span text:style-name="T192"/></text:span></text:p>
      <text:p text:style-name="P268"><text:span text:style-name="Strong_20_Emphasis"><text:span text:style-name="T192">חָשׁוּב</text:span></text:span></text:p>
      <text:p text:style-name="P269"><text:span text:style-name="Strong_20_Emphasis"><text:span text:style-name="T193">important, considerate, Biblical name</text:span></text:span></text:p>
      <text:p text:style-name="P263"><text:span text:style-name="Strong_20_Emphasis"><text:span text:style-name="T187"/></text:span></text:p>
      <text:p text:style-name="P486"><text:span text:style-name="Strong_20_Emphasis"><text:span text:style-name="T422">This Biblical name means “important” or “considerate”. We have a kamatz under chet and the milapum between sheen and vav. Together this is said “chashoov”. “chashoov”.</text:span></text:span></text:p>
      <text:p text:style-name="P262"><text:span text:style-name="Strong_20_Emphasis"><text:span text:style-name="T173"/></text:span></text:p>
      <text:p text:style-name="P302">Lesson <text:span text:style-name="T41">2</text:span> Practice</text:p>
      <text:p text:style-name="P38"/>
      <text:p text:style-name="P38">Question 1:</text:p>
      <text:p text:style-name="P316">(Image of <text:span text:style-name="Strong_20_Emphasis"><text:span text:style-name="T422">milapum</text:span></text:span><text:span text:style-name="T41"> </text:span>with <text:span text:style-name="T591">dot/vav</text:span> highlighted.)</text:p>
      <text:p text:style-name="P39"/>
      <text:p text:style-name="P57">What is the name of this nikud?</text:p>
      <text:p text:style-name="P57"/>
      <text:p text:style-name="P57">Answers:</text:p>
      <text:p text:style-name="P57">1. <text:span text:style-name="T591">Shuruk</text:span></text:p>
      <text:p text:style-name="P318">2. <text:span text:style-name="Strong_20_Emphasis"><text:span text:style-name="T168">Mil</text:span></text:span><text:span text:style-name="Strong_20_Emphasis"><text:span text:style-name="T423">a</text:span></text:span><text:span text:style-name="Strong_20_Emphasis"><text:span text:style-name="T168">p</text:span></text:span><text:span text:style-name="Strong_20_Emphasis"><text:span text:style-name="T423">u</text:span></text:span><text:span text:style-name="Strong_20_Emphasis"><text:span text:style-name="T168">m</text:span></text:span> <text:span text:style-name="T43">(correct)</text:span></text:p>
      <text:p text:style-name="P57">3. <text:span text:style-name="T591">Patach</text:span></text:p>
      <text:p text:style-name="P57">4. <text:span text:style-name="T591">Segol</text:span></text:p>
      <text:p text:style-name="P57"/>
      <text:p text:style-name="P57">Question 2:</text:p>
      <text:p text:style-name="P320">(Image of <text:span text:style-name="Strong_20_Emphasis"><text:span text:style-name="T422">milapum</text:span></text:span> with dot/<text:span text:style-name="T591">vav </text:span>highlighted)</text:p>
      <text:p text:style-name="P57"/>
      <text:p text:style-name="P57">What <text:span text:style-name="T593">sephera is this associated with?</text:span></text:p>
      <text:p text:style-name="P57"/>
      <text:p text:style-name="P57">Answers:</text:p>
      <text:p text:style-name="P319">1. <text:span text:style-name="Strong_20_Emphasis"><text:span text:style-name="T283">Natzach</text:span></text:span><text:span text:style-name="Strong_20_Emphasis"><text:span text:style-name="T166"> which is </text:span></text:span><text:span text:style-name="Strong_20_Emphasis"><text:span text:style-name="T283">victory. </text:span></text:span><text:span text:style-name="Strong_20_Emphasis"><text:span text:style-name="T308">(correct)</text:span></text:span></text:p>
      <text:p text:style-name="P319">2. <text:span text:style-name="Strong_20_Emphasis"><text:span text:style-name="T166">Hod which is acknowledgement.</text:span></text:span></text:p>
      <text:p text:style-name="P319">3. <text:span text:style-name="Strong_20_Emphasis"><text:span text:style-name="T283">Tiferet</text:span></text:span><text:span text:style-name="Strong_20_Emphasis"><text:span text:style-name="T166"> which is </text:span></text:span><text:span text:style-name="Strong_20_Emphasis"><text:span text:style-name="T283">beauty.</text:span></text:span></text:p>
      <text:p text:style-name="P319">4. <text:span text:style-name="Strong_20_Emphasis"><text:span text:style-name="T284">Ches</text:span></text:span><text:span text:style-name="Strong_20_Emphasis"><text:span text:style-name="T285">s</text:span></text:span><text:span text:style-name="Strong_20_Emphasis"><text:span text:style-name="T284">od</text:span></text:span><text:span text:style-name="Strong_20_Emphasis"><text:span text:style-name="T166"> which is </text:span></text:span><text:span text:style-name="Strong_20_Emphasis"><text:span text:style-name="T284">kindness.</text:span></text:span></text:p>
      <text:p text:style-name="P57"/>
      <text:p text:style-name="P57">Question 3:</text:p>
      <text:p text:style-name="P320">(Image of <text:span text:style-name="Strong_20_Emphasis"><text:span text:style-name="T422">milapum</text:span></text:span> with dot/<text:span text:style-name="T591">vav </text:span>highlighted)</text:p>
      <text:p text:style-name="P57"/>
      <text:p text:style-name="P57">What sound does this nikud make?</text:p>
      <text:p text:style-name="P57"/>
      <text:p text:style-name="P57">Answers:</text:p>
      <text:p text:style-name="P57">1. Silent or an “E” sound like in “red”. </text:p>
      <text:p text:style-name="P57">2. A “<text:span text:style-name="T594">O</text:span>” sound like in <text:span text:style-name="T594">sod</text:span>.</text:p>
      <text:p text:style-name="P57">3. <text:span text:style-name="T594">An “OO” sound like in “shoot”. (correct)</text:span></text:p>
      <text:p text:style-name="P57">4. An “A” sound like in “sat”.</text:p>
      <text:p text:style-name="P57"/>
      <text:p text:style-name="P79">Question 4:</text:p>
      <text:p text:style-name="P320"><text:soft-page-break/>(Image of <text:span text:style-name="Strong_20_Emphasis"><text:span text:style-name="T422">milapum</text:span></text:span> with dot/<text:span text:style-name="T591">vav </text:span>highlighted)</text:p>
      <text:p text:style-name="P57"/>
      <text:p text:style-name="P79">How can I tell if it an “E” sound or silent?</text:p>
      <text:p text:style-name="P79"/>
      <text:p text:style-name="P79">Answers:</text:p>
      <text:p text:style-name="P79">1. It’s always silent because it’s like “sitting”.</text:p>
      <text:p text:style-name="P79">2. If it’s in the middle of a syllable it makes an “E” sound. <text:span text:style-name="T43">(correct)</text:span></text:p>
      <text:p text:style-name="P79">3. You can’t tell, you can only learn every combination.</text:p>
      <text:p text:style-name="P79">4. You can’t tell, it’s the most mysterious vowel.</text:p>
      <text:p text:style-name="P79"/>
      <text:p text:style-name="P161"><text:span text:style-name="Strong_20_Emphasis"><text:span text:style-name="T186">Question 5:</text:span></text:span></text:p>
      <text:p text:style-name="P161"><text:span text:style-name="Strong_20_Emphasis"><text:span text:style-name="T186">מְלָאפוּם</text:span></text:span></text:p>
      <text:p text:style-name="P161"><text:span text:style-name="Strong_20_Emphasis"><text:span text:style-name="T186">Milupim</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310">i</text:span></text:span><text:span text:style-name="Strong_20_Emphasis"><text:span text:style-name="T186">ll</text:span></text:span><text:span text:style-name="Strong_20_Emphasis"><text:span text:style-name="T310">oo</text:span></text:span><text:span text:style-name="Strong_20_Emphasis"><text:span text:style-name="T186">p</text:span></text:span><text:span text:style-name="Strong_20_Emphasis"><text:span text:style-name="T310">i</text:span></text:span><text:span text:style-name="Strong_20_Emphasis"><text:span text:style-name="T186">m </text:span></text:span><text:span text:style-name="Strong_20_Emphasis"><text:span text:style-name="T310">(correct)</text:span></text:span></text:p>
      <text:p text:style-name="P161"><text:span text:style-name="Strong_20_Emphasis"><text:span text:style-name="T186">2. mll</text:span></text:span><text:span text:style-name="Strong_20_Emphasis"><text:span text:style-name="T311">i</text:span></text:span><text:span text:style-name="Strong_20_Emphasis"><text:span text:style-name="T186">f</text:span></text:span><text:span text:style-name="Strong_20_Emphasis"><text:span text:style-name="T311">i</text:span></text:span><text:span text:style-name="Strong_20_Emphasis"><text:span text:style-name="T186">m</text:span></text:span></text:p>
      <text:p text:style-name="P161"><text:span text:style-name="Strong_20_Emphasis"><text:span text:style-name="T186">3. m</text:span></text:span><text:span text:style-name="Strong_20_Emphasis"><text:span text:style-name="T311">i</text:span></text:span><text:span text:style-name="Strong_20_Emphasis"><text:span text:style-name="T186">ll</text:span></text:span><text:span text:style-name="Strong_20_Emphasis"><text:span text:style-name="T311">opu</text:span></text:span><text:span text:style-name="Strong_20_Emphasis"><text:span text:style-name="T186">m</text:span></text:span></text:p>
      <text:p text:style-name="P161"><text:span text:style-name="Strong_20_Emphasis"><text:span text:style-name="T186">4. ml</text:span></text:span><text:span text:style-name="Strong_20_Emphasis"><text:span text:style-name="T311">o</text:span></text:span><text:span text:style-name="Strong_20_Emphasis"><text:span text:style-name="T186">p</text:span></text:span><text:span text:style-name="Strong_20_Emphasis"><text:span text:style-name="T311">a</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6:</text:span></text:span></text:p>
      <text:p text:style-name="P161"><text:span text:style-name="Strong_20_Emphasis"><text:span text:style-name="T186">בָּרוּךְ</text:span></text:span></text:p>
      <text:p text:style-name="P161"><text:span text:style-name="Strong_20_Emphasis"><text:span text:style-name="T186">blesse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12">barook (correct)</text:span></text:span></text:p>
      <text:p text:style-name="P161"><text:span text:style-name="Strong_20_Emphasis"><text:span text:style-name="T186">2. </text:span></text:span><text:span text:style-name="Strong_20_Emphasis"><text:span text:style-name="T312">beruk</text:span></text:span></text:p>
      <text:p text:style-name="P161"><text:span text:style-name="Strong_20_Emphasis"><text:span text:style-name="T186">3. </text:span></text:span><text:span text:style-name="Strong_20_Emphasis"><text:span text:style-name="T312">bereck</text:span></text:span></text:p>
      <text:p text:style-name="P161"><text:span text:style-name="Strong_20_Emphasis"><text:span text:style-name="T186">4. </text:span></text:span><text:span text:style-name="Strong_20_Emphasis"><text:span text:style-name="T312">borak</text:span></text:span></text:p>
      <text:p text:style-name="P161"><text:span text:style-name="Strong_20_Emphasis"><text:span text:style-name="T186"/></text:span></text:p>
      <text:p text:style-name="P161"><text:span text:style-name="Strong_20_Emphasis"><text:span text:style-name="T186">Question 7:</text:span></text:span></text:p>
      <text:p text:style-name="P161"><text:span text:style-name="Strong_20_Emphasis"><text:span text:style-name="T186">הוּא</text:span></text:span></text:p>
      <text:p text:style-name="P161"><text:span text:style-name="Strong_20_Emphasis"><text:span text:style-name="T186">He, i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h</text:span></text:span><text:span text:style-name="Strong_20_Emphasis"><text:span text:style-name="T313">e</text:span></text:span></text:p>
      <text:p text:style-name="P161"><text:span text:style-name="Strong_20_Emphasis"><text:span text:style-name="T186">2. h</text:span></text:span><text:span text:style-name="Strong_20_Emphasis"><text:span text:style-name="T313">oo (correct)</text:span></text:span></text:p>
      <text:p text:style-name="P161"><text:span text:style-name="Strong_20_Emphasis"><text:span text:style-name="T186">3. </text:span></text:span><text:span text:style-name="Strong_20_Emphasis"><text:span text:style-name="T313">hva</text:span></text:span></text:p>
      <text:p text:style-name="P161"><text:span text:style-name="Strong_20_Emphasis"><text:span text:style-name="T186">4. </text:span></text:span><text:span text:style-name="Strong_20_Emphasis"><text:span text:style-name="T313">hoa</text:span></text:span></text:p>
      <text:p text:style-name="P161"><text:span text:style-name="Strong_20_Emphasis"><text:span text:style-name="T186"/></text:span></text:p>
      <text:p text:style-name="P161"><text:span text:style-name="Strong_20_Emphasis"><text:span text:style-name="T186">Question 8:</text:span></text:span></text:p>
      <text:p text:style-name="P161"><text:span text:style-name="Strong_20_Emphasis"><text:span text:style-name="T186">אֲנַחְנוּ</text:span></text:span></text:p>
      <text:p text:style-name="P161"><text:span text:style-name="Strong_20_Emphasis"><text:span text:style-name="T186">W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oft-page-break/><text:span text:style-name="Strong_20_Emphasis"><text:span text:style-name="T186">Answers:</text:span></text:span></text:p>
      <text:p text:style-name="P161"><text:span text:style-name="Strong_20_Emphasis"><text:span text:style-name="T186">1. anna</text:span></text:span><text:span text:style-name="Strong_20_Emphasis"><text:span text:style-name="T314">k</text:span></text:span><text:span text:style-name="Strong_20_Emphasis"><text:span text:style-name="T186">'n</text:span></text:span><text:span text:style-name="Strong_20_Emphasis"><text:span text:style-name="T314">a</text:span></text:span></text:p>
      <text:p text:style-name="P161"><text:span text:style-name="Strong_20_Emphasis"><text:span text:style-name="T186">2. anna</text:span></text:span><text:span text:style-name="Strong_20_Emphasis"><text:span text:style-name="T314">k</text:span></text:span><text:span text:style-name="Strong_20_Emphasis"><text:span text:style-name="T186">'n</text:span></text:span><text:span text:style-name="Strong_20_Emphasis"><text:span text:style-name="T314">e</text:span></text:span></text:p>
      <text:p text:style-name="P161"><text:span text:style-name="Strong_20_Emphasis"><text:span text:style-name="T186">3. anna</text:span></text:span><text:span text:style-name="Strong_20_Emphasis"><text:span text:style-name="T314">k</text:span></text:span><text:span text:style-name="Strong_20_Emphasis"><text:span text:style-name="T186">'n</text:span></text:span><text:span text:style-name="Strong_20_Emphasis"><text:span text:style-name="T314">o</text:span></text:span></text:p>
      <text:p text:style-name="P161"><text:span text:style-name="Strong_20_Emphasis"><text:span text:style-name="T186">4. anna</text:span></text:span><text:span text:style-name="Strong_20_Emphasis"><text:span text:style-name="T314">k</text:span></text:span><text:span text:style-name="Strong_20_Emphasis"><text:span text:style-name="T186">'n</text:span></text:span><text:span text:style-name="Strong_20_Emphasis"><text:span text:style-name="T314">oo</text:span></text:span><text:span text:style-name="Strong_20_Emphasis"><text:span text:style-name="T186"> </text:span></text:span><text:span text:style-name="Strong_20_Emphasis"><text:span text:style-name="T314">(correct)</text:span></text:span></text:p>
      <text:p text:style-name="P161"><text:span text:style-name="Strong_20_Emphasis"><text:span text:style-name="T186"/></text:span></text:p>
      <text:p text:style-name="P161"><text:span text:style-name="Strong_20_Emphasis"><text:span text:style-name="T186">Question 9:</text:span></text:span></text:p>
      <text:p text:style-name="P161"><text:span text:style-name="Strong_20_Emphasis"><text:span text:style-name="T186">צוּר</text:span></text:span></text:p>
      <text:p text:style-name="P161"><text:span text:style-name="Strong_20_Emphasis"><text:span text:style-name="T186">rock, cliff</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15">t</text:span></text:span><text:span text:style-name="Strong_20_Emphasis"><text:span text:style-name="T186">z</text:span></text:span><text:span text:style-name="Strong_20_Emphasis"><text:span text:style-name="T315">a</text:span></text:span><text:span text:style-name="Strong_20_Emphasis"><text:span text:style-name="T186">r</text:span></text:span></text:p>
      <text:p text:style-name="P161"><text:span text:style-name="Strong_20_Emphasis"><text:span text:style-name="T186">2. </text:span></text:span><text:span text:style-name="Strong_20_Emphasis"><text:span text:style-name="T315">t</text:span></text:span><text:span text:style-name="Strong_20_Emphasis"><text:span text:style-name="T186">zoor </text:span></text:span><text:span text:style-name="Strong_20_Emphasis"><text:span text:style-name="T315">(correct)</text:span></text:span></text:p>
      <text:p text:style-name="P161"><text:span text:style-name="Strong_20_Emphasis"><text:span text:style-name="T186">3. </text:span></text:span><text:span text:style-name="Strong_20_Emphasis"><text:span text:style-name="T315">t</text:span></text:span><text:span text:style-name="Strong_20_Emphasis"><text:span text:style-name="T186">z</text:span></text:span><text:span text:style-name="Strong_20_Emphasis"><text:span text:style-name="T316">e</text:span></text:span><text:span text:style-name="Strong_20_Emphasis"><text:span text:style-name="T186">r</text:span></text:span></text:p>
      <text:p text:style-name="P161"><text:span text:style-name="Strong_20_Emphasis"><text:span text:style-name="T186">4. te</text:span></text:span><text:span text:style-name="Strong_20_Emphasis"><text:span text:style-name="T315">t</text:span></text:span><text:span text:style-name="Strong_20_Emphasis"><text:span text:style-name="T186">zeur</text:span></text:span></text:p>
      <text:p text:style-name="P161"><text:span text:style-name="Strong_20_Emphasis"><text:span text:style-name="T186"/></text:span></text:p>
      <text:p text:style-name="P161"><text:span text:style-name="Strong_20_Emphasis"><text:span text:style-name="T186">Question 10:</text:span></text:span></text:p>
      <text:p text:style-name="P161"><text:span text:style-name="Strong_20_Emphasis"><text:span text:style-name="T186">סוּס</text:span></text:span></text:p>
      <text:p text:style-name="P161"><text:span text:style-name="Strong_20_Emphasis"><text:span text:style-name="T186">hors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text:span></text:span><text:span text:style-name="Strong_20_Emphasis"><text:span text:style-name="T316">a</text:span></text:span><text:span text:style-name="Strong_20_Emphasis"><text:span text:style-name="T186">s</text:span></text:span></text:p>
      <text:p text:style-name="P161"><text:span text:style-name="Strong_20_Emphasis"><text:span text:style-name="T186">2. soos </text:span></text:span><text:span text:style-name="Strong_20_Emphasis"><text:span text:style-name="T316">(correct)</text:span></text:span></text:p>
      <text:p text:style-name="P161"><text:span text:style-name="Strong_20_Emphasis"><text:span text:style-name="T186">3. sus</text:span></text:span></text:p>
      <text:p text:style-name="P161"><text:span text:style-name="Strong_20_Emphasis"><text:span text:style-name="T186">4. s</text:span></text:span><text:span text:style-name="Strong_20_Emphasis"><text:span text:style-name="T316">o</text:span></text:span><text:span text:style-name="Strong_20_Emphasis"><text:span text:style-name="T186">s</text:span></text:span></text:p>
      <text:p text:style-name="P161"><text:span text:style-name="Strong_20_Emphasis"><text:span text:style-name="T186"/></text:span></text:p>
      <text:p text:style-name="P161"><text:span text:style-name="Strong_20_Emphasis"><text:span text:style-name="T186">Question 11:</text:span></text:span></text:p>
      <text:p text:style-name="P161"><text:span text:style-name="Strong_20_Emphasis"><text:span text:style-name="T186">זוּג</text:span></text:span></text:p>
      <text:p text:style-name="P161"><text:span text:style-name="Strong_20_Emphasis"><text:span text:style-name="T186">pair, coupl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z</text:span></text:span><text:span text:style-name="Strong_20_Emphasis"><text:span text:style-name="T317">o</text:span></text:span><text:span text:style-name="Strong_20_Emphasis"><text:span text:style-name="T186">g</text:span></text:span></text:p>
      <text:p text:style-name="P161"><text:span text:style-name="Strong_20_Emphasis"><text:span text:style-name="T186">2. zoog </text:span></text:span><text:span text:style-name="Strong_20_Emphasis"><text:span text:style-name="T317">(correct)</text:span></text:span></text:p>
      <text:p text:style-name="P161"><text:span text:style-name="Strong_20_Emphasis"><text:span text:style-name="T186">3. zug</text:span></text:span></text:p>
      <text:p text:style-name="P161"><text:span text:style-name="Strong_20_Emphasis"><text:span text:style-name="T186">4. z</text:span></text:span><text:span text:style-name="Strong_20_Emphasis"><text:span text:style-name="T317">e</text:span></text:span><text:span text:style-name="Strong_20_Emphasis"><text:span text:style-name="T186">g</text:span></text:span></text:p>
      <text:p text:style-name="P161"><text:span text:style-name="Strong_20_Emphasis"><text:span text:style-name="T186"/></text:span></text:p>
      <text:p text:style-name="P161"><text:span text:style-name="Strong_20_Emphasis"><text:span text:style-name="T186">Question 12:</text:span></text:span></text:p>
      <text:p text:style-name="P161"><text:span text:style-name="Strong_20_Emphasis"><text:span text:style-name="T186">קוּם</text:span></text:span></text:p>
      <text:p text:style-name="P161"><text:span text:style-name="Strong_20_Emphasis"><text:span text:style-name="T186">to arise, stand up</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kem</text:span></text:span></text:p>
      <text:p text:style-name="P161"><text:span text:style-name="Strong_20_Emphasis"><text:span text:style-name="T186">2. koom </text:span></text:span><text:span text:style-name="Strong_20_Emphasis"><text:span text:style-name="T317">(correct)</text:span></text:span></text:p>
      <text:p text:style-name="P161"><text:span text:style-name="Strong_20_Emphasis"><text:span text:style-name="T186">3. kum</text:span></text:span></text:p>
      <text:p text:style-name="P161"><text:soft-page-break/><text:span text:style-name="Strong_20_Emphasis"><text:span text:style-name="T186">4. k</text:span></text:span><text:span text:style-name="Strong_20_Emphasis"><text:span text:style-name="T317">ve</text:span></text:span><text:span text:style-name="Strong_20_Emphasis"><text:span text:style-name="T186">m</text:span></text:span></text:p>
      <text:p text:style-name="P161"><text:span text:style-name="Strong_20_Emphasis"><text:span text:style-name="T186"/></text:span></text:p>
      <text:p text:style-name="P161"><text:span text:style-name="Strong_20_Emphasis"><text:span text:style-name="T186">Question 13:</text:span></text:span></text:p>
      <text:p text:style-name="P161"><text:span text:style-name="Strong_20_Emphasis"><text:span text:style-name="T186">מוּל</text:span></text:span></text:p>
      <text:p text:style-name="P161"><text:span text:style-name="Strong_20_Emphasis"><text:span text:style-name="T186">circumcise (ancient), against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el</text:span></text:span></text:p>
      <text:p text:style-name="P161"><text:span text:style-name="Strong_20_Emphasis"><text:span text:style-name="T186">2. mool </text:span></text:span><text:span text:style-name="Strong_20_Emphasis"><text:span text:style-name="T317">(correct)</text:span></text:span></text:p>
      <text:p text:style-name="P161"><text:span text:style-name="Strong_20_Emphasis"><text:span text:style-name="T186">3. mul</text:span></text:span></text:p>
      <text:p text:style-name="P161"><text:span text:style-name="Strong_20_Emphasis"><text:span text:style-name="T186">4. m</text:span></text:span><text:span text:style-name="Strong_20_Emphasis"><text:span text:style-name="T317">a</text:span></text:span><text:span text:style-name="Strong_20_Emphasis"><text:span text:style-name="T186">l</text:span></text:span></text:p>
      <text:p text:style-name="P161"><text:span text:style-name="Strong_20_Emphasis"><text:span text:style-name="T186"/></text:span></text:p>
      <text:p text:style-name="P161"><text:span text:style-name="Strong_20_Emphasis"><text:span text:style-name="T186">Question 14:</text:span></text:span></text:p>
      <text:p text:style-name="P161"><text:span text:style-name="Strong_20_Emphasis"><text:span text:style-name="T186">חוּס</text:span></text:span></text:p>
      <text:p text:style-name="P161"><text:span text:style-name="Strong_20_Emphasis"><text:span text:style-name="T186">pity</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es</text:span></text:span></text:p>
      <text:p text:style-name="P161"><text:span text:style-name="Strong_20_Emphasis"><text:span text:style-name="T186">2. choos </text:span></text:span><text:span text:style-name="Strong_20_Emphasis"><text:span text:style-name="T318">(correct)</text:span></text:span></text:p>
      <text:p text:style-name="P161"><text:span text:style-name="Strong_20_Emphasis"><text:span text:style-name="T186">3. chus</text:span></text:span></text:p>
      <text:p text:style-name="P161"><text:span text:style-name="Strong_20_Emphasis"><text:span text:style-name="T186">4. ch</text:span></text:span><text:span text:style-name="Strong_20_Emphasis"><text:span text:style-name="T318">o</text:span></text:span><text:span text:style-name="Strong_20_Emphasis"><text:span text:style-name="T186">s</text:span></text:span></text:p>
      <text:p text:style-name="P161"><text:span text:style-name="Strong_20_Emphasis"><text:span text:style-name="T186"/></text:span></text:p>
      <text:p text:style-name="P161"><text:span text:style-name="Strong_20_Emphasis"><text:span text:style-name="T186">Question 15:</text:span></text:span></text:p>
      <text:p text:style-name="P161"><text:span text:style-name="Strong_20_Emphasis"><text:span text:style-name="T186">אוּף</text:span></text:span></text:p>
      <text:p text:style-name="P161"><text:span text:style-name="Strong_20_Emphasis"><text:span text:style-name="T186">Ugh!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19">aooff (correct)</text:span></text:span></text:p>
      <text:p text:style-name="P161"><text:span text:style-name="Strong_20_Emphasis"><text:span text:style-name="T186">2. euf</text:span></text:span><text:span text:style-name="Strong_20_Emphasis"><text:span text:style-name="T319">f</text:span></text:span></text:p>
      <text:p text:style-name="P161"><text:span text:style-name="Strong_20_Emphasis"><text:span text:style-name="T186">3. </text:span></text:span><text:span text:style-name="Strong_20_Emphasis"><text:span text:style-name="T319">aff</text:span></text:span></text:p>
      <text:p text:style-name="P161"><text:span text:style-name="Strong_20_Emphasis"><text:span text:style-name="T186">4. uf</text:span></text:span><text:span text:style-name="Strong_20_Emphasis"><text:span text:style-name="T319">f</text:span></text:span></text:p>
      <text:p text:style-name="P161"><text:span text:style-name="Strong_20_Emphasis"><text:span text:style-name="T186"/></text:span></text:p>
      <text:p text:style-name="P161"><text:span text:style-name="Strong_20_Emphasis"><text:span text:style-name="T186">Question 16:</text:span></text:span></text:p>
      <text:p text:style-name="P161"><text:span text:style-name="Strong_20_Emphasis"><text:span text:style-name="T186">צִיּוּן</text:span></text:span></text:p>
      <text:p text:style-name="P161"><text:span text:style-name="Strong_20_Emphasis"><text:span text:style-name="T186">signpost, landmark, monumen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20">zion</text:span></text:span></text:p>
      <text:p text:style-name="P161"><text:span text:style-name="Strong_20_Emphasis"><text:span text:style-name="T186">2. zeeoon </text:span></text:span><text:span text:style-name="Strong_20_Emphasis"><text:span text:style-name="T320">(correct)</text:span></text:span></text:p>
      <text:p text:style-name="P161"><text:span text:style-name="Strong_20_Emphasis"><text:span text:style-name="T186">3. </text:span></text:span><text:span text:style-name="Strong_20_Emphasis"><text:span text:style-name="T320">zeom</text:span></text:span></text:p>
      <text:p text:style-name="P161"><text:span text:style-name="Strong_20_Emphasis"><text:span text:style-name="T186">4. </text:span></text:span><text:span text:style-name="Strong_20_Emphasis"><text:span text:style-name="T320">zivoon</text:span></text:span></text:p>
      <text:p text:style-name="P161"><text:span text:style-name="Strong_20_Emphasis"><text:span text:style-name="T186"/></text:span></text:p>
      <text:p text:style-name="P161"><text:span text:style-name="Strong_20_Emphasis"><text:span text:style-name="T186">Question 17:</text:span></text:span></text:p>
      <text:p text:style-name="P161"><text:span text:style-name="Strong_20_Emphasis"><text:span text:style-name="T186">תַּרְבּוּת</text:span></text:span></text:p>
      <text:p text:style-name="P161"><text:soft-page-break/><text:span text:style-name="Strong_20_Emphasis"><text:span text:style-name="T186">increase, progeny, culture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ar'b</text:span></text:span><text:span text:style-name="Strong_20_Emphasis"><text:span text:style-name="T321">at</text:span></text:span></text:p>
      <text:p text:style-name="P161"><text:span text:style-name="Strong_20_Emphasis"><text:span text:style-name="T186">2. t</text:span></text:span><text:span text:style-name="Strong_20_Emphasis"><text:span text:style-name="T321">i</text:span></text:span><text:span text:style-name="Strong_20_Emphasis"><text:span text:style-name="T186">r'b</text:span></text:span><text:span text:style-name="Strong_20_Emphasis"><text:span text:style-name="T321">et</text:span></text:span></text:p>
      <text:p text:style-name="P161"><text:span text:style-name="Strong_20_Emphasis"><text:span text:style-name="T186">3. t</text:span></text:span><text:span text:style-name="Strong_20_Emphasis"><text:span text:style-name="T321">ee</text:span></text:span><text:span text:style-name="Strong_20_Emphasis"><text:span text:style-name="T186">r'beu</text:span></text:span><text:span text:style-name="Strong_20_Emphasis"><text:span text:style-name="T321">t</text:span></text:span></text:p>
      <text:p text:style-name="P161"><text:span text:style-name="Strong_20_Emphasis"><text:span text:style-name="T186">4. tar'boot </text:span></text:span><text:span text:style-name="Strong_20_Emphasis"><text:span text:style-name="T321">(correct)</text:span></text:span></text:p>
      <text:p text:style-name="P161"><text:span text:style-name="Strong_20_Emphasis"><text:span text:style-name="T186"/></text:span></text:p>
      <text:p text:style-name="P161"><text:span text:style-name="Strong_20_Emphasis"><text:span text:style-name="T186">Question 18:</text:span></text:span></text:p>
      <text:p text:style-name="P161"><text:span text:style-name="Strong_20_Emphasis"><text:span text:style-name="T186">חוּץ</text:span></text:span></text:p>
      <text:p text:style-name="P161"><text:span text:style-name="Strong_20_Emphasis"><text:span text:style-name="T186">outsid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text:span></text:span><text:span text:style-name="Strong_20_Emphasis"><text:span text:style-name="T321">oot</text:span></text:span><text:span text:style-name="Strong_20_Emphasis"><text:span text:style-name="T186">z </text:span></text:span><text:span text:style-name="Strong_20_Emphasis"><text:span text:style-name="T321">(correct)</text:span></text:span></text:p>
      <text:p text:style-name="P161"><text:span text:style-name="Strong_20_Emphasis"><text:span text:style-name="T186">2. ch</text:span></text:span><text:span text:style-name="Strong_20_Emphasis"><text:span text:style-name="T321">oo</text:span></text:span><text:span text:style-name="Strong_20_Emphasis"><text:span text:style-name="T186">e</text:span></text:span><text:span text:style-name="Strong_20_Emphasis"><text:span text:style-name="T321">t</text:span></text:span><text:span text:style-name="Strong_20_Emphasis"><text:span text:style-name="T186">z</text:span></text:span></text:p>
      <text:p text:style-name="P161"><text:span text:style-name="Strong_20_Emphasis"><text:span text:style-name="T186">3. che</text:span></text:span><text:span text:style-name="Strong_20_Emphasis"><text:span text:style-name="T321">vt</text:span></text:span><text:span text:style-name="Strong_20_Emphasis"><text:span text:style-name="T186">z</text:span></text:span></text:p>
      <text:p text:style-name="P161"><text:span text:style-name="Strong_20_Emphasis"><text:span text:style-name="T186">4. ch</text:span></text:span><text:span text:style-name="Strong_20_Emphasis"><text:span text:style-name="T321">i</text:span></text:span><text:span text:style-name="Strong_20_Emphasis"><text:span text:style-name="T186">s</text:span></text:span></text:p>
      <text:p text:style-name="P161"><text:span text:style-name="Strong_20_Emphasis"><text:span text:style-name="T186"/></text:span></text:p>
      <text:p text:style-name="P161"><text:span text:style-name="Strong_20_Emphasis"><text:span text:style-name="T186">Question 19:</text:span></text:span></text:p>
      <text:p text:style-name="P161"><text:span text:style-name="Strong_20_Emphasis"><text:span text:style-name="T186">שׁוּק</text:span></text:span></text:p>
      <text:p text:style-name="P161"><text:span text:style-name="Strong_20_Emphasis"><text:span text:style-name="T186">market (modern) street, abundant (ancient)</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sh</text:span></text:span><text:span text:style-name="Strong_20_Emphasis"><text:span text:style-name="T322">i</text:span></text:span><text:span text:style-name="Strong_20_Emphasis"><text:span text:style-name="T186">k</text:span></text:span></text:p>
      <text:p text:style-name="P161"><text:span text:style-name="Strong_20_Emphasis"><text:span text:style-name="T186">2. shook </text:span></text:span><text:span text:style-name="Strong_20_Emphasis"><text:span text:style-name="T322">(correct)</text:span></text:span></text:p>
      <text:p text:style-name="P161"><text:span text:style-name="Strong_20_Emphasis"><text:span text:style-name="T186">3. shuk</text:span></text:span></text:p>
      <text:p text:style-name="P161"><text:span text:style-name="Strong_20_Emphasis"><text:span text:style-name="T186">4. sh</text:span></text:span><text:span text:style-name="Strong_20_Emphasis"><text:span text:style-name="T322">e</text:span></text:span><text:span text:style-name="Strong_20_Emphasis"><text:span text:style-name="T186">k</text:span></text:span></text:p>
      <text:p text:style-name="P161"><text:span text:style-name="Strong_20_Emphasis"><text:span text:style-name="T186"/></text:span></text:p>
      <text:p text:style-name="P161"><text:span text:style-name="Strong_20_Emphasis"><text:span text:style-name="T186">Question 20:</text:span></text:span></text:p>
      <text:p text:style-name="P161"><text:span text:style-name="Strong_20_Emphasis"><text:span text:style-name="T186">לוּחַ</text:span></text:span></text:p>
      <text:p text:style-name="P161"><text:span text:style-name="Strong_20_Emphasis"><text:span text:style-name="T186">tablet, board, chart (moder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leach</text:span></text:span></text:p>
      <text:p text:style-name="P161"><text:span text:style-name="Strong_20_Emphasis"><text:span text:style-name="T186">2. looach </text:span></text:span><text:span text:style-name="Strong_20_Emphasis"><text:span text:style-name="T323">(correct)</text:span></text:span></text:p>
      <text:p text:style-name="P161"><text:span text:style-name="Strong_20_Emphasis"><text:span text:style-name="T186">3. l</text:span></text:span><text:span text:style-name="Strong_20_Emphasis"><text:span text:style-name="T323">i</text:span></text:span><text:span text:style-name="Strong_20_Emphasis"><text:span text:style-name="T186">ach</text:span></text:span></text:p>
      <text:p text:style-name="P161"><text:span text:style-name="Strong_20_Emphasis"><text:span text:style-name="T186">4. lu</text:span></text:span><text:span text:style-name="Strong_20_Emphasis"><text:span text:style-name="T323">e</text:span></text:span><text:span text:style-name="Strong_20_Emphasis"><text:span text:style-name="T186">ch</text:span></text:span></text:p>
      <text:p text:style-name="P161"><text:span text:style-name="Strong_20_Emphasis"><text:span text:style-name="T186"/></text:span></text:p>
      <text:p text:style-name="P161"><text:span text:style-name="Strong_20_Emphasis"><text:span text:style-name="T186">Question 21:</text:span></text:span></text:p>
      <text:p text:style-name="P161"><text:span text:style-name="Strong_20_Emphasis"><text:span text:style-name="T186">סוּפָה</text:span></text:span></text:p>
      <text:p text:style-name="P161"><text:span text:style-name="Strong_20_Emphasis"><text:span text:style-name="T186">storm</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oft-page-break/><text:span text:style-name="Strong_20_Emphasis"><text:span text:style-name="T186">1. su</text:span></text:span><text:span text:style-name="Strong_20_Emphasis"><text:span text:style-name="T324">f</text:span></text:span><text:span text:style-name="Strong_20_Emphasis"><text:span text:style-name="T186">eh</text:span></text:span></text:p>
      <text:p text:style-name="P161"><text:span text:style-name="Strong_20_Emphasis"><text:span text:style-name="T186">2. se</text:span></text:span><text:span text:style-name="Strong_20_Emphasis"><text:span text:style-name="T324">f</text:span></text:span><text:span text:style-name="Strong_20_Emphasis"><text:span text:style-name="T186">e</text:span></text:span><text:span text:style-name="Strong_20_Emphasis"><text:span text:style-name="T324">h</text:span></text:span></text:p>
      <text:p text:style-name="P161"><text:span text:style-name="Strong_20_Emphasis"><text:span text:style-name="T186">3. s</text:span></text:span><text:span text:style-name="Strong_20_Emphasis"><text:span text:style-name="T324">oof</text:span></text:span><text:span text:style-name="Strong_20_Emphasis"><text:span text:style-name="T186">ah</text:span></text:span></text:p>
      <text:p text:style-name="P161"><text:span text:style-name="Strong_20_Emphasis"><text:span text:style-name="T186">4. se</text:span></text:span><text:span text:style-name="Strong_20_Emphasis"><text:span text:style-name="T324">f</text:span></text:span><text:span text:style-name="Strong_20_Emphasis"><text:span text:style-name="T186">a</text:span></text:span><text:span text:style-name="Strong_20_Emphasis"><text:span text:style-name="T324">h</text:span></text:span></text:p>
      <text:p text:style-name="P161"><text:span text:style-name="Strong_20_Emphasis"><text:span text:style-name="T186"/></text:span></text:p>
      <text:p text:style-name="P161"><text:span text:style-name="Strong_20_Emphasis"><text:span text:style-name="T186">Question 22:</text:span></text:span></text:p>
      <text:p text:style-name="P161"><text:span text:style-name="Strong_20_Emphasis"><text:span text:style-name="T186">מַשּׁוּאָה</text:span></text:span></text:p>
      <text:p text:style-name="P161"><text:span text:style-name="Strong_20_Emphasis"><text:span text:style-name="T186">destruction</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m</text:span></text:span><text:span text:style-name="Strong_20_Emphasis"><text:span text:style-name="T325">i</text:span></text:span><text:span text:style-name="Strong_20_Emphasis"><text:span text:style-name="T186">sh</text:span></text:span><text:span text:style-name="Strong_20_Emphasis"><text:span text:style-name="T325">oo</text:span></text:span><text:span text:style-name="Strong_20_Emphasis"><text:span text:style-name="T186">eh</text:span></text:span></text:p>
      <text:p text:style-name="P161"><text:span text:style-name="Strong_20_Emphasis"><text:span text:style-name="T186">2. mash</text:span></text:span><text:span text:style-name="Strong_20_Emphasis"><text:span text:style-name="T325">i</text:span></text:span><text:span text:style-name="Strong_20_Emphasis"><text:span text:style-name="T186">e</text:span></text:span><text:span text:style-name="Strong_20_Emphasis"><text:span text:style-name="T325">h</text:span></text:span></text:p>
      <text:p text:style-name="P161"><text:span text:style-name="Strong_20_Emphasis"><text:span text:style-name="T186">3. mash</text:span></text:span><text:span text:style-name="Strong_20_Emphasis"><text:span text:style-name="T325">oo</text:span></text:span><text:span text:style-name="Strong_20_Emphasis"><text:span text:style-name="T186">ah </text:span></text:span><text:span text:style-name="Strong_20_Emphasis"><text:span text:style-name="T325">(correct)</text:span></text:span></text:p>
      <text:p text:style-name="P161"><text:span text:style-name="Strong_20_Emphasis"><text:span text:style-name="T186">4. m</text:span></text:span><text:span text:style-name="Strong_20_Emphasis"><text:span text:style-name="T325">os</text:span></text:span><text:span text:style-name="Strong_20_Emphasis"><text:span text:style-name="T186">h</text:span></text:span><text:span text:style-name="Strong_20_Emphasis"><text:span text:style-name="T325">i</text:span></text:span><text:span text:style-name="Strong_20_Emphasis"><text:span text:style-name="T186">a</text:span></text:span><text:span text:style-name="Strong_20_Emphasis"><text:span text:style-name="T325">h</text:span></text:span></text:p>
      <text:p text:style-name="P161"><text:span text:style-name="Strong_20_Emphasis"><text:span text:style-name="T186"/></text:span></text:p>
      <text:p text:style-name="P161"><text:span text:style-name="Strong_20_Emphasis"><text:span text:style-name="T186">Question 23:</text:span></text:span></text:p>
      <text:p text:style-name="P161"><text:span text:style-name="Strong_20_Emphasis"><text:span text:style-name="T186">סוֹפְשָׁבוּעַ</text:span></text:span></text:p>
      <text:p text:style-name="P161"><text:span text:style-name="Strong_20_Emphasis"><text:span text:style-name="T186">weekend</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text:span></text:span><text:span text:style-name="Strong_20_Emphasis"><text:span text:style-name="T326">sofshavuah (correct)</text:span></text:span></text:p>
      <text:p text:style-name="P161"><text:span text:style-name="Strong_20_Emphasis"><text:span text:style-name="T186">2. </text:span></text:span><text:span text:style-name="Strong_20_Emphasis"><text:span text:style-name="T326">sofshevuah</text:span></text:span></text:p>
      <text:p text:style-name="P161"><text:span text:style-name="Strong_20_Emphasis"><text:span text:style-name="T186">3. </text:span></text:span><text:span text:style-name="Strong_20_Emphasis"><text:span text:style-name="T326">sefshavooh</text:span></text:span></text:p>
      <text:p text:style-name="P161"><text:span text:style-name="Strong_20_Emphasis"><text:span text:style-name="T186">4. </text:span></text:span><text:span text:style-name="Strong_20_Emphasis"><text:span text:style-name="T326">sifshavoah</text:span></text:span></text:p>
      <text:p text:style-name="P161"><text:span text:style-name="Strong_20_Emphasis"><text:span text:style-name="T186"/></text:span></text:p>
      <text:p text:style-name="P161"><text:span text:style-name="Strong_20_Emphasis"><text:span text:style-name="T186">Question 24:</text:span></text:span></text:p>
      <text:p text:style-name="P161"><text:span text:style-name="Strong_20_Emphasis"><text:span text:style-name="T186">חָשׁוּב</text:span></text:span></text:p>
      <text:p text:style-name="P161"><text:span text:style-name="Strong_20_Emphasis"><text:span text:style-name="T186">important, considerate, Biblical name</text:span></text:span></text:p>
      <text:p text:style-name="P161"><text:span text:style-name="Strong_20_Emphasis"><text:span text:style-name="T186">How do you pronounce this word?</text:span></text:span></text:p>
      <text:p text:style-name="P161"><text:span text:style-name="Strong_20_Emphasis"><text:span text:style-name="T186"/></text:span></text:p>
      <text:p text:style-name="P161"><text:span text:style-name="Strong_20_Emphasis"><text:span text:style-name="T186">Answers:</text:span></text:span></text:p>
      <text:p text:style-name="P161"><text:span text:style-name="Strong_20_Emphasis"><text:span text:style-name="T186">1. cheshuv</text:span></text:span></text:p>
      <text:p text:style-name="P161"><text:span text:style-name="Strong_20_Emphasis"><text:span text:style-name="T186">2. cheshoov </text:span></text:span><text:span text:style-name="Strong_20_Emphasis"><text:span text:style-name="T326">(correct)</text:span></text:span></text:p>
      <text:p text:style-name="P161"><text:span text:style-name="Strong_20_Emphasis"><text:span text:style-name="T186">3. chesh</text:span></text:span><text:span text:style-name="Strong_20_Emphasis"><text:span text:style-name="T326">a</text:span></text:span><text:span text:style-name="Strong_20_Emphasis"><text:span text:style-name="T186">v</text:span></text:span></text:p>
      <text:p text:style-name="P161"><text:span text:style-name="Strong_20_Emphasis"><text:span text:style-name="T186">4. chash</text:span></text:span><text:span text:style-name="Strong_20_Emphasis"><text:span text:style-name="T326">oo</text:span></text:span><text:span text:style-name="Strong_20_Emphasis"><text:span text:style-name="T186">v</text:span></text:span></text:p>
      <text:p text:style-name="P262"><text:span text:style-name="Strong_20_Emphasis"><text:span text:style-name="T173"/></text:span></text:p>
      <text:h text:style-name="P311" text:outline-level="3">Lesson <text:span text:style-name="T487">10</text:span><text:span text:style-name="T31">: </text:span><text:span text:style-name="T33">Sh’va</text:span></text:h>
      <text:p text:style-name="P499">Video Lesson Script</text:p>
      <text:p text:style-name="P11">שבא</text:p>
      <text:p text:style-name="P53">Sh’va is <text:span text:style-name="T35">known as the first vowel of creation since it is the first vowel in the Tanakh </text:span><text:span text:style-name="T448">or Hebrew Scriptures</text:span><text:span text:style-name="T35">. I</text:span><text:span text:style-name="T34">t is the most common of all the nikud and </text:span><text:span text:style-name="T35">is certainly the most mysterious. </text:span><text:span text:style-name="T36">It is </text:span><text:span text:style-name="T451">s</text:span><text:span text:style-name="T36">ometimes acts like a hyphen causing us to pause </text:span><text:span text:style-name="T451">and otherwise</text:span><text:span text:style-name="T36"> can be pronounced as a</text:span><text:span text:style-name="T595">n</text:span><text:span text:style-name="T36"> “</text:span><text:span text:style-name="T595">E</text:span><text:span text:style-name="T36">” </text:span><text:span text:style-name="T452">as in “red”</text:span><text:span text:style-name="T36"> </text:span><text:span text:style-name="T451">just like other vowels that have 2 or 3 dots</text:span><text:span text:style-name="T36">. </text:span><text:span text:style-name="T460">It is a short “e” sound.</text:span><text:span text:style-name="T36"> It is made of two sphere’s, one on </text:span><text:span text:style-name="T595">top</text:span><text:span text:style-name="T36"> of the other. Sages say that this reminds us of the two lights in the sky; the sun and moon. It’s almost as if the one dot is “sitting” on the other one, and that is exactly what </text:span><text:soft-page-break/><text:span text:style-name="T36">this word means. So when there is a sh’va below a letter it </text:span><text:span text:style-name="T457">usually </text:span><text:span text:style-name="T36">causes us to “sit” or pause for a moment. </text:span><text:span text:style-name="T451">A sh’va that causes us to pause is called sh’va nach. On sh’va nach </text:span><text:span text:style-name="T452">sit on a</text:span><text:span text:style-name="T451"> rock! If a sh’va makes the sound “e” then we do not pause. This is called sh’va na! Do we pause? Naaaaah!</text:span></text:p>
      <text:p text:style-name="P53"/>
      <text:p text:style-name="P54">So how do we know if it is silent or makes a <text:span text:style-name="T460">short </text:span>“e” sound? If it’s in the middle of a syllable then it makes an “e” sound, otherwise it is silent. <text:span text:style-name="T40">Don’t worry! You’ll get it. </text:span><text:span text:style-name="T462">Let’s start at the very beginning.</text:span></text:p>
      <text:p text:style-name="P54"/>
      <text:p text:style-name="P4"><text:span text:style-name="Strong_20_Emphasis"><text:span text:style-name="T428">בְּרֵאשִׁית</text:span></text:span><text:span text:style-name="T39">‎</text:span></text:p>
      <text:p text:style-name="P188">In the beginning, at first</text:p>
      <text:p text:style-name="P188"/>
      <text:p text:style-name="P4"><text:span text:style-name="T462">This is the first word in all of the Hebrew scriptures called the Tanakh. It means “in the beginning” or “at first”. </text:span><text:span text:style-name="T463">The first nikud </text:span><text:span text:style-name="T462">is between the syllable </text:span><text:span text:style-name="T463">of bet and reish. This is why it is called the first vowel of creation! The very next one is the two horizontal dots we will learn about in a later part of this program. But we know if it has 2 or 3 dots it makes an E. Finally know the “dot” below the sheen makes an “ee” like “feet”. So we pronounce it “ber-eh-sheet”. Because it is between these two consonants in the first syllable we do not pause but rather we “voice” it as a short “E”. </text:span><text:s/><text:span text:style-name="T463">This is an example of sh’va na, a voiced sh’va. Do we pause? Nah! We go right ahead and speak it! </text:span><text:span text:style-name="T450">Let’s </text:span><text:span text:style-name="T462">go on to</text:span><text:span text:style-name="T450"> a word we have already covered. </text:span></text:p>
      <text:p text:style-name="P54"/>
      <text:p text:style-name="P98">וְהוּא</text:p>
      <text:p text:style-name="P172">And he</text:p>
      <text:p text:style-name="P172"/>
      <text:p text:style-name="P172">We learned the word <text:span text:style-name="T452">הוּא</text:span> earlier and we know that it means “he”. But what is this vav at the beginning of the word? In Hebrew if we see a vav at the beginning of a word it usually means the word “and”. So the word <text:span text:style-name="T452">הוּא</text:span> with a vav at the beginning means “and he”. <text:span text:style-name="T454">Below the vav we see a sh’va. </text:span><text:span text:style-name="T455">Because this is not </text:span><text:span text:style-name="T464">at the end</text:span><text:span text:style-name="T455"> of a syllable we know it makes an “e” sound. So do we stop? Naaa! This would be pronounced “veh-hoo”.</text:span></text:p>
      <text:p text:style-name="P54"/>
      <text:p text:style-name="P100">יִשְׂרָאֵל</text:p>
      <text:p text:style-name="P169">Yisrael</text:p>
      <text:p text:style-name="P170"/>
      <text:p text:style-name="P170">Here we see an example of sh’va na<text:span text:style-name="T455">ch</text:span>. You don’t say the “e” sound but we pause very slightly. Yees-ra<text:span text:style-name="T453">el. </text:span><text:span text:style-name="T460">We know it is said this way because the sh’va is coming at the end of the syllable “yis”. Adding a new syllable would be necessary in order to add an “e” sound.</text:span><text:span text:style-name="T453"> Yeh-se-rael. </text:span><text:span text:style-name="T460">Sh’va never adds a new syllable! It only is voiced if it comes in the middle of a syllable.</text:span><text:span text:style-name="T453"> We will practice more examples and get a better feel for this </text:span><text:span text:style-name="T459">most mysterious nikud.</text:span></text:p>
      <text:p text:style-name="P170"/>
      <text:p text:style-name="P98">אַךְ</text:p>
      <text:p text:style-name="P173">Ahk – surely, truly, but</text:p>
      <text:p text:style-name="P173"/>
      <text:p text:style-name="P174">We say this Ahk. <text:span text:style-name="T464">Ahk. </text:span>This example is most often used as the word “but”, although it can mean “surely” or “truly” also. Because this sh’va comes at the end of the word it is not in the middle of a syllable so we pronounce this Ahk, rather than ah-ke. <text:span text:style-name="T456">Do we pause? Well, we do not voice an “e” so this is sh’va nach.</text:span></text:p>
      <text:p text:style-name="P170"/>
      <text:p text:style-name="P95">שְׁמוֹ</text:p>
      <text:p text:style-name="P175"><text:soft-page-break/>Shemo – name (singular)</text:p>
      <text:p text:style-name="P175"/>
      <text:p text:style-name="P175">This is the singular form of the word for “name”: shemo. <text:span text:style-name="T464">Shemo. </text:span>Because this is in the middle of a syllable we do voice an “e”. So do we pause? Naaaa! This is an example of sh’va na.</text:p>
      <text:p text:style-name="P175"/>
      <text:p text:style-name="P93">גְּבוּל</text:p>
      <text:p text:style-name="P178">Gevul – <text:span text:style-name="T459">a border, boundary, limit or line of demarcation</text:span></text:p>
      <text:p text:style-name="P53"/>
      <text:p text:style-name="P180">Gevul means a boundary, border or limit. Again, the sh’va comes in the middle of the syllable. So it is lightly voiced. But this is a good example of a case where it is a very short “e”.</text:p>
      <text:p text:style-name="P180"/>
      <text:p text:style-name="P180"><text:a xlink:type="simple" xlink:href="https://en.wiktionary.org/wiki/אַחְאָב" text:style-name="Internet_20_link" text:visited-style-name="Visited_20_Internet_20_Link"><text:span text:style-name="T425">אַחְאָב</text:span></text:a><text:span text:style-name="T45">‎</text:span></text:p>
      <text:p text:style-name="P183">Ah’av – Ahab famous King <text:span text:style-name="T461">of Israel, his wife was Jezebel.</text:span></text:p>
      <text:p text:style-name="P183"/>
      <text:p text:style-name="P183">Here the sh’va comes at the end of the syllable. This is a sh’va na<text:span text:style-name="T461">ch</text:span>! So we “<text:span text:style-name="T461">sit” for a moment</text:span>. It is pronounced Ah’av, this was the name <text:span text:style-name="T461">of a wicked King of Israel.</text:span></text:p>
      <text:p text:style-name="P183"/>
      <text:p text:style-name="P183"><text:span text:style-name="Strong_20_Emphasis"><text:span text:style-name="T45">בֵּן</text:span></text:span></text:p>
      <text:p text:style-name="P186">Ben – A son of</text:p>
      <text:p text:style-name="P186"/>
      <text:p text:style-name="P4"><text:span text:style-name="T461">This has the sh’va in the middle of the syllable, so do we pause? Naah! This is sh’va na and therefore it is voiced as “ben”. This word means “son of”. So </text:span><text:span text:style-name="Strong_20_Emphasis"><text:span text:style-name="T45">בֵּן </text:span></text:span><text:span text:style-name="Strong_20_Emphasis"><text:span text:style-name="T25">יִשְׂרָאֵל </text:span></text:span><text:span text:style-name="Strong_20_Emphasis"><text:span text:style-name="T121">means “son of Israel”.</text:span></text:span></text:p>
      <text:p text:style-name="P4"><text:span text:style-name="Strong_20_Emphasis"><text:span text:style-name="T121"/></text:span></text:p>
      <text:p text:style-name="P4"><text:span text:style-name="Strong_20_Emphasis"><text:span text:style-name="T26">לְכוּ</text:span></text:span></text:p>
      <text:p text:style-name="P4"><text:span text:style-name="Strong_20_Emphasis"><text:span text:style-name="T122">Lekoo – Go, come, or walk</text:span></text:span></text:p>
      <text:p text:style-name="P4"><text:span text:style-name="Strong_20_Emphasis"><text:span text:style-name="T122"/></text:span></text:p>
      <text:p text:style-name="P4"><text:span text:style-name="Strong_20_Emphasis"><text:span text:style-name="T122">Again we see the sh’va in the middle of the syllable, do we pause? Naah! It’s sh’va na again. So this is pronounced “lekoo”.</text:span></text:span></text:p>
      <text:p text:style-name="P4"><text:span text:style-name="Strong_20_Emphasis"><text:span text:style-name="T122"/></text:span></text:p>
      <text:p text:style-name="P4"><text:span text:style-name="Strong_20_Emphasis"><text:span text:style-name="T27">אָמְרוּ</text:span></text:span><text:span text:style-name="Strong_20_Emphasis"><text:span text:style-name="T122"> </text:span></text:span></text:p>
      <text:p text:style-name="P4"><text:span text:style-name="Strong_20_Emphasis"><text:span text:style-name="T126">Am-ru - </text:span></text:span><text:span text:style-name="Strong_20_Emphasis"><text:span text:style-name="T123">To say or speak</text:span></text:span></text:p>
      <text:p text:style-name="P4"><text:span text:style-name="Strong_20_Emphasis"><text:span text:style-name="T123"/></text:span></text:p>
      <text:p text:style-name="P183"><text:span text:style-name="Strong_20_Emphasis"><text:span text:style-name="T120">Here the sh’va comes at the end of the syllable </text:span></text:span><text:span text:style-name="Strong_20_Emphasis"><text:span text:style-name="T126">Am</text:span></text:span><text:span text:style-name="Strong_20_Emphasis"><text:span text:style-name="T120">. This is a sh’va na</text:span></text:span><text:span text:style-name="Strong_20_Emphasis"><text:span text:style-name="T121">ch</text:span></text:span><text:span text:style-name="Strong_20_Emphasis"><text:span text:style-name="T120">! So we “</text:span></text:span><text:span text:style-name="Strong_20_Emphasis"><text:span text:style-name="T121">sit” for a moment</text:span></text:span><text:span text:style-name="Strong_20_Emphasis"><text:span text:style-name="T120">. It is pronounced </text:span></text:span><text:span text:style-name="Strong_20_Emphasis"><text:span text:style-name="T126">Am-ru</text:span></text:span><text:span text:style-name="Strong_20_Emphasis"><text:span text:style-name="T120">,</text:span></text:span></text:p>
      <text:p text:style-name="P4"><text:span text:style-name="Strong_20_Emphasis"><text:span text:style-name="T122"/></text:span></text:p>
      <text:p text:style-name="P4"><text:span text:style-name="Strong_20_Emphasis"><text:span text:style-name="T54">בְּכוֹר</text:span></text:span></text:p>
      <text:p text:style-name="P4"><text:span text:style-name="Strong_20_Emphasis"><text:span text:style-name="T124">B’khor – First born</text:span></text:span></text:p>
      <text:p text:style-name="P4"><text:span text:style-name="Strong_20_Emphasis"><text:span text:style-name="T124"/></text:span></text:p>
      <text:p text:style-name="P4"><text:span text:style-name="Strong_20_Emphasis"><text:span text:style-name="T126">Sh’va is in the middle of the syllable. So it’s Be-kor. This means “first born”, the feminine form is </text:span></text:span><text:span text:style-name="Strong_20_Emphasis"><text:span text:style-name="T55">בְּכוֹרָה.</text:span></text:span></text:p>
      <text:p text:style-name="P4"><text:span text:style-name="Strong_20_Emphasis"><text:span text:style-name="T124"/></text:span></text:p>
      <text:p text:style-name="P4"><text:span text:style-name="Strong_20_Emphasis"><text:span text:style-name="T54">כְּמוֹ </text:span></text:span><text:span text:style-name="Strong_20_Emphasis"><text:span text:style-name="T122">- </text:span></text:span><text:span text:style-name="Strong_20_Emphasis"><text:span text:style-name="T124">Like or as</text:span></text:span></text:p>
      <text:p text:style-name="P4"><text:span text:style-name="Strong_20_Emphasis"><text:span text:style-name="T124"/></text:span></text:p>
      <text:p text:style-name="P4"><text:span text:style-name="Strong_20_Emphasis"><text:span text:style-name="T124">פֵאָה – </text:span></text:span><text:span text:style-name="Strong_20_Emphasis"><text:span text:style-name="T127">modern (wig, toupee or sidelock) ancient: </text:span></text:span><text:span text:style-name="Strong_20_Emphasis"><text:span text:style-name="T125">Corner or side</text:span></text:span></text:p>
      <text:p text:style-name="P4"><text:span text:style-name="Strong_20_Emphasis"><text:span text:style-name="T125"/></text:span></text:p>
      <text:p text:style-name="P4"><text:span text:style-name="Strong_20_Emphasis"><text:span text:style-name="T125"/></text:span></text:p>
      <text:p text:style-name="P186"/>
      <text:p text:style-name="P302"><text:soft-page-break/>Lesson <text:span text:style-name="T490">9 </text:span>Practice</text:p>
      <text:p text:style-name="P34"/>
      <text:p text:style-name="P34">Question 1:</text:p>
      <text:p text:style-name="P35">(Image of <text:span text:style-name="T41">Sh’va </text:span>with <text:span text:style-name="T41">dots</text:span> highlighted.)</text:p>
      <text:p text:style-name="P35"/>
      <text:p text:style-name="P55">What is the name of this nikud?</text:p>
      <text:p text:style-name="P55"/>
      <text:p text:style-name="P55">Answers:</text:p>
      <text:p text:style-name="P55">1. Segol</text:p>
      <text:p text:style-name="P55">2. Sh’va <text:span text:style-name="T43">(correct)</text:span></text:p>
      <text:p text:style-name="P55">3. Nikkudot</text:p>
      <text:p text:style-name="P55">4. Lamed</text:p>
      <text:p text:style-name="P55"/>
      <text:p text:style-name="P55">Question 2:</text:p>
      <text:p text:style-name="P55">(Image of Sh’va with dots highlighted)</text:p>
      <text:p text:style-name="P55"/>
      <text:p text:style-name="P55">What is this nikud known as?</text:p>
      <text:p text:style-name="P55"/>
      <text:p text:style-name="P55">Answers:</text:p>
      <text:p text:style-name="P55">1. The nikud of the universe.</text:p>
      <text:p text:style-name="P55">2. The first vowel of creation. <text:span text:style-name="T43">(correct)</text:span></text:p>
      <text:p text:style-name="P55">3. The chair of two dots.</text:p>
      <text:p text:style-name="P55">4. The dog and his bone.</text:p>
      <text:p text:style-name="P55"/>
      <text:p text:style-name="P55">Question 3:</text:p>
      <text:p text:style-name="P55">(Image of Sh’va with dots highlighted)</text:p>
      <text:p text:style-name="P55"/>
      <text:p text:style-name="P55">What sound does this nikud make?</text:p>
      <text:p text:style-name="P55"/>
      <text:p text:style-name="P55">Answers:</text:p>
      <text:p text:style-name="P55">1. Silent or an “E” sound like in “red”. <text:span text:style-name="T43">(correct)</text:span></text:p>
      <text:p text:style-name="P55">2. A “U” sound like in Universe.</text:p>
      <text:p text:style-name="P55">3. The nikud means a pause only.</text:p>
      <text:p text:style-name="P55">4. An “A” sound like in “sat”.</text:p>
      <text:p text:style-name="P55"/>
      <text:p text:style-name="P77">Question 4:</text:p>
      <text:p text:style-name="P55">(Image of Sh’va with dots highlighted)</text:p>
      <text:p text:style-name="P55"/>
      <text:p text:style-name="P77">How can I tell if it an “E” sound or silent?</text:p>
      <text:p text:style-name="P77"/>
      <text:p text:style-name="P77">Answers:</text:p>
      <text:p text:style-name="P77">1. It’s always silent because it’s like “sitting”.</text:p>
      <text:p text:style-name="P77">2. If it’s in the middle of a syllable it makes an “E” sound. <text:span text:style-name="T43">(correct)</text:span></text:p>
      <text:p text:style-name="P77">3. You can’t tell, you can only learn every combination.</text:p>
      <text:p text:style-name="P77">4. You can’t tell, it’s the most mysterious vowel.</text:p>
      <text:p text:style-name="P77"/>
      <text:p text:style-name="P190">Question 5:</text:p>
      <text:p text:style-name="P5"><text:span text:style-name="Strong_20_Emphasis"><text:span text:style-name="T428">בְּרֵאשִׁית</text:span></text:span><text:span text:style-name="T39">‎</text:span></text:p>
      <text:p text:style-name="P189"><text:soft-page-break/>In the beginning, at first</text:p>
      <text:p text:style-name="P149">How do you pronounce this word?</text:p>
      <text:p text:style-name="P149"/>
      <text:p text:style-name="P77">Answers:</text:p>
      <text:p text:style-name="P149">1. <text:span text:style-name="T465">Burr-ah-shot</text:span></text:p>
      <text:p text:style-name="P159">2. <text:span text:style-name="T465">Beera-asheet</text:span></text:p>
      <text:p text:style-name="P159">3. <text:span text:style-name="T465">Ber-ah-sheet </text:span><text:span text:style-name="T442">(correct)</text:span></text:p>
      <text:p text:style-name="P159">4. <text:span text:style-name="T465">Ber-ah-shot</text:span><text:span text:style-name="T436"> </text:span></text:p>
      <text:p text:style-name="P77"/>
      <text:p text:style-name="P77">Question <text:span text:style-name="T441">5</text:span>:</text:p>
      <text:p text:style-name="P99"><text:span text:style-name="Strong_20_Emphasis"><text:span text:style-name="T21">וְהוּא</text:span></text:span></text:p>
      <text:p text:style-name="P27"><text:span text:style-name="Strong_20_Emphasis"><text:span text:style-name="T57">Meaning: And he</text:span></text:span></text:p>
      <text:p text:style-name="P149">How do you pronounce this word?</text:p>
      <text:p text:style-name="P149"/>
      <text:p text:style-name="P77">Answers:</text:p>
      <text:p text:style-name="P149">1. <text:span text:style-name="T466">Oohoo</text:span></text:p>
      <text:p text:style-name="P159">2. <text:span text:style-name="T466">Ve-hoo </text:span><text:span text:style-name="T442">(correct)</text:span></text:p>
      <text:p text:style-name="P159">3. <text:span text:style-name="T466">Vehvah</text:span></text:p>
      <text:p text:style-name="P159">4. <text:span text:style-name="T466">Vhoo</text:span><text:span text:style-name="T436"> </text:span></text:p>
      <text:p text:style-name="P77"/>
      <text:p text:style-name="P77">Question <text:span text:style-name="T449">6</text:span>:</text:p>
      <text:p text:style-name="P101"><text:span text:style-name="Strong_20_Emphasis"><text:span text:style-name="T21">יִשְׂרָאֵל</text:span></text:span></text:p>
      <text:p text:style-name="P27"><text:span text:style-name="Strong_20_Emphasis"><text:span text:style-name="T57">Meaning: Israel</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7</text:span>:</text:p>
      <text:p text:style-name="P99"><text:span text:style-name="Strong_20_Emphasis"><text:span text:style-name="T21">אַךְ</text:span></text:span></text:p>
      <text:p text:style-name="P159"><text:span text:style-name="Strong_20_Emphasis"><text:span text:style-name="T56">Ahk – surely, truly, but</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8</text:span>:</text:p>
      <text:p text:style-name="P96">שְׁמוֹ</text:p>
      <text:p text:style-name="P176"><text:span text:style-name="Strong_20_Emphasis"><text:span text:style-name="T45">name (singular)</text:span></text:span></text:p>
      <text:p text:style-name="P149">How do you pronounce this word?</text:p>
      <text:p text:style-name="P149"/>
      <text:p text:style-name="P77">Answers:</text:p>
      <text:p text:style-name="P149"><text:soft-page-break/>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9</text:span>:</text:p>
      <text:p text:style-name="P94">גְּבוּל</text:p>
      <text:p text:style-name="P179"><text:span text:style-name="Strong_20_Emphasis"><text:span text:style-name="T58">a border, boundary, limit or line of demarc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0</text:span>:</text:p>
      <text:p text:style-name="P181"><text:a xlink:type="simple" xlink:href="https://en.wiktionary.org/wiki/אַחְאָב" text:style-name="Internet_20_link" text:visited-style-name="Visited_20_Internet_20_Link"><text:span text:style-name="T425">אַחְאָב</text:span></text:a><text:span text:style-name="T45">‎</text:span></text:p>
      <text:p text:style-name="P184"><text:span text:style-name="Strong_20_Emphasis"><text:span text:style-name="T45">Ahab famous King </text:span></text:span><text:span text:style-name="Strong_20_Emphasis"><text:span text:style-name="T53">of Israel, his wife was Jezebel.</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1</text:span>:</text:p>
      <text:p text:style-name="P184"><text:span text:style-name="Strong_20_Emphasis"><text:span text:style-name="T45">בֵּן</text:span></text:span></text:p>
      <text:p text:style-name="P187"><text:span text:style-name="Strong_20_Emphasis"><text:span text:style-name="T45">Ben – A son of</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2</text:span>:</text:p>
      <text:p text:style-name="P5"><text:span text:style-name="Strong_20_Emphasis"><text:span text:style-name="T26">לְכוּ</text:span></text:span></text:p>
      <text:p text:style-name="P27"><text:span text:style-name="Strong_20_Emphasis"><text:span text:style-name="T122">Go, come, or walk</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text:soft-page-break/></text:p>
      <text:p text:style-name="P77">Question <text:span text:style-name="T449">13</text:span>:</text:p>
      <text:p text:style-name="P5"><text:span text:style-name="Strong_20_Emphasis"><text:span text:style-name="T27">אָמְרוּ</text:span></text:span><text:span text:style-name="Strong_20_Emphasis"><text:span text:style-name="T122"> </text:span></text:span></text:p>
      <text:p text:style-name="P27"><text:span text:style-name="Strong_20_Emphasis"><text:span text:style-name="T123">To say or speak</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4</text:span>:</text:p>
      <text:p text:style-name="P5"><text:span text:style-name="Strong_20_Emphasis"><text:span text:style-name="T54">בְּכוֹר</text:span></text:span></text:p>
      <text:p text:style-name="P27"><text:span text:style-name="Strong_20_Emphasis"><text:span text:style-name="T124">First bor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5</text:span>:</text:p>
      <text:p text:style-name="P91"><text:span text:style-name="Strong_20_Emphasis"><text:span text:style-name="T54">כְּמוֹ</text:span></text:span></text:p>
      <text:p text:style-name="P27"><text:span text:style-name="Strong_20_Emphasis"><text:span text:style-name="T59">Like or as</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6</text:span>:</text:p>
      <text:p text:style-name="P91"><text:span text:style-name="Strong_20_Emphasis"><text:span text:style-name="T124">פֵאָה</text:span></text:span></text:p>
      <text:p text:style-name="P27"><text:span text:style-name="Strong_20_Emphasis"><text:span text:style-name="T52">Meaning: </text:span></text:span><text:span text:style-name="Strong_20_Emphasis"><text:span text:style-name="T59">wig, sidelock (modern) corner, edge (Biblical)</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7</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text:soft-page-break/>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8</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19</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4. <text:span text:style-name="T436">Lahem </text:span><text:span text:style-name="T442">(correct)</text:span></text:p>
      <text:p text:style-name="P159"/>
      <text:p text:style-name="P77">Question <text:span text:style-name="T449">20</text:span>:</text:p>
      <text:p text:style-name="P91"><text:span text:style-name="Strong_20_Emphasis"><text:span text:style-name="T21">תַּרְבּוּת</text:span></text:span></text:p>
      <text:p text:style-name="P27"><text:span text:style-name="Strong_20_Emphasis"><text:span text:style-name="T52">Meaning: Increase, brood, progeny, offspring. Modern Hebrew: culture, civilization.</text:span></text:span></text:p>
      <text:p text:style-name="P149">How do you pronounce this word?</text:p>
      <text:p text:style-name="P149"/>
      <text:p text:style-name="P77">Answers:</text:p>
      <text:p text:style-name="P149">1. <text:span text:style-name="T436">Loohem</text:span></text:p>
      <text:p text:style-name="P159">2. <text:span text:style-name="T436">Locham</text:span></text:p>
      <text:p text:style-name="P159">3. <text:span text:style-name="T436">Lechem</text:span></text:p>
      <text:p text:style-name="P159"><text:span text:style-name="Strong_20_Emphasis"><text:span text:style-name="T184">4. </text:span></text:span><text:span text:style-name="Strong_20_Emphasis"><text:span text:style-name="T185">Lahem </text:span></text:span><text:span text:style-name="Strong_20_Emphasis"><text:span text:style-name="T186">(correct)</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1" style:font-family-complex="'Arial Unicode M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6-10T17:20:55.279635738</dc:date>
    <meta:editing-duration>P14DT18M35S</meta:editing-duration>
    <meta:editing-cycles>540</meta:editing-cycles>
    <meta:generator>LibreOffice/7.3.3.2$MacOSX_X86_64 LibreOffice_project/d1d0ea68f081ee2800a922cac8f79445e4603348</meta:generator>
    <meta:document-statistic meta:table-count="0" meta:image-count="0" meta:object-count="0" meta:page-count="75" meta:paragraph-count="2437" meta:word-count="12978" meta:character-count="68636" meta:non-whitespace-character-count="57992"/>
  </office:meta>
</office:document-meta>
</file>